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89.94pt"/>
    </style:style>
    <style:style style:name="co3" style:family="table-column">
      <style:table-column-properties fo:break-before="auto" style:column-width="48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43.71pt"/>
    </style:style>
    <style:style style:name="co7" style:family="table-column">
      <style:table-column-properties fo:break-before="auto" style:column-width="129.49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58.59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71.74pt"/>
    </style:style>
    <style:style style:name="co14" style:family="table-column">
      <style:table-column-properties fo:break-before="auto" style:column-width="66.36pt"/>
    </style:style>
    <style:style style:name="co15" style:family="table-column">
      <style:table-column-properties fo:break-before="auto" style:column-width="63.84pt"/>
    </style:style>
    <style:style style:name="co16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lSearch-Medi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49.11403" calcext:value-type="float">
            <text:p>19449.1140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0.003551" calcext:value-type="float">
            <text:p>0.00355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9.93603" calcext:value-type="float">
            <text:p>19459.93603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1.09552" calcext:value-type="float">
            <text:p>19691.09552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6.57708" calcext:value-type="float">
            <text:p>19526.5770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47091" calcext:value-type="float">
            <text:p>19585.47091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67.31024" calcext:value-type="float">
            <text:p>19567.31024</text:p>
          </table:table-cell>
          <table:table-cell office:value-type="float" office:value="0.003529" calcext:value-type="float">
            <text:p>0.00352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9.19793" calcext:value-type="float">
            <text:p>19429.19793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6.88438" calcext:value-type="float">
            <text:p>19686.88438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4.8761399999" calcext:value-type="float">
            <text:p>19504.8761399999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2.50838" calcext:value-type="float">
            <text:p>19562.5083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6.24021" calcext:value-type="float">
            <text:p>19576.24021</text:p>
          </table:table-cell>
          <table:table-cell office:value-type="float" office:value="0.003601" calcext:value-type="float">
            <text:p>0.00360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4.5505" calcext:value-type="float">
            <text:p>19454.550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52.00849" calcext:value-type="float">
            <text:p>19652.00849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489.86155" calcext:value-type="float">
            <text:p>19489.86155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8.91989" calcext:value-type="float">
            <text:p>19588.91989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6893900001" calcext:value-type="float">
            <text:p>19572.6893900001</text:p>
          </table:table-cell>
          <table:table-cell office:value-type="float" office:value="0.003556" calcext:value-type="float">
            <text:p>0.00355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8.48457" calcext:value-type="float">
            <text:p>19428.48457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44212" calcext:value-type="float">
            <text:p>19689.44212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6.1610199999" calcext:value-type="float">
            <text:p>19516.1610199999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3.82272" calcext:value-type="float">
            <text:p>19563.82272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84488" calcext:value-type="float">
            <text:p>19572.84488</text:p>
          </table:table-cell>
          <table:table-cell office:value-type="float" office:value="0.003936" calcext:value-type="float">
            <text:p>0.00393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37.71138" calcext:value-type="float">
            <text:p>19437.71138</text:p>
          </table:table-cell>
          <table:table-cell office:value-type="float" office:value="0.0036" calcext:value-type="float">
            <text:p>0.003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8.06658" calcext:value-type="float">
            <text:p>19668.06658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8.19577" calcext:value-type="float">
            <text:p>19528.1957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5.90551" calcext:value-type="float">
            <text:p>19565.9055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39.22909" calcext:value-type="float">
            <text:p>19539.22909</text:p>
          </table:table-cell>
          <table:table-cell office:value-type="float" office:value="0.003564" calcext:value-type="float">
            <text:p>0.003564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2.59736" calcext:value-type="float">
            <text:p>19422.5973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9.80625" calcext:value-type="float">
            <text:p>19679.80625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0.8488799999" calcext:value-type="float">
            <text:p>19510.8488799999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9.12418" calcext:value-type="float">
            <text:p>19569.12418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47.84409" calcext:value-type="float">
            <text:p>19547.84409</text:p>
          </table:table-cell>
          <table:table-cell office:value-type="float" office:value="0.003516" calcext:value-type="float">
            <text:p>0.0035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43.38268" calcext:value-type="float">
            <text:p>19443.38268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8.76339" calcext:value-type="float">
            <text:p>19668.76339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2.53757" calcext:value-type="float">
            <text:p>19512.53757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4.53736" calcext:value-type="float">
            <text:p>19564.53736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51.57828" calcext:value-type="float">
            <text:p>19551.57828</text:p>
          </table:table-cell>
          <table:table-cell office:value-type="float" office:value="0.0037" calcext:value-type="float">
            <text:p>0.003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0.1802" calcext:value-type="float">
            <text:p>19450.1802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0.30635" calcext:value-type="float">
            <text:p>19680.3063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5.55184" calcext:value-type="float">
            <text:p>19515.55184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9.7756" calcext:value-type="float">
            <text:p>19579.7756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25.36481" calcext:value-type="float">
            <text:p>19525.36481</text:p>
          </table:table-cell>
          <table:table-cell office:value-type="float" office:value="0.003442" calcext:value-type="float">
            <text:p>0.003442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76719" calcext:value-type="float">
            <text:p>19470.76719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5.2428" calcext:value-type="float">
            <text:p>19675.2428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1.31013" calcext:value-type="float">
            <text:p>19521.3101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0.73654" calcext:value-type="float">
            <text:p>19580.73654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5.2715900001" calcext:value-type="float">
            <text:p>19575.2715900001</text:p>
          </table:table-cell>
          <table:table-cell office:value-type="float" office:value="0.003879" calcext:value-type="float">
            <text:p>0.00387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8.73272" calcext:value-type="float">
            <text:p>19428.73272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9.50841" calcext:value-type="float">
            <text:p>19669.5084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0.77591" calcext:value-type="float">
            <text:p>19500.77591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4.91886" calcext:value-type="float">
            <text:p>19574.91886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66.88436" calcext:value-type="float">
            <text:p>19566.88436</text:p>
          </table:table-cell>
          <table:table-cell office:value-type="float" office:value="0.003787" calcext:value-type="float">
            <text:p>0.00378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04.43335" calcext:value-type="float">
            <text:p>19404.43335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9.3328" calcext:value-type="float">
            <text:p>19679.3328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3.9136899999" calcext:value-type="float">
            <text:p>19513.9136899999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94242" calcext:value-type="float">
            <text:p>19568.94242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39497" calcext:value-type="float">
            <text:p>19585.39497</text:p>
          </table:table-cell>
          <table:table-cell office:value-type="float" office:value="0.003607" calcext:value-type="float">
            <text:p>0.00360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7.45836" calcext:value-type="float">
            <text:p>19467.45836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0.3392700001" calcext:value-type="float">
            <text:p>19660.3392700001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4.54875" calcext:value-type="float">
            <text:p>19504.54875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84937" calcext:value-type="float">
            <text:p>19568.84937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45077" calcext:value-type="float">
            <text:p>19585.45077</text:p>
          </table:table-cell>
          <table:table-cell office:value-type="float" office:value="0.003627" calcext:value-type="float">
            <text:p>0.00362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17.78049" calcext:value-type="float">
            <text:p>19417.78049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8.7205" calcext:value-type="float">
            <text:p>19678.7205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4.45413" calcext:value-type="float">
            <text:p>19524.45413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28967" calcext:value-type="float">
            <text:p>19568.28967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24914" calcext:value-type="float">
            <text:p>19572.24914</text:p>
          </table:table-cell>
          <table:table-cell office:value-type="float" office:value="0.003747" calcext:value-type="float">
            <text:p>0.00374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31.79434" calcext:value-type="float">
            <text:p>19431.79434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5.12877" calcext:value-type="float">
            <text:p>19685.12877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488.56713" calcext:value-type="float">
            <text:p>19488.56713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10906" calcext:value-type="float">
            <text:p>19585.10906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3.95272" calcext:value-type="float">
            <text:p>19583.95272</text:p>
          </table:table-cell>
          <table:table-cell office:value-type="float" office:value="0.003676" calcext:value-type="float">
            <text:p>0.0036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72982" calcext:value-type="float">
            <text:p>19395.72982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07.46949" calcext:value-type="float">
            <text:p>19507.46949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9.49823" calcext:value-type="float">
            <text:p>19459.49823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4.4214" calcext:value-type="float">
            <text:p>19194.4214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2.73299" calcext:value-type="float">
            <text:p>19672.73299</text:p>
          </table:table-cell>
          <table:table-cell office:value-type="float" office:value="0.003585" calcext:value-type="float">
            <text:p>0.003585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7.06294" calcext:value-type="float">
            <text:p>19387.06294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32765" calcext:value-type="float">
            <text:p>19483.3276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1.99937" calcext:value-type="float">
            <text:p>19461.99937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3.86372" calcext:value-type="float">
            <text:p>19193.86372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55.9612499999" calcext:value-type="float">
            <text:p>19655.9612499999</text:p>
          </table:table-cell>
          <table:table-cell office:value-type="float" office:value="0.003555" calcext:value-type="float">
            <text:p>0.003555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0953" calcext:value-type="float">
            <text:p>19405.0953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2.19669" calcext:value-type="float">
            <text:p>19472.19669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3.64376" calcext:value-type="float">
            <text:p>19443.64376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4.02442" calcext:value-type="float">
            <text:p>19174.02442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8.61711" calcext:value-type="float">
            <text:p>19648.61711</text:p>
          </table:table-cell>
          <table:table-cell office:value-type="float" office:value="0.003488" calcext:value-type="float">
            <text:p>0.00348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4.77851" calcext:value-type="float">
            <text:p>19384.77851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8.2803900001" calcext:value-type="float">
            <text:p>19498.2803900001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4.18925" calcext:value-type="float">
            <text:p>19464.18925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7.6593700001" calcext:value-type="float">
            <text:p>19177.6593700001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27.97219" calcext:value-type="float">
            <text:p>19627.97219</text:p>
          </table:table-cell>
          <table:table-cell office:value-type="float" office:value="0.003722" calcext:value-type="float">
            <text:p>0.00372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0.70606" calcext:value-type="float">
            <text:p>19380.70606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90775" calcext:value-type="float">
            <text:p>19483.90775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4.50219" calcext:value-type="float">
            <text:p>19444.50219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4.43053" calcext:value-type="float">
            <text:p>19194.43053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2.20318" calcext:value-type="float">
            <text:p>19672.20318</text:p>
          </table:table-cell>
          <table:table-cell office:value-type="float" office:value="0.003523" calcext:value-type="float">
            <text:p>0.00352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31064" calcext:value-type="float">
            <text:p>19395.31064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9.71979" calcext:value-type="float">
            <text:p>19499.71979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0.6663" calcext:value-type="float">
            <text:p>19470.6663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4.2196" calcext:value-type="float">
            <text:p>19204.219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6.73546" calcext:value-type="float">
            <text:p>19696.73546</text:p>
          </table:table-cell>
          <table:table-cell office:value-type="float" office:value="0.00359" calcext:value-type="float">
            <text:p>0.0035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0774" calcext:value-type="float">
            <text:p>19395.0774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65901" calcext:value-type="float">
            <text:p>19483.65901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26.19531" calcext:value-type="float">
            <text:p>19426.1953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0.55798" calcext:value-type="float">
            <text:p>19180.5579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8.44516" calcext:value-type="float">
            <text:p>19648.44516</text:p>
          </table:table-cell>
          <table:table-cell office:value-type="float" office:value="0.003692" calcext:value-type="float">
            <text:p>0.00369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78.10014" calcext:value-type="float">
            <text:p>19378.10014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8.97103" calcext:value-type="float">
            <text:p>19478.97103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3.4345" calcext:value-type="float">
            <text:p>19463.4345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5.11383" calcext:value-type="float">
            <text:p>19205.11383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9.01683" calcext:value-type="float">
            <text:p>19669.01683</text:p>
          </table:table-cell>
          <table:table-cell office:value-type="float" office:value="0.003651" calcext:value-type="float">
            <text:p>0.003651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1.69062" calcext:value-type="float">
            <text:p>19401.69062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02.34713" calcext:value-type="float">
            <text:p>19502.34713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1.46013" calcext:value-type="float">
            <text:p>19441.46013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7.46618" calcext:value-type="float">
            <text:p>19187.46618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8.0362" calcext:value-type="float">
            <text:p>19668.0362</text:p>
          </table:table-cell>
          <table:table-cell office:value-type="float" office:value="0.003649" calcext:value-type="float">
            <text:p>0.00364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5.46387" calcext:value-type="float">
            <text:p>19385.46387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4.0534" calcext:value-type="float">
            <text:p>19474.0534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1.50728" calcext:value-type="float">
            <text:p>19461.50728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9.43642" calcext:value-type="float">
            <text:p>19179.43642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1.07563" calcext:value-type="float">
            <text:p>19661.07563</text:p>
          </table:table-cell>
          <table:table-cell office:value-type="float" office:value="0.00367" calcext:value-type="float">
            <text:p>0.0036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0.00844" calcext:value-type="float">
            <text:p>19380.00844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03671" calcext:value-type="float">
            <text:p>19483.03671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2.46339" calcext:value-type="float">
            <text:p>19472.46339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23476" calcext:value-type="float">
            <text:p>19199.23476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4.96201" calcext:value-type="float">
            <text:p>19674.96201</text:p>
          </table:table-cell>
          <table:table-cell office:value-type="float" office:value="0.003553" calcext:value-type="float">
            <text:p>0.00355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67.60969" calcext:value-type="float">
            <text:p>19367.60969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1.78812" calcext:value-type="float">
            <text:p>19491.7881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0.02312" calcext:value-type="float">
            <text:p>19450.02312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8.67633" calcext:value-type="float">
            <text:p>19198.67633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53.09771" calcext:value-type="float">
            <text:p>19653.09771</text:p>
          </table:table-cell>
          <table:table-cell office:value-type="float" office:value="0.003693" calcext:value-type="float">
            <text:p>0.00369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2.57394" calcext:value-type="float">
            <text:p>19382.5739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0.62126" calcext:value-type="float">
            <text:p>19490.62126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6.14961" calcext:value-type="float">
            <text:p>19456.1496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6.05581" calcext:value-type="float">
            <text:p>19186.05581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5.581" calcext:value-type="float">
            <text:p>19665.581</text:p>
          </table:table-cell>
          <table:table-cell office:value-type="float" office:value="0.003596" calcext:value-type="float">
            <text:p>0.003596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4.89156" calcext:value-type="float">
            <text:p>19384.89156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2.62189" calcext:value-type="float">
            <text:p>19482.62189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36.85437" calcext:value-type="float">
            <text:p>19436.85437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64.80876" calcext:value-type="float">
            <text:p>19164.80876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7.3149" calcext:value-type="float">
            <text:p>19647.3149</text:p>
          </table:table-cell>
          <table:table-cell office:value-type="float" office:value="0.003682" calcext:value-type="float">
            <text:p>0.00368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5.74233" calcext:value-type="float">
            <text:p>19385.7423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8.84059" calcext:value-type="float">
            <text:p>19498.84059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9.37658" calcext:value-type="float">
            <text:p>19459.37658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5.49975" calcext:value-type="float">
            <text:p>19195.4997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6.09307" calcext:value-type="float">
            <text:p>19666.09307</text:p>
          </table:table-cell>
          <table:table-cell office:value-type="float" office:value="0.003551" calcext:value-type="float">
            <text:p>0.0035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1.6916400001" calcext:value-type="float">
            <text:p>19521.691640000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6.26712" calcext:value-type="float">
            <text:p>19336.26712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3.10377" calcext:value-type="float">
            <text:p>19343.10377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06.40084" calcext:value-type="float">
            <text:p>19406.40084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2.58899" calcext:value-type="float">
            <text:p>19392.58899</text:p>
          </table:table-cell>
          <table:table-cell office:value-type="float" office:value="0.003627" calcext:value-type="float">
            <text:p>0.00362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7.82689" calcext:value-type="float">
            <text:p>19547.82689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5.34746" calcext:value-type="float">
            <text:p>19345.34746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6.68753" calcext:value-type="float">
            <text:p>19336.68753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11.9872200001" calcext:value-type="float">
            <text:p>19411.9872200001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4.82517" calcext:value-type="float">
            <text:p>19374.82517</text:p>
          </table:table-cell>
          <table:table-cell office:value-type="float" office:value="0.003672" calcext:value-type="float">
            <text:p>0.00367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6.85111" calcext:value-type="float">
            <text:p>19556.85111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17.50792" calcext:value-type="float">
            <text:p>19317.50792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1.77526" calcext:value-type="float">
            <text:p>19331.7752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8.7462900001" calcext:value-type="float">
            <text:p>19428.7462900001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1.4528999999" calcext:value-type="float">
            <text:p>19371.4528999999</text:p>
          </table:table-cell>
          <table:table-cell office:value-type="float" office:value="0.00377" calcext:value-type="float">
            <text:p>0.0037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7.08266" calcext:value-type="float">
            <text:p>19537.08266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1.88542" calcext:value-type="float">
            <text:p>19351.88542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6.82322" calcext:value-type="float">
            <text:p>19346.82322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6.77359" calcext:value-type="float">
            <text:p>19446.77359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7.74884" calcext:value-type="float">
            <text:p>19387.74884</text:p>
          </table:table-cell>
          <table:table-cell office:value-type="float" office:value="0.003557" calcext:value-type="float">
            <text:p>0.00355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1.17167" calcext:value-type="float">
            <text:p>19541.17167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0.02885" calcext:value-type="float">
            <text:p>19340.02885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7.74231" calcext:value-type="float">
            <text:p>19337.74231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8844600001" calcext:value-type="float">
            <text:p>19425.8844600001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0.41746" calcext:value-type="float">
            <text:p>19370.41746</text:p>
          </table:table-cell>
          <table:table-cell office:value-type="float" office:value="0.003991" calcext:value-type="float">
            <text:p>0.00399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9.4717" calcext:value-type="float">
            <text:p>19529.4717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9.1212" calcext:value-type="float">
            <text:p>19349.1212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9.07695" calcext:value-type="float">
            <text:p>19339.07695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07.90991" calcext:value-type="float">
            <text:p>19407.90991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6.8485799999" calcext:value-type="float">
            <text:p>19386.8485799999</text:p>
          </table:table-cell>
          <table:table-cell office:value-type="float" office:value="0.003502" calcext:value-type="float">
            <text:p>0.00350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2.181" calcext:value-type="float">
            <text:p>19532.181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1.37723" calcext:value-type="float">
            <text:p>19331.37723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7.97366" calcext:value-type="float">
            <text:p>19347.97366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1.15984" calcext:value-type="float">
            <text:p>19441.15984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8.82769" calcext:value-type="float">
            <text:p>19398.82769</text:p>
          </table:table-cell>
          <table:table-cell office:value-type="float" office:value="0.003606" calcext:value-type="float">
            <text:p>0.00360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5.0676300001" calcext:value-type="float">
            <text:p>19545.0676300001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25.0845" calcext:value-type="float">
            <text:p>19325.0845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4.47094" calcext:value-type="float">
            <text:p>19334.47094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2.48625" calcext:value-type="float">
            <text:p>19432.48625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69.03291" calcext:value-type="float">
            <text:p>19369.03291</text:p>
          </table:table-cell>
          <table:table-cell office:value-type="float" office:value="0.003544" calcext:value-type="float">
            <text:p>0.003544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2.96496" calcext:value-type="float">
            <text:p>19552.96496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0.11646" calcext:value-type="float">
            <text:p>19350.1164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7.0529" calcext:value-type="float">
            <text:p>19357.0529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50371" calcext:value-type="float">
            <text:p>19425.50371</text:p>
          </table:table-cell>
          <table:table-cell office:value-type="float" office:value="0.0035" calcext:value-type="float">
            <text:p>0.003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2.9391099999" calcext:value-type="float">
            <text:p>19392.9391099999</text:p>
          </table:table-cell>
          <table:table-cell office:value-type="float" office:value="0.003556" calcext:value-type="float">
            <text:p>0.00355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6.34062" calcext:value-type="float">
            <text:p>19536.34062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3.72359" calcext:value-type="float">
            <text:p>19333.7235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06047" calcext:value-type="float">
            <text:p>19351.06047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7.8863" calcext:value-type="float">
            <text:p>19427.886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7.07607" calcext:value-type="float">
            <text:p>19377.07607</text:p>
          </table:table-cell>
          <table:table-cell office:value-type="float" office:value="0.003539" calcext:value-type="float">
            <text:p>0.0035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6.34218" calcext:value-type="float">
            <text:p>19546.34218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0.19588" calcext:value-type="float">
            <text:p>19340.19588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8.23481" calcext:value-type="float">
            <text:p>19338.23481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4.54064" calcext:value-type="float">
            <text:p>19424.54064</text:p>
          </table:table-cell>
          <table:table-cell office:value-type="float" office:value="0.0036" calcext:value-type="float">
            <text:p>0.003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8.3585299999" calcext:value-type="float">
            <text:p>19388.3585299999</text:p>
          </table:table-cell>
          <table:table-cell office:value-type="float" office:value="0.003565" calcext:value-type="float">
            <text:p>0.00356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1.2345" calcext:value-type="float">
            <text:p>19551.2345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2.79087" calcext:value-type="float">
            <text:p>19342.7908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8.68847" calcext:value-type="float">
            <text:p>19338.6884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28371" calcext:value-type="float">
            <text:p>19425.28371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2.31561" calcext:value-type="float">
            <text:p>19372.31561</text:p>
          </table:table-cell>
          <table:table-cell office:value-type="float" office:value="0.003496" calcext:value-type="float">
            <text:p>0.00349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8.19095" calcext:value-type="float">
            <text:p>19548.19095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3.41737" calcext:value-type="float">
            <text:p>19333.41737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24.5558" calcext:value-type="float">
            <text:p>19324.5558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12468" calcext:value-type="float">
            <text:p>19425.12468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9.36174" calcext:value-type="float">
            <text:p>19379.36174</text:p>
          </table:table-cell>
          <table:table-cell office:value-type="float" office:value="0.003666" calcext:value-type="float">
            <text:p>0.00366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01.77893" calcext:value-type="float">
            <text:p>19501.7789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1.94799" calcext:value-type="float">
            <text:p>19331.94799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2.9412" calcext:value-type="float">
            <text:p>19342.9412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3.59447" calcext:value-type="float">
            <text:p>19453.59447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63.34755" calcext:value-type="float">
            <text:p>19363.34755</text:p>
          </table:table-cell>
          <table:table-cell office:value-type="float" office:value="0.003521" calcext:value-type="float">
            <text:p>0.00352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8.75151" calcext:value-type="float">
            <text:p>19528.75151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5.10549" calcext:value-type="float">
            <text:p>19335.10549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87604" calcext:value-type="float">
            <text:p>19351.87604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9.33448" calcext:value-type="float">
            <text:p>19439.33448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1.3355599999" calcext:value-type="float">
            <text:p>19381.3355599999</text:p>
          </table:table-cell>
          <table:table-cell office:value-type="float" office:value="0.003711" calcext:value-type="float">
            <text:p>0.0037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6.8801" calcext:value-type="float">
            <text:p>19646.8801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4.8971400001" calcext:value-type="float">
            <text:p>19284.8971400001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8.40599" calcext:value-type="float">
            <text:p>19448.40599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0.79659" calcext:value-type="float">
            <text:p>19450.79659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9.0079" calcext:value-type="float">
            <text:p>19569.0079</text:p>
          </table:table-cell>
          <table:table-cell office:value-type="float" office:value="0.003458" calcext:value-type="float">
            <text:p>0.00345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48944" calcext:value-type="float">
            <text:p>19642.48944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0.26482" calcext:value-type="float">
            <text:p>19290.26482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9.18782" calcext:value-type="float">
            <text:p>19439.18782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7.13718" calcext:value-type="float">
            <text:p>19407.13718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6.95913" calcext:value-type="float">
            <text:p>19566.95913</text:p>
          </table:table-cell>
          <table:table-cell office:value-type="float" office:value="0.003589" calcext:value-type="float">
            <text:p>0.00358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0.97108" calcext:value-type="float">
            <text:p>19660.97108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8.53663" calcext:value-type="float">
            <text:p>19288.5366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3.10339" calcext:value-type="float">
            <text:p>19443.10339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1.31255" calcext:value-type="float">
            <text:p>19411.31255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2.01818" calcext:value-type="float">
            <text:p>19582.01818</text:p>
          </table:table-cell>
          <table:table-cell office:value-type="float" office:value="0.003769" calcext:value-type="float">
            <text:p>0.00376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0.39418" calcext:value-type="float">
            <text:p>19660.39418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1.81202" calcext:value-type="float">
            <text:p>19301.8120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1507" calcext:value-type="float">
            <text:p>19447.1507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34.62845" calcext:value-type="float">
            <text:p>19434.62845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1.89738" calcext:value-type="float">
            <text:p>19571.89738</text:p>
          </table:table-cell>
          <table:table-cell office:value-type="float" office:value="0.003601" calcext:value-type="float">
            <text:p>0.00360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3.6837" calcext:value-type="float">
            <text:p>19653.6837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6.63596" calcext:value-type="float">
            <text:p>19306.63596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2.0477800001" calcext:value-type="float">
            <text:p>19452.0477800001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3.30694" calcext:value-type="float">
            <text:p>19403.30694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4.94082" calcext:value-type="float">
            <text:p>19594.94082</text:p>
          </table:table-cell>
          <table:table-cell office:value-type="float" office:value="0.003424" calcext:value-type="float">
            <text:p>0.00342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38.19495" calcext:value-type="float">
            <text:p>19638.19495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3.2662300001" calcext:value-type="float">
            <text:p>19293.2662300001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59206" calcext:value-type="float">
            <text:p>19447.59206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42.28183" calcext:value-type="float">
            <text:p>19442.28183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9.52813" calcext:value-type="float">
            <text:p>19579.52813</text:p>
          </table:table-cell>
          <table:table-cell office:value-type="float" office:value="0.003488" calcext:value-type="float">
            <text:p>0.00348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6.01284" calcext:value-type="float">
            <text:p>19646.0128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1.81158" calcext:value-type="float">
            <text:p>19291.81158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2.53101" calcext:value-type="float">
            <text:p>19442.53101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394.61336" calcext:value-type="float">
            <text:p>19394.61336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8.05987" calcext:value-type="float">
            <text:p>19578.05987</text:p>
          </table:table-cell>
          <table:table-cell office:value-type="float" office:value="0.003478" calcext:value-type="float">
            <text:p>0.00347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2.66988" calcext:value-type="float">
            <text:p>19652.66988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6.1124" calcext:value-type="float">
            <text:p>19306.1124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9.70312" calcext:value-type="float">
            <text:p>19439.70312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6.4732" calcext:value-type="float">
            <text:p>19406.4732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59.73299" calcext:value-type="float">
            <text:p>19559.73299</text:p>
          </table:table-cell>
          <table:table-cell office:value-type="float" office:value="0.0036" calcext:value-type="float">
            <text:p>0.003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27.8178" calcext:value-type="float">
            <text:p>19627.8178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3.96055" calcext:value-type="float">
            <text:p>19293.96055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7.3666900001" calcext:value-type="float">
            <text:p>19437.3666900001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1.30089" calcext:value-type="float">
            <text:p>19451.3008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8.85834" calcext:value-type="float">
            <text:p>19568.85834</text:p>
          </table:table-cell>
          <table:table-cell office:value-type="float" office:value="0.003596" calcext:value-type="float">
            <text:p>0.00359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84885" calcext:value-type="float">
            <text:p>19642.84885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0.0141" calcext:value-type="float">
            <text:p>19280.0141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6.9138900001" calcext:value-type="float">
            <text:p>19446.9138900001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36.76484" calcext:value-type="float">
            <text:p>19436.76484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4.25579" calcext:value-type="float">
            <text:p>19574.25579</text:p>
          </table:table-cell>
          <table:table-cell office:value-type="float" office:value="0.003428" calcext:value-type="float">
            <text:p>0.00342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49642" calcext:value-type="float">
            <text:p>19642.49642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7.29958" calcext:value-type="float">
            <text:p>19287.29958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8.46945" calcext:value-type="float">
            <text:p>19438.46945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1.82101" calcext:value-type="float">
            <text:p>19411.82101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2.3773900001" calcext:value-type="float">
            <text:p>19582.3773900001</text:p>
          </table:table-cell>
          <table:table-cell office:value-type="float" office:value="0.003461" calcext:value-type="float">
            <text:p>0.00346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31.31026" calcext:value-type="float">
            <text:p>19631.31026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9.66409" calcext:value-type="float">
            <text:p>19289.66409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28.23993" calcext:value-type="float">
            <text:p>19428.23993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0.3382" calcext:value-type="float">
            <text:p>19400.3382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7.00919" calcext:value-type="float">
            <text:p>19577.00919</text:p>
          </table:table-cell>
          <table:table-cell office:value-type="float" office:value="0.003407" calcext:value-type="float">
            <text:p>0.003407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1.42364" calcext:value-type="float">
            <text:p>19651.42364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62.34822" calcext:value-type="float">
            <text:p>19262.34822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2.16232" calcext:value-type="float">
            <text:p>19452.16232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381.24693" calcext:value-type="float">
            <text:p>19381.24693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0.36535" calcext:value-type="float">
            <text:p>19590.36535</text:p>
          </table:table-cell>
          <table:table-cell office:value-type="float" office:value="0.004091" calcext:value-type="float">
            <text:p>0.00409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5.25813" calcext:value-type="float">
            <text:p>19665.2581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2.8458000001" calcext:value-type="float">
            <text:p>19282.8458000001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8.4280600001" calcext:value-type="float">
            <text:p>19448.4280600001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3.82741" calcext:value-type="float">
            <text:p>19413.8274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3.61559" calcext:value-type="float">
            <text:p>19583.61559</text:p>
          </table:table-cell>
          <table:table-cell office:value-type="float" office:value="0.003636" calcext:value-type="float">
            <text:p>0.00363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9.47301" calcext:value-type="float">
            <text:p>19659.47301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9.26425" calcext:value-type="float">
            <text:p>19299.26425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3.13058" calcext:value-type="float">
            <text:p>19433.13058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9.6561" calcext:value-type="float">
            <text:p>19419.6561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4623700001" calcext:value-type="float">
            <text:p>19587.4623700001</text:p>
          </table:table-cell>
          <table:table-cell office:value-type="float" office:value="0.003724" calcext:value-type="float">
            <text:p>0.003724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49.11403" calcext:value-type="float">
            <text:p>19449.11403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395.72982" calcext:value-type="float">
            <text:p>19395.7298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07.46949" calcext:value-type="float">
            <text:p>19507.46949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59.49823" calcext:value-type="float">
            <text:p>19459.49823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194.4214" calcext:value-type="float">
            <text:p>19194.4214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672.73299" calcext:value-type="float">
            <text:p>19672.73299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21.6916400001" calcext:value-type="float">
            <text:p>19521.6916400001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36.26712" calcext:value-type="float">
            <text:p>19336.26712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43.10377" calcext:value-type="float">
            <text:p>19343.10377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06.40084" calcext:value-type="float">
            <text:p>19406.40084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392.58899" calcext:value-type="float">
            <text:p>19392.58899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46.8801" calcext:value-type="float">
            <text:p>19646.8801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284.8971400001" calcext:value-type="float">
            <text:p>19284.8971400001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48.40599" calcext:value-type="float">
            <text:p>19448.40599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50.79659" calcext:value-type="float">
            <text:p>19450.79659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569.0079" calcext:value-type="float">
            <text:p>19569.0079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59.93603" calcext:value-type="float">
            <text:p>19459.93603</text:p>
          </table:table-cell>
          <table:table-cell/>
          <table:table-cell office:value-type="float" office:value="19691.09552" calcext:value-type="float">
            <text:p>19691.09552</text:p>
          </table:table-cell>
          <table:table-cell/>
          <table:table-cell office:value-type="float" office:value="19526.57708" calcext:value-type="float">
            <text:p>19526.57708</text:p>
          </table:table-cell>
          <table:table-cell/>
          <table:table-cell office:value-type="float" office:value="19585.47091" calcext:value-type="float">
            <text:p>19585.47091</text:p>
          </table:table-cell>
          <table:table-cell/>
          <table:table-cell office:value-type="float" office:value="19567.31024" calcext:value-type="float">
            <text:p>19567.31024</text:p>
          </table:table-cell>
          <table:table-cell/>
          <table:table-cell office:value-type="float" office:value="19387.06294" calcext:value-type="float">
            <text:p>19387.06294</text:p>
          </table:table-cell>
          <table:table-cell/>
          <table:table-cell office:value-type="float" office:value="19483.32765" calcext:value-type="float">
            <text:p>19483.32765</text:p>
          </table:table-cell>
          <table:table-cell/>
          <table:table-cell office:value-type="float" office:value="19461.99937" calcext:value-type="float">
            <text:p>19461.99937</text:p>
          </table:table-cell>
          <table:table-cell/>
          <table:table-cell office:value-type="float" office:value="19193.86372" calcext:value-type="float">
            <text:p>19193.86372</text:p>
          </table:table-cell>
          <table:table-cell/>
          <table:table-cell office:value-type="float" office:value="19655.9612499999" calcext:value-type="float">
            <text:p>19655.9612499999</text:p>
          </table:table-cell>
          <table:table-cell/>
          <table:table-cell office:value-type="float" office:value="19547.82689" calcext:value-type="float">
            <text:p>19547.82689</text:p>
          </table:table-cell>
          <table:table-cell/>
          <table:table-cell office:value-type="float" office:value="19345.34746" calcext:value-type="float">
            <text:p>19345.34746</text:p>
          </table:table-cell>
          <table:table-cell/>
          <table:table-cell office:value-type="float" office:value="19336.68753" calcext:value-type="float">
            <text:p>19336.68753</text:p>
          </table:table-cell>
          <table:table-cell/>
          <table:table-cell office:value-type="float" office:value="19411.9872200001" calcext:value-type="float">
            <text:p>19411.9872200001</text:p>
          </table:table-cell>
          <table:table-cell/>
          <table:table-cell office:value-type="float" office:value="19374.82517" calcext:value-type="float">
            <text:p>19374.82517</text:p>
          </table:table-cell>
          <table:table-cell/>
          <table:table-cell office:value-type="float" office:value="19642.48944" calcext:value-type="float">
            <text:p>19642.48944</text:p>
          </table:table-cell>
          <table:table-cell/>
          <table:table-cell office:value-type="float" office:value="19290.26482" calcext:value-type="float">
            <text:p>19290.26482</text:p>
          </table:table-cell>
          <table:table-cell/>
          <table:table-cell office:value-type="float" office:value="19439.18782" calcext:value-type="float">
            <text:p>19439.18782</text:p>
          </table:table-cell>
          <table:table-cell/>
          <table:table-cell office:value-type="float" office:value="19407.13718" calcext:value-type="float">
            <text:p>19407.13718</text:p>
          </table:table-cell>
          <table:table-cell/>
          <table:table-cell office:value-type="float" office:value="19566.95913" calcext:value-type="float">
            <text:p>19566.95913</text:p>
          </table:table-cell>
          <table:table-cell/>
        </table:table-row>
        <table:table-row table:style-name="ro1">
          <table:table-cell office:value-type="float" office:value="19429.19793" calcext:value-type="float">
            <text:p>19429.19793</text:p>
          </table:table-cell>
          <table:table-cell/>
          <table:table-cell office:value-type="float" office:value="19686.88438" calcext:value-type="float">
            <text:p>19686.88438</text:p>
          </table:table-cell>
          <table:table-cell/>
          <table:table-cell office:value-type="float" office:value="19504.8761399999" calcext:value-type="float">
            <text:p>19504.8761399999</text:p>
          </table:table-cell>
          <table:table-cell/>
          <table:table-cell office:value-type="float" office:value="19562.50838" calcext:value-type="float">
            <text:p>19562.50838</text:p>
          </table:table-cell>
          <table:table-cell/>
          <table:table-cell office:value-type="float" office:value="19576.24021" calcext:value-type="float">
            <text:p>19576.24021</text:p>
          </table:table-cell>
          <table:table-cell/>
          <table:table-cell office:value-type="float" office:value="19405.0953" calcext:value-type="float">
            <text:p>19405.0953</text:p>
          </table:table-cell>
          <table:table-cell/>
          <table:table-cell office:value-type="float" office:value="19472.19669" calcext:value-type="float">
            <text:p>19472.19669</text:p>
          </table:table-cell>
          <table:table-cell/>
          <table:table-cell office:value-type="float" office:value="19443.64376" calcext:value-type="float">
            <text:p>19443.64376</text:p>
          </table:table-cell>
          <table:table-cell/>
          <table:table-cell office:value-type="float" office:value="19174.02442" calcext:value-type="float">
            <text:p>19174.02442</text:p>
          </table:table-cell>
          <table:table-cell/>
          <table:table-cell office:value-type="float" office:value="19648.61711" calcext:value-type="float">
            <text:p>19648.61711</text:p>
          </table:table-cell>
          <table:table-cell/>
          <table:table-cell office:value-type="float" office:value="19556.85111" calcext:value-type="float">
            <text:p>19556.85111</text:p>
          </table:table-cell>
          <table:table-cell/>
          <table:table-cell office:value-type="float" office:value="19317.50792" calcext:value-type="float">
            <text:p>19317.50792</text:p>
          </table:table-cell>
          <table:table-cell/>
          <table:table-cell office:value-type="float" office:value="19331.77526" calcext:value-type="float">
            <text:p>19331.77526</text:p>
          </table:table-cell>
          <table:table-cell/>
          <table:table-cell office:value-type="float" office:value="19428.7462900001" calcext:value-type="float">
            <text:p>19428.7462900001</text:p>
          </table:table-cell>
          <table:table-cell/>
          <table:table-cell office:value-type="float" office:value="19371.4528999999" calcext:value-type="float">
            <text:p>19371.4528999999</text:p>
          </table:table-cell>
          <table:table-cell/>
          <table:table-cell office:value-type="float" office:value="19660.97108" calcext:value-type="float">
            <text:p>19660.97108</text:p>
          </table:table-cell>
          <table:table-cell/>
          <table:table-cell office:value-type="float" office:value="19288.53663" calcext:value-type="float">
            <text:p>19288.53663</text:p>
          </table:table-cell>
          <table:table-cell/>
          <table:table-cell office:value-type="float" office:value="19443.10339" calcext:value-type="float">
            <text:p>19443.10339</text:p>
          </table:table-cell>
          <table:table-cell/>
          <table:table-cell office:value-type="float" office:value="19411.31255" calcext:value-type="float">
            <text:p>19411.31255</text:p>
          </table:table-cell>
          <table:table-cell/>
          <table:table-cell office:value-type="float" office:value="19582.01818" calcext:value-type="float">
            <text:p>19582.01818</text:p>
          </table:table-cell>
          <table:table-cell/>
        </table:table-row>
        <table:table-row table:style-name="ro1">
          <table:table-cell office:value-type="float" office:value="19454.5505" calcext:value-type="float">
            <text:p>19454.5505</text:p>
          </table:table-cell>
          <table:table-cell/>
          <table:table-cell office:value-type="float" office:value="19652.00849" calcext:value-type="float">
            <text:p>19652.00849</text:p>
          </table:table-cell>
          <table:table-cell/>
          <table:table-cell office:value-type="float" office:value="19489.86155" calcext:value-type="float">
            <text:p>19489.86155</text:p>
          </table:table-cell>
          <table:table-cell/>
          <table:table-cell office:value-type="float" office:value="19588.91989" calcext:value-type="float">
            <text:p>19588.91989</text:p>
          </table:table-cell>
          <table:table-cell/>
          <table:table-cell office:value-type="float" office:value="19572.6893900001" calcext:value-type="float">
            <text:p>19572.6893900001</text:p>
          </table:table-cell>
          <table:table-cell/>
          <table:table-cell office:value-type="float" office:value="19384.77851" calcext:value-type="float">
            <text:p>19384.77851</text:p>
          </table:table-cell>
          <table:table-cell/>
          <table:table-cell office:value-type="float" office:value="19498.2803900001" calcext:value-type="float">
            <text:p>19498.2803900001</text:p>
          </table:table-cell>
          <table:table-cell/>
          <table:table-cell office:value-type="float" office:value="19464.18925" calcext:value-type="float">
            <text:p>19464.18925</text:p>
          </table:table-cell>
          <table:table-cell/>
          <table:table-cell office:value-type="float" office:value="19177.6593700001" calcext:value-type="float">
            <text:p>19177.6593700001</text:p>
          </table:table-cell>
          <table:table-cell/>
          <table:table-cell office:value-type="float" office:value="19627.97219" calcext:value-type="float">
            <text:p>19627.97219</text:p>
          </table:table-cell>
          <table:table-cell/>
          <table:table-cell office:value-type="float" office:value="19537.08266" calcext:value-type="float">
            <text:p>19537.08266</text:p>
          </table:table-cell>
          <table:table-cell/>
          <table:table-cell office:value-type="float" office:value="19351.88542" calcext:value-type="float">
            <text:p>19351.88542</text:p>
          </table:table-cell>
          <table:table-cell/>
          <table:table-cell office:value-type="float" office:value="19346.82322" calcext:value-type="float">
            <text:p>19346.82322</text:p>
          </table:table-cell>
          <table:table-cell/>
          <table:table-cell office:value-type="float" office:value="19446.77359" calcext:value-type="float">
            <text:p>19446.77359</text:p>
          </table:table-cell>
          <table:table-cell/>
          <table:table-cell office:value-type="float" office:value="19387.74884" calcext:value-type="float">
            <text:p>19387.74884</text:p>
          </table:table-cell>
          <table:table-cell/>
          <table:table-cell office:value-type="float" office:value="19660.39418" calcext:value-type="float">
            <text:p>19660.39418</text:p>
          </table:table-cell>
          <table:table-cell/>
          <table:table-cell office:value-type="float" office:value="19301.81202" calcext:value-type="float">
            <text:p>19301.81202</text:p>
          </table:table-cell>
          <table:table-cell/>
          <table:table-cell office:value-type="float" office:value="19447.1507" calcext:value-type="float">
            <text:p>19447.1507</text:p>
          </table:table-cell>
          <table:table-cell/>
          <table:table-cell office:value-type="float" office:value="19434.62845" calcext:value-type="float">
            <text:p>19434.62845</text:p>
          </table:table-cell>
          <table:table-cell/>
          <table:table-cell office:value-type="float" office:value="19571.89738" calcext:value-type="float">
            <text:p>19571.89738</text:p>
          </table:table-cell>
          <table:table-cell/>
        </table:table-row>
        <table:table-row table:style-name="ro1">
          <table:table-cell office:value-type="float" office:value="19428.48457" calcext:value-type="float">
            <text:p>19428.48457</text:p>
          </table:table-cell>
          <table:table-cell/>
          <table:table-cell office:value-type="float" office:value="19689.44212" calcext:value-type="float">
            <text:p>19689.44212</text:p>
          </table:table-cell>
          <table:table-cell/>
          <table:table-cell office:value-type="float" office:value="19516.1610199999" calcext:value-type="float">
            <text:p>19516.1610199999</text:p>
          </table:table-cell>
          <table:table-cell/>
          <table:table-cell office:value-type="float" office:value="19563.82272" calcext:value-type="float">
            <text:p>19563.82272</text:p>
          </table:table-cell>
          <table:table-cell/>
          <table:table-cell office:value-type="float" office:value="19572.84488" calcext:value-type="float">
            <text:p>19572.84488</text:p>
          </table:table-cell>
          <table:table-cell/>
          <table:table-cell office:value-type="float" office:value="19380.70606" calcext:value-type="float">
            <text:p>19380.70606</text:p>
          </table:table-cell>
          <table:table-cell/>
          <table:table-cell office:value-type="float" office:value="19483.90775" calcext:value-type="float">
            <text:p>19483.90775</text:p>
          </table:table-cell>
          <table:table-cell/>
          <table:table-cell office:value-type="float" office:value="19444.50219" calcext:value-type="float">
            <text:p>19444.50219</text:p>
          </table:table-cell>
          <table:table-cell/>
          <table:table-cell office:value-type="float" office:value="19194.43053" calcext:value-type="float">
            <text:p>19194.43053</text:p>
          </table:table-cell>
          <table:table-cell/>
          <table:table-cell office:value-type="float" office:value="19672.20318" calcext:value-type="float">
            <text:p>19672.20318</text:p>
          </table:table-cell>
          <table:table-cell/>
          <table:table-cell office:value-type="float" office:value="19541.17167" calcext:value-type="float">
            <text:p>19541.17167</text:p>
          </table:table-cell>
          <table:table-cell/>
          <table:table-cell office:value-type="float" office:value="19340.02885" calcext:value-type="float">
            <text:p>19340.02885</text:p>
          </table:table-cell>
          <table:table-cell/>
          <table:table-cell office:value-type="float" office:value="19337.74231" calcext:value-type="float">
            <text:p>19337.74231</text:p>
          </table:table-cell>
          <table:table-cell/>
          <table:table-cell office:value-type="float" office:value="19425.8844600001" calcext:value-type="float">
            <text:p>19425.8844600001</text:p>
          </table:table-cell>
          <table:table-cell/>
          <table:table-cell office:value-type="float" office:value="19370.41746" calcext:value-type="float">
            <text:p>19370.41746</text:p>
          </table:table-cell>
          <table:table-cell/>
          <table:table-cell office:value-type="float" office:value="19653.6837" calcext:value-type="float">
            <text:p>19653.6837</text:p>
          </table:table-cell>
          <table:table-cell/>
          <table:table-cell office:value-type="float" office:value="19306.63596" calcext:value-type="float">
            <text:p>19306.63596</text:p>
          </table:table-cell>
          <table:table-cell/>
          <table:table-cell office:value-type="float" office:value="19452.0477800001" calcext:value-type="float">
            <text:p>19452.0477800001</text:p>
          </table:table-cell>
          <table:table-cell/>
          <table:table-cell office:value-type="float" office:value="19403.30694" calcext:value-type="float">
            <text:p>19403.30694</text:p>
          </table:table-cell>
          <table:table-cell/>
          <table:table-cell office:value-type="float" office:value="19594.94082" calcext:value-type="float">
            <text:p>19594.94082</text:p>
          </table:table-cell>
          <table:table-cell/>
        </table:table-row>
        <table:table-row table:style-name="ro1">
          <table:table-cell office:value-type="float" office:value="19437.71138" calcext:value-type="float">
            <text:p>19437.71138</text:p>
          </table:table-cell>
          <table:table-cell/>
          <table:table-cell office:value-type="float" office:value="19668.06658" calcext:value-type="float">
            <text:p>19668.06658</text:p>
          </table:table-cell>
          <table:table-cell/>
          <table:table-cell office:value-type="float" office:value="19528.19577" calcext:value-type="float">
            <text:p>19528.19577</text:p>
          </table:table-cell>
          <table:table-cell/>
          <table:table-cell office:value-type="float" office:value="19565.90551" calcext:value-type="float">
            <text:p>19565.90551</text:p>
          </table:table-cell>
          <table:table-cell/>
          <table:table-cell office:value-type="float" office:value="19539.22909" calcext:value-type="float">
            <text:p>19539.22909</text:p>
          </table:table-cell>
          <table:table-cell/>
          <table:table-cell office:value-type="float" office:value="19395.31064" calcext:value-type="float">
            <text:p>19395.31064</text:p>
          </table:table-cell>
          <table:table-cell/>
          <table:table-cell office:value-type="float" office:value="19499.71979" calcext:value-type="float">
            <text:p>19499.71979</text:p>
          </table:table-cell>
          <table:table-cell/>
          <table:table-cell office:value-type="float" office:value="19470.6663" calcext:value-type="float">
            <text:p>19470.6663</text:p>
          </table:table-cell>
          <table:table-cell/>
          <table:table-cell office:value-type="float" office:value="19204.2196" calcext:value-type="float">
            <text:p>19204.2196</text:p>
          </table:table-cell>
          <table:table-cell/>
          <table:table-cell office:value-type="float" office:value="19696.73546" calcext:value-type="float">
            <text:p>19696.73546</text:p>
          </table:table-cell>
          <table:table-cell/>
          <table:table-cell office:value-type="float" office:value="19529.4717" calcext:value-type="float">
            <text:p>19529.4717</text:p>
          </table:table-cell>
          <table:table-cell/>
          <table:table-cell office:value-type="float" office:value="19349.1212" calcext:value-type="float">
            <text:p>19349.1212</text:p>
          </table:table-cell>
          <table:table-cell/>
          <table:table-cell office:value-type="float" office:value="19339.07695" calcext:value-type="float">
            <text:p>19339.07695</text:p>
          </table:table-cell>
          <table:table-cell/>
          <table:table-cell office:value-type="float" office:value="19407.90991" calcext:value-type="float">
            <text:p>19407.90991</text:p>
          </table:table-cell>
          <table:table-cell/>
          <table:table-cell office:value-type="float" office:value="19386.8485799999" calcext:value-type="float">
            <text:p>19386.8485799999</text:p>
          </table:table-cell>
          <table:table-cell/>
          <table:table-cell office:value-type="float" office:value="19638.19495" calcext:value-type="float">
            <text:p>19638.19495</text:p>
          </table:table-cell>
          <table:table-cell/>
          <table:table-cell office:value-type="float" office:value="19293.2662300001" calcext:value-type="float">
            <text:p>19293.2662300001</text:p>
          </table:table-cell>
          <table:table-cell/>
          <table:table-cell office:value-type="float" office:value="19447.59206" calcext:value-type="float">
            <text:p>19447.59206</text:p>
          </table:table-cell>
          <table:table-cell/>
          <table:table-cell office:value-type="float" office:value="19442.28183" calcext:value-type="float">
            <text:p>19442.28183</text:p>
          </table:table-cell>
          <table:table-cell/>
          <table:table-cell office:value-type="float" office:value="19579.52813" calcext:value-type="float">
            <text:p>19579.52813</text:p>
          </table:table-cell>
          <table:table-cell/>
        </table:table-row>
        <table:table-row table:style-name="ro1">
          <table:table-cell office:value-type="float" office:value="19422.59736" calcext:value-type="float">
            <text:p>19422.59736</text:p>
          </table:table-cell>
          <table:table-cell/>
          <table:table-cell office:value-type="float" office:value="19679.80625" calcext:value-type="float">
            <text:p>19679.80625</text:p>
          </table:table-cell>
          <table:table-cell/>
          <table:table-cell office:value-type="float" office:value="19510.8488799999" calcext:value-type="float">
            <text:p>19510.8488799999</text:p>
          </table:table-cell>
          <table:table-cell/>
          <table:table-cell office:value-type="float" office:value="19569.12418" calcext:value-type="float">
            <text:p>19569.12418</text:p>
          </table:table-cell>
          <table:table-cell/>
          <table:table-cell office:value-type="float" office:value="19547.84409" calcext:value-type="float">
            <text:p>19547.84409</text:p>
          </table:table-cell>
          <table:table-cell/>
          <table:table-cell office:value-type="float" office:value="19395.0774" calcext:value-type="float">
            <text:p>19395.0774</text:p>
          </table:table-cell>
          <table:table-cell/>
          <table:table-cell office:value-type="float" office:value="19483.65901" calcext:value-type="float">
            <text:p>19483.65901</text:p>
          </table:table-cell>
          <table:table-cell/>
          <table:table-cell office:value-type="float" office:value="19426.19531" calcext:value-type="float">
            <text:p>19426.19531</text:p>
          </table:table-cell>
          <table:table-cell/>
          <table:table-cell office:value-type="float" office:value="19180.55798" calcext:value-type="float">
            <text:p>19180.55798</text:p>
          </table:table-cell>
          <table:table-cell/>
          <table:table-cell office:value-type="float" office:value="19648.44516" calcext:value-type="float">
            <text:p>19648.44516</text:p>
          </table:table-cell>
          <table:table-cell/>
          <table:table-cell office:value-type="float" office:value="19532.181" calcext:value-type="float">
            <text:p>19532.181</text:p>
          </table:table-cell>
          <table:table-cell/>
          <table:table-cell office:value-type="float" office:value="19331.37723" calcext:value-type="float">
            <text:p>19331.37723</text:p>
          </table:table-cell>
          <table:table-cell/>
          <table:table-cell office:value-type="float" office:value="19347.97366" calcext:value-type="float">
            <text:p>19347.97366</text:p>
          </table:table-cell>
          <table:table-cell/>
          <table:table-cell office:value-type="float" office:value="19441.15984" calcext:value-type="float">
            <text:p>19441.15984</text:p>
          </table:table-cell>
          <table:table-cell/>
          <table:table-cell office:value-type="float" office:value="19398.82769" calcext:value-type="float">
            <text:p>19398.82769</text:p>
          </table:table-cell>
          <table:table-cell/>
          <table:table-cell office:value-type="float" office:value="19646.01284" calcext:value-type="float">
            <text:p>19646.01284</text:p>
          </table:table-cell>
          <table:table-cell/>
          <table:table-cell office:value-type="float" office:value="19291.81158" calcext:value-type="float">
            <text:p>19291.81158</text:p>
          </table:table-cell>
          <table:table-cell/>
          <table:table-cell office:value-type="float" office:value="19442.53101" calcext:value-type="float">
            <text:p>19442.53101</text:p>
          </table:table-cell>
          <table:table-cell/>
          <table:table-cell office:value-type="float" office:value="19394.61336" calcext:value-type="float">
            <text:p>19394.61336</text:p>
          </table:table-cell>
          <table:table-cell/>
          <table:table-cell office:value-type="float" office:value="19578.05987" calcext:value-type="float">
            <text:p>19578.05987</text:p>
          </table:table-cell>
          <table:table-cell/>
        </table:table-row>
        <table:table-row table:style-name="ro1">
          <table:table-cell office:value-type="float" office:value="19443.38268" calcext:value-type="float">
            <text:p>19443.38268</text:p>
          </table:table-cell>
          <table:table-cell/>
          <table:table-cell office:value-type="float" office:value="19668.76339" calcext:value-type="float">
            <text:p>19668.76339</text:p>
          </table:table-cell>
          <table:table-cell/>
          <table:table-cell office:value-type="float" office:value="19512.53757" calcext:value-type="float">
            <text:p>19512.53757</text:p>
          </table:table-cell>
          <table:table-cell/>
          <table:table-cell office:value-type="float" office:value="19564.53736" calcext:value-type="float">
            <text:p>19564.53736</text:p>
          </table:table-cell>
          <table:table-cell/>
          <table:table-cell office:value-type="float" office:value="19551.57828" calcext:value-type="float">
            <text:p>19551.57828</text:p>
          </table:table-cell>
          <table:table-cell/>
          <table:table-cell office:value-type="float" office:value="19378.10014" calcext:value-type="float">
            <text:p>19378.10014</text:p>
          </table:table-cell>
          <table:table-cell/>
          <table:table-cell office:value-type="float" office:value="19478.97103" calcext:value-type="float">
            <text:p>19478.97103</text:p>
          </table:table-cell>
          <table:table-cell/>
          <table:table-cell office:value-type="float" office:value="19463.4345" calcext:value-type="float">
            <text:p>19463.4345</text:p>
          </table:table-cell>
          <table:table-cell/>
          <table:table-cell office:value-type="float" office:value="19205.11383" calcext:value-type="float">
            <text:p>19205.11383</text:p>
          </table:table-cell>
          <table:table-cell/>
          <table:table-cell office:value-type="float" office:value="19669.01683" calcext:value-type="float">
            <text:p>19669.01683</text:p>
          </table:table-cell>
          <table:table-cell/>
          <table:table-cell office:value-type="float" office:value="19545.0676300001" calcext:value-type="float">
            <text:p>19545.0676300001</text:p>
          </table:table-cell>
          <table:table-cell/>
          <table:table-cell office:value-type="float" office:value="19325.0845" calcext:value-type="float">
            <text:p>19325.0845</text:p>
          </table:table-cell>
          <table:table-cell/>
          <table:table-cell office:value-type="float" office:value="19334.47094" calcext:value-type="float">
            <text:p>19334.47094</text:p>
          </table:table-cell>
          <table:table-cell/>
          <table:table-cell office:value-type="float" office:value="19432.48625" calcext:value-type="float">
            <text:p>19432.48625</text:p>
          </table:table-cell>
          <table:table-cell/>
          <table:table-cell office:value-type="float" office:value="19369.03291" calcext:value-type="float">
            <text:p>19369.03291</text:p>
          </table:table-cell>
          <table:table-cell/>
          <table:table-cell office:value-type="float" office:value="19652.66988" calcext:value-type="float">
            <text:p>19652.66988</text:p>
          </table:table-cell>
          <table:table-cell/>
          <table:table-cell office:value-type="float" office:value="19306.1124" calcext:value-type="float">
            <text:p>19306.1124</text:p>
          </table:table-cell>
          <table:table-cell/>
          <table:table-cell office:value-type="float" office:value="19439.70312" calcext:value-type="float">
            <text:p>19439.70312</text:p>
          </table:table-cell>
          <table:table-cell/>
          <table:table-cell office:value-type="float" office:value="19406.4732" calcext:value-type="float">
            <text:p>19406.4732</text:p>
          </table:table-cell>
          <table:table-cell/>
          <table:table-cell office:value-type="float" office:value="19559.73299" calcext:value-type="float">
            <text:p>19559.73299</text:p>
          </table:table-cell>
          <table:table-cell/>
        </table:table-row>
        <table:table-row table:style-name="ro1">
          <table:table-cell office:value-type="float" office:value="19450.1802" calcext:value-type="float">
            <text:p>19450.1802</text:p>
          </table:table-cell>
          <table:table-cell/>
          <table:table-cell office:value-type="float" office:value="19680.30635" calcext:value-type="float">
            <text:p>19680.30635</text:p>
          </table:table-cell>
          <table:table-cell/>
          <table:table-cell office:value-type="float" office:value="19515.55184" calcext:value-type="float">
            <text:p>19515.55184</text:p>
          </table:table-cell>
          <table:table-cell/>
          <table:table-cell office:value-type="float" office:value="19579.7756" calcext:value-type="float">
            <text:p>19579.7756</text:p>
          </table:table-cell>
          <table:table-cell/>
          <table:table-cell office:value-type="float" office:value="19525.36481" calcext:value-type="float">
            <text:p>19525.36481</text:p>
          </table:table-cell>
          <table:table-cell/>
          <table:table-cell office:value-type="float" office:value="19401.69062" calcext:value-type="float">
            <text:p>19401.69062</text:p>
          </table:table-cell>
          <table:table-cell/>
          <table:table-cell office:value-type="float" office:value="19502.34713" calcext:value-type="float">
            <text:p>19502.34713</text:p>
          </table:table-cell>
          <table:table-cell/>
          <table:table-cell office:value-type="float" office:value="19441.46013" calcext:value-type="float">
            <text:p>19441.46013</text:p>
          </table:table-cell>
          <table:table-cell/>
          <table:table-cell office:value-type="float" office:value="19187.46618" calcext:value-type="float">
            <text:p>19187.46618</text:p>
          </table:table-cell>
          <table:table-cell/>
          <table:table-cell office:value-type="float" office:value="19668.0362" calcext:value-type="float">
            <text:p>19668.0362</text:p>
          </table:table-cell>
          <table:table-cell/>
          <table:table-cell office:value-type="float" office:value="19552.96496" calcext:value-type="float">
            <text:p>19552.96496</text:p>
          </table:table-cell>
          <table:table-cell/>
          <table:table-cell office:value-type="float" office:value="19350.11646" calcext:value-type="float">
            <text:p>19350.11646</text:p>
          </table:table-cell>
          <table:table-cell/>
          <table:table-cell office:value-type="float" office:value="19357.0529" calcext:value-type="float">
            <text:p>19357.0529</text:p>
          </table:table-cell>
          <table:table-cell/>
          <table:table-cell office:value-type="float" office:value="19425.50371" calcext:value-type="float">
            <text:p>19425.50371</text:p>
          </table:table-cell>
          <table:table-cell/>
          <table:table-cell office:value-type="float" office:value="19392.9391099999" calcext:value-type="float">
            <text:p>19392.9391099999</text:p>
          </table:table-cell>
          <table:table-cell/>
          <table:table-cell office:value-type="float" office:value="19627.8178" calcext:value-type="float">
            <text:p>19627.8178</text:p>
          </table:table-cell>
          <table:table-cell/>
          <table:table-cell office:value-type="float" office:value="19293.96055" calcext:value-type="float">
            <text:p>19293.96055</text:p>
          </table:table-cell>
          <table:table-cell/>
          <table:table-cell office:value-type="float" office:value="19437.3666900001" calcext:value-type="float">
            <text:p>19437.3666900001</text:p>
          </table:table-cell>
          <table:table-cell/>
          <table:table-cell office:value-type="float" office:value="19451.30089" calcext:value-type="float">
            <text:p>19451.30089</text:p>
          </table:table-cell>
          <table:table-cell/>
          <table:table-cell office:value-type="float" office:value="19568.85834" calcext:value-type="float">
            <text:p>19568.85834</text:p>
          </table:table-cell>
          <table:table-cell/>
        </table:table-row>
        <table:table-row table:style-name="ro1">
          <table:table-cell office:value-type="float" office:value="19470.76719" calcext:value-type="float">
            <text:p>19470.76719</text:p>
          </table:table-cell>
          <table:table-cell/>
          <table:table-cell office:value-type="float" office:value="19675.2428" calcext:value-type="float">
            <text:p>19675.2428</text:p>
          </table:table-cell>
          <table:table-cell/>
          <table:table-cell office:value-type="float" office:value="19521.31013" calcext:value-type="float">
            <text:p>19521.31013</text:p>
          </table:table-cell>
          <table:table-cell/>
          <table:table-cell office:value-type="float" office:value="19580.73654" calcext:value-type="float">
            <text:p>19580.73654</text:p>
          </table:table-cell>
          <table:table-cell/>
          <table:table-cell office:value-type="float" office:value="19575.2715900001" calcext:value-type="float">
            <text:p>19575.2715900001</text:p>
          </table:table-cell>
          <table:table-cell/>
          <table:table-cell office:value-type="float" office:value="19385.46387" calcext:value-type="float">
            <text:p>19385.46387</text:p>
          </table:table-cell>
          <table:table-cell/>
          <table:table-cell office:value-type="float" office:value="19474.0534" calcext:value-type="float">
            <text:p>19474.0534</text:p>
          </table:table-cell>
          <table:table-cell/>
          <table:table-cell office:value-type="float" office:value="19461.50728" calcext:value-type="float">
            <text:p>19461.50728</text:p>
          </table:table-cell>
          <table:table-cell/>
          <table:table-cell office:value-type="float" office:value="19179.43642" calcext:value-type="float">
            <text:p>19179.43642</text:p>
          </table:table-cell>
          <table:table-cell/>
          <table:table-cell office:value-type="float" office:value="19661.07563" calcext:value-type="float">
            <text:p>19661.07563</text:p>
          </table:table-cell>
          <table:table-cell/>
          <table:table-cell office:value-type="float" office:value="19536.34062" calcext:value-type="float">
            <text:p>19536.34062</text:p>
          </table:table-cell>
          <table:table-cell/>
          <table:table-cell office:value-type="float" office:value="19333.72359" calcext:value-type="float">
            <text:p>19333.72359</text:p>
          </table:table-cell>
          <table:table-cell/>
          <table:table-cell office:value-type="float" office:value="19351.06047" calcext:value-type="float">
            <text:p>19351.06047</text:p>
          </table:table-cell>
          <table:table-cell/>
          <table:table-cell office:value-type="float" office:value="19427.8863" calcext:value-type="float">
            <text:p>19427.8863</text:p>
          </table:table-cell>
          <table:table-cell/>
          <table:table-cell office:value-type="float" office:value="19377.07607" calcext:value-type="float">
            <text:p>19377.07607</text:p>
          </table:table-cell>
          <table:table-cell/>
          <table:table-cell office:value-type="float" office:value="19642.84885" calcext:value-type="float">
            <text:p>19642.84885</text:p>
          </table:table-cell>
          <table:table-cell/>
          <table:table-cell office:value-type="float" office:value="19280.0141" calcext:value-type="float">
            <text:p>19280.0141</text:p>
          </table:table-cell>
          <table:table-cell/>
          <table:table-cell office:value-type="float" office:value="19446.9138900001" calcext:value-type="float">
            <text:p>19446.9138900001</text:p>
          </table:table-cell>
          <table:table-cell/>
          <table:table-cell office:value-type="float" office:value="19436.76484" calcext:value-type="float">
            <text:p>19436.76484</text:p>
          </table:table-cell>
          <table:table-cell/>
          <table:table-cell office:value-type="float" office:value="19574.25579" calcext:value-type="float">
            <text:p>19574.25579</text:p>
          </table:table-cell>
          <table:table-cell/>
        </table:table-row>
        <table:table-row table:style-name="ro1">
          <table:table-cell office:value-type="float" office:value="19428.73272" calcext:value-type="float">
            <text:p>19428.73272</text:p>
          </table:table-cell>
          <table:table-cell/>
          <table:table-cell office:value-type="float" office:value="19669.50841" calcext:value-type="float">
            <text:p>19669.50841</text:p>
          </table:table-cell>
          <table:table-cell/>
          <table:table-cell office:value-type="float" office:value="19500.77591" calcext:value-type="float">
            <text:p>19500.77591</text:p>
          </table:table-cell>
          <table:table-cell/>
          <table:table-cell office:value-type="float" office:value="19574.91886" calcext:value-type="float">
            <text:p>19574.91886</text:p>
          </table:table-cell>
          <table:table-cell/>
          <table:table-cell office:value-type="float" office:value="19566.88436" calcext:value-type="float">
            <text:p>19566.88436</text:p>
          </table:table-cell>
          <table:table-cell/>
          <table:table-cell office:value-type="float" office:value="19380.00844" calcext:value-type="float">
            <text:p>19380.00844</text:p>
          </table:table-cell>
          <table:table-cell/>
          <table:table-cell office:value-type="float" office:value="19483.03671" calcext:value-type="float">
            <text:p>19483.03671</text:p>
          </table:table-cell>
          <table:table-cell/>
          <table:table-cell office:value-type="float" office:value="19472.46339" calcext:value-type="float">
            <text:p>19472.46339</text:p>
          </table:table-cell>
          <table:table-cell/>
          <table:table-cell office:value-type="float" office:value="19199.23476" calcext:value-type="float">
            <text:p>19199.23476</text:p>
          </table:table-cell>
          <table:table-cell/>
          <table:table-cell office:value-type="float" office:value="19674.96201" calcext:value-type="float">
            <text:p>19674.96201</text:p>
          </table:table-cell>
          <table:table-cell/>
          <table:table-cell office:value-type="float" office:value="19546.34218" calcext:value-type="float">
            <text:p>19546.34218</text:p>
          </table:table-cell>
          <table:table-cell/>
          <table:table-cell office:value-type="float" office:value="19340.19588" calcext:value-type="float">
            <text:p>19340.19588</text:p>
          </table:table-cell>
          <table:table-cell/>
          <table:table-cell office:value-type="float" office:value="19338.23481" calcext:value-type="float">
            <text:p>19338.23481</text:p>
          </table:table-cell>
          <table:table-cell/>
          <table:table-cell office:value-type="float" office:value="19424.54064" calcext:value-type="float">
            <text:p>19424.54064</text:p>
          </table:table-cell>
          <table:table-cell/>
          <table:table-cell office:value-type="float" office:value="19388.3585299999" calcext:value-type="float">
            <text:p>19388.3585299999</text:p>
          </table:table-cell>
          <table:table-cell/>
          <table:table-cell office:value-type="float" office:value="19642.49642" calcext:value-type="float">
            <text:p>19642.49642</text:p>
          </table:table-cell>
          <table:table-cell/>
          <table:table-cell office:value-type="float" office:value="19287.29958" calcext:value-type="float">
            <text:p>19287.29958</text:p>
          </table:table-cell>
          <table:table-cell/>
          <table:table-cell office:value-type="float" office:value="19438.46945" calcext:value-type="float">
            <text:p>19438.46945</text:p>
          </table:table-cell>
          <table:table-cell/>
          <table:table-cell office:value-type="float" office:value="19411.82101" calcext:value-type="float">
            <text:p>19411.82101</text:p>
          </table:table-cell>
          <table:table-cell/>
          <table:table-cell office:value-type="float" office:value="19582.3773900001" calcext:value-type="float">
            <text:p>19582.3773900001</text:p>
          </table:table-cell>
          <table:table-cell/>
        </table:table-row>
        <table:table-row table:style-name="ro1">
          <table:table-cell office:value-type="float" office:value="19404.43335" calcext:value-type="float">
            <text:p>19404.43335</text:p>
          </table:table-cell>
          <table:table-cell/>
          <table:table-cell office:value-type="float" office:value="19679.3328" calcext:value-type="float">
            <text:p>19679.3328</text:p>
          </table:table-cell>
          <table:table-cell/>
          <table:table-cell office:value-type="float" office:value="19513.9136899999" calcext:value-type="float">
            <text:p>19513.9136899999</text:p>
          </table:table-cell>
          <table:table-cell/>
          <table:table-cell office:value-type="float" office:value="19568.94242" calcext:value-type="float">
            <text:p>19568.94242</text:p>
          </table:table-cell>
          <table:table-cell/>
          <table:table-cell office:value-type="float" office:value="19585.39497" calcext:value-type="float">
            <text:p>19585.39497</text:p>
          </table:table-cell>
          <table:table-cell/>
          <table:table-cell office:value-type="float" office:value="19367.60969" calcext:value-type="float">
            <text:p>19367.60969</text:p>
          </table:table-cell>
          <table:table-cell/>
          <table:table-cell office:value-type="float" office:value="19491.78812" calcext:value-type="float">
            <text:p>19491.78812</text:p>
          </table:table-cell>
          <table:table-cell/>
          <table:table-cell office:value-type="float" office:value="19450.02312" calcext:value-type="float">
            <text:p>19450.02312</text:p>
          </table:table-cell>
          <table:table-cell/>
          <table:table-cell office:value-type="float" office:value="19198.67633" calcext:value-type="float">
            <text:p>19198.67633</text:p>
          </table:table-cell>
          <table:table-cell/>
          <table:table-cell office:value-type="float" office:value="19653.09771" calcext:value-type="float">
            <text:p>19653.09771</text:p>
          </table:table-cell>
          <table:table-cell/>
          <table:table-cell office:value-type="float" office:value="19551.2345" calcext:value-type="float">
            <text:p>19551.2345</text:p>
          </table:table-cell>
          <table:table-cell/>
          <table:table-cell office:value-type="float" office:value="19342.79087" calcext:value-type="float">
            <text:p>19342.79087</text:p>
          </table:table-cell>
          <table:table-cell/>
          <table:table-cell office:value-type="float" office:value="19338.68847" calcext:value-type="float">
            <text:p>19338.68847</text:p>
          </table:table-cell>
          <table:table-cell/>
          <table:table-cell office:value-type="float" office:value="19425.28371" calcext:value-type="float">
            <text:p>19425.28371</text:p>
          </table:table-cell>
          <table:table-cell/>
          <table:table-cell office:value-type="float" office:value="19372.31561" calcext:value-type="float">
            <text:p>19372.31561</text:p>
          </table:table-cell>
          <table:table-cell/>
          <table:table-cell office:value-type="float" office:value="19631.31026" calcext:value-type="float">
            <text:p>19631.31026</text:p>
          </table:table-cell>
          <table:table-cell/>
          <table:table-cell office:value-type="float" office:value="19289.66409" calcext:value-type="float">
            <text:p>19289.66409</text:p>
          </table:table-cell>
          <table:table-cell/>
          <table:table-cell office:value-type="float" office:value="19428.23993" calcext:value-type="float">
            <text:p>19428.23993</text:p>
          </table:table-cell>
          <table:table-cell/>
          <table:table-cell office:value-type="float" office:value="19400.3382" calcext:value-type="float">
            <text:p>19400.3382</text:p>
          </table:table-cell>
          <table:table-cell/>
          <table:table-cell office:value-type="float" office:value="19577.00919" calcext:value-type="float">
            <text:p>19577.00919</text:p>
          </table:table-cell>
          <table:table-cell/>
        </table:table-row>
        <table:table-row table:style-name="ro1">
          <table:table-cell office:value-type="float" office:value="19467.45836" calcext:value-type="float">
            <text:p>19467.45836</text:p>
          </table:table-cell>
          <table:table-cell/>
          <table:table-cell office:value-type="float" office:value="19660.3392700001" calcext:value-type="float">
            <text:p>19660.3392700001</text:p>
          </table:table-cell>
          <table:table-cell/>
          <table:table-cell office:value-type="float" office:value="19504.54875" calcext:value-type="float">
            <text:p>19504.54875</text:p>
          </table:table-cell>
          <table:table-cell/>
          <table:table-cell office:value-type="float" office:value="19568.84937" calcext:value-type="float">
            <text:p>19568.84937</text:p>
          </table:table-cell>
          <table:table-cell/>
          <table:table-cell office:value-type="float" office:value="19585.45077" calcext:value-type="float">
            <text:p>19585.45077</text:p>
          </table:table-cell>
          <table:table-cell/>
          <table:table-cell office:value-type="float" office:value="19382.57394" calcext:value-type="float">
            <text:p>19382.57394</text:p>
          </table:table-cell>
          <table:table-cell/>
          <table:table-cell office:value-type="float" office:value="19490.62126" calcext:value-type="float">
            <text:p>19490.62126</text:p>
          </table:table-cell>
          <table:table-cell/>
          <table:table-cell office:value-type="float" office:value="19456.14961" calcext:value-type="float">
            <text:p>19456.14961</text:p>
          </table:table-cell>
          <table:table-cell/>
          <table:table-cell office:value-type="float" office:value="19186.05581" calcext:value-type="float">
            <text:p>19186.05581</text:p>
          </table:table-cell>
          <table:table-cell/>
          <table:table-cell office:value-type="float" office:value="19665.581" calcext:value-type="float">
            <text:p>19665.581</text:p>
          </table:table-cell>
          <table:table-cell/>
          <table:table-cell office:value-type="float" office:value="19548.19095" calcext:value-type="float">
            <text:p>19548.19095</text:p>
          </table:table-cell>
          <table:table-cell/>
          <table:table-cell office:value-type="float" office:value="19333.41737" calcext:value-type="float">
            <text:p>19333.41737</text:p>
          </table:table-cell>
          <table:table-cell/>
          <table:table-cell office:value-type="float" office:value="19324.5558" calcext:value-type="float">
            <text:p>19324.5558</text:p>
          </table:table-cell>
          <table:table-cell/>
          <table:table-cell office:value-type="float" office:value="19425.12468" calcext:value-type="float">
            <text:p>19425.12468</text:p>
          </table:table-cell>
          <table:table-cell/>
          <table:table-cell office:value-type="float" office:value="19379.36174" calcext:value-type="float">
            <text:p>19379.36174</text:p>
          </table:table-cell>
          <table:table-cell/>
          <table:table-cell office:value-type="float" office:value="19651.42364" calcext:value-type="float">
            <text:p>19651.42364</text:p>
          </table:table-cell>
          <table:table-cell/>
          <table:table-cell office:value-type="float" office:value="19262.34822" calcext:value-type="float">
            <text:p>19262.34822</text:p>
          </table:table-cell>
          <table:table-cell/>
          <table:table-cell office:value-type="float" office:value="19452.16232" calcext:value-type="float">
            <text:p>19452.16232</text:p>
          </table:table-cell>
          <table:table-cell/>
          <table:table-cell office:value-type="float" office:value="19381.24693" calcext:value-type="float">
            <text:p>19381.24693</text:p>
          </table:table-cell>
          <table:table-cell/>
          <table:table-cell office:value-type="float" office:value="19590.36535" calcext:value-type="float">
            <text:p>19590.36535</text:p>
          </table:table-cell>
          <table:table-cell/>
        </table:table-row>
        <table:table-row table:style-name="ro1">
          <table:table-cell office:value-type="float" office:value="19417.78049" calcext:value-type="float">
            <text:p>19417.78049</text:p>
          </table:table-cell>
          <table:table-cell/>
          <table:table-cell office:value-type="float" office:value="19678.7205" calcext:value-type="float">
            <text:p>19678.7205</text:p>
          </table:table-cell>
          <table:table-cell/>
          <table:table-cell office:value-type="float" office:value="19524.45413" calcext:value-type="float">
            <text:p>19524.45413</text:p>
          </table:table-cell>
          <table:table-cell/>
          <table:table-cell office:value-type="float" office:value="19568.28967" calcext:value-type="float">
            <text:p>19568.28967</text:p>
          </table:table-cell>
          <table:table-cell/>
          <table:table-cell office:value-type="float" office:value="19572.24914" calcext:value-type="float">
            <text:p>19572.24914</text:p>
          </table:table-cell>
          <table:table-cell/>
          <table:table-cell office:value-type="float" office:value="19384.89156" calcext:value-type="float">
            <text:p>19384.89156</text:p>
          </table:table-cell>
          <table:table-cell/>
          <table:table-cell office:value-type="float" office:value="19482.62189" calcext:value-type="float">
            <text:p>19482.62189</text:p>
          </table:table-cell>
          <table:table-cell/>
          <table:table-cell office:value-type="float" office:value="19436.85437" calcext:value-type="float">
            <text:p>19436.85437</text:p>
          </table:table-cell>
          <table:table-cell/>
          <table:table-cell office:value-type="float" office:value="19164.80876" calcext:value-type="float">
            <text:p>19164.80876</text:p>
          </table:table-cell>
          <table:table-cell/>
          <table:table-cell office:value-type="float" office:value="19647.3149" calcext:value-type="float">
            <text:p>19647.3149</text:p>
          </table:table-cell>
          <table:table-cell/>
          <table:table-cell office:value-type="float" office:value="19501.77893" calcext:value-type="float">
            <text:p>19501.77893</text:p>
          </table:table-cell>
          <table:table-cell/>
          <table:table-cell office:value-type="float" office:value="19331.94799" calcext:value-type="float">
            <text:p>19331.94799</text:p>
          </table:table-cell>
          <table:table-cell/>
          <table:table-cell office:value-type="float" office:value="19342.9412" calcext:value-type="float">
            <text:p>19342.9412</text:p>
          </table:table-cell>
          <table:table-cell/>
          <table:table-cell office:value-type="float" office:value="19453.59447" calcext:value-type="float">
            <text:p>19453.59447</text:p>
          </table:table-cell>
          <table:table-cell/>
          <table:table-cell office:value-type="float" office:value="19363.34755" calcext:value-type="float">
            <text:p>19363.34755</text:p>
          </table:table-cell>
          <table:table-cell/>
          <table:table-cell office:value-type="float" office:value="19665.25813" calcext:value-type="float">
            <text:p>19665.25813</text:p>
          </table:table-cell>
          <table:table-cell/>
          <table:table-cell office:value-type="float" office:value="19282.8458000001" calcext:value-type="float">
            <text:p>19282.8458000001</text:p>
          </table:table-cell>
          <table:table-cell/>
          <table:table-cell office:value-type="float" office:value="19448.4280600001" calcext:value-type="float">
            <text:p>19448.4280600001</text:p>
          </table:table-cell>
          <table:table-cell/>
          <table:table-cell office:value-type="float" office:value="19413.82741" calcext:value-type="float">
            <text:p>19413.82741</text:p>
          </table:table-cell>
          <table:table-cell/>
          <table:table-cell office:value-type="float" office:value="19583.61559" calcext:value-type="float">
            <text:p>19583.61559</text:p>
          </table:table-cell>
          <table:table-cell/>
        </table:table-row>
        <table:table-row table:style-name="ro1">
          <table:table-cell office:value-type="float" office:value="19431.79434" calcext:value-type="float">
            <text:p>19431.79434</text:p>
          </table:table-cell>
          <table:table-cell/>
          <table:table-cell office:value-type="float" office:value="19685.12877" calcext:value-type="float">
            <text:p>19685.12877</text:p>
          </table:table-cell>
          <table:table-cell/>
          <table:table-cell office:value-type="float" office:value="19488.56713" calcext:value-type="float">
            <text:p>19488.56713</text:p>
          </table:table-cell>
          <table:table-cell/>
          <table:table-cell office:value-type="float" office:value="19585.10906" calcext:value-type="float">
            <text:p>19585.10906</text:p>
          </table:table-cell>
          <table:table-cell/>
          <table:table-cell office:value-type="float" office:value="19583.95272" calcext:value-type="float">
            <text:p>19583.95272</text:p>
          </table:table-cell>
          <table:table-cell/>
          <table:table-cell office:value-type="float" office:value="19385.74233" calcext:value-type="float">
            <text:p>19385.74233</text:p>
          </table:table-cell>
          <table:table-cell/>
          <table:table-cell office:value-type="float" office:value="19498.84059" calcext:value-type="float">
            <text:p>19498.84059</text:p>
          </table:table-cell>
          <table:table-cell/>
          <table:table-cell office:value-type="float" office:value="19459.37658" calcext:value-type="float">
            <text:p>19459.37658</text:p>
          </table:table-cell>
          <table:table-cell/>
          <table:table-cell office:value-type="float" office:value="19195.49975" calcext:value-type="float">
            <text:p>19195.49975</text:p>
          </table:table-cell>
          <table:table-cell/>
          <table:table-cell office:value-type="float" office:value="19666.09307" calcext:value-type="float">
            <text:p>19666.09307</text:p>
          </table:table-cell>
          <table:table-cell/>
          <table:table-cell office:value-type="float" office:value="19528.75151" calcext:value-type="float">
            <text:p>19528.75151</text:p>
          </table:table-cell>
          <table:table-cell/>
          <table:table-cell office:value-type="float" office:value="19335.10549" calcext:value-type="float">
            <text:p>19335.10549</text:p>
          </table:table-cell>
          <table:table-cell/>
          <table:table-cell office:value-type="float" office:value="19351.87604" calcext:value-type="float">
            <text:p>19351.87604</text:p>
          </table:table-cell>
          <table:table-cell/>
          <table:table-cell office:value-type="float" office:value="19439.33448" calcext:value-type="float">
            <text:p>19439.33448</text:p>
          </table:table-cell>
          <table:table-cell/>
          <table:table-cell office:value-type="float" office:value="19381.3355599999" calcext:value-type="float">
            <text:p>19381.3355599999</text:p>
          </table:table-cell>
          <table:table-cell/>
          <table:table-cell office:value-type="float" office:value="19659.47301" calcext:value-type="float">
            <text:p>19659.47301</text:p>
          </table:table-cell>
          <table:table-cell/>
          <table:table-cell office:value-type="float" office:value="19299.26425" calcext:value-type="float">
            <text:p>19299.26425</text:p>
          </table:table-cell>
          <table:table-cell/>
          <table:table-cell office:value-type="float" office:value="19433.13058" calcext:value-type="float">
            <text:p>19433.13058</text:p>
          </table:table-cell>
          <table:table-cell/>
          <table:table-cell office:value-type="float" office:value="19419.6561" calcext:value-type="float">
            <text:p>19419.6561</text:p>
          </table:table-cell>
          <table:table-cell/>
          <table:table-cell office:value-type="float" office:value="19587.4623700001" calcext:value-type="float">
            <text:p>19587.4623700001</text:p>
          </table:table-cell>
          <table:table-cell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Random Greedy in LS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r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r</text:p>
          </table:table-cell>
          <table:table-cell office:value-type="string" calcext:value-type="string">
            <text:p>c2g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r</text:p>
          </table:table-cell>
          <table:table-cell office:value-type="string" calcext:value-type="string">
            <text:p>c3g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r</text:p>
          </table:table-cell>
          <table:table-cell office:value-type="string" calcext:value-type="string">
            <text:p>c4g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r</text:p>
          </table:table-cell>
          <table:table-cell office:value-type="string" calcext:value-type="string">
            <text:p>c5g</text:p>
          </table:table-cell>
          <table:table-cell office:value-type="string" calcext:value-type="string">
            <text:p>best5</text:p>
          </table:table-cell>
          <table:table-cell table:number-columns-repeated="25"/>
        </table:table-row>
        <table:table-row table:style-name="ro1">
          <table:table-cell office:value-type="float" office:value="19426.00926" calcext:value-type="float">
            <text:p>19426.00926</text:p>
          </table:table-cell>
          <table:table-cell office:value-type="float" office:value="19449.11403" calcext:value-type="float">
            <text:p>19449.11403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592.27416" calcext:value-type="float">
            <text:p>19592.27416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389.60101" calcext:value-type="float">
            <text:p>19389.60101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386.64238" calcext:value-type="float">
            <text:p>19386.64238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485.3464599999" calcext:value-type="float">
            <text:p>19485.3464599999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19602.625" calcext:value-type="float">
            <text:p>19602.625</text:p>
          </table:table-cell>
          <table:table-cell table:number-columns-repeated="25"/>
        </table:table-row>
        <table:table-row table:style-name="ro1">
          <table:table-cell office:value-type="float" office:value="19359.58672" calcext:value-type="float">
            <text:p>19359.58672</text:p>
          </table:table-cell>
          <table:table-cell office:value-type="float" office:value="19459.93603" calcext:value-type="float">
            <text:p>19459.93603</text:p>
          </table:table-cell>
          <table:table-cell/>
          <table:table-cell office:value-type="float" office:value="19501.5343400001" calcext:value-type="float">
            <text:p>19501.5343400001</text:p>
          </table:table-cell>
          <table:table-cell office:value-type="float" office:value="19691.09552" calcext:value-type="float">
            <text:p>19691.09552</text:p>
          </table:table-cell>
          <table:table-cell/>
          <table:table-cell office:value-type="float" office:value="19478.0252999999" calcext:value-type="float">
            <text:p>19478.0252999999</text:p>
          </table:table-cell>
          <table:table-cell office:value-type="float" office:value="19526.57708" calcext:value-type="float">
            <text:p>19526.57708</text:p>
          </table:table-cell>
          <table:table-cell/>
          <table:table-cell office:value-type="float" office:value="19452.37146" calcext:value-type="float">
            <text:p>19452.37146</text:p>
          </table:table-cell>
          <table:table-cell office:value-type="float" office:value="19585.47091" calcext:value-type="float">
            <text:p>19585.47091</text:p>
          </table:table-cell>
          <table:table-cell/>
          <table:table-cell office:value-type="float" office:value="19541.86543" calcext:value-type="float">
            <text:p>19541.86543</text:p>
          </table:table-cell>
          <table:table-cell office:value-type="float" office:value="19567.31024" calcext:value-type="float">
            <text:p>19567.31024</text:p>
          </table:table-cell>
          <table:table-cell table:number-columns-repeated="26"/>
        </table:table-row>
        <table:table-row table:style-name="ro1">
          <table:table-cell office:value-type="float" office:value="19349.8978600001" calcext:value-type="float">
            <text:p>19349.8978600001</text:p>
          </table:table-cell>
          <table:table-cell office:value-type="float" office:value="19429.19793" calcext:value-type="float">
            <text:p>19429.19793</text:p>
          </table:table-cell>
          <table:table-cell/>
          <table:table-cell office:value-type="float" office:value="19618.3502999999" calcext:value-type="float">
            <text:p>19618.3502999999</text:p>
          </table:table-cell>
          <table:table-cell office:value-type="float" office:value="19686.88438" calcext:value-type="float">
            <text:p>19686.88438</text:p>
          </table:table-cell>
          <table:table-cell/>
          <table:table-cell office:value-type="float" office:value="19427.13248" calcext:value-type="float">
            <text:p>19427.13248</text:p>
          </table:table-cell>
          <table:table-cell office:value-type="float" office:value="19504.8761399999" calcext:value-type="float">
            <text:p>19504.8761399999</text:p>
          </table:table-cell>
          <table:table-cell/>
          <table:table-cell office:value-type="float" office:value="19510.3161400002" calcext:value-type="float">
            <text:p>19510.3161400002</text:p>
          </table:table-cell>
          <table:table-cell office:value-type="float" office:value="19562.50838" calcext:value-type="float">
            <text:p>19562.50838</text:p>
          </table:table-cell>
          <table:table-cell/>
          <table:table-cell office:value-type="float" office:value="19450.39035" calcext:value-type="float">
            <text:p>19450.39035</text:p>
          </table:table-cell>
          <table:table-cell office:value-type="float" office:value="19576.24021" calcext:value-type="float">
            <text:p>19576.24021</text:p>
          </table:table-cell>
          <table:table-cell table:number-columns-repeated="26"/>
        </table:table-row>
        <table:table-row table:style-name="ro1">
          <table:table-cell office:value-type="float" office:value="19364.2186000001" calcext:value-type="float">
            <text:p>19364.2186000001</text:p>
          </table:table-cell>
          <table:table-cell office:value-type="float" office:value="19454.5505" calcext:value-type="float">
            <text:p>19454.5505</text:p>
          </table:table-cell>
          <table:table-cell/>
          <table:table-cell office:value-type="float" office:value="19600.2978299999" calcext:value-type="float">
            <text:p>19600.2978299999</text:p>
          </table:table-cell>
          <table:table-cell office:value-type="float" office:value="19652.00849" calcext:value-type="float">
            <text:p>19652.00849</text:p>
          </table:table-cell>
          <table:table-cell/>
          <table:table-cell office:value-type="float" office:value="19447.66698" calcext:value-type="float">
            <text:p>19447.66698</text:p>
          </table:table-cell>
          <table:table-cell office:value-type="float" office:value="19489.86155" calcext:value-type="float">
            <text:p>19489.86155</text:p>
          </table:table-cell>
          <table:table-cell/>
          <table:table-cell office:value-type="float" office:value="19490.49338" calcext:value-type="float">
            <text:p>19490.49338</text:p>
          </table:table-cell>
          <table:table-cell office:value-type="float" office:value="19588.91989" calcext:value-type="float">
            <text:p>19588.91989</text:p>
          </table:table-cell>
          <table:table-cell/>
          <table:table-cell office:value-type="float" office:value="19448.3513099999" calcext:value-type="float">
            <text:p>19448.3513099999</text:p>
          </table:table-cell>
          <table:table-cell office:value-type="float" office:value="19572.6893900001" calcext:value-type="float">
            <text:p>19572.6893900001</text:p>
          </table:table-cell>
          <table:table-cell table:number-columns-repeated="26"/>
        </table:table-row>
        <table:table-row table:style-name="ro1">
          <table:table-cell office:value-type="float" office:value="19397.3950700001" calcext:value-type="float">
            <text:p>19397.3950700001</text:p>
          </table:table-cell>
          <table:table-cell office:value-type="float" office:value="19428.48457" calcext:value-type="float">
            <text:p>19428.48457</text:p>
          </table:table-cell>
          <table:table-cell/>
          <table:table-cell office:value-type="float" office:value="19578.6516900001" calcext:value-type="float">
            <text:p>19578.6516900001</text:p>
          </table:table-cell>
          <table:table-cell office:value-type="float" office:value="19689.44212" calcext:value-type="float">
            <text:p>19689.44212</text:p>
          </table:table-cell>
          <table:table-cell/>
          <table:table-cell office:value-type="float" office:value="19447.3900700002" calcext:value-type="float">
            <text:p>19447.3900700002</text:p>
          </table:table-cell>
          <table:table-cell office:value-type="float" office:value="19516.1610199999" calcext:value-type="float">
            <text:p>19516.1610199999</text:p>
          </table:table-cell>
          <table:table-cell/>
          <table:table-cell office:value-type="float" office:value="19499.51266" calcext:value-type="float">
            <text:p>19499.51266</text:p>
          </table:table-cell>
          <table:table-cell office:value-type="float" office:value="19563.82272" calcext:value-type="float">
            <text:p>19563.82272</text:p>
          </table:table-cell>
          <table:table-cell/>
          <table:table-cell office:value-type="float" office:value="19462.00306" calcext:value-type="float">
            <text:p>19462.00306</text:p>
          </table:table-cell>
          <table:table-cell office:value-type="float" office:value="19572.84488" calcext:value-type="float">
            <text:p>19572.84488</text:p>
          </table:table-cell>
          <table:table-cell table:number-columns-repeated="26"/>
        </table:table-row>
        <table:table-row table:style-name="ro1">
          <table:table-cell office:value-type="float" office:value="19352.46705" calcext:value-type="float">
            <text:p>19352.46705</text:p>
          </table:table-cell>
          <table:table-cell office:value-type="float" office:value="19437.71138" calcext:value-type="float">
            <text:p>19437.71138</text:p>
          </table:table-cell>
          <table:table-cell/>
          <table:table-cell office:value-type="float" office:value="19586.5633000001" calcext:value-type="float">
            <text:p>19586.5633000001</text:p>
          </table:table-cell>
          <table:table-cell office:value-type="float" office:value="19668.06658" calcext:value-type="float">
            <text:p>19668.06658</text:p>
          </table:table-cell>
          <table:table-cell/>
          <table:table-cell office:value-type="float" office:value="19464.2120800001" calcext:value-type="float">
            <text:p>19464.2120800001</text:p>
          </table:table-cell>
          <table:table-cell office:value-type="float" office:value="19528.19577" calcext:value-type="float">
            <text:p>19528.19577</text:p>
          </table:table-cell>
          <table:table-cell/>
          <table:table-cell office:value-type="float" office:value="19551.1932500002" calcext:value-type="float">
            <text:p>19551.1932500002</text:p>
          </table:table-cell>
          <table:table-cell office:value-type="float" office:value="19565.90551" calcext:value-type="float">
            <text:p>19565.90551</text:p>
          </table:table-cell>
          <table:table-cell/>
          <table:table-cell office:value-type="float" office:value="19510.7103599999" calcext:value-type="float">
            <text:p>19510.7103599999</text:p>
          </table:table-cell>
          <table:table-cell office:value-type="float" office:value="19539.22909" calcext:value-type="float">
            <text:p>19539.22909</text:p>
          </table:table-cell>
          <table:table-cell table:number-columns-repeated="26"/>
        </table:table-row>
        <table:table-row table:style-name="ro1">
          <table:table-cell office:value-type="float" office:value="19396.8766" calcext:value-type="float">
            <text:p>19396.8766</text:p>
          </table:table-cell>
          <table:table-cell office:value-type="float" office:value="19422.59736" calcext:value-type="float">
            <text:p>19422.59736</text:p>
          </table:table-cell>
          <table:table-cell/>
          <table:table-cell office:value-type="float" office:value="19590.17331" calcext:value-type="float">
            <text:p>19590.17331</text:p>
          </table:table-cell>
          <table:table-cell office:value-type="float" office:value="19679.80625" calcext:value-type="float">
            <text:p>19679.80625</text:p>
          </table:table-cell>
          <table:table-cell/>
          <table:table-cell office:value-type="float" office:value="19451.5600199999" calcext:value-type="float">
            <text:p>19451.5600199999</text:p>
          </table:table-cell>
          <table:table-cell office:value-type="float" office:value="19510.8488799999" calcext:value-type="float">
            <text:p>19510.8488799999</text:p>
          </table:table-cell>
          <table:table-cell/>
          <table:table-cell office:value-type="float" office:value="19496.31164" calcext:value-type="float">
            <text:p>19496.31164</text:p>
          </table:table-cell>
          <table:table-cell office:value-type="float" office:value="19569.12418" calcext:value-type="float">
            <text:p>19569.12418</text:p>
          </table:table-cell>
          <table:table-cell/>
          <table:table-cell office:value-type="float" office:value="19516.17699" calcext:value-type="float">
            <text:p>19516.17699</text:p>
          </table:table-cell>
          <table:table-cell office:value-type="float" office:value="19547.84409" calcext:value-type="float">
            <text:p>19547.84409</text:p>
          </table:table-cell>
          <table:table-cell table:number-columns-repeated="26"/>
        </table:table-row>
        <table:table-row table:style-name="ro1">
          <table:table-cell office:value-type="float" office:value="19393.87511" calcext:value-type="float">
            <text:p>19393.87511</text:p>
          </table:table-cell>
          <table:table-cell office:value-type="float" office:value="19443.38268" calcext:value-type="float">
            <text:p>19443.38268</text:p>
          </table:table-cell>
          <table:table-cell/>
          <table:table-cell office:value-type="float" office:value="19580.3054300001" calcext:value-type="float">
            <text:p>19580.3054300001</text:p>
          </table:table-cell>
          <table:table-cell office:value-type="float" office:value="19668.76339" calcext:value-type="float">
            <text:p>19668.76339</text:p>
          </table:table-cell>
          <table:table-cell/>
          <table:table-cell office:value-type="float" office:value="19467.4953899999" calcext:value-type="float">
            <text:p>19467.4953899999</text:p>
          </table:table-cell>
          <table:table-cell office:value-type="float" office:value="19512.53757" calcext:value-type="float">
            <text:p>19512.53757</text:p>
          </table:table-cell>
          <table:table-cell/>
          <table:table-cell office:value-type="float" office:value="19499.4610100001" calcext:value-type="float">
            <text:p>19499.4610100001</text:p>
          </table:table-cell>
          <table:table-cell office:value-type="float" office:value="19564.53736" calcext:value-type="float">
            <text:p>19564.53736</text:p>
          </table:table-cell>
          <table:table-cell/>
          <table:table-cell office:value-type="float" office:value="19507.60358" calcext:value-type="float">
            <text:p>19507.60358</text:p>
          </table:table-cell>
          <table:table-cell office:value-type="float" office:value="19551.57828" calcext:value-type="float">
            <text:p>19551.57828</text:p>
          </table:table-cell>
          <table:table-cell table:number-columns-repeated="26"/>
        </table:table-row>
        <table:table-row table:style-name="ro1">
          <table:table-cell office:value-type="float" office:value="19406.02597" calcext:value-type="float">
            <text:p>19406.02597</text:p>
          </table:table-cell>
          <table:table-cell office:value-type="float" office:value="19450.1802" calcext:value-type="float">
            <text:p>19450.1802</text:p>
          </table:table-cell>
          <table:table-cell/>
          <table:table-cell office:value-type="float" office:value="19587.5268000001" calcext:value-type="float">
            <text:p>19587.5268000001</text:p>
          </table:table-cell>
          <table:table-cell office:value-type="float" office:value="19680.30635" calcext:value-type="float">
            <text:p>19680.30635</text:p>
          </table:table-cell>
          <table:table-cell/>
          <table:table-cell office:value-type="float" office:value="19476.5644999999" calcext:value-type="float">
            <text:p>19476.5644999999</text:p>
          </table:table-cell>
          <table:table-cell office:value-type="float" office:value="19515.55184" calcext:value-type="float">
            <text:p>19515.55184</text:p>
          </table:table-cell>
          <table:table-cell/>
          <table:table-cell office:value-type="float" office:value="19522.4329199999" calcext:value-type="float">
            <text:p>19522.4329199999</text:p>
          </table:table-cell>
          <table:table-cell office:value-type="float" office:value="19579.7756" calcext:value-type="float">
            <text:p>19579.7756</text:p>
          </table:table-cell>
          <table:table-cell/>
          <table:table-cell office:value-type="float" office:value="19462.5795200001" calcext:value-type="float">
            <text:p>19462.5795200001</text:p>
          </table:table-cell>
          <table:table-cell office:value-type="float" office:value="19525.36481" calcext:value-type="float">
            <text:p>19525.36481</text:p>
          </table:table-cell>
          <table:table-cell table:number-columns-repeated="26"/>
        </table:table-row>
        <table:table-row table:style-name="ro1">
          <table:table-cell office:value-type="float" office:value="19430.3236899999" calcext:value-type="float">
            <text:p>19430.3236899999</text:p>
          </table:table-cell>
          <table:table-cell office:value-type="float" office:value="19470.76719" calcext:value-type="float">
            <text:p>19470.76719</text:p>
          </table:table-cell>
          <table:table-cell/>
          <table:table-cell office:value-type="float" office:value="19562.9061900001" calcext:value-type="float">
            <text:p>19562.9061900001</text:p>
          </table:table-cell>
          <table:table-cell office:value-type="float" office:value="19675.2428" calcext:value-type="float">
            <text:p>19675.2428</text:p>
          </table:table-cell>
          <table:table-cell/>
          <table:table-cell office:value-type="float" office:value="19451.0741499999" calcext:value-type="float">
            <text:p>19451.0741499999</text:p>
          </table:table-cell>
          <table:table-cell office:value-type="float" office:value="19521.31013" calcext:value-type="float">
            <text:p>19521.31013</text:p>
          </table:table-cell>
          <table:table-cell/>
          <table:table-cell office:value-type="float" office:value="19497.57322" calcext:value-type="float">
            <text:p>19497.57322</text:p>
          </table:table-cell>
          <table:table-cell office:value-type="float" office:value="19580.73654" calcext:value-type="float">
            <text:p>19580.73654</text:p>
          </table:table-cell>
          <table:table-cell/>
          <table:table-cell office:value-type="float" office:value="19482.5482699999" calcext:value-type="float">
            <text:p>19482.5482699999</text:p>
          </table:table-cell>
          <table:table-cell office:value-type="float" office:value="19575.2715900001" calcext:value-type="float">
            <text:p>19575.2715900001</text:p>
          </table:table-cell>
          <table:table-cell table:number-columns-repeated="26"/>
        </table:table-row>
        <table:table-row table:style-name="ro1">
          <table:table-cell office:value-type="float" office:value="19372.55415" calcext:value-type="float">
            <text:p>19372.55415</text:p>
          </table:table-cell>
          <table:table-cell office:value-type="float" office:value="19428.73272" calcext:value-type="float">
            <text:p>19428.73272</text:p>
          </table:table-cell>
          <table:table-cell/>
          <table:table-cell office:value-type="float" office:value="19580.10527" calcext:value-type="float">
            <text:p>19580.10527</text:p>
          </table:table-cell>
          <table:table-cell office:value-type="float" office:value="19669.50841" calcext:value-type="float">
            <text:p>19669.50841</text:p>
          </table:table-cell>
          <table:table-cell/>
          <table:table-cell office:value-type="float" office:value="19477.9261900001" calcext:value-type="float">
            <text:p>19477.9261900001</text:p>
          </table:table-cell>
          <table:table-cell office:value-type="float" office:value="19500.77591" calcext:value-type="float">
            <text:p>19500.77591</text:p>
          </table:table-cell>
          <table:table-cell/>
          <table:table-cell office:value-type="float" office:value="19501.8211499999" calcext:value-type="float">
            <text:p>19501.8211499999</text:p>
          </table:table-cell>
          <table:table-cell office:value-type="float" office:value="19574.91886" calcext:value-type="float">
            <text:p>19574.91886</text:p>
          </table:table-cell>
          <table:table-cell/>
          <table:table-cell office:value-type="float" office:value="19443.02343" calcext:value-type="float">
            <text:p>19443.02343</text:p>
          </table:table-cell>
          <table:table-cell office:value-type="float" office:value="19566.88436" calcext:value-type="float">
            <text:p>19566.88436</text:p>
          </table:table-cell>
          <table:table-cell table:number-columns-repeated="26"/>
        </table:table-row>
        <table:table-row table:style-name="ro1">
          <table:table-cell office:value-type="float" office:value="19405.31175" calcext:value-type="float">
            <text:p>19405.31175</text:p>
          </table:table-cell>
          <table:table-cell office:value-type="float" office:value="19404.43335" calcext:value-type="float">
            <text:p>19404.43335</text:p>
          </table:table-cell>
          <table:table-cell/>
          <table:table-cell office:value-type="float" office:value="19583.81056" calcext:value-type="float">
            <text:p>19583.81056</text:p>
          </table:table-cell>
          <table:table-cell office:value-type="float" office:value="19679.3328" calcext:value-type="float">
            <text:p>19679.3328</text:p>
          </table:table-cell>
          <table:table-cell/>
          <table:table-cell office:value-type="float" office:value="19447.33008" calcext:value-type="float">
            <text:p>19447.33008</text:p>
          </table:table-cell>
          <table:table-cell office:value-type="float" office:value="19513.9136899999" calcext:value-type="float">
            <text:p>19513.9136899999</text:p>
          </table:table-cell>
          <table:table-cell/>
          <table:table-cell office:value-type="float" office:value="19479.0095" calcext:value-type="float">
            <text:p>19479.0095</text:p>
          </table:table-cell>
          <table:table-cell office:value-type="float" office:value="19568.94242" calcext:value-type="float">
            <text:p>19568.94242</text:p>
          </table:table-cell>
          <table:table-cell/>
          <table:table-cell office:value-type="float" office:value="19492.2812800001" calcext:value-type="float">
            <text:p>19492.2812800001</text:p>
          </table:table-cell>
          <table:table-cell office:value-type="float" office:value="19585.39497" calcext:value-type="float">
            <text:p>19585.39497</text:p>
          </table:table-cell>
          <table:table-cell table:number-columns-repeated="26"/>
        </table:table-row>
        <table:table-row table:style-name="ro1">
          <table:table-cell office:value-type="float" office:value="19339.6827300001" calcext:value-type="float">
            <text:p>19339.6827300001</text:p>
          </table:table-cell>
          <table:table-cell office:value-type="float" office:value="19467.45836" calcext:value-type="float">
            <text:p>19467.45836</text:p>
          </table:table-cell>
          <table:table-cell/>
          <table:table-cell office:value-type="float" office:value="19571.8053699999" calcext:value-type="float">
            <text:p>19571.8053699999</text:p>
          </table:table-cell>
          <table:table-cell office:value-type="float" office:value="19660.3392700001" calcext:value-type="float">
            <text:p>19660.3392700001</text:p>
          </table:table-cell>
          <table:table-cell/>
          <table:table-cell office:value-type="float" office:value="19422.5641100001" calcext:value-type="float">
            <text:p>19422.5641100001</text:p>
          </table:table-cell>
          <table:table-cell office:value-type="float" office:value="19504.54875" calcext:value-type="float">
            <text:p>19504.54875</text:p>
          </table:table-cell>
          <table:table-cell/>
          <table:table-cell office:value-type="float" office:value="19497.4634300001" calcext:value-type="float">
            <text:p>19497.4634300001</text:p>
          </table:table-cell>
          <table:table-cell office:value-type="float" office:value="19568.84937" calcext:value-type="float">
            <text:p>19568.84937</text:p>
          </table:table-cell>
          <table:table-cell/>
          <table:table-cell office:value-type="float" office:value="19500.9487099999" calcext:value-type="float">
            <text:p>19500.9487099999</text:p>
          </table:table-cell>
          <table:table-cell office:value-type="float" office:value="19585.45077" calcext:value-type="float">
            <text:p>19585.45077</text:p>
          </table:table-cell>
          <table:table-cell table:number-columns-repeated="26"/>
        </table:table-row>
        <table:table-row table:style-name="ro1">
          <table:table-cell office:value-type="float" office:value="19383.40762" calcext:value-type="float">
            <text:p>19383.40762</text:p>
          </table:table-cell>
          <table:table-cell office:value-type="float" office:value="19417.78049" calcext:value-type="float">
            <text:p>19417.78049</text:p>
          </table:table-cell>
          <table:table-cell/>
          <table:table-cell office:value-type="float" office:value="19603.261" calcext:value-type="float">
            <text:p>19603.261</text:p>
          </table:table-cell>
          <table:table-cell office:value-type="float" office:value="19678.7205" calcext:value-type="float">
            <text:p>19678.7205</text:p>
          </table:table-cell>
          <table:table-cell/>
          <table:table-cell office:value-type="float" office:value="19397.05517" calcext:value-type="float">
            <text:p>19397.05517</text:p>
          </table:table-cell>
          <table:table-cell office:value-type="float" office:value="19524.45413" calcext:value-type="float">
            <text:p>19524.45413</text:p>
          </table:table-cell>
          <table:table-cell/>
          <table:table-cell office:value-type="float" office:value="19505.21832" calcext:value-type="float">
            <text:p>19505.21832</text:p>
          </table:table-cell>
          <table:table-cell office:value-type="float" office:value="19568.28967" calcext:value-type="float">
            <text:p>19568.28967</text:p>
          </table:table-cell>
          <table:table-cell/>
          <table:table-cell office:value-type="float" office:value="19475.43445" calcext:value-type="float">
            <text:p>19475.43445</text:p>
          </table:table-cell>
          <table:table-cell office:value-type="float" office:value="19572.24914" calcext:value-type="float">
            <text:p>19572.24914</text:p>
          </table:table-cell>
          <table:table-cell table:number-columns-repeated="26"/>
        </table:table-row>
        <table:table-row table:style-name="ro1">
          <table:table-cell office:value-type="float" office:value="19380.04341" calcext:value-type="float">
            <text:p>19380.04341</text:p>
          </table:table-cell>
          <table:table-cell office:value-type="float" office:value="19431.79434" calcext:value-type="float">
            <text:p>19431.79434</text:p>
          </table:table-cell>
          <table:table-cell/>
          <table:table-cell office:value-type="float" office:value="19613.00743" calcext:value-type="float">
            <text:p>19613.00743</text:p>
          </table:table-cell>
          <table:table-cell office:value-type="float" office:value="19685.12877" calcext:value-type="float">
            <text:p>19685.12877</text:p>
          </table:table-cell>
          <table:table-cell/>
          <table:table-cell office:value-type="float" office:value="19445.74304" calcext:value-type="float">
            <text:p>19445.74304</text:p>
          </table:table-cell>
          <table:table-cell office:value-type="float" office:value="19488.56713" calcext:value-type="float">
            <text:p>19488.56713</text:p>
          </table:table-cell>
          <table:table-cell/>
          <table:table-cell office:value-type="float" office:value="19409.8436299999" calcext:value-type="float">
            <text:p>19409.8436299999</text:p>
          </table:table-cell>
          <table:table-cell office:value-type="float" office:value="19585.10906" calcext:value-type="float">
            <text:p>19585.10906</text:p>
          </table:table-cell>
          <table:table-cell/>
          <table:table-cell office:value-type="float" office:value="19448.1309499999" calcext:value-type="float">
            <text:p>19448.1309499999</text:p>
          </table:table-cell>
          <table:table-cell office:value-type="float" office:value="19583.95272" calcext:value-type="float">
            <text:p>19583.95272</text:p>
          </table:table-cell>
          <table:table-cell table:number-columns-repeated="26"/>
        </table:table-row>
      </table:table>
      <table:table table:name="ILS-Smal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6435" calcext:value-type="float">
            <text:p>0.016435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84397" calcext:value-type="float">
            <text:p>0.084397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6464" calcext:value-type="float">
            <text:p>0.176464</text:p>
          </table:table-cell>
          <table:table-cell office:value-type="float" office:value="3930" calcext:value-type="float">
            <text:p>3930</text:p>
          </table:table-cell>
          <table:table-cell office:value-type="float" office:value="4133" calcext:value-type="float">
            <text:p>4133</text:p>
          </table:table-cell>
          <table:table-cell office:value-type="float" office:value="0.343989" calcext:value-type="float">
            <text:p>0.343989</text:p>
          </table:table-cell>
          <table:table-cell office:value-type="float" office:value="947" calcext:value-type="float">
            <text:p>947</text:p>
          </table:table-cell>
          <table:table-cell office:value-type="float" office:value="1220" calcext:value-type="float">
            <text:p>1220</text:p>
          </table:table-cell>
          <table:table-cell office:value-type="float" office:value="0.134659" calcext:value-type="float">
            <text:p>0.1346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8" calcext:value-type="float">
            <text:p>328</text:p>
          </table:table-cell>
          <table:table-cell office:value-type="float" office:value="0.016843" calcext:value-type="float">
            <text:p>0.016843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74008" calcext:value-type="float">
            <text:p>0.07400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1491" calcext:value-type="float">
            <text:p>0.171491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78528" calcext:value-type="float">
            <text:p>0.378528</text:p>
          </table:table-cell>
          <table:table-cell office:value-type="float" office:value="947" calcext:value-type="float">
            <text:p>947</text:p>
          </table:table-cell>
          <table:table-cell office:value-type="float" office:value="1239" calcext:value-type="float">
            <text:p>1239</text:p>
          </table:table-cell>
          <table:table-cell office:value-type="float" office:value="0.163899" calcext:value-type="float">
            <text:p>0.1638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0.014665" calcext:value-type="float">
            <text:p>0.01466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70681" calcext:value-type="float">
            <text:p>0.070681</text:p>
          </table:table-cell>
          <table:table-cell office:value-type="float" office:value="2149" calcext:value-type="float">
            <text:p>2149</text:p>
          </table:table-cell>
          <table:table-cell office:value-type="float" office:value="2448" calcext:value-type="float">
            <text:p>2448</text:p>
          </table:table-cell>
          <table:table-cell office:value-type="float" office:value="0.206038" calcext:value-type="float">
            <text:p>0.206038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3368" calcext:value-type="float">
            <text:p>0.333368</text:p>
          </table:table-cell>
          <table:table-cell office:value-type="float" office:value="947" calcext:value-type="float">
            <text:p>947</text:p>
          </table:table-cell>
          <table:table-cell office:value-type="float" office:value="1215" calcext:value-type="float">
            <text:p>1215</text:p>
          </table:table-cell>
          <table:table-cell office:value-type="float" office:value="0.168189" calcext:value-type="float">
            <text:p>0.1681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85729" calcext:value-type="float">
            <text:p>0.085729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9941" calcext:value-type="float">
            <text:p>0.179941</text:p>
          </table:table-cell>
          <table:table-cell office:value-type="float" office:value="3930" calcext:value-type="float">
            <text:p>3930</text:p>
          </table:table-cell>
          <table:table-cell office:value-type="float" office:value="4137" calcext:value-type="float">
            <text:p>4137</text:p>
          </table:table-cell>
          <table:table-cell office:value-type="float" office:value="0.383462" calcext:value-type="float">
            <text:p>0.383462</text:p>
          </table:table-cell>
          <table:table-cell office:value-type="float" office:value="947" calcext:value-type="float">
            <text:p>947</text:p>
          </table:table-cell>
          <table:table-cell office:value-type="float" office:value="1233" calcext:value-type="float">
            <text:p>1233</text:p>
          </table:table-cell>
          <table:table-cell office:value-type="float" office:value="0.217283" calcext:value-type="float">
            <text:p>0.2172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1" calcext:value-type="float">
            <text:p>321</text:p>
          </table:table-cell>
          <table:table-cell office:value-type="float" office:value="0.018189" calcext:value-type="float">
            <text:p>0.018189</text:p>
          </table:table-cell>
          <table:table-cell office:value-type="float" office:value="1004" calcext:value-type="float">
            <text:p>1004</text:p>
          </table:table-cell>
          <table:table-cell office:value-type="float" office:value="1179" calcext:value-type="float">
            <text:p>1179</text:p>
          </table:table-cell>
          <table:table-cell office:value-type="float" office:value="0.076975" calcext:value-type="float">
            <text:p>0.076975</text:p>
          </table:table-cell>
          <table:table-cell office:value-type="float" office:value="2149" calcext:value-type="float">
            <text:p>2149</text:p>
          </table:table-cell>
          <table:table-cell office:value-type="float" office:value="2389" calcext:value-type="float">
            <text:p>2389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1323" calcext:value-type="float">
            <text:p>0.331323</text:p>
          </table:table-cell>
          <table:table-cell office:value-type="float" office:value="947" calcext:value-type="float">
            <text:p>947</text:p>
          </table:table-cell>
          <table:table-cell office:value-type="float" office:value="1234" calcext:value-type="float">
            <text:p>1234</text:p>
          </table:table-cell>
          <table:table-cell office:value-type="float" office:value="0.149452" calcext:value-type="float">
            <text:p>0.1494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4" calcext:value-type="float">
            <text:p>324</text:p>
          </table:table-cell>
          <table:table-cell office:value-type="float" office:value="0.030238" calcext:value-type="float">
            <text:p>0.030238</text:p>
          </table:table-cell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0.078818" calcext:value-type="float">
            <text:p>0.07881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284135" calcext:value-type="float">
            <text:p>0.284135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82735" calcext:value-type="float">
            <text:p>0.382735</text:p>
          </table:table-cell>
          <table:table-cell office:value-type="float" office:value="947" calcext:value-type="float">
            <text:p>947</text:p>
          </table:table-cell>
          <table:table-cell office:value-type="float" office:value="1216" calcext:value-type="float">
            <text:p>1216</text:p>
          </table:table-cell>
          <table:table-cell office:value-type="float" office:value="0.180625" calcext:value-type="float">
            <text:p>0.1806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9" calcext:value-type="float">
            <text:p>329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0.069171" calcext:value-type="float">
            <text:p>0.069171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310568" calcext:value-type="float">
            <text:p>0.310568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445946" calcext:value-type="float">
            <text:p>0.445946</text:p>
          </table:table-cell>
          <table:table-cell office:value-type="float" office:value="947" calcext:value-type="float">
            <text:p>947</text:p>
          </table:table-cell>
          <table:table-cell office:value-type="float" office:value="1198" calcext:value-type="float">
            <text:p>1198</text:p>
          </table:table-cell>
          <table:table-cell office:value-type="float" office:value="0.140415" calcext:value-type="float">
            <text:p>0.1404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0" calcext:value-type="float">
            <text:p>320</text:p>
          </table:table-cell>
          <table:table-cell office:value-type="float" office:value="0.015644" calcext:value-type="float">
            <text:p>0.015644</text:p>
          </table:table-cell>
          <table:table-cell office:value-type="float" office:value="1004" calcext:value-type="float">
            <text:p>1004</text:p>
          </table:table-cell>
          <table:table-cell office:value-type="float" office:value="1169" calcext:value-type="float">
            <text:p>1169</text:p>
          </table:table-cell>
          <table:table-cell office:value-type="float" office:value="0.074478" calcext:value-type="float">
            <text:p>0.07447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8513" calcext:value-type="float">
            <text:p>0.18513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39144" calcext:value-type="float">
            <text:p>0.339144</text:p>
          </table:table-cell>
          <table:table-cell office:value-type="float" office:value="947" calcext:value-type="float">
            <text:p>947</text:p>
          </table:table-cell>
          <table:table-cell office:value-type="float" office:value="1209" calcext:value-type="float">
            <text:p>1209</text:p>
          </table:table-cell>
          <table:table-cell office:value-type="float" office:value="0.136951" calcext:value-type="float">
            <text:p>0.1369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1004" calcext:value-type="float">
            <text:p>1004</text:p>
          </table:table-cell>
          <table:table-cell office:value-type="float" office:value="1172" calcext:value-type="float">
            <text:p>1172</text:p>
          </table:table-cell>
          <table:table-cell office:value-type="float" office:value="0.074334" calcext:value-type="float">
            <text:p>0.074334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2793" calcext:value-type="float">
            <text:p>0.172793</text:p>
          </table:table-cell>
          <table:table-cell office:value-type="float" office:value="3930" calcext:value-type="float">
            <text:p>3930</text:p>
          </table:table-cell>
          <table:table-cell office:value-type="float" office:value="4126" calcext:value-type="float">
            <text:p>4126</text:p>
          </table:table-cell>
          <table:table-cell office:value-type="float" office:value="0.315095" calcext:value-type="float">
            <text:p>0.315095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241457" calcext:value-type="float">
            <text:p>0.24145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1" calcext:value-type="float">
            <text:p>321</text:p>
          </table:table-cell>
          <table:table-cell office:value-type="float" office:value="0.019792" calcext:value-type="float">
            <text:p>0.019792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2149" calcext:value-type="float">
            <text:p>2149</text:p>
          </table:table-cell>
          <table:table-cell office:value-type="float" office:value="2450" calcext:value-type="float">
            <text:p>2450</text:p>
          </table:table-cell>
          <table:table-cell office:value-type="float" office:value="0.360691" calcext:value-type="float">
            <text:p>0.360691</text:p>
          </table:table-cell>
          <table:table-cell office:value-type="float" office:value="3930" calcext:value-type="float">
            <text:p>3930</text:p>
          </table:table-cell>
          <table:table-cell office:value-type="float" office:value="4139" calcext:value-type="float">
            <text:p>4139</text:p>
          </table:table-cell>
          <table:table-cell office:value-type="float" office:value="0.346664" calcext:value-type="float">
            <text:p>0.346664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323718" calcext:value-type="float">
            <text:p>0.3237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4265" calcext:value-type="float">
            <text:p>0.01426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218121" calcext:value-type="float">
            <text:p>0.218121</text:p>
          </table:table-cell>
          <table:table-cell office:value-type="float" office:value="3930" calcext:value-type="float">
            <text:p>3930</text:p>
          </table:table-cell>
          <table:table-cell office:value-type="float" office:value="4137" calcext:value-type="float">
            <text:p>4137</text:p>
          </table:table-cell>
          <table:table-cell office:value-type="float" office:value="0.345275" calcext:value-type="float">
            <text:p>0.345275</text:p>
          </table:table-cell>
          <table:table-cell office:value-type="float" office:value="947" calcext:value-type="float">
            <text:p>947</text:p>
          </table:table-cell>
          <table:table-cell office:value-type="float" office:value="1239" calcext:value-type="float">
            <text:p>1239</text:p>
          </table:table-cell>
          <table:table-cell office:value-type="float" office:value="0.226429" calcext:value-type="float">
            <text:p>0.2264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2149" calcext:value-type="float">
            <text:p>2149</text:p>
          </table:table-cell>
          <table:table-cell office:value-type="float" office:value="2389" calcext:value-type="float">
            <text:p>23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3930" calcext:value-type="float">
            <text:p>3930</text:p>
          </table:table-cell>
          <table:table-cell office:value-type="float" office:value="4132" calcext:value-type="float">
            <text:p>4132</text:p>
          </table:table-cell>
          <table:table-cell office:value-type="float" office:value="0.344" calcext:value-type="float">
            <text:p>0.344</text:p>
          </table:table-cell>
          <table:table-cell office:value-type="float" office:value="947" calcext:value-type="float">
            <text:p>947</text:p>
          </table:table-cell>
          <table:table-cell office:value-type="float" office:value="1228" calcext:value-type="float">
            <text:p>1228</text:p>
          </table:table-cell>
          <table:table-cell office:value-type="float" office:value="0.149892" calcext:value-type="float">
            <text:p>0.1498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86314" calcext:value-type="float">
            <text:p>0.086314</text:p>
          </table:table-cell>
          <table:table-cell office:value-type="float" office:value="2149" calcext:value-type="float">
            <text:p>2149</text:p>
          </table:table-cell>
          <table:table-cell office:value-type="float" office:value="2420" calcext:value-type="float">
            <text:p>2420</text:p>
          </table:table-cell>
          <table:table-cell office:value-type="float" office:value="0.209072" calcext:value-type="float">
            <text:p>0.209072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92369" calcext:value-type="float">
            <text:p>0.392369</text:p>
          </table:table-cell>
          <table:table-cell office:value-type="float" office:value="947" calcext:value-type="float">
            <text:p>947</text:p>
          </table:table-cell>
          <table:table-cell office:value-type="float" office:value="1228" calcext:value-type="float">
            <text:p>1228</text:p>
          </table:table-cell>
          <table:table-cell office:value-type="float" office:value="0.158246" calcext:value-type="float">
            <text:p>0.1582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5472" calcext:value-type="float">
            <text:p>0.015472</text:p>
          </table:table-cell>
          <table:table-cell office:value-type="float" office:value="1004" calcext:value-type="float">
            <text:p>1004</text:p>
          </table:table-cell>
          <table:table-cell office:value-type="float" office:value="1173" calcext:value-type="float">
            <text:p>1173</text:p>
          </table:table-cell>
          <table:table-cell office:value-type="float" office:value="0.071358" calcext:value-type="float">
            <text:p>0.071358</text:p>
          </table:table-cell>
          <table:table-cell office:value-type="float" office:value="2149" calcext:value-type="float">
            <text:p>2149</text:p>
          </table:table-cell>
          <table:table-cell office:value-type="float" office:value="2450" calcext:value-type="float">
            <text:p>2450</text:p>
          </table:table-cell>
          <table:table-cell office:value-type="float" office:value="0.227089" calcext:value-type="float">
            <text:p>0.227089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5855" calcext:value-type="float">
            <text:p>0.335855</text:p>
          </table:table-cell>
          <table:table-cell office:value-type="float" office:value="947" calcext:value-type="float">
            <text:p>947</text:p>
          </table:table-cell>
          <table:table-cell office:value-type="float" office:value="1220" calcext:value-type="float">
            <text:p>1220</text:p>
          </table:table-cell>
          <table:table-cell office:value-type="float" office:value="0.156826" calcext:value-type="float">
            <text:p>0.1568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6416" calcext:value-type="float">
            <text:p>0.016416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77702" calcext:value-type="float">
            <text:p>0.077702</text:p>
          </table:table-cell>
          <table:table-cell office:value-type="float" office:value="2149" calcext:value-type="float">
            <text:p>2149</text:p>
          </table:table-cell>
          <table:table-cell office:value-type="float" office:value="2385" calcext:value-type="float">
            <text:p>2385</text:p>
          </table:table-cell>
          <table:table-cell office:value-type="float" office:value="0.181816" calcext:value-type="float">
            <text:p>0.181816</text:p>
          </table:table-cell>
          <table:table-cell office:value-type="float" office:value="3930" calcext:value-type="float">
            <text:p>3930</text:p>
          </table:table-cell>
          <table:table-cell office:value-type="float" office:value="4136" calcext:value-type="float">
            <text:p>4136</text:p>
          </table:table-cell>
          <table:table-cell office:value-type="float" office:value="0.331979" calcext:value-type="float">
            <text:p>0.331979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137114" calcext:value-type="float">
            <text:p>0.13711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 office:value-type="float" office:value="1185" calcext:value-type="float">
            <text:p>1185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2457" calcext:value-type="float">
            <text:p>2457</text:p>
          </table:table-cell>
          <table:table-cell office:value-type="float" office:value="4133" calcext:value-type="float">
            <text:p>4133</text:p>
          </table:table-cell>
          <table:table-cell office:value-type="float" office:value="4142" calcext:value-type="float">
            <text:p>4142</text:p>
          </table:table-cell>
          <table:table-cell office:value-type="float" office:value="1220" calcext:value-type="float">
            <text:p>1220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48" calcext:value-type="float">
            <text:p>2448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15" calcext:value-type="float">
            <text:p>1215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2389" calcext:value-type="float">
            <text:p>2389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09" calcext:value-type="float">
            <text:p>120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72" calcext:value-type="float">
            <text:p>1172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26" calcext:value-type="float">
            <text:p>4126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389" calcext:value-type="float">
            <text:p>2389</text:p>
          </table:table-cell>
          <table:table-cell/>
          <table:table-cell office:value-type="float" office:value="4132" calcext:value-type="float">
            <text:p>4132</text:p>
          </table:table-cell>
          <table:table-cell/>
          <table:table-cell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73" calcext:value-type="float">
            <text:p>1173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385" calcext:value-type="float">
            <text:p>2385</text:p>
          </table:table-cell>
          <table:table-cell/>
          <table:table-cell office:value-type="float" office:value="4136" calcext:value-type="float">
            <text:p>4136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</table:table>
      <table:table table:name="ILS-Medium" table:style-name="ta1">
        <table:table-column table:style-name="co4" table:number-columns-repeated="40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7.77411" calcext:value-type="float">
            <text:p>19477.77411</text:p>
          </table:table-cell>
          <table:table-cell office:value-type="float" office:value="2.352017" calcext:value-type="float">
            <text:p>2.35201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700.34325" calcext:value-type="float">
            <text:p>19700.34325</text:p>
          </table:table-cell>
          <table:table-cell office:value-type="float" office:value="2.521759" calcext:value-type="float">
            <text:p>2.52175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5.0799499999" calcext:value-type="float">
            <text:p>19525.0799499999</text:p>
          </table:table-cell>
          <table:table-cell office:value-type="float" office:value="2.154485" calcext:value-type="float">
            <text:p>2.1544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5.87904" calcext:value-type="float">
            <text:p>19575.87904</text:p>
          </table:table-cell>
          <table:table-cell office:value-type="float" office:value="3.915923" calcext:value-type="float">
            <text:p>3.91592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7.40663" calcext:value-type="float">
            <text:p>19587.40663</text:p>
          </table:table-cell>
          <table:table-cell office:value-type="float" office:value="2.141726" calcext:value-type="float">
            <text:p>2.14172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3.22431" calcext:value-type="float">
            <text:p>19473.22431</text:p>
          </table:table-cell>
          <table:table-cell office:value-type="float" office:value="2.282763" calcext:value-type="float">
            <text:p>2.28276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7.26527" calcext:value-type="float">
            <text:p>19687.26527</text:p>
          </table:table-cell>
          <table:table-cell office:value-type="float" office:value="2.178461" calcext:value-type="float">
            <text:p>2.178461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4.40473" calcext:value-type="float">
            <text:p>19534.40473</text:p>
          </table:table-cell>
          <table:table-cell office:value-type="float" office:value="2.404337" calcext:value-type="float">
            <text:p>2.40433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6275300001" calcext:value-type="float">
            <text:p>19585.6275300001</text:p>
          </table:table-cell>
          <table:table-cell office:value-type="float" office:value="2.19938" calcext:value-type="float">
            <text:p>2.1993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8.8981700001" calcext:value-type="float">
            <text:p>19598.8981700001</text:p>
          </table:table-cell>
          <table:table-cell office:value-type="float" office:value="2.429674" calcext:value-type="float">
            <text:p>2.429674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7.1888900001" calcext:value-type="float">
            <text:p>19467.1888900001</text:p>
          </table:table-cell>
          <table:table-cell office:value-type="float" office:value="2.193619" calcext:value-type="float">
            <text:p>2.19361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7810800001" calcext:value-type="float">
            <text:p>19689.7810800001</text:p>
          </table:table-cell>
          <table:table-cell office:value-type="float" office:value="3.707617" calcext:value-type="float">
            <text:p>3.70761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2.9524199999" calcext:value-type="float">
            <text:p>19532.9524199999</text:p>
          </table:table-cell>
          <table:table-cell office:value-type="float" office:value="2.308889" calcext:value-type="float">
            <text:p>2.308889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4.09454" calcext:value-type="float">
            <text:p>19584.09454</text:p>
          </table:table-cell>
          <table:table-cell office:value-type="float" office:value="2.13485" calcext:value-type="float">
            <text:p>2.1348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0.21385" calcext:value-type="float">
            <text:p>19590.21385</text:p>
          </table:table-cell>
          <table:table-cell office:value-type="float" office:value="2.066705" calcext:value-type="float">
            <text:p>2.066705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97876" calcext:value-type="float">
            <text:p>19468.97876</text:p>
          </table:table-cell>
          <table:table-cell office:value-type="float" office:value="2.130204" calcext:value-type="float">
            <text:p>2.13020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9.2134300001" calcext:value-type="float">
            <text:p>19699.2134300001</text:p>
          </table:table-cell>
          <table:table-cell office:value-type="float" office:value="5.645052" calcext:value-type="float">
            <text:p>5.64505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9.72499" calcext:value-type="float">
            <text:p>19529.72499</text:p>
          </table:table-cell>
          <table:table-cell office:value-type="float" office:value="2.105782" calcext:value-type="float">
            <text:p>2.10578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9.94334" calcext:value-type="float">
            <text:p>19579.94334</text:p>
          </table:table-cell>
          <table:table-cell office:value-type="float" office:value="2.05271" calcext:value-type="float">
            <text:p>2.0527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35241" calcext:value-type="float">
            <text:p>19585.35241</text:p>
          </table:table-cell>
          <table:table-cell office:value-type="float" office:value="2.063416" calcext:value-type="float">
            <text:p>2.0634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96996" calcext:value-type="float">
            <text:p>19468.96996</text:p>
          </table:table-cell>
          <table:table-cell office:value-type="float" office:value="2.208118" calcext:value-type="float">
            <text:p>2.20811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1.12173" calcext:value-type="float">
            <text:p>19681.12173</text:p>
          </table:table-cell>
          <table:table-cell office:value-type="float" office:value="2.50519" calcext:value-type="float">
            <text:p>2.5051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9.80336" calcext:value-type="float">
            <text:p>19529.80336</text:p>
          </table:table-cell>
          <table:table-cell office:value-type="float" office:value="2.090258" calcext:value-type="float">
            <text:p>2.09025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16304" calcext:value-type="float">
            <text:p>19585.16304</text:p>
          </table:table-cell>
          <table:table-cell office:value-type="float" office:value="2.08281" calcext:value-type="float">
            <text:p>2.0828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4.92499" calcext:value-type="float">
            <text:p>19594.92499</text:p>
          </table:table-cell>
          <table:table-cell office:value-type="float" office:value="2.2841" calcext:value-type="float">
            <text:p>2.284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68216" calcext:value-type="float">
            <text:p>19470.68216</text:p>
          </table:table-cell>
          <table:table-cell office:value-type="float" office:value="2.426229" calcext:value-type="float">
            <text:p>2.42622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7.51511" calcext:value-type="float">
            <text:p>19687.51511</text:p>
          </table:table-cell>
          <table:table-cell office:value-type="float" office:value="2.127982" calcext:value-type="float">
            <text:p>2.12798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47405" calcext:value-type="float">
            <text:p>19531.47405</text:p>
          </table:table-cell>
          <table:table-cell office:value-type="float" office:value="2.073982" calcext:value-type="float">
            <text:p>2.07398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8.53388" calcext:value-type="float">
            <text:p>19578.53388</text:p>
          </table:table-cell>
          <table:table-cell office:value-type="float" office:value="2.032634" calcext:value-type="float">
            <text:p>2.032634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6.75112" calcext:value-type="float">
            <text:p>19586.75112</text:p>
          </table:table-cell>
          <table:table-cell office:value-type="float" office:value="2.085186" calcext:value-type="float">
            <text:p>2.08518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31896" calcext:value-type="float">
            <text:p>19468.31896</text:p>
          </table:table-cell>
          <table:table-cell office:value-type="float" office:value="2.102867" calcext:value-type="float">
            <text:p>2.10286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3.3659100001" calcext:value-type="float">
            <text:p>19683.3659100001</text:p>
          </table:table-cell>
          <table:table-cell office:value-type="float" office:value="2.088077" calcext:value-type="float">
            <text:p>2.08807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4.55214" calcext:value-type="float">
            <text:p>19524.55214</text:p>
          </table:table-cell>
          <table:table-cell office:value-type="float" office:value="2.04785" calcext:value-type="float">
            <text:p>2.047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0.54276" calcext:value-type="float">
            <text:p>19580.54276</text:p>
          </table:table-cell>
          <table:table-cell office:value-type="float" office:value="2.058748" calcext:value-type="float">
            <text:p>2.05874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1775300001" calcext:value-type="float">
            <text:p>19595.1775300001</text:p>
          </table:table-cell>
          <table:table-cell office:value-type="float" office:value="2.078616" calcext:value-type="float">
            <text:p>2.0786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68896" calcext:value-type="float">
            <text:p>19468.68896</text:p>
          </table:table-cell>
          <table:table-cell office:value-type="float" office:value="2.10865" calcext:value-type="float">
            <text:p>2.10865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5.37963" calcext:value-type="float">
            <text:p>19695.37963</text:p>
          </table:table-cell>
          <table:table-cell office:value-type="float" office:value="2.105674" calcext:value-type="float">
            <text:p>2.10567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7.85122" calcext:value-type="float">
            <text:p>19527.85122</text:p>
          </table:table-cell>
          <table:table-cell office:value-type="float" office:value="2.389743" calcext:value-type="float">
            <text:p>2.38974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83788" calcext:value-type="float">
            <text:p>19586.83788</text:p>
          </table:table-cell>
          <table:table-cell office:value-type="float" office:value="2.339469" calcext:value-type="float">
            <text:p>2.33946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76449" calcext:value-type="float">
            <text:p>19585.76449</text:p>
          </table:table-cell>
          <table:table-cell office:value-type="float" office:value="2.04628" calcext:value-type="float">
            <text:p>2.04628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6.33293" calcext:value-type="float">
            <text:p>19476.33293</text:p>
          </table:table-cell>
          <table:table-cell office:value-type="float" office:value="2.293318" calcext:value-type="float">
            <text:p>2.29331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2.97575" calcext:value-type="float">
            <text:p>19692.97575</text:p>
          </table:table-cell>
          <table:table-cell office:value-type="float" office:value="2.142809" calcext:value-type="float">
            <text:p>2.14280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7.77422" calcext:value-type="float">
            <text:p>19537.77422</text:p>
          </table:table-cell>
          <table:table-cell office:value-type="float" office:value="2.274073" calcext:value-type="float">
            <text:p>2.27407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6.71691" calcext:value-type="float">
            <text:p>19576.71691</text:p>
          </table:table-cell>
          <table:table-cell office:value-type="float" office:value="2.152579" calcext:value-type="float">
            <text:p>2.15257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2472" calcext:value-type="float">
            <text:p>19595.2472</text:p>
          </table:table-cell>
          <table:table-cell office:value-type="float" office:value="2.080379" calcext:value-type="float">
            <text:p>2.08037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4.69227" calcext:value-type="float">
            <text:p>19464.69227</text:p>
          </table:table-cell>
          <table:table-cell office:value-type="float" office:value="2.307798" calcext:value-type="float">
            <text:p>2.30779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5.59455" calcext:value-type="float">
            <text:p>19695.59455</text:p>
          </table:table-cell>
          <table:table-cell office:value-type="float" office:value="2.089085" calcext:value-type="float">
            <text:p>2.089085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6.48569" calcext:value-type="float">
            <text:p>19536.48569</text:p>
          </table:table-cell>
          <table:table-cell office:value-type="float" office:value="2.299485" calcext:value-type="float">
            <text:p>2.2994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45353" calcext:value-type="float">
            <text:p>19586.45353</text:p>
          </table:table-cell>
          <table:table-cell office:value-type="float" office:value="2.8773" calcext:value-type="float">
            <text:p>2.877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1905900001" calcext:value-type="float">
            <text:p>19595.1905900001</text:p>
          </table:table-cell>
          <table:table-cell office:value-type="float" office:value="4.041746" calcext:value-type="float">
            <text:p>4.04174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9.10584" calcext:value-type="float">
            <text:p>19479.10584</text:p>
          </table:table-cell>
          <table:table-cell office:value-type="float" office:value="2.343946" calcext:value-type="float">
            <text:p>2.34394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15159" calcext:value-type="float">
            <text:p>19689.15159</text:p>
          </table:table-cell>
          <table:table-cell office:value-type="float" office:value="2.157572" calcext:value-type="float">
            <text:p>2.15757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14539" calcext:value-type="float">
            <text:p>19531.14539</text:p>
          </table:table-cell>
          <table:table-cell office:value-type="float" office:value="2.135464" calcext:value-type="float">
            <text:p>2.13546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7.8471600001" calcext:value-type="float">
            <text:p>19587.8471600001</text:p>
          </table:table-cell>
          <table:table-cell office:value-type="float" office:value="2.223749" calcext:value-type="float">
            <text:p>2.22374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9.51311" calcext:value-type="float">
            <text:p>19589.51311</text:p>
          </table:table-cell>
          <table:table-cell office:value-type="float" office:value="2.132178" calcext:value-type="float">
            <text:p>2.132178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65" calcext:value-type="float">
            <text:p>19468.65</text:p>
          </table:table-cell>
          <table:table-cell office:value-type="float" office:value="2.774029" calcext:value-type="float">
            <text:p>2.77402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7.12662" calcext:value-type="float">
            <text:p>19697.12662</text:p>
          </table:table-cell>
          <table:table-cell office:value-type="float" office:value="2.120928" calcext:value-type="float">
            <text:p>2.12092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81958" calcext:value-type="float">
            <text:p>19531.81958</text:p>
          </table:table-cell>
          <table:table-cell office:value-type="float" office:value="2.151113" calcext:value-type="float">
            <text:p>2.15111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4.32988" calcext:value-type="float">
            <text:p>19584.32988</text:p>
          </table:table-cell>
          <table:table-cell office:value-type="float" office:value="2.029883" calcext:value-type="float">
            <text:p>2.02988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1.64887" calcext:value-type="float">
            <text:p>19591.64887</text:p>
          </table:table-cell>
          <table:table-cell office:value-type="float" office:value="2.16909" calcext:value-type="float">
            <text:p>2.1690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39083" calcext:value-type="float">
            <text:p>19470.39083</text:p>
          </table:table-cell>
          <table:table-cell office:value-type="float" office:value="2.338003" calcext:value-type="float">
            <text:p>2.33800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1.84035" calcext:value-type="float">
            <text:p>19691.84035</text:p>
          </table:table-cell>
          <table:table-cell office:value-type="float" office:value="2.1518" calcext:value-type="float">
            <text:p>2.151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8.66405" calcext:value-type="float">
            <text:p>19528.66405</text:p>
          </table:table-cell>
          <table:table-cell office:value-type="float" office:value="2.098375" calcext:value-type="float">
            <text:p>2.09837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3.14577" calcext:value-type="float">
            <text:p>19583.14577</text:p>
          </table:table-cell>
          <table:table-cell office:value-type="float" office:value="2.121795" calcext:value-type="float">
            <text:p>2.12179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7.08313" calcext:value-type="float">
            <text:p>19597.08313</text:p>
          </table:table-cell>
          <table:table-cell office:value-type="float" office:value="2.076159" calcext:value-type="float">
            <text:p>2.07615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5.74933" calcext:value-type="float">
            <text:p>19465.74933</text:p>
          </table:table-cell>
          <table:table-cell office:value-type="float" office:value="2.264936" calcext:value-type="float">
            <text:p>2.26493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0.15093" calcext:value-type="float">
            <text:p>19690.15093</text:p>
          </table:table-cell>
          <table:table-cell office:value-type="float" office:value="2.201686" calcext:value-type="float">
            <text:p>2.201686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3.2289499999" calcext:value-type="float">
            <text:p>19533.2289499999</text:p>
          </table:table-cell>
          <table:table-cell office:value-type="float" office:value="4.052901" calcext:value-type="float">
            <text:p>4.052901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26123" calcext:value-type="float">
            <text:p>19586.26123</text:p>
          </table:table-cell>
          <table:table-cell office:value-type="float" office:value="2.264409" calcext:value-type="float">
            <text:p>2.26440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2.91226" calcext:value-type="float">
            <text:p>19592.91226</text:p>
          </table:table-cell>
          <table:table-cell office:value-type="float" office:value="2.27701" calcext:value-type="float">
            <text:p>2.2770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4.4118" calcext:value-type="float">
            <text:p>19474.4118</text:p>
          </table:table-cell>
          <table:table-cell office:value-type="float" office:value="2.294457" calcext:value-type="float">
            <text:p>2.29445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40982" calcext:value-type="float">
            <text:p>19689.40982</text:p>
          </table:table-cell>
          <table:table-cell office:value-type="float" office:value="2.081772" calcext:value-type="float">
            <text:p>2.08177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3.91606" calcext:value-type="float">
            <text:p>19533.91606</text:p>
          </table:table-cell>
          <table:table-cell office:value-type="float" office:value="2.066194" calcext:value-type="float">
            <text:p>2.06619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24373" calcext:value-type="float">
            <text:p>19585.24373</text:p>
          </table:table-cell>
          <table:table-cell office:value-type="float" office:value="2.126623" calcext:value-type="float">
            <text:p>2.12662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4.68346" calcext:value-type="float">
            <text:p>19584.68346</text:p>
          </table:table-cell>
          <table:table-cell office:value-type="float" office:value="2.078552" calcext:value-type="float">
            <text:p>2.0785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7.19342" calcext:value-type="float">
            <text:p>19417.19342</text:p>
          </table:table-cell>
          <table:table-cell office:value-type="float" office:value="2.396224" calcext:value-type="float">
            <text:p>2.39622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6.6157" calcext:value-type="float">
            <text:p>19516.6157</text:p>
          </table:table-cell>
          <table:table-cell office:value-type="float" office:value="2.193471" calcext:value-type="float">
            <text:p>2.19347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0.6247" calcext:value-type="float">
            <text:p>19470.6247</text:p>
          </table:table-cell>
          <table:table-cell office:value-type="float" office:value="2.123519" calcext:value-type="float">
            <text:p>2.12351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8.96146" calcext:value-type="float">
            <text:p>19208.96146</text:p>
          </table:table-cell>
          <table:table-cell office:value-type="float" office:value="2.097593" calcext:value-type="float">
            <text:p>2.09759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0.9085999999" calcext:value-type="float">
            <text:p>19690.9085999999</text:p>
          </table:table-cell>
          <table:table-cell office:value-type="float" office:value="2.437602" calcext:value-type="float">
            <text:p>2.43760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0.7232400001" calcext:value-type="float">
            <text:p>19410.7232400001</text:p>
          </table:table-cell>
          <table:table-cell office:value-type="float" office:value="2.450095" calcext:value-type="float">
            <text:p>2.45009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3.85172" calcext:value-type="float">
            <text:p>19523.85172</text:p>
          </table:table-cell>
          <table:table-cell office:value-type="float" office:value="2.160271" calcext:value-type="float">
            <text:p>2.16027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7.43895" calcext:value-type="float">
            <text:p>19477.43895</text:p>
          </table:table-cell>
          <table:table-cell office:value-type="float" office:value="2.64744" calcext:value-type="float">
            <text:p>2.6474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6.03561" calcext:value-type="float">
            <text:p>19206.03561</text:p>
          </table:table-cell>
          <table:table-cell office:value-type="float" office:value="2.713348" calcext:value-type="float">
            <text:p>2.71334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4429499999" calcext:value-type="float">
            <text:p>19694.4429499999</text:p>
          </table:table-cell>
          <table:table-cell office:value-type="float" office:value="2.354107" calcext:value-type="float">
            <text:p>2.35410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7.08014" calcext:value-type="float">
            <text:p>19407.08014</text:p>
          </table:table-cell>
          <table:table-cell office:value-type="float" office:value="2.354469" calcext:value-type="float">
            <text:p>2.35446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5.10423" calcext:value-type="float">
            <text:p>19515.10423</text:p>
          </table:table-cell>
          <table:table-cell office:value-type="float" office:value="2.122613" calcext:value-type="float">
            <text:p>2.12261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1.68714" calcext:value-type="float">
            <text:p>19481.68714</text:p>
          </table:table-cell>
          <table:table-cell office:value-type="float" office:value="2.371062" calcext:value-type="float">
            <text:p>2.37106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13.97821" calcext:value-type="float">
            <text:p>19213.97821</text:p>
          </table:table-cell>
          <table:table-cell office:value-type="float" office:value="2.040364" calcext:value-type="float">
            <text:p>2.04036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22687" calcext:value-type="float">
            <text:p>19694.22687</text:p>
          </table:table-cell>
          <table:table-cell office:value-type="float" office:value="2.193587" calcext:value-type="float">
            <text:p>2.19358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3.4033100001" calcext:value-type="float">
            <text:p>19403.4033100001</text:p>
          </table:table-cell>
          <table:table-cell office:value-type="float" office:value="3.79879" calcext:value-type="float">
            <text:p>3.7987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5.6379" calcext:value-type="float">
            <text:p>19515.6379</text:p>
          </table:table-cell>
          <table:table-cell office:value-type="float" office:value="2.257634" calcext:value-type="float">
            <text:p>2.25763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9.3348200001" calcext:value-type="float">
            <text:p>19479.3348200001</text:p>
          </table:table-cell>
          <table:table-cell office:value-type="float" office:value="2.25228" calcext:value-type="float">
            <text:p>2.25228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4.16484" calcext:value-type="float">
            <text:p>19204.16484</text:p>
          </table:table-cell>
          <table:table-cell office:value-type="float" office:value="2.032258" calcext:value-type="float">
            <text:p>2.03225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8.71552" calcext:value-type="float">
            <text:p>19688.71552</text:p>
          </table:table-cell>
          <table:table-cell office:value-type="float" office:value="3.241194" calcext:value-type="float">
            <text:p>3.24119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2.5155" calcext:value-type="float">
            <text:p>19412.5155</text:p>
          </table:table-cell>
          <table:table-cell office:value-type="float" office:value="2.681321" calcext:value-type="float">
            <text:p>2.681321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1.43058" calcext:value-type="float">
            <text:p>19521.43058</text:p>
          </table:table-cell>
          <table:table-cell office:value-type="float" office:value="2.465986" calcext:value-type="float">
            <text:p>2.46598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8.6736699999" calcext:value-type="float">
            <text:p>19478.6736699999</text:p>
          </table:table-cell>
          <table:table-cell office:value-type="float" office:value="3.796571" calcext:value-type="float">
            <text:p>3.79657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03881" calcext:value-type="float">
            <text:p>19202.03881</text:p>
          </table:table-cell>
          <table:table-cell office:value-type="float" office:value="2.058636" calcext:value-type="float">
            <text:p>2.05863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4693999999" calcext:value-type="float">
            <text:p>19694.4693999999</text:p>
          </table:table-cell>
          <table:table-cell office:value-type="float" office:value="2.246338" calcext:value-type="float">
            <text:p>2.24633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70892" calcext:value-type="float">
            <text:p>19405.70892</text:p>
          </table:table-cell>
          <table:table-cell office:value-type="float" office:value="2.344757" calcext:value-type="float">
            <text:p>2.34475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6.45688" calcext:value-type="float">
            <text:p>19526.45688</text:p>
          </table:table-cell>
          <table:table-cell office:value-type="float" office:value="2.119441" calcext:value-type="float">
            <text:p>2.11944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2905700001" calcext:value-type="float">
            <text:p>19476.2905700001</text:p>
          </table:table-cell>
          <table:table-cell office:value-type="float" office:value="3.247733" calcext:value-type="float">
            <text:p>3.247733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3542700001" calcext:value-type="float">
            <text:p>19199.3542700001</text:p>
          </table:table-cell>
          <table:table-cell office:value-type="float" office:value="2.465717" calcext:value-type="float">
            <text:p>2.465717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8.5102899999" calcext:value-type="float">
            <text:p>19688.5102899999</text:p>
          </table:table-cell>
          <table:table-cell office:value-type="float" office:value="2.228119" calcext:value-type="float">
            <text:p>2.22811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8.8878300001" calcext:value-type="float">
            <text:p>19408.8878300001</text:p>
          </table:table-cell>
          <table:table-cell office:value-type="float" office:value="2.350138" calcext:value-type="float">
            <text:p>2.35013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4.21293" calcext:value-type="float">
            <text:p>19524.21293</text:p>
          </table:table-cell>
          <table:table-cell office:value-type="float" office:value="2.249348" calcext:value-type="float">
            <text:p>2.24934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9.7924899999" calcext:value-type="float">
            <text:p>19479.7924899999</text:p>
          </table:table-cell>
          <table:table-cell office:value-type="float" office:value="2.101642" calcext:value-type="float">
            <text:p>2.10164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2120000001" calcext:value-type="float">
            <text:p>19202.2120000001</text:p>
          </table:table-cell>
          <table:table-cell office:value-type="float" office:value="2.037821" calcext:value-type="float">
            <text:p>2.03782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9.00007" calcext:value-type="float">
            <text:p>19699.00007</text:p>
          </table:table-cell>
          <table:table-cell office:value-type="float" office:value="2.108474" calcext:value-type="float">
            <text:p>2.10847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4.2226699999" calcext:value-type="float">
            <text:p>19404.2226699999</text:p>
          </table:table-cell>
          <table:table-cell office:value-type="float" office:value="2.564725" calcext:value-type="float">
            <text:p>2.56472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7.63142" calcext:value-type="float">
            <text:p>19527.63142</text:p>
          </table:table-cell>
          <table:table-cell office:value-type="float" office:value="2.603623" calcext:value-type="float">
            <text:p>2.60362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18515" calcext:value-type="float">
            <text:p>19476.18515</text:p>
          </table:table-cell>
          <table:table-cell office:value-type="float" office:value="2.028696" calcext:value-type="float">
            <text:p>2.02869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9.1738500001" calcext:value-type="float">
            <text:p>19209.1738500001</text:p>
          </table:table-cell>
          <table:table-cell office:value-type="float" office:value="2.059168" calcext:value-type="float">
            <text:p>2.05916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9.43973" calcext:value-type="float">
            <text:p>19699.43973</text:p>
          </table:table-cell>
          <table:table-cell office:value-type="float" office:value="2.397707" calcext:value-type="float">
            <text:p>2.39770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6.73849" calcext:value-type="float">
            <text:p>19406.73849</text:p>
          </table:table-cell>
          <table:table-cell office:value-type="float" office:value="2.242674" calcext:value-type="float">
            <text:p>2.24267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6.36692" calcext:value-type="float">
            <text:p>19526.36692</text:p>
          </table:table-cell>
          <table:table-cell office:value-type="float" office:value="2.386368" calcext:value-type="float">
            <text:p>2.3863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4.18223" calcext:value-type="float">
            <text:p>19474.18223</text:p>
          </table:table-cell>
          <table:table-cell office:value-type="float" office:value="2.222037" calcext:value-type="float">
            <text:p>2.222037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7.5518200001" calcext:value-type="float">
            <text:p>19207.5518200001</text:p>
          </table:table-cell>
          <table:table-cell office:value-type="float" office:value="2.065222" calcext:value-type="float">
            <text:p>2.06522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3.97739" calcext:value-type="float">
            <text:p>19693.97739</text:p>
          </table:table-cell>
          <table:table-cell office:value-type="float" office:value="2.664178" calcext:value-type="float">
            <text:p>2.66417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71263" calcext:value-type="float">
            <text:p>19405.71263</text:p>
          </table:table-cell>
          <table:table-cell office:value-type="float" office:value="2.335714" calcext:value-type="float">
            <text:p>2.33571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9.7824199999" calcext:value-type="float">
            <text:p>19529.7824199999</text:p>
          </table:table-cell>
          <table:table-cell office:value-type="float" office:value="2.330139" calcext:value-type="float">
            <text:p>2.33013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2.356168" calcext:value-type="float">
            <text:p>2.356168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7.22005" calcext:value-type="float">
            <text:p>19197.22005</text:p>
          </table:table-cell>
          <table:table-cell office:value-type="float" office:value="2.06204" calcext:value-type="float">
            <text:p>2.0620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5.5943" calcext:value-type="float">
            <text:p>19685.5943</text:p>
          </table:table-cell>
          <table:table-cell office:value-type="float" office:value="2.151961" calcext:value-type="float">
            <text:p>2.151961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3.36036" calcext:value-type="float">
            <text:p>19403.36036</text:p>
          </table:table-cell>
          <table:table-cell office:value-type="float" office:value="2.349277" calcext:value-type="float">
            <text:p>2.34927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2.68566" calcext:value-type="float">
            <text:p>19522.68566</text:p>
          </table:table-cell>
          <table:table-cell office:value-type="float" office:value="2.229574" calcext:value-type="float">
            <text:p>2.22957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8.19346" calcext:value-type="float">
            <text:p>19478.19346</text:p>
          </table:table-cell>
          <table:table-cell office:value-type="float" office:value="2.204666" calcext:value-type="float">
            <text:p>2.20466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9.6919500001" calcext:value-type="float">
            <text:p>19209.6919500001</text:p>
          </table:table-cell>
          <table:table-cell office:value-type="float" office:value="2.171076" calcext:value-type="float">
            <text:p>2.17107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8919199998" calcext:value-type="float">
            <text:p>19694.8919199998</text:p>
          </table:table-cell>
          <table:table-cell office:value-type="float" office:value="2.121314" calcext:value-type="float">
            <text:p>2.12131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92054" calcext:value-type="float">
            <text:p>19405.92054</text:p>
          </table:table-cell>
          <table:table-cell office:value-type="float" office:value="2.111727" calcext:value-type="float">
            <text:p>2.11172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1.53371" calcext:value-type="float">
            <text:p>19521.53371</text:p>
          </table:table-cell>
          <table:table-cell office:value-type="float" office:value="2.090696" calcext:value-type="float">
            <text:p>2.09069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0.8072200001" calcext:value-type="float">
            <text:p>19480.8072200001</text:p>
          </table:table-cell>
          <table:table-cell office:value-type="float" office:value="2.237206" calcext:value-type="float">
            <text:p>2.23720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10.98137" calcext:value-type="float">
            <text:p>19210.98137</text:p>
          </table:table-cell>
          <table:table-cell office:value-type="float" office:value="3.596043" calcext:value-type="float">
            <text:p>3.59604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0.0797099999" calcext:value-type="float">
            <text:p>19690.0797099999</text:p>
          </table:table-cell>
          <table:table-cell office:value-type="float" office:value="2.403744" calcext:value-type="float">
            <text:p>2.40374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4518200001" calcext:value-type="float">
            <text:p>19405.4518200001</text:p>
          </table:table-cell>
          <table:table-cell office:value-type="float" office:value="2.108336" calcext:value-type="float">
            <text:p>2.108336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2.0830500001" calcext:value-type="float">
            <text:p>19522.0830500001</text:p>
          </table:table-cell>
          <table:table-cell office:value-type="float" office:value="2.329027" calcext:value-type="float">
            <text:p>2.329027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7.0727999999" calcext:value-type="float">
            <text:p>19477.0727999999</text:p>
          </table:table-cell>
          <table:table-cell office:value-type="float" office:value="2.115041" calcext:value-type="float">
            <text:p>2.11504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8448100001" calcext:value-type="float">
            <text:p>19199.8448100001</text:p>
          </table:table-cell>
          <table:table-cell office:value-type="float" office:value="2.082508" calcext:value-type="float">
            <text:p>2.08250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2.1223500001" calcext:value-type="float">
            <text:p>19692.1223500001</text:p>
          </table:table-cell>
          <table:table-cell office:value-type="float" office:value="2.299832" calcext:value-type="float">
            <text:p>2.29983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6.9791" calcext:value-type="float">
            <text:p>19406.9791</text:p>
          </table:table-cell>
          <table:table-cell office:value-type="float" office:value="2.464244" calcext:value-type="float">
            <text:p>2.46424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7.07245" calcext:value-type="float">
            <text:p>19527.07245</text:p>
          </table:table-cell>
          <table:table-cell office:value-type="float" office:value="4.447203" calcext:value-type="float">
            <text:p>4.44720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1180700001" calcext:value-type="float">
            <text:p>19476.1180700001</text:p>
          </table:table-cell>
          <table:table-cell office:value-type="float" office:value="2.576736" calcext:value-type="float">
            <text:p>2.57673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8.4773600001" calcext:value-type="float">
            <text:p>19208.4773600001</text:p>
          </table:table-cell>
          <table:table-cell office:value-type="float" office:value="2.157343" calcext:value-type="float">
            <text:p>2.15734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3.27212" calcext:value-type="float">
            <text:p>19693.27212</text:p>
          </table:table-cell>
          <table:table-cell office:value-type="float" office:value="2.444973" calcext:value-type="float">
            <text:p>2.44497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8.75238" calcext:value-type="float">
            <text:p>19408.75238</text:p>
          </table:table-cell>
          <table:table-cell office:value-type="float" office:value="2.069249" calcext:value-type="float">
            <text:p>2.0692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30.33764" calcext:value-type="float">
            <text:p>19530.33764</text:p>
          </table:table-cell>
          <table:table-cell office:value-type="float" office:value="2.317405" calcext:value-type="float">
            <text:p>2.31740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2.02736" calcext:value-type="float">
            <text:p>19472.02736</text:p>
          </table:table-cell>
          <table:table-cell office:value-type="float" office:value="2.195789" calcext:value-type="float">
            <text:p>2.19578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6117000001" calcext:value-type="float">
            <text:p>19202.6117000001</text:p>
          </table:table-cell>
          <table:table-cell office:value-type="float" office:value="2.032062" calcext:value-type="float">
            <text:p>2.03206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6.9720899999" calcext:value-type="float">
            <text:p>19696.9720899999</text:p>
          </table:table-cell>
          <table:table-cell office:value-type="float" office:value="2.179057" calcext:value-type="float">
            <text:p>2.1790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9.3176400001" calcext:value-type="float">
            <text:p>19569.3176400001</text:p>
          </table:table-cell>
          <table:table-cell office:value-type="float" office:value="2.177324" calcext:value-type="float">
            <text:p>2.17732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0.17627" calcext:value-type="float">
            <text:p>19350.17627</text:p>
          </table:table-cell>
          <table:table-cell office:value-type="float" office:value="2.183799" calcext:value-type="float">
            <text:p>2.18379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60512" calcext:value-type="float">
            <text:p>19356.60512</text:p>
          </table:table-cell>
          <table:table-cell office:value-type="float" office:value="2.424456" calcext:value-type="float">
            <text:p>2.42445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1.44824" calcext:value-type="float">
            <text:p>19441.44824</text:p>
          </table:table-cell>
          <table:table-cell office:value-type="float" office:value="2.234506" calcext:value-type="float">
            <text:p>2.23450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0.75711" calcext:value-type="float">
            <text:p>19410.75711</text:p>
          </table:table-cell>
          <table:table-cell office:value-type="float" office:value="2.312605" calcext:value-type="float">
            <text:p>2.31260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4271200001" calcext:value-type="float">
            <text:p>19571.4271200001</text:p>
          </table:table-cell>
          <table:table-cell office:value-type="float" office:value="2.157282" calcext:value-type="float">
            <text:p>2.15728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7.3464299999" calcext:value-type="float">
            <text:p>19347.3464299999</text:p>
          </table:table-cell>
          <table:table-cell office:value-type="float" office:value="2.16196" calcext:value-type="float">
            <text:p>2.1619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17833" calcext:value-type="float">
            <text:p>19356.17833</text:p>
          </table:table-cell>
          <table:table-cell office:value-type="float" office:value="2.231038" calcext:value-type="float">
            <text:p>2.23103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0.67102" calcext:value-type="float">
            <text:p>19440.67102</text:p>
          </table:table-cell>
          <table:table-cell office:value-type="float" office:value="2.30007" calcext:value-type="float">
            <text:p>2.3000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7.39379" calcext:value-type="float">
            <text:p>19407.39379</text:p>
          </table:table-cell>
          <table:table-cell office:value-type="float" office:value="2.287546" calcext:value-type="float">
            <text:p>2.28754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76505" calcext:value-type="float">
            <text:p>19574.76505</text:p>
          </table:table-cell>
          <table:table-cell office:value-type="float" office:value="2.275725" calcext:value-type="float">
            <text:p>2.27572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9.92117" calcext:value-type="float">
            <text:p>19339.92117</text:p>
          </table:table-cell>
          <table:table-cell office:value-type="float" office:value="2.343769" calcext:value-type="float">
            <text:p>2.34376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7.18264" calcext:value-type="float">
            <text:p>19347.18264</text:p>
          </table:table-cell>
          <table:table-cell office:value-type="float" office:value="2.074247" calcext:value-type="float">
            <text:p>2.07424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5.64098" calcext:value-type="float">
            <text:p>19445.64098</text:p>
          </table:table-cell>
          <table:table-cell office:value-type="float" office:value="4.13386" calcext:value-type="float">
            <text:p>4.1338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2.54359" calcext:value-type="float">
            <text:p>19402.54359</text:p>
          </table:table-cell>
          <table:table-cell office:value-type="float" office:value="2.066769" calcext:value-type="float">
            <text:p>2.06676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513" calcext:value-type="float">
            <text:p>19574.513</text:p>
          </table:table-cell>
          <table:table-cell office:value-type="float" office:value="2.4142" calcext:value-type="float">
            <text:p>2.414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3.25526" calcext:value-type="float">
            <text:p>19343.25526</text:p>
          </table:table-cell>
          <table:table-cell office:value-type="float" office:value="2.130986" calcext:value-type="float">
            <text:p>2.13098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8.65554" calcext:value-type="float">
            <text:p>19358.65554</text:p>
          </table:table-cell>
          <table:table-cell office:value-type="float" office:value="2.276623" calcext:value-type="float">
            <text:p>2.27662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0.53435" calcext:value-type="float">
            <text:p>19450.53435</text:p>
          </table:table-cell>
          <table:table-cell office:value-type="float" office:value="2.252071" calcext:value-type="float">
            <text:p>2.252071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7.9187499999" calcext:value-type="float">
            <text:p>19407.9187499999</text:p>
          </table:table-cell>
          <table:table-cell office:value-type="float" office:value="2.130241" calcext:value-type="float">
            <text:p>2.13024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81.7077900001" calcext:value-type="float">
            <text:p>19581.7077900001</text:p>
          </table:table-cell>
          <table:table-cell office:value-type="float" office:value="2.292518" calcext:value-type="float">
            <text:p>2.29251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9.70364" calcext:value-type="float">
            <text:p>19349.70364</text:p>
          </table:table-cell>
          <table:table-cell office:value-type="float" office:value="2.080403" calcext:value-type="float">
            <text:p>2.08040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6.55596" calcext:value-type="float">
            <text:p>19346.55596</text:p>
          </table:table-cell>
          <table:table-cell office:value-type="float" office:value="2.157423" calcext:value-type="float">
            <text:p>2.15742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56569" calcext:value-type="float">
            <text:p>19447.56569</text:p>
          </table:table-cell>
          <table:table-cell office:value-type="float" office:value="2.19109" calcext:value-type="float">
            <text:p>2.1910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8.65194" calcext:value-type="float">
            <text:p>19408.65194</text:p>
          </table:table-cell>
          <table:table-cell office:value-type="float" office:value="2.267312" calcext:value-type="float">
            <text:p>2.26731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8.56171" calcext:value-type="float">
            <text:p>19568.56171</text:p>
          </table:table-cell>
          <table:table-cell office:value-type="float" office:value="2.622431" calcext:value-type="float">
            <text:p>2.62243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0916700001" calcext:value-type="float">
            <text:p>19348.0916700001</text:p>
          </table:table-cell>
          <table:table-cell office:value-type="float" office:value="2.238135" calcext:value-type="float">
            <text:p>2.238135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8.67879" calcext:value-type="float">
            <text:p>19348.67879</text:p>
          </table:table-cell>
          <table:table-cell office:value-type="float" office:value="2.324062" calcext:value-type="float">
            <text:p>2.324062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6.00263" calcext:value-type="float">
            <text:p>19456.00263</text:p>
          </table:table-cell>
          <table:table-cell office:value-type="float" office:value="2.126629" calcext:value-type="float">
            <text:p>2.12662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1.04467" calcext:value-type="float">
            <text:p>19401.04467</text:p>
          </table:table-cell>
          <table:table-cell office:value-type="float" office:value="2.032285" calcext:value-type="float">
            <text:p>2.03228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6.6122900001" calcext:value-type="float">
            <text:p>19576.6122900001</text:p>
          </table:table-cell>
          <table:table-cell office:value-type="float" office:value="2.38768" calcext:value-type="float">
            <text:p>2.3876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33111" calcext:value-type="float">
            <text:p>19348.33111</text:p>
          </table:table-cell>
          <table:table-cell office:value-type="float" office:value="2.829753" calcext:value-type="float">
            <text:p>2.82975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20755" calcext:value-type="float">
            <text:p>19356.20755</text:p>
          </table:table-cell>
          <table:table-cell office:value-type="float" office:value="2.393716" calcext:value-type="float">
            <text:p>2.39371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6.48883" calcext:value-type="float">
            <text:p>19446.48883</text:p>
          </table:table-cell>
          <table:table-cell office:value-type="float" office:value="2.459266" calcext:value-type="float">
            <text:p>2.45926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1013000001" calcext:value-type="float">
            <text:p>19412.1013000001</text:p>
          </table:table-cell>
          <table:table-cell office:value-type="float" office:value="2.49158" calcext:value-type="float">
            <text:p>2.49158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7.1441300001" calcext:value-type="float">
            <text:p>19577.1441300001</text:p>
          </table:table-cell>
          <table:table-cell office:value-type="float" office:value="2.20524" calcext:value-type="float">
            <text:p>2.2052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4.65329" calcext:value-type="float">
            <text:p>19344.65329</text:p>
          </table:table-cell>
          <table:table-cell office:value-type="float" office:value="2.077691" calcext:value-type="float">
            <text:p>2.07769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11813" calcext:value-type="float">
            <text:p>19351.11813</text:p>
          </table:table-cell>
          <table:table-cell office:value-type="float" office:value="2.066244" calcext:value-type="float">
            <text:p>2.06624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9.78063" calcext:value-type="float">
            <text:p>19449.78063</text:p>
          </table:table-cell>
          <table:table-cell office:value-type="float" office:value="2.24483" calcext:value-type="float">
            <text:p>2.24483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5.8438400001" calcext:value-type="float">
            <text:p>19415.8438400001</text:p>
          </table:table-cell>
          <table:table-cell office:value-type="float" office:value="2.842772" calcext:value-type="float">
            <text:p>2.84277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7399000001" calcext:value-type="float">
            <text:p>19571.7399000001</text:p>
          </table:table-cell>
          <table:table-cell office:value-type="float" office:value="2.085649" calcext:value-type="float">
            <text:p>2.085649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49073" calcext:value-type="float">
            <text:p>19348.49073</text:p>
          </table:table-cell>
          <table:table-cell office:value-type="float" office:value="2.13697" calcext:value-type="float">
            <text:p>2.1369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5.2982499999" calcext:value-type="float">
            <text:p>19355.2982499999</text:p>
          </table:table-cell>
          <table:table-cell office:value-type="float" office:value="2.248784" calcext:value-type="float">
            <text:p>2.24878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2244999999" calcext:value-type="float">
            <text:p>19447.2244999999</text:p>
          </table:table-cell>
          <table:table-cell office:value-type="float" office:value="2.270205" calcext:value-type="float">
            <text:p>2.27020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1.9197399999" calcext:value-type="float">
            <text:p>19411.9197399999</text:p>
          </table:table-cell>
          <table:table-cell office:value-type="float" office:value="2.536436" calcext:value-type="float">
            <text:p>2.53643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77986" calcext:value-type="float">
            <text:p>19571.77986</text:p>
          </table:table-cell>
          <table:table-cell office:value-type="float" office:value="2.192074" calcext:value-type="float">
            <text:p>2.19207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1.57557" calcext:value-type="float">
            <text:p>19351.57557</text:p>
          </table:table-cell>
          <table:table-cell office:value-type="float" office:value="2.548738" calcext:value-type="float">
            <text:p>2.548738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9.43716" calcext:value-type="float">
            <text:p>19339.43716</text:p>
          </table:table-cell>
          <table:table-cell office:value-type="float" office:value="2.123779" calcext:value-type="float">
            <text:p>2.12377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2.41898" calcext:value-type="float">
            <text:p>19442.41898</text:p>
          </table:table-cell>
          <table:table-cell office:value-type="float" office:value="2.432747" calcext:value-type="float">
            <text:p>2.43274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7.38943" calcext:value-type="float">
            <text:p>19417.38943</text:p>
          </table:table-cell>
          <table:table-cell office:value-type="float" office:value="2.420513" calcext:value-type="float">
            <text:p>2.420513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3.92214" calcext:value-type="float">
            <text:p>19573.92214</text:p>
          </table:table-cell>
          <table:table-cell office:value-type="float" office:value="2.200698" calcext:value-type="float">
            <text:p>2.20069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2.69588" calcext:value-type="float">
            <text:p>19352.69588</text:p>
          </table:table-cell>
          <table:table-cell office:value-type="float" office:value="2.627052" calcext:value-type="float">
            <text:p>2.627052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2.97344" calcext:value-type="float">
            <text:p>19352.97344</text:p>
          </table:table-cell>
          <table:table-cell office:value-type="float" office:value="2.064787" calcext:value-type="float">
            <text:p>2.06478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0.87178" calcext:value-type="float">
            <text:p>19440.87178</text:p>
          </table:table-cell>
          <table:table-cell office:value-type="float" office:value="2.168407" calcext:value-type="float">
            <text:p>2.16840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06018" calcext:value-type="float">
            <text:p>19412.06018</text:p>
          </table:table-cell>
          <table:table-cell office:value-type="float" office:value="2.154139" calcext:value-type="float">
            <text:p>2.1541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5.11605" calcext:value-type="float">
            <text:p>19575.11605</text:p>
          </table:table-cell>
          <table:table-cell office:value-type="float" office:value="2.092483" calcext:value-type="float">
            <text:p>2.09248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3.8282" calcext:value-type="float">
            <text:p>19343.8282</text:p>
          </table:table-cell>
          <table:table-cell office:value-type="float" office:value="2.585636" calcext:value-type="float">
            <text:p>2.58563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0.04015" calcext:value-type="float">
            <text:p>19340.04015</text:p>
          </table:table-cell>
          <table:table-cell office:value-type="float" office:value="2.053979" calcext:value-type="float">
            <text:p>2.05397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7.2982600001" calcext:value-type="float">
            <text:p>19437.2982600001</text:p>
          </table:table-cell>
          <table:table-cell office:value-type="float" office:value="2.089031" calcext:value-type="float">
            <text:p>2.089031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5.2093" calcext:value-type="float">
            <text:p>19415.2093</text:p>
          </table:table-cell>
          <table:table-cell office:value-type="float" office:value="2.101935" calcext:value-type="float">
            <text:p>2.10193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81.4594300001" calcext:value-type="float">
            <text:p>19581.4594300001</text:p>
          </table:table-cell>
          <table:table-cell office:value-type="float" office:value="2.268536" calcext:value-type="float">
            <text:p>2.26853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5.5685700001" calcext:value-type="float">
            <text:p>19345.5685700001</text:p>
          </table:table-cell>
          <table:table-cell office:value-type="float" office:value="3.2645" calcext:value-type="float">
            <text:p>3.2645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7.17801" calcext:value-type="float">
            <text:p>19357.17801</text:p>
          </table:table-cell>
          <table:table-cell office:value-type="float" office:value="2.343767" calcext:value-type="float">
            <text:p>2.34376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4.8177500001" calcext:value-type="float">
            <text:p>19454.8177500001</text:p>
          </table:table-cell>
          <table:table-cell office:value-type="float" office:value="3.330174" calcext:value-type="float">
            <text:p>3.33017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7.09311" calcext:value-type="float">
            <text:p>19417.09311</text:p>
          </table:table-cell>
          <table:table-cell office:value-type="float" office:value="2.193355" calcext:value-type="float">
            <text:p>2.19335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9.98414" calcext:value-type="float">
            <text:p>19569.98414</text:p>
          </table:table-cell>
          <table:table-cell office:value-type="float" office:value="2.25387" calcext:value-type="float">
            <text:p>2.25387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9.45009" calcext:value-type="float">
            <text:p>19339.45009</text:p>
          </table:table-cell>
          <table:table-cell office:value-type="float" office:value="2.081612" calcext:value-type="float">
            <text:p>2.081612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5.3561299999" calcext:value-type="float">
            <text:p>19345.3561299999</text:p>
          </table:table-cell>
          <table:table-cell office:value-type="float" office:value="2.609781" calcext:value-type="float">
            <text:p>2.60978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78521" calcext:value-type="float">
            <text:p>19447.78521</text:p>
          </table:table-cell>
          <table:table-cell office:value-type="float" office:value="2.108744" calcext:value-type="float">
            <text:p>2.10874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3.73235" calcext:value-type="float">
            <text:p>19413.73235</text:p>
          </table:table-cell>
          <table:table-cell office:value-type="float" office:value="2.649739" calcext:value-type="float">
            <text:p>2.6497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0354200001" calcext:value-type="float">
            <text:p>19574.0354200001</text:p>
          </table:table-cell>
          <table:table-cell office:value-type="float" office:value="2.17189" calcext:value-type="float">
            <text:p>2.17189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8.23213" calcext:value-type="float">
            <text:p>19338.23213</text:p>
          </table:table-cell>
          <table:table-cell office:value-type="float" office:value="2.170727" calcext:value-type="float">
            <text:p>2.17072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0.94143" calcext:value-type="float">
            <text:p>19350.94143</text:p>
          </table:table-cell>
          <table:table-cell office:value-type="float" office:value="2.046944" calcext:value-type="float">
            <text:p>2.04694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5.61445" calcext:value-type="float">
            <text:p>19435.61445</text:p>
          </table:table-cell>
          <table:table-cell office:value-type="float" office:value="2.142662" calcext:value-type="float">
            <text:p>2.14266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13615" calcext:value-type="float">
            <text:p>19412.13615</text:p>
          </table:table-cell>
          <table:table-cell office:value-type="float" office:value="2.326438" calcext:value-type="float">
            <text:p>2.3264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4.81146" calcext:value-type="float">
            <text:p>19664.81146</text:p>
          </table:table-cell>
          <table:table-cell office:value-type="float" office:value="2.222078" calcext:value-type="float">
            <text:p>2.222078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4.48943" calcext:value-type="float">
            <text:p>19314.48943</text:p>
          </table:table-cell>
          <table:table-cell office:value-type="float" office:value="2.110559" calcext:value-type="float">
            <text:p>2.11055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4.0293" calcext:value-type="float">
            <text:p>19444.0293</text:p>
          </table:table-cell>
          <table:table-cell office:value-type="float" office:value="2.460575" calcext:value-type="float">
            <text:p>2.460575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5.57489" calcext:value-type="float">
            <text:p>19465.57489</text:p>
          </table:table-cell>
          <table:table-cell office:value-type="float" office:value="2.124647" calcext:value-type="float">
            <text:p>2.12464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6.60472" calcext:value-type="float">
            <text:p>19586.60472</text:p>
          </table:table-cell>
          <table:table-cell office:value-type="float" office:value="2.076121" calcext:value-type="float">
            <text:p>2.07612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2.85378" calcext:value-type="float">
            <text:p>19662.85378</text:p>
          </table:table-cell>
          <table:table-cell office:value-type="float" office:value="2.163521" calcext:value-type="float">
            <text:p>2.16352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4.52923" calcext:value-type="float">
            <text:p>19324.52923</text:p>
          </table:table-cell>
          <table:table-cell office:value-type="float" office:value="2.296631" calcext:value-type="float">
            <text:p>2.29663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6.69261" calcext:value-type="float">
            <text:p>19446.69261</text:p>
          </table:table-cell>
          <table:table-cell office:value-type="float" office:value="2.033944" calcext:value-type="float">
            <text:p>2.03394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2.8756" calcext:value-type="float">
            <text:p>19462.8756</text:p>
          </table:table-cell>
          <table:table-cell office:value-type="float" office:value="2.223596" calcext:value-type="float">
            <text:p>2.223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41834" calcext:value-type="float">
            <text:p>19589.41834</text:p>
          </table:table-cell>
          <table:table-cell office:value-type="float" office:value="2.486056" calcext:value-type="float">
            <text:p>2.48605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7.0626000001" calcext:value-type="float">
            <text:p>19667.0626000001</text:p>
          </table:table-cell>
          <table:table-cell office:value-type="float" office:value="2.233654" calcext:value-type="float">
            <text:p>2.23365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4.0712" calcext:value-type="float">
            <text:p>19324.0712</text:p>
          </table:table-cell>
          <table:table-cell office:value-type="float" office:value="2.887885" calcext:value-type="float">
            <text:p>2.88788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2.60824" calcext:value-type="float">
            <text:p>19442.60824</text:p>
          </table:table-cell>
          <table:table-cell office:value-type="float" office:value="2.02013" calcext:value-type="float">
            <text:p>2.0201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5.0195599999" calcext:value-type="float">
            <text:p>19465.0195599999</text:p>
          </table:table-cell>
          <table:table-cell office:value-type="float" office:value="3.305449" calcext:value-type="float">
            <text:p>3.30544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76009" calcext:value-type="float">
            <text:p>19587.76009</text:p>
          </table:table-cell>
          <table:table-cell office:value-type="float" office:value="2.194637" calcext:value-type="float">
            <text:p>2.194637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9.65106" calcext:value-type="float">
            <text:p>19669.65106</text:p>
          </table:table-cell>
          <table:table-cell office:value-type="float" office:value="2.183499" calcext:value-type="float">
            <text:p>2.18349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7.84114" calcext:value-type="float">
            <text:p>19317.84114</text:p>
          </table:table-cell>
          <table:table-cell office:value-type="float" office:value="2.317549" calcext:value-type="float">
            <text:p>2.31754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0.01568" calcext:value-type="float">
            <text:p>19450.01568</text:p>
          </table:table-cell>
          <table:table-cell office:value-type="float" office:value="2.312293" calcext:value-type="float">
            <text:p>2.31229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63308" calcext:value-type="float">
            <text:p>19463.63308</text:p>
          </table:table-cell>
          <table:table-cell office:value-type="float" office:value="2.607472" calcext:value-type="float">
            <text:p>2.60747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0.37366" calcext:value-type="float">
            <text:p>19590.37366</text:p>
          </table:table-cell>
          <table:table-cell office:value-type="float" office:value="2.209622" calcext:value-type="float">
            <text:p>2.209622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1.81919" calcext:value-type="float">
            <text:p>19671.81919</text:p>
          </table:table-cell>
          <table:table-cell office:value-type="float" office:value="2.383185" calcext:value-type="float">
            <text:p>2.38318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6.38528" calcext:value-type="float">
            <text:p>19326.38528</text:p>
          </table:table-cell>
          <table:table-cell office:value-type="float" office:value="2.261179" calcext:value-type="float">
            <text:p>2.2611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0.6166700001" calcext:value-type="float">
            <text:p>19440.6166700001</text:p>
          </table:table-cell>
          <table:table-cell office:value-type="float" office:value="2.02411" calcext:value-type="float">
            <text:p>2.0241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6.7048600001" calcext:value-type="float">
            <text:p>19466.7048600001</text:p>
          </table:table-cell>
          <table:table-cell office:value-type="float" office:value="2.118851" calcext:value-type="float">
            <text:p>2.118851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71641" calcext:value-type="float">
            <text:p>19589.71641</text:p>
          </table:table-cell>
          <table:table-cell office:value-type="float" office:value="2.205163" calcext:value-type="float">
            <text:p>2.205163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8.61617" calcext:value-type="float">
            <text:p>19678.61617</text:p>
          </table:table-cell>
          <table:table-cell office:value-type="float" office:value="2.220377" calcext:value-type="float">
            <text:p>2.22037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5.28839" calcext:value-type="float">
            <text:p>19315.28839</text:p>
          </table:table-cell>
          <table:table-cell office:value-type="float" office:value="2.054206" calcext:value-type="float">
            <text:p>2.054206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3.21927" calcext:value-type="float">
            <text:p>19443.21927</text:p>
          </table:table-cell>
          <table:table-cell office:value-type="float" office:value="2.09787" calcext:value-type="float">
            <text:p>2.0978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4.65489" calcext:value-type="float">
            <text:p>19464.65489</text:p>
          </table:table-cell>
          <table:table-cell office:value-type="float" office:value="2.242507" calcext:value-type="float">
            <text:p>2.24250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7.2591900001" calcext:value-type="float">
            <text:p>19577.2591900001</text:p>
          </table:table-cell>
          <table:table-cell office:value-type="float" office:value="2.129328" calcext:value-type="float">
            <text:p>2.12932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7341600001" calcext:value-type="float">
            <text:p>19668.7341600001</text:p>
          </table:table-cell>
          <table:table-cell office:value-type="float" office:value="3.490566" calcext:value-type="float">
            <text:p>3.490566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6.04748" calcext:value-type="float">
            <text:p>19316.04748</text:p>
          </table:table-cell>
          <table:table-cell office:value-type="float" office:value="2.30348" calcext:value-type="float">
            <text:p>2.30348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4.50922" calcext:value-type="float">
            <text:p>19444.50922</text:p>
          </table:table-cell>
          <table:table-cell office:value-type="float" office:value="2.105369" calcext:value-type="float">
            <text:p>2.10536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7.41315" calcext:value-type="float">
            <text:p>19467.41315</text:p>
          </table:table-cell>
          <table:table-cell office:value-type="float" office:value="2.473557" calcext:value-type="float">
            <text:p>2.47355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2090500001" calcext:value-type="float">
            <text:p>19589.2090500001</text:p>
          </table:table-cell>
          <table:table-cell office:value-type="float" office:value="2.172016" calcext:value-type="float">
            <text:p>2.17201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96086" calcext:value-type="float">
            <text:p>19668.96086</text:p>
          </table:table-cell>
          <table:table-cell office:value-type="float" office:value="2.074257" calcext:value-type="float">
            <text:p>2.07425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0.79701" calcext:value-type="float">
            <text:p>19310.79701</text:p>
          </table:table-cell>
          <table:table-cell office:value-type="float" office:value="2.074959" calcext:value-type="float">
            <text:p>2.07495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0.99187" calcext:value-type="float">
            <text:p>19450.99187</text:p>
          </table:table-cell>
          <table:table-cell office:value-type="float" office:value="2.062872" calcext:value-type="float">
            <text:p>2.062872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6.50827" calcext:value-type="float">
            <text:p>19466.50827</text:p>
          </table:table-cell>
          <table:table-cell office:value-type="float" office:value="2.157556" calcext:value-type="float">
            <text:p>2.15755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600.6912500001" calcext:value-type="float">
            <text:p>19600.6912500001</text:p>
          </table:table-cell>
          <table:table-cell office:value-type="float" office:value="2.869141" calcext:value-type="float">
            <text:p>2.86914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1.7671" calcext:value-type="float">
            <text:p>19671.7671</text:p>
          </table:table-cell>
          <table:table-cell office:value-type="float" office:value="2.098343" calcext:value-type="float">
            <text:p>2.09834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2.7995299999" calcext:value-type="float">
            <text:p>19312.7995299999</text:p>
          </table:table-cell>
          <table:table-cell office:value-type="float" office:value="2.144204" calcext:value-type="float">
            <text:p>2.14420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94535" calcext:value-type="float">
            <text:p>19447.94535</text:p>
          </table:table-cell>
          <table:table-cell office:value-type="float" office:value="2.302619" calcext:value-type="float">
            <text:p>2.30261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8.09049" calcext:value-type="float">
            <text:p>19458.09049</text:p>
          </table:table-cell>
          <table:table-cell office:value-type="float" office:value="2.53515" calcext:value-type="float">
            <text:p>2.53515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5.43601" calcext:value-type="float">
            <text:p>19585.43601</text:p>
          </table:table-cell>
          <table:table-cell office:value-type="float" office:value="2.139989" calcext:value-type="float">
            <text:p>2.13998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2.74747" calcext:value-type="float">
            <text:p>19662.74747</text:p>
          </table:table-cell>
          <table:table-cell office:value-type="float" office:value="2.145097" calcext:value-type="float">
            <text:p>2.14509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9.86027" calcext:value-type="float">
            <text:p>19309.86027</text:p>
          </table:table-cell>
          <table:table-cell office:value-type="float" office:value="2.064624" calcext:value-type="float">
            <text:p>2.06462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2020100001" calcext:value-type="float">
            <text:p>19455.2020100001</text:p>
          </table:table-cell>
          <table:table-cell office:value-type="float" office:value="2.532646" calcext:value-type="float">
            <text:p>2.53264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6058500001" calcext:value-type="float">
            <text:p>19463.6058500001</text:p>
          </table:table-cell>
          <table:table-cell office:value-type="float" office:value="2.115596" calcext:value-type="float">
            <text:p>2.115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0.23839" calcext:value-type="float">
            <text:p>19580.23839</text:p>
          </table:table-cell>
          <table:table-cell office:value-type="float" office:value="2.061908" calcext:value-type="float">
            <text:p>2.06190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3.50535" calcext:value-type="float">
            <text:p>19673.50535</text:p>
          </table:table-cell>
          <table:table-cell office:value-type="float" office:value="2.086133" calcext:value-type="float">
            <text:p>2.08613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2.46534" calcext:value-type="float">
            <text:p>19312.46534</text:p>
          </table:table-cell>
          <table:table-cell office:value-type="float" office:value="2.338491" calcext:value-type="float">
            <text:p>2.33849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3.69188" calcext:value-type="float">
            <text:p>19453.69188</text:p>
          </table:table-cell>
          <table:table-cell office:value-type="float" office:value="2.043354" calcext:value-type="float">
            <text:p>2.0433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7.11034" calcext:value-type="float">
            <text:p>19467.11034</text:p>
          </table:table-cell>
          <table:table-cell office:value-type="float" office:value="2.938112" calcext:value-type="float">
            <text:p>2.93811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8.02746" calcext:value-type="float">
            <text:p>19598.02746</text:p>
          </table:table-cell>
          <table:table-cell office:value-type="float" office:value="2.162634" calcext:value-type="float">
            <text:p>2.16263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4.85833" calcext:value-type="float">
            <text:p>19664.85833</text:p>
          </table:table-cell>
          <table:table-cell office:value-type="float" office:value="2.207529" calcext:value-type="float">
            <text:p>2.20752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1.16206" calcext:value-type="float">
            <text:p>19311.16206</text:p>
          </table:table-cell>
          <table:table-cell office:value-type="float" office:value="2.063179" calcext:value-type="float">
            <text:p>2.0631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0904900001" calcext:value-type="float">
            <text:p>19455.0904900001</text:p>
          </table:table-cell>
          <table:table-cell office:value-type="float" office:value="2.80002" calcext:value-type="float">
            <text:p>2.80002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9.89774" calcext:value-type="float">
            <text:p>19459.89774</text:p>
          </table:table-cell>
          <table:table-cell office:value-type="float" office:value="2.240613" calcext:value-type="float">
            <text:p>2.24061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74251" calcext:value-type="float">
            <text:p>19587.74251</text:p>
          </table:table-cell>
          <table:table-cell office:value-type="float" office:value="2.451004" calcext:value-type="float">
            <text:p>2.45100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3.42949" calcext:value-type="float">
            <text:p>19663.42949</text:p>
          </table:table-cell>
          <table:table-cell office:value-type="float" office:value="2.767522" calcext:value-type="float">
            <text:p>2.76752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8.54913" calcext:value-type="float">
            <text:p>19308.54913</text:p>
          </table:table-cell>
          <table:table-cell office:value-type="float" office:value="2.096074" calcext:value-type="float">
            <text:p>2.09607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6980200001" calcext:value-type="float">
            <text:p>19455.6980200001</text:p>
          </table:table-cell>
          <table:table-cell office:value-type="float" office:value="4.329221" calcext:value-type="float">
            <text:p>4.32922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4.65854" calcext:value-type="float">
            <text:p>19464.65854</text:p>
          </table:table-cell>
          <table:table-cell office:value-type="float" office:value="3.322183" calcext:value-type="float">
            <text:p>3.32218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1.63317" calcext:value-type="float">
            <text:p>19591.63317</text:p>
          </table:table-cell>
          <table:table-cell office:value-type="float" office:value="2.332448" calcext:value-type="float">
            <text:p>2.33244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4931800001" calcext:value-type="float">
            <text:p>19668.4931800001</text:p>
          </table:table-cell>
          <table:table-cell office:value-type="float" office:value="2.47996" calcext:value-type="float">
            <text:p>2.47996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4.4443699999" calcext:value-type="float">
            <text:p>19314.4443699999</text:p>
          </table:table-cell>
          <table:table-cell office:value-type="float" office:value="2.522851" calcext:value-type="float">
            <text:p>2.52285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1.15344" calcext:value-type="float">
            <text:p>19451.15344</text:p>
          </table:table-cell>
          <table:table-cell office:value-type="float" office:value="2.239777" calcext:value-type="float">
            <text:p>2.23977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1.6032" calcext:value-type="float">
            <text:p>19461.6032</text:p>
          </table:table-cell>
          <table:table-cell office:value-type="float" office:value="2.098596" calcext:value-type="float">
            <text:p>2.098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1.2458100001" calcext:value-type="float">
            <text:p>19591.2458100001</text:p>
          </table:table-cell>
          <table:table-cell office:value-type="float" office:value="2.253209" calcext:value-type="float">
            <text:p>2.25320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3.85472" calcext:value-type="float">
            <text:p>19663.85472</text:p>
          </table:table-cell>
          <table:table-cell office:value-type="float" office:value="2.331521" calcext:value-type="float">
            <text:p>2.33152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1.50755" calcext:value-type="float">
            <text:p>19321.50755</text:p>
          </table:table-cell>
          <table:table-cell office:value-type="float" office:value="2.899795" calcext:value-type="float">
            <text:p>2.89979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0.8555" calcext:value-type="float">
            <text:p>19440.8555</text:p>
          </table:table-cell>
          <table:table-cell office:value-type="float" office:value="2.087663" calcext:value-type="float">
            <text:p>2.08766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27348" calcext:value-type="float">
            <text:p>19463.27348</text:p>
          </table:table-cell>
          <table:table-cell office:value-type="float" office:value="2.278802" calcext:value-type="float">
            <text:p>2.27880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8.33953" calcext:value-type="float">
            <text:p>19588.33953</text:p>
          </table:table-cell>
          <table:table-cell office:value-type="float" office:value="2.036629" calcext:value-type="float">
            <text:p>2.036629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77.77411" calcext:value-type="float">
            <text:p>19477.77411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700.34325" calcext:value-type="float">
            <text:p>19700.34325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25.0799499999" calcext:value-type="float">
            <text:p>19525.0799499999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75.87904" calcext:value-type="float">
            <text:p>19575.87904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587.40663" calcext:value-type="float">
            <text:p>19587.40663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417.19342" calcext:value-type="float">
            <text:p>19417.1934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16.6157" calcext:value-type="float">
            <text:p>19516.6157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70.6247" calcext:value-type="float">
            <text:p>19470.6247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208.96146" calcext:value-type="float">
            <text:p>19208.96146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690.9085999999" calcext:value-type="float">
            <text:p>19690.9085999999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69.3176400001" calcext:value-type="float">
            <text:p>19569.3176400001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50.17627" calcext:value-type="float">
            <text:p>19350.17627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56.60512" calcext:value-type="float">
            <text:p>19356.60512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41.44824" calcext:value-type="float">
            <text:p>19441.44824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410.75711" calcext:value-type="float">
            <text:p>19410.75711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64.81146" calcext:value-type="float">
            <text:p>19664.81146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314.48943" calcext:value-type="float">
            <text:p>19314.48943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44.0293" calcext:value-type="float">
            <text:p>19444.0293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65.57489" calcext:value-type="float">
            <text:p>19465.57489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586.60472" calcext:value-type="float">
            <text:p>19586.60472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73.22431" calcext:value-type="float">
            <text:p>19473.22431</text:p>
          </table:table-cell>
          <table:table-cell/>
          <table:table-cell office:value-type="float" office:value="19687.26527" calcext:value-type="float">
            <text:p>19687.26527</text:p>
          </table:table-cell>
          <table:table-cell/>
          <table:table-cell office:value-type="float" office:value="19534.40473" calcext:value-type="float">
            <text:p>19534.40473</text:p>
          </table:table-cell>
          <table:table-cell/>
          <table:table-cell office:value-type="float" office:value="19585.6275300001" calcext:value-type="float">
            <text:p>19585.6275300001</text:p>
          </table:table-cell>
          <table:table-cell/>
          <table:table-cell office:value-type="float" office:value="19598.8981700001" calcext:value-type="float">
            <text:p>19598.8981700001</text:p>
          </table:table-cell>
          <table:table-cell/>
          <table:table-cell office:value-type="float" office:value="19410.7232400001" calcext:value-type="float">
            <text:p>19410.7232400001</text:p>
          </table:table-cell>
          <table:table-cell/>
          <table:table-cell office:value-type="float" office:value="19523.85172" calcext:value-type="float">
            <text:p>19523.85172</text:p>
          </table:table-cell>
          <table:table-cell/>
          <table:table-cell office:value-type="float" office:value="19477.43895" calcext:value-type="float">
            <text:p>19477.43895</text:p>
          </table:table-cell>
          <table:table-cell/>
          <table:table-cell office:value-type="float" office:value="19206.03561" calcext:value-type="float">
            <text:p>19206.03561</text:p>
          </table:table-cell>
          <table:table-cell/>
          <table:table-cell office:value-type="float" office:value="19694.4429499999" calcext:value-type="float">
            <text:p>19694.4429499999</text:p>
          </table:table-cell>
          <table:table-cell/>
          <table:table-cell office:value-type="float" office:value="19571.4271200001" calcext:value-type="float">
            <text:p>19571.4271200001</text:p>
          </table:table-cell>
          <table:table-cell/>
          <table:table-cell office:value-type="float" office:value="19347.3464299999" calcext:value-type="float">
            <text:p>19347.3464299999</text:p>
          </table:table-cell>
          <table:table-cell/>
          <table:table-cell office:value-type="float" office:value="19356.17833" calcext:value-type="float">
            <text:p>19356.17833</text:p>
          </table:table-cell>
          <table:table-cell/>
          <table:table-cell office:value-type="float" office:value="19440.67102" calcext:value-type="float">
            <text:p>19440.67102</text:p>
          </table:table-cell>
          <table:table-cell/>
          <table:table-cell office:value-type="float" office:value="19407.39379" calcext:value-type="float">
            <text:p>19407.39379</text:p>
          </table:table-cell>
          <table:table-cell/>
          <table:table-cell office:value-type="float" office:value="19662.85378" calcext:value-type="float">
            <text:p>19662.85378</text:p>
          </table:table-cell>
          <table:table-cell/>
          <table:table-cell office:value-type="float" office:value="19324.52923" calcext:value-type="float">
            <text:p>19324.52923</text:p>
          </table:table-cell>
          <table:table-cell/>
          <table:table-cell office:value-type="float" office:value="19446.69261" calcext:value-type="float">
            <text:p>19446.69261</text:p>
          </table:table-cell>
          <table:table-cell/>
          <table:table-cell office:value-type="float" office:value="19462.8756" calcext:value-type="float">
            <text:p>19462.8756</text:p>
          </table:table-cell>
          <table:table-cell/>
          <table:table-cell office:value-type="float" office:value="19589.41834" calcext:value-type="float">
            <text:p>19589.41834</text:p>
          </table:table-cell>
          <table:table-cell/>
        </table:table-row>
        <table:table-row table:style-name="ro1">
          <table:table-cell office:value-type="float" office:value="19467.1888900001" calcext:value-type="float">
            <text:p>19467.1888900001</text:p>
          </table:table-cell>
          <table:table-cell/>
          <table:table-cell office:value-type="float" office:value="19689.7810800001" calcext:value-type="float">
            <text:p>19689.7810800001</text:p>
          </table:table-cell>
          <table:table-cell/>
          <table:table-cell office:value-type="float" office:value="19532.9524199999" calcext:value-type="float">
            <text:p>19532.9524199999</text:p>
          </table:table-cell>
          <table:table-cell/>
          <table:table-cell office:value-type="float" office:value="19584.09454" calcext:value-type="float">
            <text:p>19584.09454</text:p>
          </table:table-cell>
          <table:table-cell/>
          <table:table-cell office:value-type="float" office:value="19590.21385" calcext:value-type="float">
            <text:p>19590.21385</text:p>
          </table:table-cell>
          <table:table-cell/>
          <table:table-cell office:value-type="float" office:value="19407.08014" calcext:value-type="float">
            <text:p>19407.08014</text:p>
          </table:table-cell>
          <table:table-cell/>
          <table:table-cell office:value-type="float" office:value="19515.10423" calcext:value-type="float">
            <text:p>19515.10423</text:p>
          </table:table-cell>
          <table:table-cell/>
          <table:table-cell office:value-type="float" office:value="19481.68714" calcext:value-type="float">
            <text:p>19481.68714</text:p>
          </table:table-cell>
          <table:table-cell/>
          <table:table-cell office:value-type="float" office:value="19213.97821" calcext:value-type="float">
            <text:p>19213.97821</text:p>
          </table:table-cell>
          <table:table-cell/>
          <table:table-cell office:value-type="float" office:value="19694.22687" calcext:value-type="float">
            <text:p>19694.22687</text:p>
          </table:table-cell>
          <table:table-cell/>
          <table:table-cell office:value-type="float" office:value="19574.76505" calcext:value-type="float">
            <text:p>19574.76505</text:p>
          </table:table-cell>
          <table:table-cell/>
          <table:table-cell office:value-type="float" office:value="19339.92117" calcext:value-type="float">
            <text:p>19339.92117</text:p>
          </table:table-cell>
          <table:table-cell/>
          <table:table-cell office:value-type="float" office:value="19347.18264" calcext:value-type="float">
            <text:p>19347.18264</text:p>
          </table:table-cell>
          <table:table-cell/>
          <table:table-cell office:value-type="float" office:value="19445.64098" calcext:value-type="float">
            <text:p>19445.64098</text:p>
          </table:table-cell>
          <table:table-cell/>
          <table:table-cell office:value-type="float" office:value="19402.54359" calcext:value-type="float">
            <text:p>19402.54359</text:p>
          </table:table-cell>
          <table:table-cell/>
          <table:table-cell office:value-type="float" office:value="19667.0626000001" calcext:value-type="float">
            <text:p>19667.0626000001</text:p>
          </table:table-cell>
          <table:table-cell/>
          <table:table-cell office:value-type="float" office:value="19324.0712" calcext:value-type="float">
            <text:p>19324.0712</text:p>
          </table:table-cell>
          <table:table-cell/>
          <table:table-cell office:value-type="float" office:value="19442.60824" calcext:value-type="float">
            <text:p>19442.60824</text:p>
          </table:table-cell>
          <table:table-cell/>
          <table:table-cell office:value-type="float" office:value="19465.0195599999" calcext:value-type="float">
            <text:p>19465.0195599999</text:p>
          </table:table-cell>
          <table:table-cell/>
          <table:table-cell office:value-type="float" office:value="19587.76009" calcext:value-type="float">
            <text:p>19587.76009</text:p>
          </table:table-cell>
          <table:table-cell/>
        </table:table-row>
        <table:table-row table:style-name="ro1">
          <table:table-cell office:value-type="float" office:value="19468.97876" calcext:value-type="float">
            <text:p>19468.97876</text:p>
          </table:table-cell>
          <table:table-cell/>
          <table:table-cell office:value-type="float" office:value="19699.2134300001" calcext:value-type="float">
            <text:p>19699.2134300001</text:p>
          </table:table-cell>
          <table:table-cell/>
          <table:table-cell office:value-type="float" office:value="19529.72499" calcext:value-type="float">
            <text:p>19529.72499</text:p>
          </table:table-cell>
          <table:table-cell/>
          <table:table-cell office:value-type="float" office:value="19579.94334" calcext:value-type="float">
            <text:p>19579.94334</text:p>
          </table:table-cell>
          <table:table-cell/>
          <table:table-cell office:value-type="float" office:value="19585.35241" calcext:value-type="float">
            <text:p>19585.35241</text:p>
          </table:table-cell>
          <table:table-cell/>
          <table:table-cell office:value-type="float" office:value="19403.4033100001" calcext:value-type="float">
            <text:p>19403.4033100001</text:p>
          </table:table-cell>
          <table:table-cell/>
          <table:table-cell office:value-type="float" office:value="19515.6379" calcext:value-type="float">
            <text:p>19515.6379</text:p>
          </table:table-cell>
          <table:table-cell/>
          <table:table-cell office:value-type="float" office:value="19479.3348200001" calcext:value-type="float">
            <text:p>19479.3348200001</text:p>
          </table:table-cell>
          <table:table-cell/>
          <table:table-cell office:value-type="float" office:value="19204.16484" calcext:value-type="float">
            <text:p>19204.16484</text:p>
          </table:table-cell>
          <table:table-cell/>
          <table:table-cell office:value-type="float" office:value="19688.71552" calcext:value-type="float">
            <text:p>19688.71552</text:p>
          </table:table-cell>
          <table:table-cell/>
          <table:table-cell office:value-type="float" office:value="19574.513" calcext:value-type="float">
            <text:p>19574.513</text:p>
          </table:table-cell>
          <table:table-cell/>
          <table:table-cell office:value-type="float" office:value="19343.25526" calcext:value-type="float">
            <text:p>19343.25526</text:p>
          </table:table-cell>
          <table:table-cell/>
          <table:table-cell office:value-type="float" office:value="19358.65554" calcext:value-type="float">
            <text:p>19358.65554</text:p>
          </table:table-cell>
          <table:table-cell/>
          <table:table-cell office:value-type="float" office:value="19450.53435" calcext:value-type="float">
            <text:p>19450.53435</text:p>
          </table:table-cell>
          <table:table-cell/>
          <table:table-cell office:value-type="float" office:value="19407.9187499999" calcext:value-type="float">
            <text:p>19407.9187499999</text:p>
          </table:table-cell>
          <table:table-cell/>
          <table:table-cell office:value-type="float" office:value="19669.65106" calcext:value-type="float">
            <text:p>19669.65106</text:p>
          </table:table-cell>
          <table:table-cell/>
          <table:table-cell office:value-type="float" office:value="19317.84114" calcext:value-type="float">
            <text:p>19317.84114</text:p>
          </table:table-cell>
          <table:table-cell/>
          <table:table-cell office:value-type="float" office:value="19450.01568" calcext:value-type="float">
            <text:p>19450.01568</text:p>
          </table:table-cell>
          <table:table-cell/>
          <table:table-cell office:value-type="float" office:value="19463.63308" calcext:value-type="float">
            <text:p>19463.63308</text:p>
          </table:table-cell>
          <table:table-cell/>
          <table:table-cell office:value-type="float" office:value="19590.37366" calcext:value-type="float">
            <text:p>19590.37366</text:p>
          </table:table-cell>
          <table:table-cell/>
        </table:table-row>
        <table:table-row table:style-name="ro1">
          <table:table-cell office:value-type="float" office:value="19468.96996" calcext:value-type="float">
            <text:p>19468.96996</text:p>
          </table:table-cell>
          <table:table-cell/>
          <table:table-cell office:value-type="float" office:value="19681.12173" calcext:value-type="float">
            <text:p>19681.12173</text:p>
          </table:table-cell>
          <table:table-cell/>
          <table:table-cell office:value-type="float" office:value="19529.80336" calcext:value-type="float">
            <text:p>19529.80336</text:p>
          </table:table-cell>
          <table:table-cell/>
          <table:table-cell office:value-type="float" office:value="19585.16304" calcext:value-type="float">
            <text:p>19585.16304</text:p>
          </table:table-cell>
          <table:table-cell/>
          <table:table-cell office:value-type="float" office:value="19594.92499" calcext:value-type="float">
            <text:p>19594.92499</text:p>
          </table:table-cell>
          <table:table-cell/>
          <table:table-cell office:value-type="float" office:value="19412.5155" calcext:value-type="float">
            <text:p>19412.5155</text:p>
          </table:table-cell>
          <table:table-cell/>
          <table:table-cell office:value-type="float" office:value="19521.43058" calcext:value-type="float">
            <text:p>19521.43058</text:p>
          </table:table-cell>
          <table:table-cell/>
          <table:table-cell office:value-type="float" office:value="19478.6736699999" calcext:value-type="float">
            <text:p>19478.6736699999</text:p>
          </table:table-cell>
          <table:table-cell/>
          <table:table-cell office:value-type="float" office:value="19202.03881" calcext:value-type="float">
            <text:p>19202.03881</text:p>
          </table:table-cell>
          <table:table-cell/>
          <table:table-cell office:value-type="float" office:value="19694.4693999999" calcext:value-type="float">
            <text:p>19694.4693999999</text:p>
          </table:table-cell>
          <table:table-cell/>
          <table:table-cell office:value-type="float" office:value="19581.7077900001" calcext:value-type="float">
            <text:p>19581.7077900001</text:p>
          </table:table-cell>
          <table:table-cell/>
          <table:table-cell office:value-type="float" office:value="19349.70364" calcext:value-type="float">
            <text:p>19349.70364</text:p>
          </table:table-cell>
          <table:table-cell/>
          <table:table-cell office:value-type="float" office:value="19346.55596" calcext:value-type="float">
            <text:p>19346.55596</text:p>
          </table:table-cell>
          <table:table-cell/>
          <table:table-cell office:value-type="float" office:value="19447.56569" calcext:value-type="float">
            <text:p>19447.56569</text:p>
          </table:table-cell>
          <table:table-cell/>
          <table:table-cell office:value-type="float" office:value="19408.65194" calcext:value-type="float">
            <text:p>19408.65194</text:p>
          </table:table-cell>
          <table:table-cell/>
          <table:table-cell office:value-type="float" office:value="19671.81919" calcext:value-type="float">
            <text:p>19671.81919</text:p>
          </table:table-cell>
          <table:table-cell/>
          <table:table-cell office:value-type="float" office:value="19326.38528" calcext:value-type="float">
            <text:p>19326.38528</text:p>
          </table:table-cell>
          <table:table-cell/>
          <table:table-cell office:value-type="float" office:value="19440.6166700001" calcext:value-type="float">
            <text:p>19440.6166700001</text:p>
          </table:table-cell>
          <table:table-cell/>
          <table:table-cell office:value-type="float" office:value="19466.7048600001" calcext:value-type="float">
            <text:p>19466.7048600001</text:p>
          </table:table-cell>
          <table:table-cell/>
          <table:table-cell office:value-type="float" office:value="19589.71641" calcext:value-type="float">
            <text:p>19589.71641</text:p>
          </table:table-cell>
          <table:table-cell/>
        </table:table-row>
        <table:table-row table:style-name="ro1">
          <table:table-cell office:value-type="float" office:value="19470.68216" calcext:value-type="float">
            <text:p>19470.68216</text:p>
          </table:table-cell>
          <table:table-cell/>
          <table:table-cell office:value-type="float" office:value="19687.51511" calcext:value-type="float">
            <text:p>19687.51511</text:p>
          </table:table-cell>
          <table:table-cell/>
          <table:table-cell office:value-type="float" office:value="19531.47405" calcext:value-type="float">
            <text:p>19531.47405</text:p>
          </table:table-cell>
          <table:table-cell/>
          <table:table-cell office:value-type="float" office:value="19578.53388" calcext:value-type="float">
            <text:p>19578.53388</text:p>
          </table:table-cell>
          <table:table-cell/>
          <table:table-cell office:value-type="float" office:value="19586.75112" calcext:value-type="float">
            <text:p>19586.75112</text:p>
          </table:table-cell>
          <table:table-cell/>
          <table:table-cell office:value-type="float" office:value="19405.70892" calcext:value-type="float">
            <text:p>19405.70892</text:p>
          </table:table-cell>
          <table:table-cell/>
          <table:table-cell office:value-type="float" office:value="19526.45688" calcext:value-type="float">
            <text:p>19526.45688</text:p>
          </table:table-cell>
          <table:table-cell/>
          <table:table-cell office:value-type="float" office:value="19476.2905700001" calcext:value-type="float">
            <text:p>19476.2905700001</text:p>
          </table:table-cell>
          <table:table-cell/>
          <table:table-cell office:value-type="float" office:value="19199.3542700001" calcext:value-type="float">
            <text:p>19199.3542700001</text:p>
          </table:table-cell>
          <table:table-cell/>
          <table:table-cell office:value-type="float" office:value="19688.5102899999" calcext:value-type="float">
            <text:p>19688.5102899999</text:p>
          </table:table-cell>
          <table:table-cell/>
          <table:table-cell office:value-type="float" office:value="19568.56171" calcext:value-type="float">
            <text:p>19568.56171</text:p>
          </table:table-cell>
          <table:table-cell/>
          <table:table-cell office:value-type="float" office:value="19348.0916700001" calcext:value-type="float">
            <text:p>19348.0916700001</text:p>
          </table:table-cell>
          <table:table-cell/>
          <table:table-cell office:value-type="float" office:value="19348.67879" calcext:value-type="float">
            <text:p>19348.67879</text:p>
          </table:table-cell>
          <table:table-cell/>
          <table:table-cell office:value-type="float" office:value="19456.00263" calcext:value-type="float">
            <text:p>19456.00263</text:p>
          </table:table-cell>
          <table:table-cell/>
          <table:table-cell office:value-type="float" office:value="19401.04467" calcext:value-type="float">
            <text:p>19401.04467</text:p>
          </table:table-cell>
          <table:table-cell/>
          <table:table-cell office:value-type="float" office:value="19678.61617" calcext:value-type="float">
            <text:p>19678.61617</text:p>
          </table:table-cell>
          <table:table-cell/>
          <table:table-cell office:value-type="float" office:value="19315.28839" calcext:value-type="float">
            <text:p>19315.28839</text:p>
          </table:table-cell>
          <table:table-cell/>
          <table:table-cell office:value-type="float" office:value="19443.21927" calcext:value-type="float">
            <text:p>19443.21927</text:p>
          </table:table-cell>
          <table:table-cell/>
          <table:table-cell office:value-type="float" office:value="19464.65489" calcext:value-type="float">
            <text:p>19464.65489</text:p>
          </table:table-cell>
          <table:table-cell/>
          <table:table-cell office:value-type="float" office:value="19577.2591900001" calcext:value-type="float">
            <text:p>19577.2591900001</text:p>
          </table:table-cell>
          <table:table-cell/>
        </table:table-row>
        <table:table-row table:style-name="ro1">
          <table:table-cell office:value-type="float" office:value="19468.31896" calcext:value-type="float">
            <text:p>19468.31896</text:p>
          </table:table-cell>
          <table:table-cell/>
          <table:table-cell office:value-type="float" office:value="19683.3659100001" calcext:value-type="float">
            <text:p>19683.3659100001</text:p>
          </table:table-cell>
          <table:table-cell/>
          <table:table-cell office:value-type="float" office:value="19524.55214" calcext:value-type="float">
            <text:p>19524.55214</text:p>
          </table:table-cell>
          <table:table-cell/>
          <table:table-cell office:value-type="float" office:value="19580.54276" calcext:value-type="float">
            <text:p>19580.54276</text:p>
          </table:table-cell>
          <table:table-cell/>
          <table:table-cell office:value-type="float" office:value="19595.1775300001" calcext:value-type="float">
            <text:p>19595.1775300001</text:p>
          </table:table-cell>
          <table:table-cell/>
          <table:table-cell office:value-type="float" office:value="19408.8878300001" calcext:value-type="float">
            <text:p>19408.8878300001</text:p>
          </table:table-cell>
          <table:table-cell/>
          <table:table-cell office:value-type="float" office:value="19524.21293" calcext:value-type="float">
            <text:p>19524.21293</text:p>
          </table:table-cell>
          <table:table-cell/>
          <table:table-cell office:value-type="float" office:value="19479.7924899999" calcext:value-type="float">
            <text:p>19479.7924899999</text:p>
          </table:table-cell>
          <table:table-cell/>
          <table:table-cell office:value-type="float" office:value="19202.2120000001" calcext:value-type="float">
            <text:p>19202.2120000001</text:p>
          </table:table-cell>
          <table:table-cell/>
          <table:table-cell office:value-type="float" office:value="19699.00007" calcext:value-type="float">
            <text:p>19699.00007</text:p>
          </table:table-cell>
          <table:table-cell/>
          <table:table-cell office:value-type="float" office:value="19576.6122900001" calcext:value-type="float">
            <text:p>19576.6122900001</text:p>
          </table:table-cell>
          <table:table-cell/>
          <table:table-cell office:value-type="float" office:value="19348.33111" calcext:value-type="float">
            <text:p>19348.33111</text:p>
          </table:table-cell>
          <table:table-cell/>
          <table:table-cell office:value-type="float" office:value="19356.20755" calcext:value-type="float">
            <text:p>19356.20755</text:p>
          </table:table-cell>
          <table:table-cell/>
          <table:table-cell office:value-type="float" office:value="19446.48883" calcext:value-type="float">
            <text:p>19446.48883</text:p>
          </table:table-cell>
          <table:table-cell/>
          <table:table-cell office:value-type="float" office:value="19412.1013000001" calcext:value-type="float">
            <text:p>19412.1013000001</text:p>
          </table:table-cell>
          <table:table-cell/>
          <table:table-cell office:value-type="float" office:value="19668.7341600001" calcext:value-type="float">
            <text:p>19668.7341600001</text:p>
          </table:table-cell>
          <table:table-cell/>
          <table:table-cell office:value-type="float" office:value="19316.04748" calcext:value-type="float">
            <text:p>19316.04748</text:p>
          </table:table-cell>
          <table:table-cell/>
          <table:table-cell office:value-type="float" office:value="19444.50922" calcext:value-type="float">
            <text:p>19444.50922</text:p>
          </table:table-cell>
          <table:table-cell/>
          <table:table-cell office:value-type="float" office:value="19467.41315" calcext:value-type="float">
            <text:p>19467.41315</text:p>
          </table:table-cell>
          <table:table-cell/>
          <table:table-cell office:value-type="float" office:value="19589.2090500001" calcext:value-type="float">
            <text:p>19589.2090500001</text:p>
          </table:table-cell>
          <table:table-cell/>
        </table:table-row>
        <table:table-row table:style-name="ro1">
          <table:table-cell office:value-type="float" office:value="19468.68896" calcext:value-type="float">
            <text:p>19468.68896</text:p>
          </table:table-cell>
          <table:table-cell/>
          <table:table-cell office:value-type="float" office:value="19695.37963" calcext:value-type="float">
            <text:p>19695.37963</text:p>
          </table:table-cell>
          <table:table-cell/>
          <table:table-cell office:value-type="float" office:value="19527.85122" calcext:value-type="float">
            <text:p>19527.85122</text:p>
          </table:table-cell>
          <table:table-cell/>
          <table:table-cell office:value-type="float" office:value="19586.83788" calcext:value-type="float">
            <text:p>19586.83788</text:p>
          </table:table-cell>
          <table:table-cell/>
          <table:table-cell office:value-type="float" office:value="19585.76449" calcext:value-type="float">
            <text:p>19585.76449</text:p>
          </table:table-cell>
          <table:table-cell/>
          <table:table-cell office:value-type="float" office:value="19404.2226699999" calcext:value-type="float">
            <text:p>19404.2226699999</text:p>
          </table:table-cell>
          <table:table-cell/>
          <table:table-cell office:value-type="float" office:value="19527.63142" calcext:value-type="float">
            <text:p>19527.63142</text:p>
          </table:table-cell>
          <table:table-cell/>
          <table:table-cell office:value-type="float" office:value="19476.18515" calcext:value-type="float">
            <text:p>19476.18515</text:p>
          </table:table-cell>
          <table:table-cell/>
          <table:table-cell office:value-type="float" office:value="19209.1738500001" calcext:value-type="float">
            <text:p>19209.1738500001</text:p>
          </table:table-cell>
          <table:table-cell/>
          <table:table-cell office:value-type="float" office:value="19699.43973" calcext:value-type="float">
            <text:p>19699.43973</text:p>
          </table:table-cell>
          <table:table-cell/>
          <table:table-cell office:value-type="float" office:value="19577.1441300001" calcext:value-type="float">
            <text:p>19577.1441300001</text:p>
          </table:table-cell>
          <table:table-cell/>
          <table:table-cell office:value-type="float" office:value="19344.65329" calcext:value-type="float">
            <text:p>19344.65329</text:p>
          </table:table-cell>
          <table:table-cell/>
          <table:table-cell office:value-type="float" office:value="19351.11813" calcext:value-type="float">
            <text:p>19351.11813</text:p>
          </table:table-cell>
          <table:table-cell/>
          <table:table-cell office:value-type="float" office:value="19449.78063" calcext:value-type="float">
            <text:p>19449.78063</text:p>
          </table:table-cell>
          <table:table-cell/>
          <table:table-cell office:value-type="float" office:value="19415.8438400001" calcext:value-type="float">
            <text:p>19415.8438400001</text:p>
          </table:table-cell>
          <table:table-cell/>
          <table:table-cell office:value-type="float" office:value="19668.96086" calcext:value-type="float">
            <text:p>19668.96086</text:p>
          </table:table-cell>
          <table:table-cell/>
          <table:table-cell office:value-type="float" office:value="19310.79701" calcext:value-type="float">
            <text:p>19310.79701</text:p>
          </table:table-cell>
          <table:table-cell/>
          <table:table-cell office:value-type="float" office:value="19450.99187" calcext:value-type="float">
            <text:p>19450.99187</text:p>
          </table:table-cell>
          <table:table-cell/>
          <table:table-cell office:value-type="float" office:value="19466.50827" calcext:value-type="float">
            <text:p>19466.50827</text:p>
          </table:table-cell>
          <table:table-cell/>
          <table:table-cell office:value-type="float" office:value="19600.6912500001" calcext:value-type="float">
            <text:p>19600.6912500001</text:p>
          </table:table-cell>
          <table:table-cell/>
        </table:table-row>
        <table:table-row table:style-name="ro1">
          <table:table-cell office:value-type="float" office:value="19476.33293" calcext:value-type="float">
            <text:p>19476.33293</text:p>
          </table:table-cell>
          <table:table-cell/>
          <table:table-cell office:value-type="float" office:value="19692.97575" calcext:value-type="float">
            <text:p>19692.97575</text:p>
          </table:table-cell>
          <table:table-cell/>
          <table:table-cell office:value-type="float" office:value="19537.77422" calcext:value-type="float">
            <text:p>19537.77422</text:p>
          </table:table-cell>
          <table:table-cell/>
          <table:table-cell office:value-type="float" office:value="19576.71691" calcext:value-type="float">
            <text:p>19576.71691</text:p>
          </table:table-cell>
          <table:table-cell/>
          <table:table-cell office:value-type="float" office:value="19595.2472" calcext:value-type="float">
            <text:p>19595.2472</text:p>
          </table:table-cell>
          <table:table-cell/>
          <table:table-cell office:value-type="float" office:value="19406.73849" calcext:value-type="float">
            <text:p>19406.73849</text:p>
          </table:table-cell>
          <table:table-cell/>
          <table:table-cell office:value-type="float" office:value="19526.36692" calcext:value-type="float">
            <text:p>19526.36692</text:p>
          </table:table-cell>
          <table:table-cell/>
          <table:table-cell office:value-type="float" office:value="19474.18223" calcext:value-type="float">
            <text:p>19474.18223</text:p>
          </table:table-cell>
          <table:table-cell/>
          <table:table-cell office:value-type="float" office:value="19207.5518200001" calcext:value-type="float">
            <text:p>19207.5518200001</text:p>
          </table:table-cell>
          <table:table-cell/>
          <table:table-cell office:value-type="float" office:value="19693.97739" calcext:value-type="float">
            <text:p>19693.97739</text:p>
          </table:table-cell>
          <table:table-cell/>
          <table:table-cell office:value-type="float" office:value="19571.7399000001" calcext:value-type="float">
            <text:p>19571.7399000001</text:p>
          </table:table-cell>
          <table:table-cell/>
          <table:table-cell office:value-type="float" office:value="19348.49073" calcext:value-type="float">
            <text:p>19348.49073</text:p>
          </table:table-cell>
          <table:table-cell/>
          <table:table-cell office:value-type="float" office:value="19355.2982499999" calcext:value-type="float">
            <text:p>19355.2982499999</text:p>
          </table:table-cell>
          <table:table-cell/>
          <table:table-cell office:value-type="float" office:value="19447.2244999999" calcext:value-type="float">
            <text:p>19447.2244999999</text:p>
          </table:table-cell>
          <table:table-cell/>
          <table:table-cell office:value-type="float" office:value="19411.9197399999" calcext:value-type="float">
            <text:p>19411.9197399999</text:p>
          </table:table-cell>
          <table:table-cell/>
          <table:table-cell office:value-type="float" office:value="19671.7671" calcext:value-type="float">
            <text:p>19671.7671</text:p>
          </table:table-cell>
          <table:table-cell/>
          <table:table-cell office:value-type="float" office:value="19312.7995299999" calcext:value-type="float">
            <text:p>19312.7995299999</text:p>
          </table:table-cell>
          <table:table-cell/>
          <table:table-cell office:value-type="float" office:value="19447.94535" calcext:value-type="float">
            <text:p>19447.94535</text:p>
          </table:table-cell>
          <table:table-cell/>
          <table:table-cell office:value-type="float" office:value="19458.09049" calcext:value-type="float">
            <text:p>19458.09049</text:p>
          </table:table-cell>
          <table:table-cell/>
          <table:table-cell office:value-type="float" office:value="19585.43601" calcext:value-type="float">
            <text:p>19585.43601</text:p>
          </table:table-cell>
          <table:table-cell/>
        </table:table-row>
        <table:table-row table:style-name="ro1">
          <table:table-cell office:value-type="float" office:value="19464.69227" calcext:value-type="float">
            <text:p>19464.69227</text:p>
          </table:table-cell>
          <table:table-cell/>
          <table:table-cell office:value-type="float" office:value="19695.59455" calcext:value-type="float">
            <text:p>19695.59455</text:p>
          </table:table-cell>
          <table:table-cell/>
          <table:table-cell office:value-type="float" office:value="19536.48569" calcext:value-type="float">
            <text:p>19536.48569</text:p>
          </table:table-cell>
          <table:table-cell/>
          <table:table-cell office:value-type="float" office:value="19586.45353" calcext:value-type="float">
            <text:p>19586.45353</text:p>
          </table:table-cell>
          <table:table-cell/>
          <table:table-cell office:value-type="float" office:value="19595.1905900001" calcext:value-type="float">
            <text:p>19595.1905900001</text:p>
          </table:table-cell>
          <table:table-cell/>
          <table:table-cell office:value-type="float" office:value="19405.71263" calcext:value-type="float">
            <text:p>19405.71263</text:p>
          </table:table-cell>
          <table:table-cell/>
          <table:table-cell office:value-type="float" office:value="19529.7824199999" calcext:value-type="float">
            <text:p>19529.7824199999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197.22005" calcext:value-type="float">
            <text:p>19197.22005</text:p>
          </table:table-cell>
          <table:table-cell/>
          <table:table-cell office:value-type="float" office:value="19685.5943" calcext:value-type="float">
            <text:p>19685.5943</text:p>
          </table:table-cell>
          <table:table-cell/>
          <table:table-cell office:value-type="float" office:value="19571.77986" calcext:value-type="float">
            <text:p>19571.77986</text:p>
          </table:table-cell>
          <table:table-cell/>
          <table:table-cell office:value-type="float" office:value="19351.57557" calcext:value-type="float">
            <text:p>19351.57557</text:p>
          </table:table-cell>
          <table:table-cell/>
          <table:table-cell office:value-type="float" office:value="19339.43716" calcext:value-type="float">
            <text:p>19339.43716</text:p>
          </table:table-cell>
          <table:table-cell/>
          <table:table-cell office:value-type="float" office:value="19442.41898" calcext:value-type="float">
            <text:p>19442.41898</text:p>
          </table:table-cell>
          <table:table-cell/>
          <table:table-cell office:value-type="float" office:value="19417.38943" calcext:value-type="float">
            <text:p>19417.38943</text:p>
          </table:table-cell>
          <table:table-cell/>
          <table:table-cell office:value-type="float" office:value="19662.74747" calcext:value-type="float">
            <text:p>19662.74747</text:p>
          </table:table-cell>
          <table:table-cell/>
          <table:table-cell office:value-type="float" office:value="19309.86027" calcext:value-type="float">
            <text:p>19309.86027</text:p>
          </table:table-cell>
          <table:table-cell/>
          <table:table-cell office:value-type="float" office:value="19455.2020100001" calcext:value-type="float">
            <text:p>19455.2020100001</text:p>
          </table:table-cell>
          <table:table-cell/>
          <table:table-cell office:value-type="float" office:value="19463.6058500001" calcext:value-type="float">
            <text:p>19463.6058500001</text:p>
          </table:table-cell>
          <table:table-cell/>
          <table:table-cell office:value-type="float" office:value="19580.23839" calcext:value-type="float">
            <text:p>19580.23839</text:p>
          </table:table-cell>
          <table:table-cell/>
        </table:table-row>
        <table:table-row table:style-name="ro1">
          <table:table-cell office:value-type="float" office:value="19479.10584" calcext:value-type="float">
            <text:p>19479.10584</text:p>
          </table:table-cell>
          <table:table-cell/>
          <table:table-cell office:value-type="float" office:value="19689.15159" calcext:value-type="float">
            <text:p>19689.15159</text:p>
          </table:table-cell>
          <table:table-cell/>
          <table:table-cell office:value-type="float" office:value="19531.14539" calcext:value-type="float">
            <text:p>19531.14539</text:p>
          </table:table-cell>
          <table:table-cell/>
          <table:table-cell office:value-type="float" office:value="19587.8471600001" calcext:value-type="float">
            <text:p>19587.8471600001</text:p>
          </table:table-cell>
          <table:table-cell/>
          <table:table-cell office:value-type="float" office:value="19589.51311" calcext:value-type="float">
            <text:p>19589.51311</text:p>
          </table:table-cell>
          <table:table-cell/>
          <table:table-cell office:value-type="float" office:value="19403.36036" calcext:value-type="float">
            <text:p>19403.36036</text:p>
          </table:table-cell>
          <table:table-cell/>
          <table:table-cell office:value-type="float" office:value="19522.68566" calcext:value-type="float">
            <text:p>19522.68566</text:p>
          </table:table-cell>
          <table:table-cell/>
          <table:table-cell office:value-type="float" office:value="19478.19346" calcext:value-type="float">
            <text:p>19478.19346</text:p>
          </table:table-cell>
          <table:table-cell/>
          <table:table-cell office:value-type="float" office:value="19209.6919500001" calcext:value-type="float">
            <text:p>19209.6919500001</text:p>
          </table:table-cell>
          <table:table-cell/>
          <table:table-cell office:value-type="float" office:value="19694.8919199998" calcext:value-type="float">
            <text:p>19694.8919199998</text:p>
          </table:table-cell>
          <table:table-cell/>
          <table:table-cell office:value-type="float" office:value="19573.92214" calcext:value-type="float">
            <text:p>19573.92214</text:p>
          </table:table-cell>
          <table:table-cell/>
          <table:table-cell office:value-type="float" office:value="19352.69588" calcext:value-type="float">
            <text:p>19352.69588</text:p>
          </table:table-cell>
          <table:table-cell/>
          <table:table-cell office:value-type="float" office:value="19352.97344" calcext:value-type="float">
            <text:p>19352.97344</text:p>
          </table:table-cell>
          <table:table-cell/>
          <table:table-cell office:value-type="float" office:value="19440.87178" calcext:value-type="float">
            <text:p>19440.87178</text:p>
          </table:table-cell>
          <table:table-cell/>
          <table:table-cell office:value-type="float" office:value="19412.06018" calcext:value-type="float">
            <text:p>19412.06018</text:p>
          </table:table-cell>
          <table:table-cell/>
          <table:table-cell office:value-type="float" office:value="19673.50535" calcext:value-type="float">
            <text:p>19673.50535</text:p>
          </table:table-cell>
          <table:table-cell/>
          <table:table-cell office:value-type="float" office:value="19312.46534" calcext:value-type="float">
            <text:p>19312.46534</text:p>
          </table:table-cell>
          <table:table-cell/>
          <table:table-cell office:value-type="float" office:value="19453.69188" calcext:value-type="float">
            <text:p>19453.69188</text:p>
          </table:table-cell>
          <table:table-cell/>
          <table:table-cell office:value-type="float" office:value="19467.11034" calcext:value-type="float">
            <text:p>19467.11034</text:p>
          </table:table-cell>
          <table:table-cell/>
          <table:table-cell office:value-type="float" office:value="19598.02746" calcext:value-type="float">
            <text:p>19598.02746</text:p>
          </table:table-cell>
          <table:table-cell/>
        </table:table-row>
        <table:table-row table:style-name="ro1">
          <table:table-cell office:value-type="float" office:value="19468.65" calcext:value-type="float">
            <text:p>19468.65</text:p>
          </table:table-cell>
          <table:table-cell/>
          <table:table-cell office:value-type="float" office:value="19697.12662" calcext:value-type="float">
            <text:p>19697.12662</text:p>
          </table:table-cell>
          <table:table-cell/>
          <table:table-cell office:value-type="float" office:value="19531.81958" calcext:value-type="float">
            <text:p>19531.81958</text:p>
          </table:table-cell>
          <table:table-cell/>
          <table:table-cell office:value-type="float" office:value="19584.32988" calcext:value-type="float">
            <text:p>19584.32988</text:p>
          </table:table-cell>
          <table:table-cell/>
          <table:table-cell office:value-type="float" office:value="19591.64887" calcext:value-type="float">
            <text:p>19591.64887</text:p>
          </table:table-cell>
          <table:table-cell/>
          <table:table-cell office:value-type="float" office:value="19405.92054" calcext:value-type="float">
            <text:p>19405.92054</text:p>
          </table:table-cell>
          <table:table-cell/>
          <table:table-cell office:value-type="float" office:value="19521.53371" calcext:value-type="float">
            <text:p>19521.53371</text:p>
          </table:table-cell>
          <table:table-cell/>
          <table:table-cell office:value-type="float" office:value="19480.8072200001" calcext:value-type="float">
            <text:p>19480.8072200001</text:p>
          </table:table-cell>
          <table:table-cell/>
          <table:table-cell office:value-type="float" office:value="19210.98137" calcext:value-type="float">
            <text:p>19210.98137</text:p>
          </table:table-cell>
          <table:table-cell/>
          <table:table-cell office:value-type="float" office:value="19690.0797099999" calcext:value-type="float">
            <text:p>19690.0797099999</text:p>
          </table:table-cell>
          <table:table-cell/>
          <table:table-cell office:value-type="float" office:value="19575.11605" calcext:value-type="float">
            <text:p>19575.11605</text:p>
          </table:table-cell>
          <table:table-cell/>
          <table:table-cell office:value-type="float" office:value="19343.8282" calcext:value-type="float">
            <text:p>19343.8282</text:p>
          </table:table-cell>
          <table:table-cell/>
          <table:table-cell office:value-type="float" office:value="19340.04015" calcext:value-type="float">
            <text:p>19340.04015</text:p>
          </table:table-cell>
          <table:table-cell/>
          <table:table-cell office:value-type="float" office:value="19437.2982600001" calcext:value-type="float">
            <text:p>19437.2982600001</text:p>
          </table:table-cell>
          <table:table-cell/>
          <table:table-cell office:value-type="float" office:value="19415.2093" calcext:value-type="float">
            <text:p>19415.2093</text:p>
          </table:table-cell>
          <table:table-cell/>
          <table:table-cell office:value-type="float" office:value="19664.85833" calcext:value-type="float">
            <text:p>19664.85833</text:p>
          </table:table-cell>
          <table:table-cell/>
          <table:table-cell office:value-type="float" office:value="19311.16206" calcext:value-type="float">
            <text:p>19311.16206</text:p>
          </table:table-cell>
          <table:table-cell/>
          <table:table-cell office:value-type="float" office:value="19455.0904900001" calcext:value-type="float">
            <text:p>19455.0904900001</text:p>
          </table:table-cell>
          <table:table-cell/>
          <table:table-cell office:value-type="float" office:value="19459.89774" calcext:value-type="float">
            <text:p>19459.89774</text:p>
          </table:table-cell>
          <table:table-cell/>
          <table:table-cell office:value-type="float" office:value="19587.74251" calcext:value-type="float">
            <text:p>19587.74251</text:p>
          </table:table-cell>
          <table:table-cell/>
        </table:table-row>
        <table:table-row table:style-name="ro1">
          <table:table-cell office:value-type="float" office:value="19470.39083" calcext:value-type="float">
            <text:p>19470.39083</text:p>
          </table:table-cell>
          <table:table-cell/>
          <table:table-cell office:value-type="float" office:value="19691.84035" calcext:value-type="float">
            <text:p>19691.84035</text:p>
          </table:table-cell>
          <table:table-cell/>
          <table:table-cell office:value-type="float" office:value="19528.66405" calcext:value-type="float">
            <text:p>19528.66405</text:p>
          </table:table-cell>
          <table:table-cell/>
          <table:table-cell office:value-type="float" office:value="19583.14577" calcext:value-type="float">
            <text:p>19583.14577</text:p>
          </table:table-cell>
          <table:table-cell/>
          <table:table-cell office:value-type="float" office:value="19597.08313" calcext:value-type="float">
            <text:p>19597.08313</text:p>
          </table:table-cell>
          <table:table-cell/>
          <table:table-cell office:value-type="float" office:value="19405.4518200001" calcext:value-type="float">
            <text:p>19405.4518200001</text:p>
          </table:table-cell>
          <table:table-cell/>
          <table:table-cell office:value-type="float" office:value="19522.0830500001" calcext:value-type="float">
            <text:p>19522.0830500001</text:p>
          </table:table-cell>
          <table:table-cell/>
          <table:table-cell office:value-type="float" office:value="19477.0727999999" calcext:value-type="float">
            <text:p>19477.0727999999</text:p>
          </table:table-cell>
          <table:table-cell/>
          <table:table-cell office:value-type="float" office:value="19199.8448100001" calcext:value-type="float">
            <text:p>19199.8448100001</text:p>
          </table:table-cell>
          <table:table-cell/>
          <table:table-cell office:value-type="float" office:value="19692.1223500001" calcext:value-type="float">
            <text:p>19692.1223500001</text:p>
          </table:table-cell>
          <table:table-cell/>
          <table:table-cell office:value-type="float" office:value="19581.4594300001" calcext:value-type="float">
            <text:p>19581.4594300001</text:p>
          </table:table-cell>
          <table:table-cell/>
          <table:table-cell office:value-type="float" office:value="19345.5685700001" calcext:value-type="float">
            <text:p>19345.5685700001</text:p>
          </table:table-cell>
          <table:table-cell/>
          <table:table-cell office:value-type="float" office:value="19357.17801" calcext:value-type="float">
            <text:p>19357.17801</text:p>
          </table:table-cell>
          <table:table-cell/>
          <table:table-cell office:value-type="float" office:value="19454.8177500001" calcext:value-type="float">
            <text:p>19454.8177500001</text:p>
          </table:table-cell>
          <table:table-cell/>
          <table:table-cell office:value-type="float" office:value="19417.09311" calcext:value-type="float">
            <text:p>19417.09311</text:p>
          </table:table-cell>
          <table:table-cell/>
          <table:table-cell office:value-type="float" office:value="19663.42949" calcext:value-type="float">
            <text:p>19663.42949</text:p>
          </table:table-cell>
          <table:table-cell/>
          <table:table-cell office:value-type="float" office:value="19308.54913" calcext:value-type="float">
            <text:p>19308.54913</text:p>
          </table:table-cell>
          <table:table-cell/>
          <table:table-cell office:value-type="float" office:value="19455.6980200001" calcext:value-type="float">
            <text:p>19455.6980200001</text:p>
          </table:table-cell>
          <table:table-cell/>
          <table:table-cell office:value-type="float" office:value="19464.65854" calcext:value-type="float">
            <text:p>19464.65854</text:p>
          </table:table-cell>
          <table:table-cell/>
          <table:table-cell office:value-type="float" office:value="19591.63317" calcext:value-type="float">
            <text:p>19591.63317</text:p>
          </table:table-cell>
          <table:table-cell/>
        </table:table-row>
        <table:table-row table:style-name="ro1">
          <table:table-cell office:value-type="float" office:value="19465.74933" calcext:value-type="float">
            <text:p>19465.74933</text:p>
          </table:table-cell>
          <table:table-cell/>
          <table:table-cell office:value-type="float" office:value="19690.15093" calcext:value-type="float">
            <text:p>19690.15093</text:p>
          </table:table-cell>
          <table:table-cell/>
          <table:table-cell office:value-type="float" office:value="19533.2289499999" calcext:value-type="float">
            <text:p>19533.2289499999</text:p>
          </table:table-cell>
          <table:table-cell/>
          <table:table-cell office:value-type="float" office:value="19586.26123" calcext:value-type="float">
            <text:p>19586.26123</text:p>
          </table:table-cell>
          <table:table-cell/>
          <table:table-cell office:value-type="float" office:value="19592.91226" calcext:value-type="float">
            <text:p>19592.91226</text:p>
          </table:table-cell>
          <table:table-cell/>
          <table:table-cell office:value-type="float" office:value="19406.9791" calcext:value-type="float">
            <text:p>19406.9791</text:p>
          </table:table-cell>
          <table:table-cell/>
          <table:table-cell office:value-type="float" office:value="19527.07245" calcext:value-type="float">
            <text:p>19527.07245</text:p>
          </table:table-cell>
          <table:table-cell/>
          <table:table-cell office:value-type="float" office:value="19476.1180700001" calcext:value-type="float">
            <text:p>19476.1180700001</text:p>
          </table:table-cell>
          <table:table-cell/>
          <table:table-cell office:value-type="float" office:value="19208.4773600001" calcext:value-type="float">
            <text:p>19208.4773600001</text:p>
          </table:table-cell>
          <table:table-cell/>
          <table:table-cell office:value-type="float" office:value="19693.27212" calcext:value-type="float">
            <text:p>19693.27212</text:p>
          </table:table-cell>
          <table:table-cell/>
          <table:table-cell office:value-type="float" office:value="19569.98414" calcext:value-type="float">
            <text:p>19569.98414</text:p>
          </table:table-cell>
          <table:table-cell/>
          <table:table-cell office:value-type="float" office:value="19339.45009" calcext:value-type="float">
            <text:p>19339.45009</text:p>
          </table:table-cell>
          <table:table-cell/>
          <table:table-cell office:value-type="float" office:value="19345.3561299999" calcext:value-type="float">
            <text:p>19345.3561299999</text:p>
          </table:table-cell>
          <table:table-cell/>
          <table:table-cell office:value-type="float" office:value="19447.78521" calcext:value-type="float">
            <text:p>19447.78521</text:p>
          </table:table-cell>
          <table:table-cell/>
          <table:table-cell office:value-type="float" office:value="19413.73235" calcext:value-type="float">
            <text:p>19413.73235</text:p>
          </table:table-cell>
          <table:table-cell/>
          <table:table-cell office:value-type="float" office:value="19668.4931800001" calcext:value-type="float">
            <text:p>19668.4931800001</text:p>
          </table:table-cell>
          <table:table-cell/>
          <table:table-cell office:value-type="float" office:value="19314.4443699999" calcext:value-type="float">
            <text:p>19314.4443699999</text:p>
          </table:table-cell>
          <table:table-cell/>
          <table:table-cell office:value-type="float" office:value="19451.15344" calcext:value-type="float">
            <text:p>19451.15344</text:p>
          </table:table-cell>
          <table:table-cell/>
          <table:table-cell office:value-type="float" office:value="19461.6032" calcext:value-type="float">
            <text:p>19461.6032</text:p>
          </table:table-cell>
          <table:table-cell/>
          <table:table-cell office:value-type="float" office:value="19591.2458100001" calcext:value-type="float">
            <text:p>19591.2458100001</text:p>
          </table:table-cell>
          <table:table-cell/>
        </table:table-row>
        <table:table-row table:style-name="ro1">
          <table:table-cell office:value-type="float" office:value="19474.4118" calcext:value-type="float">
            <text:p>19474.4118</text:p>
          </table:table-cell>
          <table:table-cell/>
          <table:table-cell office:value-type="float" office:value="19689.40982" calcext:value-type="float">
            <text:p>19689.40982</text:p>
          </table:table-cell>
          <table:table-cell/>
          <table:table-cell office:value-type="float" office:value="19533.91606" calcext:value-type="float">
            <text:p>19533.91606</text:p>
          </table:table-cell>
          <table:table-cell/>
          <table:table-cell office:value-type="float" office:value="19585.24373" calcext:value-type="float">
            <text:p>19585.24373</text:p>
          </table:table-cell>
          <table:table-cell/>
          <table:table-cell office:value-type="float" office:value="19584.68346" calcext:value-type="float">
            <text:p>19584.68346</text:p>
          </table:table-cell>
          <table:table-cell/>
          <table:table-cell office:value-type="float" office:value="19408.75238" calcext:value-type="float">
            <text:p>19408.75238</text:p>
          </table:table-cell>
          <table:table-cell/>
          <table:table-cell office:value-type="float" office:value="19530.33764" calcext:value-type="float">
            <text:p>19530.33764</text:p>
          </table:table-cell>
          <table:table-cell/>
          <table:table-cell office:value-type="float" office:value="19472.02736" calcext:value-type="float">
            <text:p>19472.02736</text:p>
          </table:table-cell>
          <table:table-cell/>
          <table:table-cell office:value-type="float" office:value="19202.6117000001" calcext:value-type="float">
            <text:p>19202.6117000001</text:p>
          </table:table-cell>
          <table:table-cell/>
          <table:table-cell office:value-type="float" office:value="19696.9720899999" calcext:value-type="float">
            <text:p>19696.9720899999</text:p>
          </table:table-cell>
          <table:table-cell/>
          <table:table-cell office:value-type="float" office:value="19574.0354200001" calcext:value-type="float">
            <text:p>19574.0354200001</text:p>
          </table:table-cell>
          <table:table-cell/>
          <table:table-cell office:value-type="float" office:value="19338.23213" calcext:value-type="float">
            <text:p>19338.23213</text:p>
          </table:table-cell>
          <table:table-cell/>
          <table:table-cell office:value-type="float" office:value="19350.94143" calcext:value-type="float">
            <text:p>19350.94143</text:p>
          </table:table-cell>
          <table:table-cell/>
          <table:table-cell office:value-type="float" office:value="19435.61445" calcext:value-type="float">
            <text:p>19435.61445</text:p>
          </table:table-cell>
          <table:table-cell/>
          <table:table-cell office:value-type="float" office:value="19412.13615" calcext:value-type="float">
            <text:p>19412.13615</text:p>
          </table:table-cell>
          <table:table-cell/>
          <table:table-cell office:value-type="float" office:value="19663.85472" calcext:value-type="float">
            <text:p>19663.85472</text:p>
          </table:table-cell>
          <table:table-cell/>
          <table:table-cell office:value-type="float" office:value="19321.50755" calcext:value-type="float">
            <text:p>19321.50755</text:p>
          </table:table-cell>
          <table:table-cell/>
          <table:table-cell office:value-type="float" office:value="19440.8555" calcext:value-type="float">
            <text:p>19440.8555</text:p>
          </table:table-cell>
          <table:table-cell/>
          <table:table-cell office:value-type="float" office:value="19463.27348" calcext:value-type="float">
            <text:p>19463.27348</text:p>
          </table:table-cell>
          <table:table-cell/>
          <table:table-cell office:value-type="float" office:value="19588.33953" calcext:value-type="float">
            <text:p>19588.33953</text:p>
          </table:table-cell>
          <table:table-cell/>
        </table:table-row>
      </table:table>
      <table:table table:name="Tabu-Smal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0.075357" calcext:value-type="float">
            <text:p>0.075357</text:p>
          </table:table-cell>
          <table:table-cell office:value-type="float" office:value="913" calcext:value-type="float">
            <text:p>913</text:p>
          </table:table-cell>
          <table:table-cell office:value-type="float" office:value="1021" calcext:value-type="float">
            <text:p>1021</text:p>
          </table:table-cell>
          <table:table-cell office:value-type="float" office:value="0.085629" calcext:value-type="float">
            <text:p>0.085629</text:p>
          </table:table-cell>
          <table:table-cell office:value-type="float" office:value="1880" calcext:value-type="float">
            <text:p>1880</text:p>
          </table:table-cell>
          <table:table-cell office:value-type="float" office:value="2134" calcext:value-type="float">
            <text:p>2134</text:p>
          </table:table-cell>
          <table:table-cell office:value-type="float" office:value="0.103516" calcext:value-type="float">
            <text:p>0.103516</text:p>
          </table:table-cell>
          <table:table-cell office:value-type="float" office:value="3435" calcext:value-type="float">
            <text:p>3435</text:p>
          </table:table-cell>
          <table:table-cell office:value-type="float" office:value="3745" calcext:value-type="float">
            <text:p>3745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821" calcext:value-type="float">
            <text:p>821</text:p>
          </table:table-cell>
          <table:table-cell office:value-type="float" office:value="995" calcext:value-type="float">
            <text:p>995</text:p>
          </table:table-cell>
          <table:table-cell office:value-type="float" office:value="0.118928" calcext:value-type="float">
            <text:p>0.1189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0.066462" calcext:value-type="float">
            <text:p>0.066462</text:p>
          </table:table-cell>
          <table:table-cell office:value-type="float" office:value="808" calcext:value-type="float">
            <text:p>808</text:p>
          </table:table-cell>
          <table:table-cell office:value-type="float" office:value="1019" calcext:value-type="float">
            <text:p>1019</text:p>
          </table:table-cell>
          <table:table-cell office:value-type="float" office:value="0.084923" calcext:value-type="float">
            <text:p>0.084923</text:p>
          </table:table-cell>
          <table:table-cell office:value-type="float" office:value="1911" calcext:value-type="float">
            <text:p>1911</text:p>
          </table:table-cell>
          <table:table-cell office:value-type="float" office:value="2121" calcext:value-type="float">
            <text:p>2121</text:p>
          </table:table-cell>
          <table:table-cell office:value-type="float" office:value="0.104961" calcext:value-type="float">
            <text:p>0.104961</text:p>
          </table:table-cell>
          <table:table-cell office:value-type="float" office:value="3498" calcext:value-type="float">
            <text:p>3498</text:p>
          </table:table-cell>
          <table:table-cell office:value-type="float" office:value="3729" calcext:value-type="float">
            <text:p>3729</text:p>
          </table:table-cell>
          <table:table-cell office:value-type="float" office:value="0.121901" calcext:value-type="float">
            <text:p>0.121901</text:p>
          </table:table-cell>
          <table:table-cell office:value-type="float" office:value="869" calcext:value-type="float">
            <text:p>869</text:p>
          </table:table-cell>
          <table:table-cell office:value-type="float" office:value="1019" calcext:value-type="float">
            <text:p>1019</text:p>
          </table:table-cell>
          <table:table-cell office:value-type="float" office:value="0.117973" calcext:value-type="float">
            <text:p>0.1179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0.066604" calcext:value-type="float">
            <text:p>0.066604</text:p>
          </table:table-cell>
          <table:table-cell office:value-type="float" office:value="856" calcext:value-type="float">
            <text:p>856</text:p>
          </table:table-cell>
          <table:table-cell office:value-type="float" office:value="1001" calcext:value-type="float">
            <text:p>1001</text:p>
          </table:table-cell>
          <table:table-cell office:value-type="float" office:value="0.086251" calcext:value-type="float">
            <text:p>0.086251</text:p>
          </table:table-cell>
          <table:table-cell office:value-type="float" office:value="1880" calcext:value-type="float">
            <text:p>1880</text:p>
          </table:table-cell>
          <table:table-cell office:value-type="float" office:value="2152" calcext:value-type="float">
            <text:p>2152</text:p>
          </table:table-cell>
          <table:table-cell office:value-type="float" office:value="0.105265" calcext:value-type="float">
            <text:p>0.105265</text:p>
          </table:table-cell>
          <table:table-cell office:value-type="float" office:value="3414" calcext:value-type="float">
            <text:p>3414</text:p>
          </table:table-cell>
          <table:table-cell office:value-type="float" office:value="3734" calcext:value-type="float">
            <text:p>3734</text:p>
          </table:table-cell>
          <table:table-cell office:value-type="float" office:value="0.122827" calcext:value-type="float">
            <text:p>0.122827</text:p>
          </table:table-cell>
          <table:table-cell office:value-type="float" office:value="835" calcext:value-type="float">
            <text:p>835</text:p>
          </table:table-cell>
          <table:table-cell office:value-type="float" office:value="1001" calcext:value-type="float">
            <text:p>1001</text:p>
          </table:table-cell>
          <table:table-cell office:value-type="float" office:value="0.119826" calcext:value-type="float">
            <text:p>0.1198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7" calcext:value-type="float">
            <text:p>267</text:p>
          </table:table-cell>
          <table:table-cell office:value-type="float" office:value="0.066218" calcext:value-type="float">
            <text:p>0.066218</text:p>
          </table:table-cell>
          <table:table-cell office:value-type="float" office:value="836" calcext:value-type="float">
            <text:p>836</text:p>
          </table:table-cell>
          <table:table-cell office:value-type="float" office:value="1017" calcext:value-type="float">
            <text:p>1017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1949" calcext:value-type="float">
            <text:p>1949</text:p>
          </table:table-cell>
          <table:table-cell office:value-type="float" office:value="2125" calcext:value-type="float">
            <text:p>2125</text:p>
          </table:table-cell>
          <table:table-cell office:value-type="float" office:value="0.104202" calcext:value-type="float">
            <text:p>0.104202</text:p>
          </table:table-cell>
          <table:table-cell office:value-type="float" office:value="3449" calcext:value-type="float">
            <text:p>3449</text:p>
          </table:table-cell>
          <table:table-cell office:value-type="float" office:value="3775" calcext:value-type="float">
            <text:p>3775</text:p>
          </table:table-cell>
          <table:table-cell office:value-type="float" office:value="0.121467" calcext:value-type="float">
            <text:p>0.121467</text:p>
          </table:table-cell>
          <table:table-cell office:value-type="float" office:value="862" calcext:value-type="float">
            <text:p>862</text:p>
          </table:table-cell>
          <table:table-cell office:value-type="float" office:value="1001" calcext:value-type="float">
            <text:p>1001</text:p>
          </table:table-cell>
          <table:table-cell office:value-type="float" office:value="0.118881" calcext:value-type="float">
            <text:p>0.1188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float" office:value="0.067406" calcext:value-type="float">
            <text:p>0.067406</text:p>
          </table:table-cell>
          <table:table-cell office:value-type="float" office:value="842" calcext:value-type="float">
            <text:p>842</text:p>
          </table:table-cell>
          <table:table-cell office:value-type="float" office:value="1013" calcext:value-type="float">
            <text:p>1013</text:p>
          </table:table-cell>
          <table:table-cell office:value-type="float" office:value="0.084815" calcext:value-type="float">
            <text:p>0.084815</text:p>
          </table:table-cell>
          <table:table-cell office:value-type="float" office:value="1969" calcext:value-type="float">
            <text:p>1969</text:p>
          </table:table-cell>
          <table:table-cell office:value-type="float" office:value="2140" calcext:value-type="float">
            <text:p>2140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3443" calcext:value-type="float">
            <text:p>3443</text:p>
          </table:table-cell>
          <table:table-cell office:value-type="float" office:value="3742" calcext:value-type="float">
            <text:p>3742</text:p>
          </table:table-cell>
          <table:table-cell office:value-type="float" office:value="0.121502" calcext:value-type="float">
            <text:p>0.121502</text:p>
          </table:table-cell>
          <table:table-cell office:value-type="float" office:value="869" calcext:value-type="float">
            <text:p>869</text:p>
          </table:table-cell>
          <table:table-cell office:value-type="float" office:value="997" calcext:value-type="float">
            <text:p>997</text:p>
          </table:table-cell>
          <table:table-cell office:value-type="float" office:value="0.118111" calcext:value-type="float">
            <text:p>0.1181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0.066969" calcext:value-type="float">
            <text:p>0.066969</text:p>
          </table:table-cell>
          <table:table-cell office:value-type="float" office:value="894" calcext:value-type="float">
            <text:p>894</text:p>
          </table:table-cell>
          <table:table-cell office:value-type="float" office:value="986" calcext:value-type="float">
            <text:p>986</text:p>
          </table:table-cell>
          <table:table-cell office:value-type="float" office:value="0.084187" calcext:value-type="float">
            <text:p>0.084187</text:p>
          </table:table-cell>
          <table:table-cell office:value-type="float" office:value="2000" calcext:value-type="float">
            <text:p>2000</text:p>
          </table:table-cell>
          <table:table-cell office:value-type="float" office:value="2151" calcext:value-type="float">
            <text:p>2151</text:p>
          </table:table-cell>
          <table:table-cell office:value-type="float" office:value="0.104056" calcext:value-type="float">
            <text:p>0.104056</text:p>
          </table:table-cell>
          <table:table-cell office:value-type="float" office:value="3475" calcext:value-type="float">
            <text:p>3475</text:p>
          </table:table-cell>
          <table:table-cell office:value-type="float" office:value="3741" calcext:value-type="float">
            <text:p>3741</text:p>
          </table:table-cell>
          <table:table-cell office:value-type="float" office:value="0.123549" calcext:value-type="float">
            <text:p>0.123549</text:p>
          </table:table-cell>
          <table:table-cell office:value-type="float" office:value="811" calcext:value-type="float">
            <text:p>811</text:p>
          </table:table-cell>
          <table:table-cell office:value-type="float" office:value="1009" calcext:value-type="float">
            <text:p>1009</text:p>
          </table:table-cell>
          <table:table-cell office:value-type="float" office:value="0.119084" calcext:value-type="float">
            <text:p>0.1190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0.067084" calcext:value-type="float">
            <text:p>0.067084</text:p>
          </table:table-cell>
          <table:table-cell office:value-type="float" office:value="801" calcext:value-type="float">
            <text:p>801</text:p>
          </table:table-cell>
          <table:table-cell office:value-type="float" office:value="1005" calcext:value-type="float">
            <text:p>1005</text:p>
          </table:table-cell>
          <table:table-cell office:value-type="float" office:value="0.085873" calcext:value-type="float">
            <text:p>0.085873</text:p>
          </table:table-cell>
          <table:table-cell office:value-type="float" office:value="1938" calcext:value-type="float">
            <text:p>1938</text:p>
          </table:table-cell>
          <table:table-cell office:value-type="float" office:value="2159" calcext:value-type="float">
            <text:p>2159</text:p>
          </table:table-cell>
          <table:table-cell office:value-type="float" office:value="0.104047" calcext:value-type="float">
            <text:p>0.104047</text:p>
          </table:table-cell>
          <table:table-cell office:value-type="float" office:value="3399" calcext:value-type="float">
            <text:p>3399</text:p>
          </table:table-cell>
          <table:table-cell office:value-type="float" office:value="3772" calcext:value-type="float">
            <text:p>3772</text:p>
          </table:table-cell>
          <table:table-cell office:value-type="float" office:value="0.121413" calcext:value-type="float">
            <text:p>0.121413</text:p>
          </table:table-cell>
          <table:table-cell office:value-type="float" office:value="894" calcext:value-type="float">
            <text:p>894</text:p>
          </table:table-cell>
          <table:table-cell office:value-type="float" office:value="1005" calcext:value-type="float">
            <text:p>1005</text:p>
          </table:table-cell>
          <table:table-cell office:value-type="float" office:value="0.11947" calcext:value-type="float">
            <text:p>0.119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0.067914" calcext:value-type="float">
            <text:p>0.067914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  <table:table-cell office:value-type="float" office:value="0.084846" calcext:value-type="float">
            <text:p>0.084846</text:p>
          </table:table-cell>
          <table:table-cell office:value-type="float" office:value="1905" calcext:value-type="float">
            <text:p>1905</text:p>
          </table:table-cell>
          <table:table-cell office:value-type="float" office:value="2176" calcext:value-type="float">
            <text:p>2176</text:p>
          </table:table-cell>
          <table:table-cell office:value-type="float" office:value="0.103199" calcext:value-type="float">
            <text:p>0.103199</text:p>
          </table:table-cell>
          <table:table-cell office:value-type="float" office:value="3635" calcext:value-type="float">
            <text:p>3635</text:p>
          </table:table-cell>
          <table:table-cell office:value-type="float" office:value="3767" calcext:value-type="float">
            <text:p>3767</text:p>
          </table:table-cell>
          <table:table-cell office:value-type="float" office:value="0.121332" calcext:value-type="float">
            <text:p>0.121332</text:p>
          </table:table-cell>
          <table:table-cell office:value-type="float" office:value="852" calcext:value-type="float">
            <text:p>852</text:p>
          </table:table-cell>
          <table:table-cell office:value-type="float" office:value="995" calcext:value-type="float">
            <text:p>995</text:p>
          </table:table-cell>
          <table:table-cell office:value-type="float" office:value="0.117859" calcext:value-type="float">
            <text:p>0.1178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0.066949" calcext:value-type="float">
            <text:p>0.066949</text:p>
          </table:table-cell>
          <table:table-cell office:value-type="float" office:value="860" calcext:value-type="float">
            <text:p>860</text:p>
          </table:table-cell>
          <table:table-cell office:value-type="float" office:value="987" calcext:value-type="float">
            <text:p>987</text:p>
          </table:table-cell>
          <table:table-cell office:value-type="float" office:value="0.085001" calcext:value-type="float">
            <text:p>0.085001</text:p>
          </table:table-cell>
          <table:table-cell office:value-type="float" office:value="1903" calcext:value-type="float">
            <text:p>1903</text:p>
          </table:table-cell>
          <table:table-cell office:value-type="float" office:value="2122" calcext:value-type="float">
            <text:p>2122</text:p>
          </table:table-cell>
          <table:table-cell office:value-type="float" office:value="0.10448" calcext:value-type="float">
            <text:p>0.10448</text:p>
          </table:table-cell>
          <table:table-cell office:value-type="float" office:value="3435" calcext:value-type="float">
            <text:p>3435</text:p>
          </table:table-cell>
          <table:table-cell office:value-type="float" office:value="3791" calcext:value-type="float">
            <text:p>3791</text:p>
          </table:table-cell>
          <table:table-cell office:value-type="float" office:value="0.121389" calcext:value-type="float">
            <text:p>0.121389</text:p>
          </table:table-cell>
          <table:table-cell office:value-type="float" office:value="826" calcext:value-type="float">
            <text:p>826</text:p>
          </table:table-cell>
          <table:table-cell office:value-type="float" office:value="1038" calcext:value-type="float">
            <text:p>1038</text:p>
          </table:table-cell>
          <table:table-cell office:value-type="float" office:value="0.118182" calcext:value-type="float">
            <text:p>0.1181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0.067556" calcext:value-type="float">
            <text:p>0.067556</text:p>
          </table:table-cell>
          <table:table-cell office:value-type="float" office:value="898" calcext:value-type="float">
            <text:p>898</text:p>
          </table:table-cell>
          <table:table-cell office:value-type="float" office:value="1014" calcext:value-type="float">
            <text:p>1014</text:p>
          </table:table-cell>
          <table:table-cell office:value-type="float" office:value="0.084031" calcext:value-type="float">
            <text:p>0.084031</text:p>
          </table:table-cell>
          <table:table-cell office:value-type="float" office:value="1987" calcext:value-type="float">
            <text:p>1987</text:p>
          </table:table-cell>
          <table:table-cell office:value-type="float" office:value="2133" calcext:value-type="float">
            <text:p>2133</text:p>
          </table:table-cell>
          <table:table-cell office:value-type="float" office:value="0.104413" calcext:value-type="float">
            <text:p>0.104413</text:p>
          </table:table-cell>
          <table:table-cell office:value-type="float" office:value="3548" calcext:value-type="float">
            <text:p>3548</text:p>
          </table:table-cell>
          <table:table-cell office:value-type="float" office:value="3799" calcext:value-type="float">
            <text:p>3799</text:p>
          </table:table-cell>
          <table:table-cell office:value-type="float" office:value="0.120985" calcext:value-type="float">
            <text:p>0.120985</text:p>
          </table:table-cell>
          <table:table-cell office:value-type="float" office:value="909" calcext:value-type="float">
            <text:p>909</text:p>
          </table:table-cell>
          <table:table-cell office:value-type="float" office:value="999" calcext:value-type="float">
            <text:p>999</text:p>
          </table:table-cell>
          <table:table-cell office:value-type="float" office:value="0.119218" calcext:value-type="float">
            <text:p>0.1192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0.067267" calcext:value-type="float">
            <text:p>0.067267</text:p>
          </table:table-cell>
          <table:table-cell office:value-type="float" office:value="828" calcext:value-type="float">
            <text:p>828</text:p>
          </table:table-cell>
          <table:table-cell office:value-type="float" office:value="1009" calcext:value-type="float">
            <text:p>1009</text:p>
          </table:table-cell>
          <table:table-cell office:value-type="float" office:value="0.08483" calcext:value-type="float">
            <text:p>0.08483</text:p>
          </table:table-cell>
          <table:table-cell office:value-type="float" office:value="1884" calcext:value-type="float">
            <text:p>1884</text:p>
          </table:table-cell>
          <table:table-cell office:value-type="float" office:value="2130" calcext:value-type="float">
            <text:p>2130</text:p>
          </table:table-cell>
          <table:table-cell office:value-type="float" office:value="0.104307" calcext:value-type="float">
            <text:p>0.104307</text:p>
          </table:table-cell>
          <table:table-cell office:value-type="float" office:value="3394" calcext:value-type="float">
            <text:p>3394</text:p>
          </table:table-cell>
          <table:table-cell office:value-type="float" office:value="3772" calcext:value-type="float">
            <text:p>3772</text:p>
          </table:table-cell>
          <table:table-cell office:value-type="float" office:value="0.121824" calcext:value-type="float">
            <text:p>0.121824</text:p>
          </table:table-cell>
          <table:table-cell office:value-type="float" office:value="820" calcext:value-type="float">
            <text:p>820</text:p>
          </table:table-cell>
          <table:table-cell office:value-type="float" office:value="1006" calcext:value-type="float">
            <text:p>1006</text:p>
          </table:table-cell>
          <table:table-cell office:value-type="float" office:value="0.117647" calcext:value-type="float">
            <text:p>0.1176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6" calcext:value-type="float">
            <text:p>276</text:p>
          </table:table-cell>
          <table:table-cell office:value-type="float" office:value="0.066314" calcext:value-type="float">
            <text:p>0.066314</text:p>
          </table:table-cell>
          <table:table-cell office:value-type="float" office:value="813" calcext:value-type="float">
            <text:p>813</text:p>
          </table:table-cell>
          <table:table-cell office:value-type="float" office:value="1017" calcext:value-type="float">
            <text:p>1017</text:p>
          </table:table-cell>
          <table:table-cell office:value-type="float" office:value="0.084155" calcext:value-type="float">
            <text:p>0.084155</text:p>
          </table:table-cell>
          <table:table-cell office:value-type="float" office:value="1869" calcext:value-type="float">
            <text:p>1869</text:p>
          </table:table-cell>
          <table:table-cell office:value-type="float" office:value="2119" calcext:value-type="float">
            <text:p>2119</text:p>
          </table:table-cell>
          <table:table-cell office:value-type="float" office:value="0.104249" calcext:value-type="float">
            <text:p>0.104249</text:p>
          </table:table-cell>
          <table:table-cell office:value-type="float" office:value="3538" calcext:value-type="float">
            <text:p>3538</text:p>
          </table:table-cell>
          <table:table-cell office:value-type="float" office:value="3763" calcext:value-type="float">
            <text:p>3763</text:p>
          </table:table-cell>
          <table:table-cell office:value-type="float" office:value="0.122177" calcext:value-type="float">
            <text:p>0.122177</text:p>
          </table:table-cell>
          <table:table-cell office:value-type="float" office:value="885" calcext:value-type="float">
            <text:p>885</text:p>
          </table:table-cell>
          <table:table-cell office:value-type="float" office:value="1013" calcext:value-type="float">
            <text:p>1013</text:p>
          </table:table-cell>
          <table:table-cell office:value-type="float" office:value="0.117971" calcext:value-type="float">
            <text:p>0.1179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office:value-type="float" office:value="0.067011" calcext:value-type="float">
            <text:p>0.067011</text:p>
          </table:table-cell>
          <table:table-cell office:value-type="float" office:value="975" calcext:value-type="float">
            <text:p>975</text:p>
          </table:table-cell>
          <table:table-cell office:value-type="float" office:value="1012" calcext:value-type="float">
            <text:p>1012</text:p>
          </table:table-cell>
          <table:table-cell office:value-type="float" office:value="0.084891" calcext:value-type="float">
            <text:p>0.084891</text:p>
          </table:table-cell>
          <table:table-cell office:value-type="float" office:value="1882" calcext:value-type="float">
            <text:p>1882</text:p>
          </table:table-cell>
          <table:table-cell office:value-type="float" office:value="2119" calcext:value-type="float">
            <text:p>2119</text:p>
          </table:table-cell>
          <table:table-cell office:value-type="float" office:value="0.107084" calcext:value-type="float">
            <text:p>0.107084</text:p>
          </table:table-cell>
          <table:table-cell office:value-type="float" office:value="3453" calcext:value-type="float">
            <text:p>3453</text:p>
          </table:table-cell>
          <table:table-cell office:value-type="float" office:value="3757" calcext:value-type="float">
            <text:p>3757</text:p>
          </table:table-cell>
          <table:table-cell office:value-type="float" office:value="0.121184" calcext:value-type="float">
            <text:p>0.121184</text:p>
          </table:table-cell>
          <table:table-cell office:value-type="float" office:value="882" calcext:value-type="float">
            <text:p>882</text:p>
          </table:table-cell>
          <table:table-cell office:value-type="float" office:value="987" calcext:value-type="float">
            <text:p>987</text:p>
          </table:table-cell>
          <table:table-cell office:value-type="float" office:value="0.118667" calcext:value-type="float">
            <text:p>0.118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3" calcext:value-type="float">
            <text:p>273</text:p>
          </table:table-cell>
          <table:table-cell office:value-type="float" office:value="0.069664" calcext:value-type="float">
            <text:p>0.069664</text:p>
          </table:table-cell>
          <table:table-cell office:value-type="float" office:value="861" calcext:value-type="float">
            <text:p>861</text:p>
          </table:table-cell>
          <table:table-cell office:value-type="float" office:value="999" calcext:value-type="float">
            <text:p>999</text:p>
          </table:table-cell>
          <table:table-cell office:value-type="float" office:value="0.084519" calcext:value-type="float">
            <text:p>0.084519</text:p>
          </table:table-cell>
          <table:table-cell office:value-type="float" office:value="1914" calcext:value-type="float">
            <text:p>1914</text:p>
          </table:table-cell>
          <table:table-cell office:value-type="float" office:value="2116" calcext:value-type="float">
            <text:p>2116</text:p>
          </table:table-cell>
          <table:table-cell office:value-type="float" office:value="0.104924" calcext:value-type="float">
            <text:p>0.104924</text:p>
          </table:table-cell>
          <table:table-cell office:value-type="float" office:value="3509" calcext:value-type="float">
            <text:p>3509</text:p>
          </table:table-cell>
          <table:table-cell office:value-type="float" office:value="3754" calcext:value-type="float">
            <text:p>3754</text:p>
          </table:table-cell>
          <table:table-cell office:value-type="float" office:value="0.124198" calcext:value-type="float">
            <text:p>0.124198</text:p>
          </table:table-cell>
          <table:table-cell office:value-type="float" office:value="899" calcext:value-type="float">
            <text:p>899</text:p>
          </table:table-cell>
          <table:table-cell office:value-type="float" office:value="1012" calcext:value-type="float">
            <text:p>1012</text:p>
          </table:table-cell>
          <table:table-cell office:value-type="float" office:value="0.118569" calcext:value-type="float">
            <text:p>0.1185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0.066633" calcext:value-type="float">
            <text:p>0.066633</text:p>
          </table:table-cell>
          <table:table-cell office:value-type="float" office:value="853" calcext:value-type="float">
            <text:p>853</text:p>
          </table:table-cell>
          <table:table-cell office:value-type="float" office:value="1006" calcext:value-type="float">
            <text:p>1006</text:p>
          </table:table-cell>
          <table:table-cell office:value-type="float" office:value="0.085022" calcext:value-type="float">
            <text:p>0.085022</text:p>
          </table:table-cell>
          <table:table-cell office:value-type="float" office:value="1952" calcext:value-type="float">
            <text:p>1952</text:p>
          </table:table-cell>
          <table:table-cell office:value-type="float" office:value="2114" calcext:value-type="float">
            <text:p>2114</text:p>
          </table:table-cell>
          <table:table-cell office:value-type="float" office:value="0.104418" calcext:value-type="float">
            <text:p>0.104418</text:p>
          </table:table-cell>
          <table:table-cell office:value-type="float" office:value="3428" calcext:value-type="float">
            <text:p>3428</text:p>
          </table:table-cell>
          <table:table-cell office:value-type="float" office:value="3714" calcext:value-type="float">
            <text:p>3714</text:p>
          </table:table-cell>
          <table:table-cell office:value-type="float" office:value="0.122175" calcext:value-type="float">
            <text:p>0.122175</text:p>
          </table:table-cell>
          <table:table-cell office:value-type="float" office:value="849" calcext:value-type="float">
            <text:p>849</text:p>
          </table:table-cell>
          <table:table-cell office:value-type="float" office:value="989" calcext:value-type="float">
            <text:p>989</text:p>
          </table:table-cell>
          <table:table-cell office:value-type="float" office:value="0.12096" calcext:value-type="float">
            <text:p>0.1209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3" calcext:value-type="float">
            <text:p>333</text:p>
          </table:table-cell>
          <table:table-cell office:value-type="float" office:value="1021" calcext:value-type="float">
            <text:p>1021</text:p>
          </table:table-cell>
          <table:table-cell office:value-type="float" office:value="1195" calcext:value-type="float">
            <text:p>1195</text:p>
          </table:table-cell>
          <table:table-cell office:value-type="float" office:value="2134" calcext:value-type="float">
            <text:p>2134</text:p>
          </table:table-cell>
          <table:table-cell office:value-type="float" office:value="2457" calcext:value-type="float">
            <text:p>2457</text:p>
          </table:table-cell>
          <table:table-cell office:value-type="float" office:value="3745" calcext:value-type="float">
            <text:p>3745</text:p>
          </table:table-cell>
          <table:table-cell office:value-type="float" office:value="4142" calcext:value-type="float">
            <text:p>4142</text:p>
          </table:table-cell>
          <table:table-cell office:value-type="float" office:value="995" calcext:value-type="float">
            <text:p>995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2121" calcext:value-type="float">
            <text:p>2121</text:p>
          </table:table-cell>
          <table:table-cell/>
          <table:table-cell office:value-type="float" office:value="3729" calcext:value-type="float">
            <text:p>372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2152" calcext:value-type="float">
            <text:p>2152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2125" calcext:value-type="float">
            <text:p>2125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2140" calcext:value-type="float">
            <text:p>2140</text:p>
          </table:table-cell>
          <table:table-cell/>
          <table:table-cell office:value-type="float" office:value="3742" calcext:value-type="float">
            <text:p>3742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2151" calcext:value-type="float">
            <text:p>2151</text:p>
          </table:table-cell>
          <table:table-cell/>
          <table:table-cell office:value-type="float" office:value="3741" calcext:value-type="float">
            <text:p>3741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2159" calcext:value-type="float">
            <text:p>2159</text:p>
          </table:table-cell>
          <table:table-cell/>
          <table:table-cell office:value-type="float" office:value="3772" calcext:value-type="float">
            <text:p>3772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float" office:value="3767" calcext:value-type="float">
            <text:p>376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2122" calcext:value-type="float">
            <text:p>2122</text:p>
          </table:table-cell>
          <table:table-cell/>
          <table:table-cell office:value-type="float" office:value="3791" calcext:value-type="float">
            <text:p>3791</text:p>
          </table:table-cell>
          <table:table-cell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2133" calcext:value-type="float">
            <text:p>2133</text:p>
          </table:table-cell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2130" calcext:value-type="float">
            <text:p>2130</text:p>
          </table:table-cell>
          <table:table-cell/>
          <table:table-cell office:value-type="float" office:value="3772" calcext:value-type="float">
            <text:p>3772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2119" calcext:value-type="float">
            <text:p>2119</text:p>
          </table:table-cell>
          <table:table-cell/>
          <table:table-cell office:value-type="float" office:value="3763" calcext:value-type="float">
            <text:p>376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2119" calcext:value-type="float">
            <text:p>2119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116" calcext:value-type="float">
            <text:p>2116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2114" calcext:value-type="float">
            <text:p>2114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6"/>
        </table:table-row>
      </table:table>
      <table:table table:name="Tabu-Medi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333.5372" calcext:value-type="float">
            <text:p>15333.5372</text:p>
          </table:table-cell>
          <table:table-cell office:value-type="float" office:value="16940.1567199999" calcext:value-type="float">
            <text:p>16940.1567199999</text:p>
          </table:table-cell>
          <table:table-cell office:value-type="float" office:value="0.364724" calcext:value-type="float">
            <text:p>0.364724</text:p>
          </table:table-cell>
          <table:table-cell office:value-type="float" office:value="15420.90268" calcext:value-type="float">
            <text:p>15420.90268</text:p>
          </table:table-cell>
          <table:table-cell office:value-type="float" office:value="16949.699" calcext:value-type="float">
            <text:p>16949.699</text:p>
          </table:table-cell>
          <table:table-cell office:value-type="float" office:value="0.339389" calcext:value-type="float">
            <text:p>0.339389</text:p>
          </table:table-cell>
          <table:table-cell office:value-type="float" office:value="15468.24879" calcext:value-type="float">
            <text:p>15468.24879</text:p>
          </table:table-cell>
          <table:table-cell office:value-type="float" office:value="17019.70586" calcext:value-type="float">
            <text:p>17019.70586</text:p>
          </table:table-cell>
          <table:table-cell office:value-type="float" office:value="0.535496" calcext:value-type="float">
            <text:p>0.535496</text:p>
          </table:table-cell>
          <table:table-cell office:value-type="float" office:value="15794.27998" calcext:value-type="float">
            <text:p>15794.27998</text:p>
          </table:table-cell>
          <table:table-cell office:value-type="float" office:value="16755.32912" calcext:value-type="float">
            <text:p>16755.32912</text:p>
          </table:table-cell>
          <table:table-cell office:value-type="float" office:value="0.358573" calcext:value-type="float">
            <text:p>0.358573</text:p>
          </table:table-cell>
          <table:table-cell office:value-type="float" office:value="15553.29762" calcext:value-type="float">
            <text:p>15553.29762</text:p>
          </table:table-cell>
          <table:table-cell office:value-type="float" office:value="17000.5808099999" calcext:value-type="float">
            <text:p>17000.5808099999</text:p>
          </table:table-cell>
          <table:table-cell office:value-type="float" office:value="0.367134" calcext:value-type="float">
            <text:p>0.367134</text:p>
          </table:table-cell>
          <table:table-cell table:number-columns-repeated="25"/>
        </table:table-row>
        <table:table-row table:style-name="ro1">
          <table:table-cell office:value-type="float" office:value="15292.28977" calcext:value-type="float">
            <text:p>15292.28977</text:p>
          </table:table-cell>
          <table:table-cell office:value-type="float" office:value="16958.3484099999" calcext:value-type="float">
            <text:p>16958.3484099999</text:p>
          </table:table-cell>
          <table:table-cell office:value-type="float" office:value="0.328603" calcext:value-type="float">
            <text:p>0.328603</text:p>
          </table:table-cell>
          <table:table-cell office:value-type="float" office:value="15893.24802" calcext:value-type="float">
            <text:p>15893.24802</text:p>
          </table:table-cell>
          <table:table-cell office:value-type="float" office:value="16855.9036100002" calcext:value-type="float">
            <text:p>16855.9036100002</text:p>
          </table:table-cell>
          <table:table-cell office:value-type="float" office:value="0.342685" calcext:value-type="float">
            <text:p>0.342685</text:p>
          </table:table-cell>
          <table:table-cell office:value-type="float" office:value="16007.6044" calcext:value-type="float">
            <text:p>16007.6044</text:p>
          </table:table-cell>
          <table:table-cell office:value-type="float" office:value="16776.60234" calcext:value-type="float">
            <text:p>16776.60234</text:p>
          </table:table-cell>
          <table:table-cell office:value-type="float" office:value="0.410682" calcext:value-type="float">
            <text:p>0.410682</text:p>
          </table:table-cell>
          <table:table-cell office:value-type="float" office:value="15967.70538" calcext:value-type="float">
            <text:p>15967.70538</text:p>
          </table:table-cell>
          <table:table-cell office:value-type="float" office:value="16780.4238200001" calcext:value-type="float">
            <text:p>16780.4238200001</text:p>
          </table:table-cell>
          <table:table-cell office:value-type="float" office:value="0.370144" calcext:value-type="float">
            <text:p>0.370144</text:p>
          </table:table-cell>
          <table:table-cell office:value-type="float" office:value="15904.26534" calcext:value-type="float">
            <text:p>15904.26534</text:p>
          </table:table-cell>
          <table:table-cell office:value-type="float" office:value="16881.4222899996" calcext:value-type="float">
            <text:p>16881.4222899996</text:p>
          </table:table-cell>
          <table:table-cell office:value-type="float" office:value="0.374696" calcext:value-type="float">
            <text:p>0.374696</text:p>
          </table:table-cell>
          <table:table-cell table:number-columns-repeated="25"/>
        </table:table-row>
        <table:table-row table:style-name="ro1">
          <table:table-cell office:value-type="float" office:value="15723.56555" calcext:value-type="float">
            <text:p>15723.56555</text:p>
          </table:table-cell>
          <table:table-cell office:value-type="float" office:value="16746.3877699998" calcext:value-type="float">
            <text:p>16746.3877699998</text:p>
          </table:table-cell>
          <table:table-cell office:value-type="float" office:value="0.326683" calcext:value-type="float">
            <text:p>0.326683</text:p>
          </table:table-cell>
          <table:table-cell office:value-type="float" office:value="16036.95163" calcext:value-type="float">
            <text:p>16036.95163</text:p>
          </table:table-cell>
          <table:table-cell office:value-type="float" office:value="16985.8914500001" calcext:value-type="float">
            <text:p>16985.8914500001</text:p>
          </table:table-cell>
          <table:table-cell office:value-type="float" office:value="0.350173" calcext:value-type="float">
            <text:p>0.350173</text:p>
          </table:table-cell>
          <table:table-cell office:value-type="float" office:value="14947.99743" calcext:value-type="float">
            <text:p>14947.99743</text:p>
          </table:table-cell>
          <table:table-cell office:value-type="float" office:value="16826.6117899999" calcext:value-type="float">
            <text:p>16826.6117899999</text:p>
          </table:table-cell>
          <table:table-cell office:value-type="float" office:value="0.395424" calcext:value-type="float">
            <text:p>0.395424</text:p>
          </table:table-cell>
          <table:table-cell office:value-type="float" office:value="14856.53217" calcext:value-type="float">
            <text:p>14856.53217</text:p>
          </table:table-cell>
          <table:table-cell office:value-type="float" office:value="16651.37231" calcext:value-type="float">
            <text:p>16651.37231</text:p>
          </table:table-cell>
          <table:table-cell office:value-type="float" office:value="0.361493" calcext:value-type="float">
            <text:p>0.361493</text:p>
          </table:table-cell>
          <table:table-cell office:value-type="float" office:value="14992.76842" calcext:value-type="float">
            <text:p>14992.76842</text:p>
          </table:table-cell>
          <table:table-cell office:value-type="float" office:value="16931.9216600002" calcext:value-type="float">
            <text:p>16931.9216600002</text:p>
          </table:table-cell>
          <table:table-cell office:value-type="float" office:value="0.363837" calcext:value-type="float">
            <text:p>0.363837</text:p>
          </table:table-cell>
          <table:table-cell table:number-columns-repeated="25"/>
        </table:table-row>
        <table:table-row table:style-name="ro1">
          <table:table-cell office:value-type="float" office:value="15545.52855" calcext:value-type="float">
            <text:p>15545.52855</text:p>
          </table:table-cell>
          <table:table-cell office:value-type="float" office:value="16827.3766300002" calcext:value-type="float">
            <text:p>16827.3766300002</text:p>
          </table:table-cell>
          <table:table-cell office:value-type="float" office:value="0.328459" calcext:value-type="float">
            <text:p>0.328459</text:p>
          </table:table-cell>
          <table:table-cell office:value-type="float" office:value="16152.74313" calcext:value-type="float">
            <text:p>16152.74313</text:p>
          </table:table-cell>
          <table:table-cell office:value-type="float" office:value="16760.1236799998" calcext:value-type="float">
            <text:p>16760.1236799998</text:p>
          </table:table-cell>
          <table:table-cell office:value-type="float" office:value="0.336492" calcext:value-type="float">
            <text:p>0.336492</text:p>
          </table:table-cell>
          <table:table-cell office:value-type="float" office:value="15654.2127" calcext:value-type="float">
            <text:p>15654.2127</text:p>
          </table:table-cell>
          <table:table-cell office:value-type="float" office:value="16970.8697400001" calcext:value-type="float">
            <text:p>16970.8697400001</text:p>
          </table:table-cell>
          <table:table-cell office:value-type="float" office:value="0.478963" calcext:value-type="float">
            <text:p>0.478963</text:p>
          </table:table-cell>
          <table:table-cell office:value-type="float" office:value="15697.85712" calcext:value-type="float">
            <text:p>15697.85712</text:p>
          </table:table-cell>
          <table:table-cell office:value-type="float" office:value="16808.4083200004" calcext:value-type="float">
            <text:p>16808.4083200004</text:p>
          </table:table-cell>
          <table:table-cell office:value-type="float" office:value="0.364916" calcext:value-type="float">
            <text:p>0.364916</text:p>
          </table:table-cell>
          <table:table-cell office:value-type="float" office:value="15291.09952" calcext:value-type="float">
            <text:p>15291.09952</text:p>
          </table:table-cell>
          <table:table-cell office:value-type="float" office:value="17055.2129000002" calcext:value-type="float">
            <text:p>17055.2129000002</text:p>
          </table:table-cell>
          <table:table-cell office:value-type="float" office:value="0.368328" calcext:value-type="float">
            <text:p>0.368328</text:p>
          </table:table-cell>
          <table:table-cell table:number-columns-repeated="25"/>
        </table:table-row>
        <table:table-row table:style-name="ro1">
          <table:table-cell office:value-type="float" office:value="15605.28964" calcext:value-type="float">
            <text:p>15605.28964</text:p>
          </table:table-cell>
          <table:table-cell office:value-type="float" office:value="16851.14902" calcext:value-type="float">
            <text:p>16851.14902</text:p>
          </table:table-cell>
          <table:table-cell office:value-type="float" office:value="0.338485" calcext:value-type="float">
            <text:p>0.338485</text:p>
          </table:table-cell>
          <table:table-cell office:value-type="float" office:value="15883.26673" calcext:value-type="float">
            <text:p>15883.26673</text:p>
          </table:table-cell>
          <table:table-cell office:value-type="float" office:value="16949.9584300003" calcext:value-type="float">
            <text:p>16949.9584300003</text:p>
          </table:table-cell>
          <table:table-cell office:value-type="float" office:value="0.367934" calcext:value-type="float">
            <text:p>0.367934</text:p>
          </table:table-cell>
          <table:table-cell office:value-type="float" office:value="15741.51019" calcext:value-type="float">
            <text:p>15741.51019</text:p>
          </table:table-cell>
          <table:table-cell office:value-type="float" office:value="16804.7420199998" calcext:value-type="float">
            <text:p>16804.7420199998</text:p>
          </table:table-cell>
          <table:table-cell office:value-type="float" office:value="0.3571" calcext:value-type="float">
            <text:p>0.3571</text:p>
          </table:table-cell>
          <table:table-cell office:value-type="float" office:value="15693.02008" calcext:value-type="float">
            <text:p>15693.02008</text:p>
          </table:table-cell>
          <table:table-cell office:value-type="float" office:value="16797.2455100001" calcext:value-type="float">
            <text:p>16797.2455100001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15763.03265" calcext:value-type="float">
            <text:p>15763.03265</text:p>
          </table:table-cell>
          <table:table-cell office:value-type="float" office:value="16942.91674" calcext:value-type="float">
            <text:p>16942.91674</text:p>
          </table:table-cell>
          <table:table-cell office:value-type="float" office:value="0.364745" calcext:value-type="float">
            <text:p>0.364745</text:p>
          </table:table-cell>
          <table:table-cell table:number-columns-repeated="25"/>
        </table:table-row>
        <table:table-row table:style-name="ro1">
          <table:table-cell office:value-type="float" office:value="15589.74582" calcext:value-type="float">
            <text:p>15589.74582</text:p>
          </table:table-cell>
          <table:table-cell office:value-type="float" office:value="16778.9836200001" calcext:value-type="float">
            <text:p>16778.9836200001</text:p>
          </table:table-cell>
          <table:table-cell office:value-type="float" office:value="0.331801" calcext:value-type="float">
            <text:p>0.331801</text:p>
          </table:table-cell>
          <table:table-cell office:value-type="float" office:value="15477.5141" calcext:value-type="float">
            <text:p>15477.5141</text:p>
          </table:table-cell>
          <table:table-cell office:value-type="float" office:value="16922.5483500006" calcext:value-type="float">
            <text:p>16922.5483500006</text:p>
          </table:table-cell>
          <table:table-cell office:value-type="float" office:value="0.37011" calcext:value-type="float">
            <text:p>0.37011</text:p>
          </table:table-cell>
          <table:table-cell office:value-type="float" office:value="15461.14321" calcext:value-type="float">
            <text:p>15461.14321</text:p>
          </table:table-cell>
          <table:table-cell office:value-type="float" office:value="16784.1087299999" calcext:value-type="float">
            <text:p>16784.1087299999</text:p>
          </table:table-cell>
          <table:table-cell office:value-type="float" office:value="0.360642" calcext:value-type="float">
            <text:p>0.360642</text:p>
          </table:table-cell>
          <table:table-cell office:value-type="float" office:value="15633.1365" calcext:value-type="float">
            <text:p>15633.1365</text:p>
          </table:table-cell>
          <table:table-cell office:value-type="float" office:value="16807.8714200002" calcext:value-type="float">
            <text:p>16807.8714200002</text:p>
          </table:table-cell>
          <table:table-cell office:value-type="float" office:value="0.358215" calcext:value-type="float">
            <text:p>0.358215</text:p>
          </table:table-cell>
          <table:table-cell office:value-type="float" office:value="16011.83828" calcext:value-type="float">
            <text:p>16011.83828</text:p>
          </table:table-cell>
          <table:table-cell office:value-type="float" office:value="16825.48989" calcext:value-type="float">
            <text:p>16825.48989</text:p>
          </table:table-cell>
          <table:table-cell office:value-type="float" office:value="0.37022" calcext:value-type="float">
            <text:p>0.37022</text:p>
          </table:table-cell>
          <table:table-cell table:number-columns-repeated="25"/>
        </table:table-row>
        <table:table-row table:style-name="ro1">
          <table:table-cell office:value-type="float" office:value="15902.548" calcext:value-type="float">
            <text:p>15902.548</text:p>
          </table:table-cell>
          <table:table-cell office:value-type="float" office:value="16898.9062399997" calcext:value-type="float">
            <text:p>16898.9062399997</text:p>
          </table:table-cell>
          <table:table-cell office:value-type="float" office:value="0.341483" calcext:value-type="float">
            <text:p>0.341483</text:p>
          </table:table-cell>
          <table:table-cell office:value-type="float" office:value="15307.50722" calcext:value-type="float">
            <text:p>15307.50722</text:p>
          </table:table-cell>
          <table:table-cell office:value-type="float" office:value="16940.2719099996" calcext:value-type="float">
            <text:p>16940.2719099996</text:p>
          </table:table-cell>
          <table:table-cell office:value-type="float" office:value="0.355973" calcext:value-type="float">
            <text:p>0.355973</text:p>
          </table:table-cell>
          <table:table-cell office:value-type="float" office:value="15763.82743" calcext:value-type="float">
            <text:p>15763.82743</text:p>
          </table:table-cell>
          <table:table-cell office:value-type="float" office:value="16784.72387" calcext:value-type="float">
            <text:p>16784.72387</text:p>
          </table:table-cell>
          <table:table-cell office:value-type="float" office:value="0.386437" calcext:value-type="float">
            <text:p>0.386437</text:p>
          </table:table-cell>
          <table:table-cell office:value-type="float" office:value="15564.92449" calcext:value-type="float">
            <text:p>15564.92449</text:p>
          </table:table-cell>
          <table:table-cell office:value-type="float" office:value="16901.3662800001" calcext:value-type="float">
            <text:p>16901.3662800001</text:p>
          </table:table-cell>
          <table:table-cell office:value-type="float" office:value="0.353476" calcext:value-type="float">
            <text:p>0.353476</text:p>
          </table:table-cell>
          <table:table-cell office:value-type="float" office:value="16160.78835" calcext:value-type="float">
            <text:p>16160.78835</text:p>
          </table:table-cell>
          <table:table-cell office:value-type="float" office:value="16909.1957999999" calcext:value-type="float">
            <text:p>16909.1957999999</text:p>
          </table:table-cell>
          <table:table-cell office:value-type="float" office:value="0.360427" calcext:value-type="float">
            <text:p>0.360427</text:p>
          </table:table-cell>
          <table:table-cell table:number-columns-repeated="25"/>
        </table:table-row>
        <table:table-row table:style-name="ro1">
          <table:table-cell office:value-type="float" office:value="15632.28926" calcext:value-type="float">
            <text:p>15632.28926</text:p>
          </table:table-cell>
          <table:table-cell office:value-type="float" office:value="16831.1586599999" calcext:value-type="float">
            <text:p>16831.1586599999</text:p>
          </table:table-cell>
          <table:table-cell office:value-type="float" office:value="0.332592" calcext:value-type="float">
            <text:p>0.332592</text:p>
          </table:table-cell>
          <table:table-cell office:value-type="float" office:value="15757.4669" calcext:value-type="float">
            <text:p>15757.4669</text:p>
          </table:table-cell>
          <table:table-cell office:value-type="float" office:value="17017.2635100001" calcext:value-type="float">
            <text:p>17017.2635100001</text:p>
          </table:table-cell>
          <table:table-cell office:value-type="float" office:value="0.357657" calcext:value-type="float">
            <text:p>0.357657</text:p>
          </table:table-cell>
          <table:table-cell office:value-type="float" office:value="15183.58938" calcext:value-type="float">
            <text:p>15183.58938</text:p>
          </table:table-cell>
          <table:table-cell office:value-type="float" office:value="16826.1553799997" calcext:value-type="float">
            <text:p>16826.1553799997</text:p>
          </table:table-cell>
          <table:table-cell office:value-type="float" office:value="0.358332" calcext:value-type="float">
            <text:p>0.358332</text:p>
          </table:table-cell>
          <table:table-cell office:value-type="float" office:value="15510.84198" calcext:value-type="float">
            <text:p>15510.84198</text:p>
          </table:table-cell>
          <table:table-cell office:value-type="float" office:value="16792.6059599999" calcext:value-type="float">
            <text:p>16792.6059599999</text:p>
          </table:table-cell>
          <table:table-cell office:value-type="float" office:value="0.3627" calcext:value-type="float">
            <text:p>0.3627</text:p>
          </table:table-cell>
          <table:table-cell office:value-type="float" office:value="15732.62131" calcext:value-type="float">
            <text:p>15732.62131</text:p>
          </table:table-cell>
          <table:table-cell office:value-type="float" office:value="16906.37814" calcext:value-type="float">
            <text:p>16906.37814</text:p>
          </table:table-cell>
          <table:table-cell office:value-type="float" office:value="0.371619" calcext:value-type="float">
            <text:p>0.371619</text:p>
          </table:table-cell>
          <table:table-cell table:number-columns-repeated="25"/>
        </table:table-row>
        <table:table-row table:style-name="ro1">
          <table:table-cell office:value-type="float" office:value="15283.0047" calcext:value-type="float">
            <text:p>15283.0047</text:p>
          </table:table-cell>
          <table:table-cell office:value-type="float" office:value="16923.4135599999" calcext:value-type="float">
            <text:p>16923.4135599999</text:p>
          </table:table-cell>
          <table:table-cell office:value-type="float" office:value="0.335093" calcext:value-type="float">
            <text:p>0.335093</text:p>
          </table:table-cell>
          <table:table-cell office:value-type="float" office:value="14764.56525" calcext:value-type="float">
            <text:p>14764.56525</text:p>
          </table:table-cell>
          <table:table-cell office:value-type="float" office:value="16858.3232899999" calcext:value-type="float">
            <text:p>16858.3232899999</text:p>
          </table:table-cell>
          <table:table-cell office:value-type="float" office:value="0.361602" calcext:value-type="float">
            <text:p>0.361602</text:p>
          </table:table-cell>
          <table:table-cell office:value-type="float" office:value="16174.1548" calcext:value-type="float">
            <text:p>16174.1548</text:p>
          </table:table-cell>
          <table:table-cell office:value-type="float" office:value="16842.3601699997" calcext:value-type="float">
            <text:p>16842.3601699997</text:p>
          </table:table-cell>
          <table:table-cell office:value-type="float" office:value="0.362329" calcext:value-type="float">
            <text:p>0.362329</text:p>
          </table:table-cell>
          <table:table-cell office:value-type="float" office:value="15686.80146" calcext:value-type="float">
            <text:p>15686.80146</text:p>
          </table:table-cell>
          <table:table-cell office:value-type="float" office:value="16836.6145700002" calcext:value-type="float">
            <text:p>16836.6145700002</text:p>
          </table:table-cell>
          <table:table-cell office:value-type="float" office:value="0.366113" calcext:value-type="float">
            <text:p>0.366113</text:p>
          </table:table-cell>
          <table:table-cell office:value-type="float" office:value="15819.17103" calcext:value-type="float">
            <text:p>15819.17103</text:p>
          </table:table-cell>
          <table:table-cell office:value-type="float" office:value="16908.3469800002" calcext:value-type="float">
            <text:p>16908.3469800002</text:p>
          </table:table-cell>
          <table:table-cell office:value-type="float" office:value="0.364432" calcext:value-type="float">
            <text:p>0.364432</text:p>
          </table:table-cell>
          <table:table-cell table:number-columns-repeated="25"/>
        </table:table-row>
        <table:table-row table:style-name="ro1">
          <table:table-cell office:value-type="float" office:value="15844.00208" calcext:value-type="float">
            <text:p>15844.00208</text:p>
          </table:table-cell>
          <table:table-cell office:value-type="float" office:value="16965.4350799998" calcext:value-type="float">
            <text:p>16965.4350799998</text:p>
          </table:table-cell>
          <table:table-cell office:value-type="float" office:value="0.335869" calcext:value-type="float">
            <text:p>0.335869</text:p>
          </table:table-cell>
          <table:table-cell office:value-type="float" office:value="16312.31791" calcext:value-type="float">
            <text:p>16312.31791</text:p>
          </table:table-cell>
          <table:table-cell office:value-type="float" office:value="17022.67273" calcext:value-type="float">
            <text:p>17022.67273</text:p>
          </table:table-cell>
          <table:table-cell office:value-type="float" office:value="0.350309" calcext:value-type="float">
            <text:p>0.350309</text:p>
          </table:table-cell>
          <table:table-cell office:value-type="float" office:value="16075.69481" calcext:value-type="float">
            <text:p>16075.69481</text:p>
          </table:table-cell>
          <table:table-cell office:value-type="float" office:value="16774.5175700001" calcext:value-type="float">
            <text:p>16774.5175700001</text:p>
          </table:table-cell>
          <table:table-cell office:value-type="float" office:value="0.366605" calcext:value-type="float">
            <text:p>0.366605</text:p>
          </table:table-cell>
          <table:table-cell office:value-type="float" office:value="15456.79196" calcext:value-type="float">
            <text:p>15456.79196</text:p>
          </table:table-cell>
          <table:table-cell office:value-type="float" office:value="16814.8456200002" calcext:value-type="float">
            <text:p>16814.8456200002</text:p>
          </table:table-cell>
          <table:table-cell office:value-type="float" office:value="0.355043" calcext:value-type="float">
            <text:p>0.355043</text:p>
          </table:table-cell>
          <table:table-cell office:value-type="float" office:value="15977.59946" calcext:value-type="float">
            <text:p>15977.59946</text:p>
          </table:table-cell>
          <table:table-cell office:value-type="float" office:value="16905.6958900001" calcext:value-type="float">
            <text:p>16905.6958900001</text:p>
          </table:table-cell>
          <table:table-cell office:value-type="float" office:value="0.366944" calcext:value-type="float">
            <text:p>0.366944</text:p>
          </table:table-cell>
          <table:table-cell table:number-columns-repeated="25"/>
        </table:table-row>
        <table:table-row table:style-name="ro1">
          <table:table-cell office:value-type="float" office:value="15555.51808" calcext:value-type="float">
            <text:p>15555.51808</text:p>
          </table:table-cell>
          <table:table-cell office:value-type="float" office:value="16770.0369" calcext:value-type="float">
            <text:p>16770.0369</text:p>
          </table:table-cell>
          <table:table-cell office:value-type="float" office:value="0.330327" calcext:value-type="float">
            <text:p>0.330327</text:p>
          </table:table-cell>
          <table:table-cell office:value-type="float" office:value="15749.21837" calcext:value-type="float">
            <text:p>15749.21837</text:p>
          </table:table-cell>
          <table:table-cell office:value-type="float" office:value="17074.1185799985" calcext:value-type="float">
            <text:p>17074.1185799985</text:p>
          </table:table-cell>
          <table:table-cell office:value-type="float" office:value="0.359711" calcext:value-type="float">
            <text:p>0.359711</text:p>
          </table:table-cell>
          <table:table-cell office:value-type="float" office:value="16496.33767" calcext:value-type="float">
            <text:p>16496.33767</text:p>
          </table:table-cell>
          <table:table-cell office:value-type="float" office:value="16724.0283200002" calcext:value-type="float">
            <text:p>16724.0283200002</text:p>
          </table:table-cell>
          <table:table-cell office:value-type="float" office:value="0.353437" calcext:value-type="float">
            <text:p>0.353437</text:p>
          </table:table-cell>
          <table:table-cell office:value-type="float" office:value="15577.2546" calcext:value-type="float">
            <text:p>15577.2546</text:p>
          </table:table-cell>
          <table:table-cell office:value-type="float" office:value="16645.48875" calcext:value-type="float">
            <text:p>16645.48875</text:p>
          </table:table-cell>
          <table:table-cell office:value-type="float" office:value="0.370026" calcext:value-type="float">
            <text:p>0.370026</text:p>
          </table:table-cell>
          <table:table-cell office:value-type="float" office:value="15753.56985" calcext:value-type="float">
            <text:p>15753.56985</text:p>
          </table:table-cell>
          <table:table-cell office:value-type="float" office:value="16913.0019399992" calcext:value-type="float">
            <text:p>16913.0019399992</text:p>
          </table:table-cell>
          <table:table-cell office:value-type="float" office:value="0.355095" calcext:value-type="float">
            <text:p>0.355095</text:p>
          </table:table-cell>
          <table:table-cell table:number-columns-repeated="25"/>
        </table:table-row>
        <table:table-row table:style-name="ro1">
          <table:table-cell office:value-type="float" office:value="15982.12595" calcext:value-type="float">
            <text:p>15982.12595</text:p>
          </table:table-cell>
          <table:table-cell office:value-type="float" office:value="16880.94069" calcext:value-type="float">
            <text:p>16880.94069</text:p>
          </table:table-cell>
          <table:table-cell office:value-type="float" office:value="0.337124" calcext:value-type="float">
            <text:p>0.337124</text:p>
          </table:table-cell>
          <table:table-cell office:value-type="float" office:value="15985.23535" calcext:value-type="float">
            <text:p>15985.23535</text:p>
          </table:table-cell>
          <table:table-cell office:value-type="float" office:value="17020.2661499999" calcext:value-type="float">
            <text:p>17020.2661499999</text:p>
          </table:table-cell>
          <table:table-cell office:value-type="float" office:value="0.357711" calcext:value-type="float">
            <text:p>0.357711</text:p>
          </table:table-cell>
          <table:table-cell office:value-type="float" office:value="15457.97694" calcext:value-type="float">
            <text:p>15457.97694</text:p>
          </table:table-cell>
          <table:table-cell office:value-type="float" office:value="16718.0018499999" calcext:value-type="float">
            <text:p>16718.0018499999</text:p>
          </table:table-cell>
          <table:table-cell office:value-type="float" office:value="0.367459" calcext:value-type="float">
            <text:p>0.367459</text:p>
          </table:table-cell>
          <table:table-cell office:value-type="float" office:value="15361.58523" calcext:value-type="float">
            <text:p>15361.58523</text:p>
          </table:table-cell>
          <table:table-cell office:value-type="float" office:value="16718.2659099998" calcext:value-type="float">
            <text:p>16718.2659099998</text:p>
          </table:table-cell>
          <table:table-cell office:value-type="float" office:value="0.371645" calcext:value-type="float">
            <text:p>0.371645</text:p>
          </table:table-cell>
          <table:table-cell office:value-type="float" office:value="15142.40217" calcext:value-type="float">
            <text:p>15142.40217</text:p>
          </table:table-cell>
          <table:table-cell office:value-type="float" office:value="16878.85592" calcext:value-type="float">
            <text:p>16878.85592</text:p>
          </table:table-cell>
          <table:table-cell office:value-type="float" office:value="0.354614" calcext:value-type="float">
            <text:p>0.354614</text:p>
          </table:table-cell>
          <table:table-cell table:number-columns-repeated="25"/>
        </table:table-row>
        <table:table-row table:style-name="ro1">
          <table:table-cell office:value-type="float" office:value="15700.87403" calcext:value-type="float">
            <text:p>15700.87403</text:p>
          </table:table-cell>
          <table:table-cell office:value-type="float" office:value="16873.8610200001" calcext:value-type="float">
            <text:p>16873.8610200001</text:p>
          </table:table-cell>
          <table:table-cell office:value-type="float" office:value="0.328974" calcext:value-type="float">
            <text:p>0.328974</text:p>
          </table:table-cell>
          <table:table-cell office:value-type="float" office:value="15710.82523" calcext:value-type="float">
            <text:p>15710.82523</text:p>
          </table:table-cell>
          <table:table-cell office:value-type="float" office:value="16958.0306800001" calcext:value-type="float">
            <text:p>16958.0306800001</text:p>
          </table:table-cell>
          <table:table-cell office:value-type="float" office:value="0.368361" calcext:value-type="float">
            <text:p>0.368361</text:p>
          </table:table-cell>
          <table:table-cell office:value-type="float" office:value="15657.09216" calcext:value-type="float">
            <text:p>15657.09216</text:p>
          </table:table-cell>
          <table:table-cell office:value-type="float" office:value="16976.7306700001" calcext:value-type="float">
            <text:p>16976.7306700001</text:p>
          </table:table-cell>
          <table:table-cell office:value-type="float" office:value="0.357557" calcext:value-type="float">
            <text:p>0.357557</text:p>
          </table:table-cell>
          <table:table-cell office:value-type="float" office:value="15282.89463" calcext:value-type="float">
            <text:p>15282.89463</text:p>
          </table:table-cell>
          <table:table-cell office:value-type="float" office:value="16747.5069699999" calcext:value-type="float">
            <text:p>16747.5069699999</text:p>
          </table:table-cell>
          <table:table-cell office:value-type="float" office:value="0.384811" calcext:value-type="float">
            <text:p>0.384811</text:p>
          </table:table-cell>
          <table:table-cell office:value-type="float" office:value="15797.2227" calcext:value-type="float">
            <text:p>15797.2227</text:p>
          </table:table-cell>
          <table:table-cell office:value-type="float" office:value="16870.7120499999" calcext:value-type="float">
            <text:p>16870.7120499999</text:p>
          </table:table-cell>
          <table:table-cell office:value-type="float" office:value="0.364509" calcext:value-type="float">
            <text:p>0.364509</text:p>
          </table:table-cell>
          <table:table-cell table:number-columns-repeated="25"/>
        </table:table-row>
        <table:table-row table:style-name="ro1">
          <table:table-cell office:value-type="float" office:value="15652.82868" calcext:value-type="float">
            <text:p>15652.82868</text:p>
          </table:table-cell>
          <table:table-cell office:value-type="float" office:value="16986.58992" calcext:value-type="float">
            <text:p>16986.58992</text:p>
          </table:table-cell>
          <table:table-cell office:value-type="float" office:value="0.330185" calcext:value-type="float">
            <text:p>0.330185</text:p>
          </table:table-cell>
          <table:table-cell office:value-type="float" office:value="15789.76213" calcext:value-type="float">
            <text:p>15789.76213</text:p>
          </table:table-cell>
          <table:table-cell office:value-type="float" office:value="16940.5308700001" calcext:value-type="float">
            <text:p>16940.5308700001</text:p>
          </table:table-cell>
          <table:table-cell office:value-type="float" office:value="0.373514" calcext:value-type="float">
            <text:p>0.373514</text:p>
          </table:table-cell>
          <table:table-cell office:value-type="float" office:value="15251.27849" calcext:value-type="float">
            <text:p>15251.27849</text:p>
          </table:table-cell>
          <table:table-cell office:value-type="float" office:value="16684.35752" calcext:value-type="float">
            <text:p>16684.35752</text:p>
          </table:table-cell>
          <table:table-cell office:value-type="float" office:value="0.366696" calcext:value-type="float">
            <text:p>0.366696</text:p>
          </table:table-cell>
          <table:table-cell office:value-type="float" office:value="15127.04131" calcext:value-type="float">
            <text:p>15127.04131</text:p>
          </table:table-cell>
          <table:table-cell office:value-type="float" office:value="16726.75138" calcext:value-type="float">
            <text:p>16726.75138</text:p>
          </table:table-cell>
          <table:table-cell office:value-type="float" office:value="0.378311" calcext:value-type="float">
            <text:p>0.378311</text:p>
          </table:table-cell>
          <table:table-cell office:value-type="float" office:value="15712.35701" calcext:value-type="float">
            <text:p>15712.35701</text:p>
          </table:table-cell>
          <table:table-cell office:value-type="float" office:value="16894.6614299999" calcext:value-type="float">
            <text:p>16894.6614299999</text:p>
          </table:table-cell>
          <table:table-cell office:value-type="float" office:value="0.352641" calcext:value-type="float">
            <text:p>0.352641</text:p>
          </table:table-cell>
          <table:table-cell table:number-columns-repeated="25"/>
        </table:table-row>
        <table:table-row table:style-name="ro1">
          <table:table-cell office:value-type="float" office:value="15569.5136" calcext:value-type="float">
            <text:p>15569.5136</text:p>
          </table:table-cell>
          <table:table-cell office:value-type="float" office:value="16967.3377899996" calcext:value-type="float">
            <text:p>16967.33778999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6201.28396" calcext:value-type="float">
            <text:p>16201.28396</text:p>
          </table:table-cell>
          <table:table-cell office:value-type="float" office:value="16951.09609" calcext:value-type="float">
            <text:p>16951.09609</text:p>
          </table:table-cell>
          <table:table-cell office:value-type="float" office:value="0.415831" calcext:value-type="float">
            <text:p>0.415831</text:p>
          </table:table-cell>
          <table:table-cell office:value-type="float" office:value="16502.3765" calcext:value-type="float">
            <text:p>16502.3765</text:p>
          </table:table-cell>
          <table:table-cell office:value-type="float" office:value="16730.10892" calcext:value-type="float">
            <text:p>16730.10892</text:p>
          </table:table-cell>
          <table:table-cell office:value-type="float" office:value="0.388027" calcext:value-type="float">
            <text:p>0.388027</text:p>
          </table:table-cell>
          <table:table-cell office:value-type="float" office:value="15655.51141" calcext:value-type="float">
            <text:p>15655.51141</text:p>
          </table:table-cell>
          <table:table-cell office:value-type="float" office:value="16807.1409500002" calcext:value-type="float">
            <text:p>16807.1409500002</text:p>
          </table:table-cell>
          <table:table-cell office:value-type="float" office:value="0.370589" calcext:value-type="float">
            <text:p>0.370589</text:p>
          </table:table-cell>
          <table:table-cell office:value-type="float" office:value="15404.32412" calcext:value-type="float">
            <text:p>15404.32412</text:p>
          </table:table-cell>
          <table:table-cell office:value-type="float" office:value="16883.7725900001" calcext:value-type="float">
            <text:p>16883.7725900001</text:p>
          </table:table-cell>
          <table:table-cell office:value-type="float" office:value="0.375476" calcext:value-type="float">
            <text:p>0.3754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47.16961" calcext:value-type="float">
            <text:p>15747.16961</text:p>
          </table:table-cell>
          <table:table-cell office:value-type="float" office:value="16716.6637500001" calcext:value-type="float">
            <text:p>16716.6637500001</text:p>
          </table:table-cell>
          <table:table-cell office:value-type="float" office:value="0.35735" calcext:value-type="float">
            <text:p>0.35735</text:p>
          </table:table-cell>
          <table:table-cell office:value-type="float" office:value="15885.79064" calcext:value-type="float">
            <text:p>15885.79064</text:p>
          </table:table-cell>
          <table:table-cell office:value-type="float" office:value="16889.1356500002" calcext:value-type="float">
            <text:p>16889.1356500002</text:p>
          </table:table-cell>
          <table:table-cell office:value-type="float" office:value="0.369432" calcext:value-type="float">
            <text:p>0.369432</text:p>
          </table:table-cell>
          <table:table-cell office:value-type="float" office:value="15680.92974" calcext:value-type="float">
            <text:p>15680.92974</text:p>
          </table:table-cell>
          <table:table-cell office:value-type="float" office:value="17083.9181000002" calcext:value-type="float">
            <text:p>17083.9181000002</text:p>
          </table:table-cell>
          <table:table-cell office:value-type="float" office:value="0.362824" calcext:value-type="float">
            <text:p>0.362824</text:p>
          </table:table-cell>
          <table:table-cell office:value-type="float" office:value="15258.11331" calcext:value-type="float">
            <text:p>15258.11331</text:p>
          </table:table-cell>
          <table:table-cell office:value-type="float" office:value="16549.1530100002" calcext:value-type="float">
            <text:p>16549.1530100002</text:p>
          </table:table-cell>
          <table:table-cell office:value-type="float" office:value="0.352984" calcext:value-type="float">
            <text:p>0.352984</text:p>
          </table:table-cell>
          <table:table-cell office:value-type="float" office:value="15321.46655" calcext:value-type="float">
            <text:p>15321.46655</text:p>
          </table:table-cell>
          <table:table-cell office:value-type="float" office:value="16885.3066500001" calcext:value-type="float">
            <text:p>16885.3066500001</text:p>
          </table:table-cell>
          <table:table-cell office:value-type="float" office:value="0.330936" calcext:value-type="float">
            <text:p>0.330936</text:p>
          </table:table-cell>
          <table:table-cell table:number-columns-repeated="25"/>
        </table:table-row>
        <table:table-row table:style-name="ro1">
          <table:table-cell office:value-type="float" office:value="16012.52458" calcext:value-type="float">
            <text:p>16012.52458</text:p>
          </table:table-cell>
          <table:table-cell office:value-type="float" office:value="16798.80744" calcext:value-type="float">
            <text:p>16798.80744</text:p>
          </table:table-cell>
          <table:table-cell office:value-type="float" office:value="0.354327" calcext:value-type="float">
            <text:p>0.354327</text:p>
          </table:table-cell>
          <table:table-cell office:value-type="float" office:value="15486.79259" calcext:value-type="float">
            <text:p>15486.79259</text:p>
          </table:table-cell>
          <table:table-cell office:value-type="float" office:value="16927.1191900002" calcext:value-type="float">
            <text:p>16927.1191900002</text:p>
          </table:table-cell>
          <table:table-cell office:value-type="float" office:value="0.360731" calcext:value-type="float">
            <text:p>0.360731</text:p>
          </table:table-cell>
          <table:table-cell office:value-type="float" office:value="15753.80644" calcext:value-type="float">
            <text:p>15753.80644</text:p>
          </table:table-cell>
          <table:table-cell office:value-type="float" office:value="16983.97725" calcext:value-type="float">
            <text:p>16983.97725</text:p>
          </table:table-cell>
          <table:table-cell office:value-type="float" office:value="0.35752" calcext:value-type="float">
            <text:p>0.35752</text:p>
          </table:table-cell>
          <table:table-cell office:value-type="float" office:value="15076.38027" calcext:value-type="float">
            <text:p>15076.38027</text:p>
          </table:table-cell>
          <table:table-cell office:value-type="float" office:value="16603.36136" calcext:value-type="float">
            <text:p>16603.36136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16111.96783" calcext:value-type="float">
            <text:p>16111.96783</text:p>
          </table:table-cell>
          <table:table-cell office:value-type="float" office:value="16849.44023" calcext:value-type="float">
            <text:p>16849.44023</text:p>
          </table:table-cell>
          <table:table-cell office:value-type="float" office:value="0.323429" calcext:value-type="float">
            <text:p>0.323429</text:p>
          </table:table-cell>
          <table:table-cell table:number-columns-repeated="25"/>
        </table:table-row>
        <table:table-row table:style-name="ro1">
          <table:table-cell office:value-type="float" office:value="15601.20169" calcext:value-type="float">
            <text:p>15601.20169</text:p>
          </table:table-cell>
          <table:table-cell office:value-type="float" office:value="16945.3430799999" calcext:value-type="float">
            <text:p>16945.3430799999</text:p>
          </table:table-cell>
          <table:table-cell office:value-type="float" office:value="0.367107" calcext:value-type="float">
            <text:p>0.367107</text:p>
          </table:table-cell>
          <table:table-cell office:value-type="float" office:value="15368.70655" calcext:value-type="float">
            <text:p>15368.70655</text:p>
          </table:table-cell>
          <table:table-cell office:value-type="float" office:value="16903.9177499999" calcext:value-type="float">
            <text:p>16903.9177499999</text:p>
          </table:table-cell>
          <table:table-cell office:value-type="float" office:value="0.360589" calcext:value-type="float">
            <text:p>0.360589</text:p>
          </table:table-cell>
          <table:table-cell office:value-type="float" office:value="16074.99795" calcext:value-type="float">
            <text:p>16074.99795</text:p>
          </table:table-cell>
          <table:table-cell office:value-type="float" office:value="17081.4017999999" calcext:value-type="float">
            <text:p>17081.4017999999</text:p>
          </table:table-cell>
          <table:table-cell office:value-type="float" office:value="0.358503" calcext:value-type="float">
            <text:p>0.358503</text:p>
          </table:table-cell>
          <table:table-cell office:value-type="float" office:value="15241.7461" calcext:value-type="float">
            <text:p>15241.7461</text:p>
          </table:table-cell>
          <table:table-cell office:value-type="float" office:value="16852.6344600001" calcext:value-type="float">
            <text:p>16852.6344600001</text:p>
          </table:table-cell>
          <table:table-cell office:value-type="float" office:value="0.369844" calcext:value-type="float">
            <text:p>0.369844</text:p>
          </table:table-cell>
          <table:table-cell office:value-type="float" office:value="16311.22801" calcext:value-type="float">
            <text:p>16311.22801</text:p>
          </table:table-cell>
          <table:table-cell office:value-type="float" office:value="16754.7757399999" calcext:value-type="float">
            <text:p>16754.7757399999</text:p>
          </table:table-cell>
          <table:table-cell office:value-type="float" office:value="0.324423" calcext:value-type="float">
            <text:p>0.324423</text:p>
          </table:table-cell>
          <table:table-cell table:number-columns-repeated="25"/>
        </table:table-row>
        <table:table-row table:style-name="ro1">
          <table:table-cell office:value-type="float" office:value="15655.08476" calcext:value-type="float">
            <text:p>15655.08476</text:p>
          </table:table-cell>
          <table:table-cell office:value-type="float" office:value="16793.72493" calcext:value-type="float">
            <text:p>16793.72493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14621.33543" calcext:value-type="float">
            <text:p>14621.33543</text:p>
          </table:table-cell>
          <table:table-cell office:value-type="float" office:value="17100.2574000001" calcext:value-type="float">
            <text:p>17100.2574000001</text:p>
          </table:table-cell>
          <table:table-cell office:value-type="float" office:value="0.356026" calcext:value-type="float">
            <text:p>0.356026</text:p>
          </table:table-cell>
          <table:table-cell office:value-type="float" office:value="15432.0707" calcext:value-type="float">
            <text:p>15432.0707</text:p>
          </table:table-cell>
          <table:table-cell office:value-type="float" office:value="16832.03817" calcext:value-type="float">
            <text:p>16832.03817</text:p>
          </table:table-cell>
          <table:table-cell office:value-type="float" office:value="0.360909" calcext:value-type="float">
            <text:p>0.360909</text:p>
          </table:table-cell>
          <table:table-cell office:value-type="float" office:value="15375.86817" calcext:value-type="float">
            <text:p>15375.86817</text:p>
          </table:table-cell>
          <table:table-cell office:value-type="float" office:value="16727.94421" calcext:value-type="float">
            <text:p>16727.94421</text:p>
          </table:table-cell>
          <table:table-cell office:value-type="float" office:value="0.355753" calcext:value-type="float">
            <text:p>0.355753</text:p>
          </table:table-cell>
          <table:table-cell office:value-type="float" office:value="16334.54633" calcext:value-type="float">
            <text:p>16334.54633</text:p>
          </table:table-cell>
          <table:table-cell office:value-type="float" office:value="16847.57035" calcext:value-type="float">
            <text:p>16847.57035</text:p>
          </table:table-cell>
          <table:table-cell office:value-type="float" office:value="0.339585" calcext:value-type="float">
            <text:p>0.339585</text:p>
          </table:table-cell>
          <table:table-cell table:number-columns-repeated="25"/>
        </table:table-row>
        <table:table-row table:style-name="ro1">
          <table:table-cell office:value-type="float" office:value="15509.13672" calcext:value-type="float">
            <text:p>15509.13672</text:p>
          </table:table-cell>
          <table:table-cell office:value-type="float" office:value="16795.0323700002" calcext:value-type="float">
            <text:p>16795.0323700002</text:p>
          </table:table-cell>
          <table:table-cell office:value-type="float" office:value="0.362627" calcext:value-type="float">
            <text:p>0.362627</text:p>
          </table:table-cell>
          <table:table-cell office:value-type="float" office:value="15969.72721" calcext:value-type="float">
            <text:p>15969.72721</text:p>
          </table:table-cell>
          <table:table-cell office:value-type="float" office:value="16830.3190299997" calcext:value-type="float">
            <text:p>16830.3190299997</text:p>
          </table:table-cell>
          <table:table-cell office:value-type="float" office:value="0.370379" calcext:value-type="float">
            <text:p>0.370379</text:p>
          </table:table-cell>
          <table:table-cell office:value-type="float" office:value="15600.55033" calcext:value-type="float">
            <text:p>15600.55033</text:p>
          </table:table-cell>
          <table:table-cell office:value-type="float" office:value="16959.3012600001" calcext:value-type="float">
            <text:p>16959.3012600001</text:p>
          </table:table-cell>
          <table:table-cell office:value-type="float" office:value="0.365483" calcext:value-type="float">
            <text:p>0.365483</text:p>
          </table:table-cell>
          <table:table-cell office:value-type="float" office:value="15043.41547" calcext:value-type="float">
            <text:p>15043.41547</text:p>
          </table:table-cell>
          <table:table-cell office:value-type="float" office:value="16783.1640799999" calcext:value-type="float">
            <text:p>16783.1640799999</text:p>
          </table:table-cell>
          <table:table-cell office:value-type="float" office:value="0.362825" calcext:value-type="float">
            <text:p>0.362825</text:p>
          </table:table-cell>
          <table:table-cell office:value-type="float" office:value="15813.40856" calcext:value-type="float">
            <text:p>15813.40856</text:p>
          </table:table-cell>
          <table:table-cell office:value-type="float" office:value="16888.4272699997" calcext:value-type="float">
            <text:p>16888.4272699997</text:p>
          </table:table-cell>
          <table:table-cell office:value-type="float" office:value="0.336532" calcext:value-type="float">
            <text:p>0.336532</text:p>
          </table:table-cell>
          <table:table-cell table:number-columns-repeated="25"/>
        </table:table-row>
        <table:table-row table:style-name="ro1">
          <table:table-cell office:value-type="float" office:value="15768.43157" calcext:value-type="float">
            <text:p>15768.43157</text:p>
          </table:table-cell>
          <table:table-cell office:value-type="float" office:value="16779.7969999999" calcext:value-type="float">
            <text:p>16779.7969999999</text:p>
          </table:table-cell>
          <table:table-cell office:value-type="float" office:value="0.370223" calcext:value-type="float">
            <text:p>0.370223</text:p>
          </table:table-cell>
          <table:table-cell office:value-type="float" office:value="16182.07232" calcext:value-type="float">
            <text:p>16182.07232</text:p>
          </table:table-cell>
          <table:table-cell office:value-type="float" office:value="16789.9371400001" calcext:value-type="float">
            <text:p>16789.9371400001</text:p>
          </table:table-cell>
          <table:table-cell office:value-type="float" office:value="0.367843" calcext:value-type="float">
            <text:p>0.367843</text:p>
          </table:table-cell>
          <table:table-cell office:value-type="float" office:value="15304.48822" calcext:value-type="float">
            <text:p>15304.48822</text:p>
          </table:table-cell>
          <table:table-cell office:value-type="float" office:value="16851.7768199997" calcext:value-type="float">
            <text:p>16851.7768199997</text:p>
          </table:table-cell>
          <table:table-cell office:value-type="float" office:value="0.421563" calcext:value-type="float">
            <text:p>0.421563</text:p>
          </table:table-cell>
          <table:table-cell office:value-type="float" office:value="15267.84372" calcext:value-type="float">
            <text:p>15267.84372</text:p>
          </table:table-cell>
          <table:table-cell office:value-type="float" office:value="16734.2947200001" calcext:value-type="float">
            <text:p>16734.2947200001</text:p>
          </table:table-cell>
          <table:table-cell office:value-type="float" office:value="0.367861" calcext:value-type="float">
            <text:p>0.367861</text:p>
          </table:table-cell>
          <table:table-cell office:value-type="float" office:value="16235.15041" calcext:value-type="float">
            <text:p>16235.15041</text:p>
          </table:table-cell>
          <table:table-cell office:value-type="float" office:value="16838.2027100004" calcext:value-type="float">
            <text:p>16838.2027100004</text:p>
          </table:table-cell>
          <table:table-cell office:value-type="float" office:value="0.474227" calcext:value-type="float">
            <text:p>0.474227</text:p>
          </table:table-cell>
          <table:table-cell table:number-columns-repeated="25"/>
        </table:table-row>
        <table:table-row table:style-name="ro1">
          <table:table-cell office:value-type="float" office:value="15957.31793" calcext:value-type="float">
            <text:p>15957.31793</text:p>
          </table:table-cell>
          <table:table-cell office:value-type="float" office:value="16749.4463700001" calcext:value-type="float">
            <text:p>16749.4463700001</text:p>
          </table:table-cell>
          <table:table-cell office:value-type="float" office:value="0.355145" calcext:value-type="float">
            <text:p>0.355145</text:p>
          </table:table-cell>
          <table:table-cell office:value-type="float" office:value="15443.16336" calcext:value-type="float">
            <text:p>15443.16336</text:p>
          </table:table-cell>
          <table:table-cell office:value-type="float" office:value="16882.49204" calcext:value-type="float">
            <text:p>16882.49204</text:p>
          </table:table-cell>
          <table:table-cell office:value-type="float" office:value="0.354922" calcext:value-type="float">
            <text:p>0.354922</text:p>
          </table:table-cell>
          <table:table-cell office:value-type="float" office:value="16052.36457" calcext:value-type="float">
            <text:p>16052.36457</text:p>
          </table:table-cell>
          <table:table-cell office:value-type="float" office:value="16719.3921200002" calcext:value-type="float">
            <text:p>16719.3921200002</text:p>
          </table:table-cell>
          <table:table-cell office:value-type="float" office:value="0.359805" calcext:value-type="float">
            <text:p>0.359805</text:p>
          </table:table-cell>
          <table:table-cell office:value-type="float" office:value="15401.68141" calcext:value-type="float">
            <text:p>15401.68141</text:p>
          </table:table-cell>
          <table:table-cell office:value-type="float" office:value="16664.1934499999" calcext:value-type="float">
            <text:p>16664.1934499999</text:p>
          </table:table-cell>
          <table:table-cell office:value-type="float" office:value="0.368448" calcext:value-type="float">
            <text:p>0.368448</text:p>
          </table:table-cell>
          <table:table-cell office:value-type="float" office:value="15420.10848" calcext:value-type="float">
            <text:p>15420.10848</text:p>
          </table:table-cell>
          <table:table-cell office:value-type="float" office:value="16693.7117100001" calcext:value-type="float">
            <text:p>16693.7117100001</text:p>
          </table:table-cell>
          <table:table-cell office:value-type="float" office:value="0.394527" calcext:value-type="float">
            <text:p>0.394527</text:p>
          </table:table-cell>
          <table:table-cell table:number-columns-repeated="25"/>
        </table:table-row>
        <table:table-row table:style-name="ro1">
          <table:table-cell office:value-type="float" office:value="15306.71537" calcext:value-type="float">
            <text:p>15306.71537</text:p>
          </table:table-cell>
          <table:table-cell office:value-type="float" office:value="16661.0371899998" calcext:value-type="float">
            <text:p>16661.0371899998</text:p>
          </table:table-cell>
          <table:table-cell office:value-type="float" office:value="0.364487" calcext:value-type="float">
            <text:p>0.364487</text:p>
          </table:table-cell>
          <table:table-cell office:value-type="float" office:value="15330.0404" calcext:value-type="float">
            <text:p>15330.0404</text:p>
          </table:table-cell>
          <table:table-cell office:value-type="float" office:value="16975.9587200001" calcext:value-type="float">
            <text:p>16975.9587200001</text:p>
          </table:table-cell>
          <table:table-cell office:value-type="float" office:value="0.368254" calcext:value-type="float">
            <text:p>0.368254</text:p>
          </table:table-cell>
          <table:table-cell office:value-type="float" office:value="15865.0865" calcext:value-type="float">
            <text:p>15865.0865</text:p>
          </table:table-cell>
          <table:table-cell office:value-type="float" office:value="16931.3262500001" calcext:value-type="float">
            <text:p>16931.3262500001</text:p>
          </table:table-cell>
          <table:table-cell office:value-type="float" office:value="0.369761" calcext:value-type="float">
            <text:p>0.369761</text:p>
          </table:table-cell>
          <table:table-cell office:value-type="float" office:value="15426.03977" calcext:value-type="float">
            <text:p>15426.03977</text:p>
          </table:table-cell>
          <table:table-cell office:value-type="float" office:value="16656.86395" calcext:value-type="float">
            <text:p>16656.86395</text:p>
          </table:table-cell>
          <table:table-cell office:value-type="float" office:value="0.370805" calcext:value-type="float">
            <text:p>0.370805</text:p>
          </table:table-cell>
          <table:table-cell office:value-type="float" office:value="15817.12139" calcext:value-type="float">
            <text:p>15817.12139</text:p>
          </table:table-cell>
          <table:table-cell office:value-type="float" office:value="16848.3609900004" calcext:value-type="float">
            <text:p>16848.3609900004</text:p>
          </table:table-cell>
          <table:table-cell office:value-type="float" office:value="0.396019" calcext:value-type="float">
            <text:p>0.396019</text:p>
          </table:table-cell>
          <table:table-cell table:number-columns-repeated="25"/>
        </table:table-row>
        <table:table-row table:style-name="ro1">
          <table:table-cell office:value-type="float" office:value="15505.21547" calcext:value-type="float">
            <text:p>15505.21547</text:p>
          </table:table-cell>
          <table:table-cell office:value-type="float" office:value="16764.0096900004" calcext:value-type="float">
            <text:p>16764.0096900004</text:p>
          </table:table-cell>
          <table:table-cell office:value-type="float" office:value="0.359452" calcext:value-type="float">
            <text:p>0.359452</text:p>
          </table:table-cell>
          <table:table-cell office:value-type="float" office:value="15941.25147" calcext:value-type="float">
            <text:p>15941.25147</text:p>
          </table:table-cell>
          <table:table-cell office:value-type="float" office:value="17022.31501" calcext:value-type="float">
            <text:p>17022.31501</text:p>
          </table:table-cell>
          <table:table-cell office:value-type="float" office:value="0.373313" calcext:value-type="float">
            <text:p>0.373313</text:p>
          </table:table-cell>
          <table:table-cell office:value-type="float" office:value="16031.74177" calcext:value-type="float">
            <text:p>16031.74177</text:p>
          </table:table-cell>
          <table:table-cell office:value-type="float" office:value="16971.1600200002" calcext:value-type="float">
            <text:p>16971.1600200002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15700.5578" calcext:value-type="float">
            <text:p>15700.5578</text:p>
          </table:table-cell>
          <table:table-cell office:value-type="float" office:value="16750.8194199998" calcext:value-type="float">
            <text:p>16750.8194199998</text:p>
          </table:table-cell>
          <table:table-cell office:value-type="float" office:value="0.368314" calcext:value-type="float">
            <text:p>0.368314</text:p>
          </table:table-cell>
          <table:table-cell office:value-type="float" office:value="15601.97811" calcext:value-type="float">
            <text:p>15601.97811</text:p>
          </table:table-cell>
          <table:table-cell office:value-type="float" office:value="16780.8167600003" calcext:value-type="float">
            <text:p>16780.8167600003</text:p>
          </table:table-cell>
          <table:table-cell office:value-type="float" office:value="0.397148" calcext:value-type="float">
            <text:p>0.397148</text:p>
          </table:table-cell>
          <table:table-cell table:number-columns-repeated="25"/>
        </table:table-row>
        <table:table-row table:style-name="ro1">
          <table:table-cell office:value-type="float" office:value="16133.34414" calcext:value-type="float">
            <text:p>16133.34414</text:p>
          </table:table-cell>
          <table:table-cell office:value-type="float" office:value="16747.5848000003" calcext:value-type="float">
            <text:p>16747.5848000003</text:p>
          </table:table-cell>
          <table:table-cell office:value-type="float" office:value="0.361214" calcext:value-type="float">
            <text:p>0.361214</text:p>
          </table:table-cell>
          <table:table-cell office:value-type="float" office:value="15311.30077" calcext:value-type="float">
            <text:p>15311.30077</text:p>
          </table:table-cell>
          <table:table-cell office:value-type="float" office:value="16764.1790700001" calcext:value-type="float">
            <text:p>16764.1790700001</text:p>
          </table:table-cell>
          <table:table-cell office:value-type="float" office:value="0.357272" calcext:value-type="float">
            <text:p>0.357272</text:p>
          </table:table-cell>
          <table:table-cell office:value-type="float" office:value="15978.74186" calcext:value-type="float">
            <text:p>15978.74186</text:p>
          </table:table-cell>
          <table:table-cell office:value-type="float" office:value="17114.5924399998" calcext:value-type="float">
            <text:p>17114.5924399998</text:p>
          </table:table-cell>
          <table:table-cell office:value-type="float" office:value="0.367464" calcext:value-type="float">
            <text:p>0.367464</text:p>
          </table:table-cell>
          <table:table-cell office:value-type="float" office:value="15595.50026" calcext:value-type="float">
            <text:p>15595.50026</text:p>
          </table:table-cell>
          <table:table-cell office:value-type="float" office:value="16619.6764699999" calcext:value-type="float">
            <text:p>16619.6764699999</text:p>
          </table:table-cell>
          <table:table-cell office:value-type="float" office:value="0.364836" calcext:value-type="float">
            <text:p>0.364836</text:p>
          </table:table-cell>
          <table:table-cell office:value-type="float" office:value="15547.41177" calcext:value-type="float">
            <text:p>15547.41177</text:p>
          </table:table-cell>
          <table:table-cell office:value-type="float" office:value="16921.8859300003" calcext:value-type="float">
            <text:p>16921.8859300003</text:p>
          </table:table-cell>
          <table:table-cell office:value-type="float" office:value="0.373546" calcext:value-type="float">
            <text:p>0.373546</text:p>
          </table:table-cell>
          <table:table-cell table:number-columns-repeated="25"/>
        </table:table-row>
        <table:table-row table:style-name="ro1">
          <table:table-cell office:value-type="float" office:value="16129.40477" calcext:value-type="float">
            <text:p>16129.40477</text:p>
          </table:table-cell>
          <table:table-cell office:value-type="float" office:value="16888.2604400001" calcext:value-type="float">
            <text:p>16888.2604400001</text:p>
          </table:table-cell>
          <table:table-cell office:value-type="float" office:value="0.35695" calcext:value-type="float">
            <text:p>0.35695</text:p>
          </table:table-cell>
          <table:table-cell office:value-type="float" office:value="15254.43885" calcext:value-type="float">
            <text:p>15254.43885</text:p>
          </table:table-cell>
          <table:table-cell office:value-type="float" office:value="16840.50482" calcext:value-type="float">
            <text:p>16840.50482</text:p>
          </table:table-cell>
          <table:table-cell office:value-type="float" office:value="0.355662" calcext:value-type="float">
            <text:p>0.355662</text:p>
          </table:table-cell>
          <table:table-cell office:value-type="float" office:value="15487.39616" calcext:value-type="float">
            <text:p>15487.39616</text:p>
          </table:table-cell>
          <table:table-cell office:value-type="float" office:value="16887.9781699996" calcext:value-type="float">
            <text:p>16887.9781699996</text:p>
          </table:table-cell>
          <table:table-cell office:value-type="float" office:value="0.369281" calcext:value-type="float">
            <text:p>0.369281</text:p>
          </table:table-cell>
          <table:table-cell office:value-type="float" office:value="15974.02604" calcext:value-type="float">
            <text:p>15974.02604</text:p>
          </table:table-cell>
          <table:table-cell office:value-type="float" office:value="16682.48523" calcext:value-type="float">
            <text:p>16682.48523</text:p>
          </table:table-cell>
          <table:table-cell office:value-type="float" office:value="0.362506" calcext:value-type="float">
            <text:p>0.362506</text:p>
          </table:table-cell>
          <table:table-cell office:value-type="float" office:value="15439.81079" calcext:value-type="float">
            <text:p>15439.81079</text:p>
          </table:table-cell>
          <table:table-cell office:value-type="float" office:value="16872.45506" calcext:value-type="float">
            <text:p>16872.45506</text:p>
          </table:table-cell>
          <table:table-cell office:value-type="float" office:value="0.413851" calcext:value-type="float">
            <text:p>0.413851</text:p>
          </table:table-cell>
          <table:table-cell table:number-columns-repeated="25"/>
        </table:table-row>
        <table:table-row table:style-name="ro1">
          <table:table-cell office:value-type="float" office:value="15826.33968" calcext:value-type="float">
            <text:p>15826.33968</text:p>
          </table:table-cell>
          <table:table-cell office:value-type="float" office:value="16987.16823" calcext:value-type="float">
            <text:p>16987.16823</text:p>
          </table:table-cell>
          <table:table-cell office:value-type="float" office:value="0.370868" calcext:value-type="float">
            <text:p>0.370868</text:p>
          </table:table-cell>
          <table:table-cell office:value-type="float" office:value="15621.44703" calcext:value-type="float">
            <text:p>15621.44703</text:p>
          </table:table-cell>
          <table:table-cell office:value-type="float" office:value="16821.7177799997" calcext:value-type="float">
            <text:p>16821.7177799997</text:p>
          </table:table-cell>
          <table:table-cell office:value-type="float" office:value="0.356349" calcext:value-type="float">
            <text:p>0.356349</text:p>
          </table:table-cell>
          <table:table-cell office:value-type="float" office:value="15823.5329" calcext:value-type="float">
            <text:p>15823.5329</text:p>
          </table:table-cell>
          <table:table-cell office:value-type="float" office:value="16857.4339600001" calcext:value-type="float">
            <text:p>16857.4339600001</text:p>
          </table:table-cell>
          <table:table-cell office:value-type="float" office:value="0.365466" calcext:value-type="float">
            <text:p>0.365466</text:p>
          </table:table-cell>
          <table:table-cell office:value-type="float" office:value="15719.52493" calcext:value-type="float">
            <text:p>15719.52493</text:p>
          </table:table-cell>
          <table:table-cell office:value-type="float" office:value="16827.63909" calcext:value-type="float">
            <text:p>16827.63909</text:p>
          </table:table-cell>
          <table:table-cell office:value-type="float" office:value="0.352498" calcext:value-type="float">
            <text:p>0.352498</text:p>
          </table:table-cell>
          <table:table-cell office:value-type="float" office:value="15811.34073" calcext:value-type="float">
            <text:p>15811.34073</text:p>
          </table:table-cell>
          <table:table-cell office:value-type="float" office:value="16804.55539" calcext:value-type="float">
            <text:p>16804.55539</text:p>
          </table:table-cell>
          <table:table-cell office:value-type="float" office:value="0.532508" calcext:value-type="float">
            <text:p>0.532508</text:p>
          </table:table-cell>
          <table:table-cell table:number-columns-repeated="25"/>
        </table:table-row>
        <table:table-row table:style-name="ro1">
          <table:table-cell office:value-type="float" office:value="15504.86026" calcext:value-type="float">
            <text:p>15504.86026</text:p>
          </table:table-cell>
          <table:table-cell office:value-type="float" office:value="16754.2025" calcext:value-type="float">
            <text:p>16754.2025</text:p>
          </table:table-cell>
          <table:table-cell office:value-type="float" office:value="0.359791" calcext:value-type="float">
            <text:p>0.359791</text:p>
          </table:table-cell>
          <table:table-cell office:value-type="float" office:value="15496.60105" calcext:value-type="float">
            <text:p>15496.60105</text:p>
          </table:table-cell>
          <table:table-cell office:value-type="float" office:value="16920.4299900001" calcext:value-type="float">
            <text:p>16920.4299900001</text:p>
          </table:table-cell>
          <table:table-cell office:value-type="float" office:value="0.356545" calcext:value-type="float">
            <text:p>0.356545</text:p>
          </table:table-cell>
          <table:table-cell office:value-type="float" office:value="15625.27554" calcext:value-type="float">
            <text:p>15625.27554</text:p>
          </table:table-cell>
          <table:table-cell office:value-type="float" office:value="16839.5997199998" calcext:value-type="float">
            <text:p>16839.5997199998</text:p>
          </table:table-cell>
          <table:table-cell office:value-type="float" office:value="0.354428" calcext:value-type="float">
            <text:p>0.354428</text:p>
          </table:table-cell>
          <table:table-cell office:value-type="float" office:value="15227.75265" calcext:value-type="float">
            <text:p>15227.75265</text:p>
          </table:table-cell>
          <table:table-cell office:value-type="float" office:value="16874.96313" calcext:value-type="float">
            <text:p>16874.96313</text:p>
          </table:table-cell>
          <table:table-cell office:value-type="float" office:value="0.35274" calcext:value-type="float">
            <text:p>0.35274</text:p>
          </table:table-cell>
          <table:table-cell office:value-type="float" office:value="15734.09267" calcext:value-type="float">
            <text:p>15734.09267</text:p>
          </table:table-cell>
          <table:table-cell office:value-type="float" office:value="17003.4039300001" calcext:value-type="float">
            <text:p>17003.4039300001</text:p>
          </table:table-cell>
          <table:table-cell office:value-type="float" office:value="0.509059" calcext:value-type="float">
            <text:p>0.509059</text:p>
          </table:table-cell>
          <table:table-cell table:number-columns-repeated="25"/>
        </table:table-row>
        <table:table-row table:style-name="ro1">
          <table:table-cell office:value-type="float" office:value="15791.13822" calcext:value-type="float">
            <text:p>15791.13822</text:p>
          </table:table-cell>
          <table:table-cell office:value-type="float" office:value="16821.5456300001" calcext:value-type="float">
            <text:p>16821.5456300001</text:p>
          </table:table-cell>
          <table:table-cell office:value-type="float" office:value="0.357881" calcext:value-type="float">
            <text:p>0.357881</text:p>
          </table:table-cell>
          <table:table-cell office:value-type="float" office:value="15539.2831" calcext:value-type="float">
            <text:p>15539.2831</text:p>
          </table:table-cell>
          <table:table-cell office:value-type="float" office:value="16794.7658900003" calcext:value-type="float">
            <text:p>16794.7658900003</text:p>
          </table:table-cell>
          <table:table-cell office:value-type="float" office:value="0.361304" calcext:value-type="float">
            <text:p>0.361304</text:p>
          </table:table-cell>
          <table:table-cell office:value-type="float" office:value="15539.33208" calcext:value-type="float">
            <text:p>15539.33208</text:p>
          </table:table-cell>
          <table:table-cell office:value-type="float" office:value="16888.83159" calcext:value-type="float">
            <text:p>16888.83159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15952.22554" calcext:value-type="float">
            <text:p>15952.22554</text:p>
          </table:table-cell>
          <table:table-cell office:value-type="float" office:value="16753.71715" calcext:value-type="float">
            <text:p>16753.71715</text:p>
          </table:table-cell>
          <table:table-cell office:value-type="float" office:value="0.351891" calcext:value-type="float">
            <text:p>0.351891</text:p>
          </table:table-cell>
          <table:table-cell office:value-type="float" office:value="15345.66323" calcext:value-type="float">
            <text:p>15345.66323</text:p>
          </table:table-cell>
          <table:table-cell office:value-type="float" office:value="16746.4276699997" calcext:value-type="float">
            <text:p>16746.4276699997</text:p>
          </table:table-cell>
          <table:table-cell office:value-type="float" office:value="0.426695" calcext:value-type="float">
            <text:p>0.426695</text:p>
          </table:table-cell>
          <table:table-cell table:number-columns-repeated="25"/>
        </table:table-row>
        <table:table-row table:style-name="ro1">
          <table:table-cell office:value-type="float" office:value="15885.5423" calcext:value-type="float">
            <text:p>15885.5423</text:p>
          </table:table-cell>
          <table:table-cell office:value-type="float" office:value="16828.1842100001" calcext:value-type="float">
            <text:p>16828.1842100001</text:p>
          </table:table-cell>
          <table:table-cell office:value-type="float" office:value="0.356209" calcext:value-type="float">
            <text:p>0.356209</text:p>
          </table:table-cell>
          <table:table-cell office:value-type="float" office:value="15506.8537" calcext:value-type="float">
            <text:p>15506.8537</text:p>
          </table:table-cell>
          <table:table-cell office:value-type="float" office:value="16934.2744699998" calcext:value-type="float">
            <text:p>16934.2744699998</text:p>
          </table:table-cell>
          <table:table-cell office:value-type="float" office:value="0.356044" calcext:value-type="float">
            <text:p>0.356044</text:p>
          </table:table-cell>
          <table:table-cell office:value-type="float" office:value="16007.1004" calcext:value-type="float">
            <text:p>16007.1004</text:p>
          </table:table-cell>
          <table:table-cell office:value-type="float" office:value="17005.2552499999" calcext:value-type="float">
            <text:p>17005.2552499999</text:p>
          </table:table-cell>
          <table:table-cell office:value-type="float" office:value="0.3602" calcext:value-type="float">
            <text:p>0.3602</text:p>
          </table:table-cell>
          <table:table-cell office:value-type="float" office:value="15644.7633" calcext:value-type="float">
            <text:p>15644.7633</text:p>
          </table:table-cell>
          <table:table-cell office:value-type="float" office:value="16645.2627100001" calcext:value-type="float">
            <text:p>16645.2627100001</text:p>
          </table:table-cell>
          <table:table-cell office:value-type="float" office:value="0.373152" calcext:value-type="float">
            <text:p>0.373152</text:p>
          </table:table-cell>
          <table:table-cell office:value-type="float" office:value="16268.58379" calcext:value-type="float">
            <text:p>16268.58379</text:p>
          </table:table-cell>
          <table:table-cell office:value-type="float" office:value="16843.0037499999" calcext:value-type="float">
            <text:p>16843.0037499999</text:p>
          </table:table-cell>
          <table:table-cell office:value-type="float" office:value="0.338254" calcext:value-type="float">
            <text:p>0.3382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898.34155" calcext:value-type="float">
            <text:p>15898.34155</text:p>
          </table:table-cell>
          <table:table-cell office:value-type="float" office:value="16857.3893900004" calcext:value-type="float">
            <text:p>16857.3893900004</text:p>
          </table:table-cell>
          <table:table-cell office:value-type="float" office:value="0.341568" calcext:value-type="float">
            <text:p>0.341568</text:p>
          </table:table-cell>
          <table:table-cell office:value-type="float" office:value="15700.36567" calcext:value-type="float">
            <text:p>15700.36567</text:p>
          </table:table-cell>
          <table:table-cell office:value-type="float" office:value="16672.23131" calcext:value-type="float">
            <text:p>16672.23131</text:p>
          </table:table-cell>
          <table:table-cell office:value-type="float" office:value="0.388093" calcext:value-type="float">
            <text:p>0.388093</text:p>
          </table:table-cell>
          <table:table-cell office:value-type="float" office:value="15714.66222" calcext:value-type="float">
            <text:p>15714.66222</text:p>
          </table:table-cell>
          <table:table-cell office:value-type="float" office:value="16690.4243299998" calcext:value-type="float">
            <text:p>16690.4243299998</text:p>
          </table:table-cell>
          <table:table-cell office:value-type="float" office:value="0.332232" calcext:value-type="float">
            <text:p>0.332232</text:p>
          </table:table-cell>
          <table:table-cell office:value-type="float" office:value="16127.04694" calcext:value-type="float">
            <text:p>16127.04694</text:p>
          </table:table-cell>
          <table:table-cell office:value-type="float" office:value="16664.1579500001" calcext:value-type="float">
            <text:p>16664.1579500001</text:p>
          </table:table-cell>
          <table:table-cell office:value-type="float" office:value="0.369799" calcext:value-type="float">
            <text:p>0.369799</text:p>
          </table:table-cell>
          <table:table-cell office:value-type="float" office:value="15980.46883" calcext:value-type="float">
            <text:p>15980.46883</text:p>
          </table:table-cell>
          <table:table-cell office:value-type="float" office:value="16845.2054899999" calcext:value-type="float">
            <text:p>16845.2054899999</text:p>
          </table:table-cell>
          <table:table-cell office:value-type="float" office:value="0.333867" calcext:value-type="float">
            <text:p>0.333867</text:p>
          </table:table-cell>
          <table:table-cell table:number-columns-repeated="25"/>
        </table:table-row>
        <table:table-row table:style-name="ro1">
          <table:table-cell office:value-type="float" office:value="15872.44224" calcext:value-type="float">
            <text:p>15872.44224</text:p>
          </table:table-cell>
          <table:table-cell office:value-type="float" office:value="16737.8392899997" calcext:value-type="float">
            <text:p>16737.8392899997</text:p>
          </table:table-cell>
          <table:table-cell office:value-type="float" office:value="0.325937" calcext:value-type="float">
            <text:p>0.325937</text:p>
          </table:table-cell>
          <table:table-cell office:value-type="float" office:value="15089.09951" calcext:value-type="float">
            <text:p>15089.09951</text:p>
          </table:table-cell>
          <table:table-cell office:value-type="float" office:value="16842.30017" calcext:value-type="float">
            <text:p>16842.30017</text:p>
          </table:table-cell>
          <table:table-cell office:value-type="float" office:value="0.504041" calcext:value-type="float">
            <text:p>0.504041</text:p>
          </table:table-cell>
          <table:table-cell office:value-type="float" office:value="15026.12231" calcext:value-type="float">
            <text:p>15026.12231</text:p>
          </table:table-cell>
          <table:table-cell office:value-type="float" office:value="16613.679" calcext:value-type="float">
            <text:p>16613.679</text:p>
          </table:table-cell>
          <table:table-cell office:value-type="float" office:value="0.367659" calcext:value-type="float">
            <text:p>0.367659</text:p>
          </table:table-cell>
          <table:table-cell office:value-type="float" office:value="15580.36298" calcext:value-type="float">
            <text:p>15580.36298</text:p>
          </table:table-cell>
          <table:table-cell office:value-type="float" office:value="16845.1062800001" calcext:value-type="float">
            <text:p>16845.1062800001</text:p>
          </table:table-cell>
          <table:table-cell office:value-type="float" office:value="0.337339" calcext:value-type="float">
            <text:p>0.337339</text:p>
          </table:table-cell>
          <table:table-cell office:value-type="float" office:value="15188.6796" calcext:value-type="float">
            <text:p>15188.6796</text:p>
          </table:table-cell>
          <table:table-cell office:value-type="float" office:value="16643.7581" calcext:value-type="float">
            <text:p>16643.7581</text:p>
          </table:table-cell>
          <table:table-cell office:value-type="float" office:value="0.331592" calcext:value-type="float">
            <text:p>0.331592</text:p>
          </table:table-cell>
          <table:table-cell table:number-columns-repeated="25"/>
        </table:table-row>
        <table:table-row table:style-name="ro1">
          <table:table-cell office:value-type="float" office:value="15442.40587" calcext:value-type="float">
            <text:p>15442.40587</text:p>
          </table:table-cell>
          <table:table-cell office:value-type="float" office:value="16987.10378" calcext:value-type="float">
            <text:p>16987.10378</text:p>
          </table:table-cell>
          <table:table-cell office:value-type="float" office:value="0.327035" calcext:value-type="float">
            <text:p>0.327035</text:p>
          </table:table-cell>
          <table:table-cell office:value-type="float" office:value="15477.17209" calcext:value-type="float">
            <text:p>15477.17209</text:p>
          </table:table-cell>
          <table:table-cell office:value-type="float" office:value="16605.69477" calcext:value-type="float">
            <text:p>16605.69477</text:p>
          </table:table-cell>
          <table:table-cell office:value-type="float" office:value="0.364655" calcext:value-type="float">
            <text:p>0.364655</text:p>
          </table:table-cell>
          <table:table-cell office:value-type="float" office:value="15878.68124" calcext:value-type="float">
            <text:p>15878.68124</text:p>
          </table:table-cell>
          <table:table-cell office:value-type="float" office:value="16771.7281599999" calcext:value-type="float">
            <text:p>16771.7281599999</text:p>
          </table:table-cell>
          <table:table-cell office:value-type="float" office:value="0.386529" calcext:value-type="float">
            <text:p>0.386529</text:p>
          </table:table-cell>
          <table:table-cell office:value-type="float" office:value="15450.06049" calcext:value-type="float">
            <text:p>15450.06049</text:p>
          </table:table-cell>
          <table:table-cell office:value-type="float" office:value="16678.37747" calcext:value-type="float">
            <text:p>16678.37747</text:p>
          </table:table-cell>
          <table:table-cell office:value-type="float" office:value="0.401212" calcext:value-type="float">
            <text:p>0.401212</text:p>
          </table:table-cell>
          <table:table-cell office:value-type="float" office:value="15803.50241" calcext:value-type="float">
            <text:p>15803.50241</text:p>
          </table:table-cell>
          <table:table-cell office:value-type="float" office:value="16704.6478199998" calcext:value-type="float">
            <text:p>16704.6478199998</text:p>
          </table:table-cell>
          <table:table-cell office:value-type="float" office:value="0.335929" calcext:value-type="float">
            <text:p>0.335929</text:p>
          </table:table-cell>
          <table:table-cell table:number-columns-repeated="25"/>
        </table:table-row>
        <table:table-row table:style-name="ro1">
          <table:table-cell office:value-type="float" office:value="15783.53933" calcext:value-type="float">
            <text:p>15783.53933</text:p>
          </table:table-cell>
          <table:table-cell office:value-type="float" office:value="16830.75807" calcext:value-type="float">
            <text:p>16830.75807</text:p>
          </table:table-cell>
          <table:table-cell office:value-type="float" office:value="0.337832" calcext:value-type="float">
            <text:p>0.337832</text:p>
          </table:table-cell>
          <table:table-cell office:value-type="float" office:value="15744.27341" calcext:value-type="float">
            <text:p>15744.27341</text:p>
          </table:table-cell>
          <table:table-cell office:value-type="float" office:value="16846.9877300001" calcext:value-type="float">
            <text:p>16846.9877300001</text:p>
          </table:table-cell>
          <table:table-cell office:value-type="float" office:value="0.398547" calcext:value-type="float">
            <text:p>0.398547</text:p>
          </table:table-cell>
          <table:table-cell office:value-type="float" office:value="15388.80354" calcext:value-type="float">
            <text:p>15388.80354</text:p>
          </table:table-cell>
          <table:table-cell office:value-type="float" office:value="16898.92432" calcext:value-type="float">
            <text:p>16898.92432</text:p>
          </table:table-cell>
          <table:table-cell office:value-type="float" office:value="0.410377" calcext:value-type="float">
            <text:p>0.410377</text:p>
          </table:table-cell>
          <table:table-cell office:value-type="float" office:value="16028.56389" calcext:value-type="float">
            <text:p>16028.56389</text:p>
          </table:table-cell>
          <table:table-cell office:value-type="float" office:value="17185.5751599999" calcext:value-type="float">
            <text:p>17185.5751599999</text:p>
          </table:table-cell>
          <table:table-cell office:value-type="float" office:value="0.347298" calcext:value-type="float">
            <text:p>0.347298</text:p>
          </table:table-cell>
          <table:table-cell office:value-type="float" office:value="15371.44104" calcext:value-type="float">
            <text:p>15371.44104</text:p>
          </table:table-cell>
          <table:table-cell office:value-type="float" office:value="16628.93406" calcext:value-type="float">
            <text:p>16628.93406</text:p>
          </table:table-cell>
          <table:table-cell office:value-type="float" office:value="0.347418" calcext:value-type="float">
            <text:p>0.347418</text:p>
          </table:table-cell>
          <table:table-cell table:number-columns-repeated="25"/>
        </table:table-row>
        <table:table-row table:style-name="ro1">
          <table:table-cell office:value-type="float" office:value="15543.09622" calcext:value-type="float">
            <text:p>15543.09622</text:p>
          </table:table-cell>
          <table:table-cell office:value-type="float" office:value="16826.0676900002" calcext:value-type="float">
            <text:p>16826.0676900002</text:p>
          </table:table-cell>
          <table:table-cell office:value-type="float" office:value="0.344056" calcext:value-type="float">
            <text:p>0.344056</text:p>
          </table:table-cell>
          <table:table-cell office:value-type="float" office:value="16295.00512" calcext:value-type="float">
            <text:p>16295.00512</text:p>
          </table:table-cell>
          <table:table-cell office:value-type="float" office:value="16653.6052800001" calcext:value-type="float">
            <text:p>16653.6052800001</text:p>
          </table:table-cell>
          <table:table-cell office:value-type="float" office:value="0.403426" calcext:value-type="float">
            <text:p>0.403426</text:p>
          </table:table-cell>
          <table:table-cell office:value-type="float" office:value="15368.43099" calcext:value-type="float">
            <text:p>15368.43099</text:p>
          </table:table-cell>
          <table:table-cell office:value-type="float" office:value="16707.9101199999" calcext:value-type="float">
            <text:p>16707.9101199999</text:p>
          </table:table-cell>
          <table:table-cell office:value-type="float" office:value="0.408069" calcext:value-type="float">
            <text:p>0.408069</text:p>
          </table:table-cell>
          <table:table-cell office:value-type="float" office:value="15999.32282" calcext:value-type="float">
            <text:p>15999.32282</text:p>
          </table:table-cell>
          <table:table-cell office:value-type="float" office:value="16728.15839" calcext:value-type="float">
            <text:p>16728.15839</text:p>
          </table:table-cell>
          <table:table-cell office:value-type="float" office:value="0.338702" calcext:value-type="float">
            <text:p>0.338702</text:p>
          </table:table-cell>
          <table:table-cell office:value-type="float" office:value="15289.12648" calcext:value-type="float">
            <text:p>15289.12648</text:p>
          </table:table-cell>
          <table:table-cell office:value-type="float" office:value="16813.97545" calcext:value-type="float">
            <text:p>16813.97545</text:p>
          </table:table-cell>
          <table:table-cell office:value-type="float" office:value="0.346184" calcext:value-type="float">
            <text:p>0.346184</text:p>
          </table:table-cell>
          <table:table-cell table:number-columns-repeated="25"/>
        </table:table-row>
        <table:table-row table:style-name="ro1">
          <table:table-cell office:value-type="float" office:value="15634.73011" calcext:value-type="float">
            <text:p>15634.73011</text:p>
          </table:table-cell>
          <table:table-cell office:value-type="float" office:value="16936.41224" calcext:value-type="float">
            <text:p>16936.4122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15552.67474" calcext:value-type="float">
            <text:p>15552.67474</text:p>
          </table:table-cell>
          <table:table-cell office:value-type="float" office:value="16772.77991" calcext:value-type="float">
            <text:p>16772.77991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15230.37636" calcext:value-type="float">
            <text:p>15230.37636</text:p>
          </table:table-cell>
          <table:table-cell office:value-type="float" office:value="16609.02437" calcext:value-type="float">
            <text:p>16609.02437</text:p>
          </table:table-cell>
          <table:table-cell office:value-type="float" office:value="0.39785" calcext:value-type="float">
            <text:p>0.39785</text:p>
          </table:table-cell>
          <table:table-cell office:value-type="float" office:value="15287.96081" calcext:value-type="float">
            <text:p>15287.96081</text:p>
          </table:table-cell>
          <table:table-cell office:value-type="float" office:value="16826.09785" calcext:value-type="float">
            <text:p>16826.09785</text:p>
          </table:table-cell>
          <table:table-cell office:value-type="float" office:value="0.335777" calcext:value-type="float">
            <text:p>0.335777</text:p>
          </table:table-cell>
          <table:table-cell office:value-type="float" office:value="15977.49834" calcext:value-type="float">
            <text:p>15977.49834</text:p>
          </table:table-cell>
          <table:table-cell office:value-type="float" office:value="16638.7384900001" calcext:value-type="float">
            <text:p>16638.7384900001</text:p>
          </table:table-cell>
          <table:table-cell office:value-type="float" office:value="0.344255" calcext:value-type="float">
            <text:p>0.344255</text:p>
          </table:table-cell>
          <table:table-cell table:number-columns-repeated="25"/>
        </table:table-row>
        <table:table-row table:style-name="ro1">
          <table:table-cell office:value-type="float" office:value="15583.96242" calcext:value-type="float">
            <text:p>15583.96242</text:p>
          </table:table-cell>
          <table:table-cell office:value-type="float" office:value="16861.6814000002" calcext:value-type="float">
            <text:p>16861.6814000002</text:p>
          </table:table-cell>
          <table:table-cell office:value-type="float" office:value="0.355102" calcext:value-type="float">
            <text:p>0.355102</text:p>
          </table:table-cell>
          <table:table-cell office:value-type="float" office:value="15020.47325" calcext:value-type="float">
            <text:p>15020.47325</text:p>
          </table:table-cell>
          <table:table-cell office:value-type="float" office:value="16700.7669200002" calcext:value-type="float">
            <text:p>16700.7669200002</text:p>
          </table:table-cell>
          <table:table-cell office:value-type="float" office:value="0.384777" calcext:value-type="float">
            <text:p>0.384777</text:p>
          </table:table-cell>
          <table:table-cell office:value-type="float" office:value="15551.40873" calcext:value-type="float">
            <text:p>15551.40873</text:p>
          </table:table-cell>
          <table:table-cell office:value-type="float" office:value="16680.99033" calcext:value-type="float">
            <text:p>16680.99033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15734.39249" calcext:value-type="float">
            <text:p>15734.39249</text:p>
          </table:table-cell>
          <table:table-cell office:value-type="float" office:value="16678.0630700003" calcext:value-type="float">
            <text:p>16678.0630700003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15242.16468" calcext:value-type="float">
            <text:p>15242.16468</text:p>
          </table:table-cell>
          <table:table-cell office:value-type="float" office:value="16637.3737299997" calcext:value-type="float">
            <text:p>16637.3737299997</text:p>
          </table:table-cell>
          <table:table-cell office:value-type="float" office:value="0.334997" calcext:value-type="float">
            <text:p>0.334997</text:p>
          </table:table-cell>
          <table:table-cell table:number-columns-repeated="25"/>
        </table:table-row>
        <table:table-row table:style-name="ro1">
          <table:table-cell office:value-type="float" office:value="15568.44994" calcext:value-type="float">
            <text:p>15568.44994</text:p>
          </table:table-cell>
          <table:table-cell office:value-type="float" office:value="16948.5916300004" calcext:value-type="float">
            <text:p>16948.5916300004</text:p>
          </table:table-cell>
          <table:table-cell office:value-type="float" office:value="0.334588" calcext:value-type="float">
            <text:p>0.334588</text:p>
          </table:table-cell>
          <table:table-cell office:value-type="float" office:value="15357.60878" calcext:value-type="float">
            <text:p>15357.60878</text:p>
          </table:table-cell>
          <table:table-cell office:value-type="float" office:value="16696.8999299999" calcext:value-type="float">
            <text:p>16696.8999299999</text:p>
          </table:table-cell>
          <table:table-cell office:value-type="float" office:value="0.432551" calcext:value-type="float">
            <text:p>0.432551</text:p>
          </table:table-cell>
          <table:table-cell office:value-type="float" office:value="15505.85464" calcext:value-type="float">
            <text:p>15505.85464</text:p>
          </table:table-cell>
          <table:table-cell office:value-type="float" office:value="16625.67298" calcext:value-type="float">
            <text:p>16625.67298</text:p>
          </table:table-cell>
          <table:table-cell office:value-type="float" office:value="0.452472" calcext:value-type="float">
            <text:p>0.452472</text:p>
          </table:table-cell>
          <table:table-cell office:value-type="float" office:value="15619.38456" calcext:value-type="float">
            <text:p>15619.38456</text:p>
          </table:table-cell>
          <table:table-cell office:value-type="float" office:value="16913.6251700002" calcext:value-type="float">
            <text:p>16913.6251700002</text:p>
          </table:table-cell>
          <table:table-cell office:value-type="float" office:value="0.338401" calcext:value-type="float">
            <text:p>0.338401</text:p>
          </table:table-cell>
          <table:table-cell office:value-type="float" office:value="15573.06322" calcext:value-type="float">
            <text:p>15573.06322</text:p>
          </table:table-cell>
          <table:table-cell office:value-type="float" office:value="16749.1452899999" calcext:value-type="float">
            <text:p>16749.1452899999</text:p>
          </table:table-cell>
          <table:table-cell office:value-type="float" office:value="0.331383" calcext:value-type="float">
            <text:p>0.331383</text:p>
          </table:table-cell>
          <table:table-cell table:number-columns-repeated="25"/>
        </table:table-row>
        <table:table-row table:style-name="ro1">
          <table:table-cell office:value-type="float" office:value="16056.97851" calcext:value-type="float">
            <text:p>16056.97851</text:p>
          </table:table-cell>
          <table:table-cell office:value-type="float" office:value="16791.2165700004" calcext:value-type="float">
            <text:p>16791.2165700004</text:p>
          </table:table-cell>
          <table:table-cell office:value-type="float" office:value="0.339467" calcext:value-type="float">
            <text:p>0.339467</text:p>
          </table:table-cell>
          <table:table-cell office:value-type="float" office:value="15704.97777" calcext:value-type="float">
            <text:p>15704.97777</text:p>
          </table:table-cell>
          <table:table-cell office:value-type="float" office:value="16727.2298299998" calcext:value-type="float">
            <text:p>16727.2298299998</text:p>
          </table:table-cell>
          <table:table-cell office:value-type="float" office:value="0.336716" calcext:value-type="float">
            <text:p>0.336716</text:p>
          </table:table-cell>
          <table:table-cell office:value-type="float" office:value="15125.59254" calcext:value-type="float">
            <text:p>15125.59254</text:p>
          </table:table-cell>
          <table:table-cell office:value-type="float" office:value="16754.49137" calcext:value-type="float">
            <text:p>16754.49137</text:p>
          </table:table-cell>
          <table:table-cell office:value-type="float" office:value="0.432653" calcext:value-type="float">
            <text:p>0.432653</text:p>
          </table:table-cell>
          <table:table-cell office:value-type="float" office:value="15461.65631" calcext:value-type="float">
            <text:p>15461.65631</text:p>
          </table:table-cell>
          <table:table-cell office:value-type="float" office:value="16639.1290000001" calcext:value-type="float">
            <text:p>16639.1290000001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15583.69139" calcext:value-type="float">
            <text:p>15583.69139</text:p>
          </table:table-cell>
          <table:table-cell office:value-type="float" office:value="16659.2184399999" calcext:value-type="float">
            <text:p>16659.2184399999</text:p>
          </table:table-cell>
          <table:table-cell office:value-type="float" office:value="0.330779" calcext:value-type="float">
            <text:p>0.330779</text:p>
          </table:table-cell>
          <table:table-cell table:number-columns-repeated="25"/>
        </table:table-row>
        <table:table-row table:style-name="ro1">
          <table:table-cell office:value-type="float" office:value="16266.52363" calcext:value-type="float">
            <text:p>16266.52363</text:p>
          </table:table-cell>
          <table:table-cell office:value-type="float" office:value="16880.0249800001" calcext:value-type="float">
            <text:p>16880.024980000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15072.68892" calcext:value-type="float">
            <text:p>15072.68892</text:p>
          </table:table-cell>
          <table:table-cell office:value-type="float" office:value="16777.88061" calcext:value-type="float">
            <text:p>16777.88061</text:p>
          </table:table-cell>
          <table:table-cell office:value-type="float" office:value="0.332467" calcext:value-type="float">
            <text:p>0.332467</text:p>
          </table:table-cell>
          <table:table-cell office:value-type="float" office:value="15860.00782" calcext:value-type="float">
            <text:p>15860.00782</text:p>
          </table:table-cell>
          <table:table-cell office:value-type="float" office:value="16600.3680600001" calcext:value-type="float">
            <text:p>16600.3680600001</text:p>
          </table:table-cell>
          <table:table-cell office:value-type="float" office:value="0.431865" calcext:value-type="float">
            <text:p>0.431865</text:p>
          </table:table-cell>
          <table:table-cell office:value-type="float" office:value="14570.93005" calcext:value-type="float">
            <text:p>14570.93005</text:p>
          </table:table-cell>
          <table:table-cell office:value-type="float" office:value="16865.2459000003" calcext:value-type="float">
            <text:p>16865.2459000003</text:p>
          </table:table-cell>
          <table:table-cell office:value-type="float" office:value="0.341122" calcext:value-type="float">
            <text:p>0.341122</text:p>
          </table:table-cell>
          <table:table-cell office:value-type="float" office:value="16219.64928" calcext:value-type="float">
            <text:p>16219.64928</text:p>
          </table:table-cell>
          <table:table-cell office:value-type="float" office:value="16760.9778299997" calcext:value-type="float">
            <text:p>16760.9778299997</text:p>
          </table:table-cell>
          <table:table-cell office:value-type="float" office:value="0.337037" calcext:value-type="float">
            <text:p>0.337037</text:p>
          </table:table-cell>
          <table:table-cell table:number-columns-repeated="25"/>
        </table:table-row>
        <table:table-row table:style-name="ro1">
          <table:table-cell office:value-type="float" office:value="15900.18902" calcext:value-type="float">
            <text:p>15900.18902</text:p>
          </table:table-cell>
          <table:table-cell office:value-type="float" office:value="16922.4097099996" calcext:value-type="float">
            <text:p>16922.4097099996</text:p>
          </table:table-cell>
          <table:table-cell office:value-type="float" office:value="0.342301" calcext:value-type="float">
            <text:p>0.342301</text:p>
          </table:table-cell>
          <table:table-cell office:value-type="float" office:value="15900.9635" calcext:value-type="float">
            <text:p>15900.9635</text:p>
          </table:table-cell>
          <table:table-cell office:value-type="float" office:value="16791.80338" calcext:value-type="float">
            <text:p>16791.80338</text:p>
          </table:table-cell>
          <table:table-cell office:value-type="float" office:value="0.366765" calcext:value-type="float">
            <text:p>0.366765</text:p>
          </table:table-cell>
          <table:table-cell office:value-type="float" office:value="15776.51975" calcext:value-type="float">
            <text:p>15776.51975</text:p>
          </table:table-cell>
          <table:table-cell office:value-type="float" office:value="16819.2643000002" calcext:value-type="float">
            <text:p>16819.2643000002</text:p>
          </table:table-cell>
          <table:table-cell office:value-type="float" office:value="0.402894" calcext:value-type="float">
            <text:p>0.402894</text:p>
          </table:table-cell>
          <table:table-cell office:value-type="float" office:value="15185.53351" calcext:value-type="float">
            <text:p>15185.53351</text:p>
          </table:table-cell>
          <table:table-cell office:value-type="float" office:value="16607.8013199999" calcext:value-type="float">
            <text:p>16607.8013199999</text:p>
          </table:table-cell>
          <table:table-cell office:value-type="float" office:value="0.328792" calcext:value-type="float">
            <text:p>0.328792</text:p>
          </table:table-cell>
          <table:table-cell office:value-type="float" office:value="15234.83163" calcext:value-type="float">
            <text:p>15234.83163</text:p>
          </table:table-cell>
          <table:table-cell office:value-type="float" office:value="16880.0255400004" calcext:value-type="float">
            <text:p>16880.0255400004</text:p>
          </table:table-cell>
          <table:table-cell office:value-type="float" office:value="0.336636" calcext:value-type="float">
            <text:p>0.336636</text:p>
          </table:table-cell>
          <table:table-cell table:number-columns-repeated="25"/>
        </table:table-row>
        <table:table-row table:style-name="ro1">
          <table:table-cell office:value-type="float" office:value="15396.1528" calcext:value-type="float">
            <text:p>15396.1528</text:p>
          </table:table-cell>
          <table:table-cell office:value-type="float" office:value="16733.2397100008" calcext:value-type="float">
            <text:p>16733.2397100008</text:p>
          </table:table-cell>
          <table:table-cell office:value-type="float" office:value="0.335313" calcext:value-type="float">
            <text:p>0.335313</text:p>
          </table:table-cell>
          <table:table-cell office:value-type="float" office:value="15668.81245" calcext:value-type="float">
            <text:p>15668.81245</text:p>
          </table:table-cell>
          <table:table-cell office:value-type="float" office:value="16792.1144799995" calcext:value-type="float">
            <text:p>16792.1144799995</text:p>
          </table:table-cell>
          <table:table-cell office:value-type="float" office:value="0.330666" calcext:value-type="float">
            <text:p>0.330666</text:p>
          </table:table-cell>
          <table:table-cell office:value-type="float" office:value="15295.41949" calcext:value-type="float">
            <text:p>15295.41949</text:p>
          </table:table-cell>
          <table:table-cell office:value-type="float" office:value="16540.6168" calcext:value-type="float">
            <text:p>16540.6168</text:p>
          </table:table-cell>
          <table:table-cell office:value-type="float" office:value="0.422055" calcext:value-type="float">
            <text:p>0.422055</text:p>
          </table:table-cell>
          <table:table-cell office:value-type="float" office:value="16374.17657" calcext:value-type="float">
            <text:p>16374.17657</text:p>
          </table:table-cell>
          <table:table-cell office:value-type="float" office:value="16948.6119199999" calcext:value-type="float">
            <text:p>16948.6119199999</text:p>
          </table:table-cell>
          <table:table-cell office:value-type="float" office:value="0.326891" calcext:value-type="float">
            <text:p>0.326891</text:p>
          </table:table-cell>
          <table:table-cell office:value-type="float" office:value="15631.77155" calcext:value-type="float">
            <text:p>15631.77155</text:p>
          </table:table-cell>
          <table:table-cell office:value-type="float" office:value="16595.31532" calcext:value-type="float">
            <text:p>16595.31532</text:p>
          </table:table-cell>
          <table:table-cell office:value-type="float" office:value="0.330544" calcext:value-type="float">
            <text:p>0.330544</text:p>
          </table:table-cell>
          <table:table-cell table:number-columns-repeated="25"/>
        </table:table-row>
        <table:table-row table:style-name="ro1">
          <table:table-cell office:value-type="float" office:value="15378.07667" calcext:value-type="float">
            <text:p>15378.07667</text:p>
          </table:table-cell>
          <table:table-cell office:value-type="float" office:value="16924.50797" calcext:value-type="float">
            <text:p>16924.50797</text:p>
          </table:table-cell>
          <table:table-cell office:value-type="float" office:value="0.329756" calcext:value-type="float">
            <text:p>0.329756</text:p>
          </table:table-cell>
          <table:table-cell office:value-type="float" office:value="15346.93945" calcext:value-type="float">
            <text:p>15346.93945</text:p>
          </table:table-cell>
          <table:table-cell office:value-type="float" office:value="16583.0816200001" calcext:value-type="float">
            <text:p>16583.0816200001</text:p>
          </table:table-cell>
          <table:table-cell office:value-type="float" office:value="0.332843" calcext:value-type="float">
            <text:p>0.332843</text:p>
          </table:table-cell>
          <table:table-cell office:value-type="float" office:value="15777.24822" calcext:value-type="float">
            <text:p>15777.24822</text:p>
          </table:table-cell>
          <table:table-cell office:value-type="float" office:value="16631.32446" calcext:value-type="float">
            <text:p>16631.32446</text:p>
          </table:table-cell>
          <table:table-cell office:value-type="float" office:value="0.442891" calcext:value-type="float">
            <text:p>0.442891</text:p>
          </table:table-cell>
          <table:table-cell office:value-type="float" office:value="15017.46095" calcext:value-type="float">
            <text:p>15017.46095</text:p>
          </table:table-cell>
          <table:table-cell office:value-type="float" office:value="16913.96992" calcext:value-type="float">
            <text:p>16913.96992</text:p>
          </table:table-cell>
          <table:table-cell office:value-type="float" office:value="0.332251" calcext:value-type="float">
            <text:p>0.332251</text:p>
          </table:table-cell>
          <table:table-cell office:value-type="float" office:value="15742.32627" calcext:value-type="float">
            <text:p>15742.32627</text:p>
          </table:table-cell>
          <table:table-cell office:value-type="float" office:value="16611.91907" calcext:value-type="float">
            <text:p>16611.91907</text:p>
          </table:table-cell>
          <table:table-cell office:value-type="float" office:value="0.338687" calcext:value-type="float">
            <text:p>0.338687</text:p>
          </table:table-cell>
          <table:table-cell table:number-columns-repeated="25"/>
        </table:table-row>
        <table:table-row table:style-name="ro1">
          <table:table-cell office:value-type="float" office:value="16240.47901" calcext:value-type="float">
            <text:p>16240.47901</text:p>
          </table:table-cell>
          <table:table-cell office:value-type="float" office:value="16849.8634699993" calcext:value-type="float">
            <text:p>16849.8634699993</text:p>
          </table:table-cell>
          <table:table-cell office:value-type="float" office:value="0.335308" calcext:value-type="float">
            <text:p>0.335308</text:p>
          </table:table-cell>
          <table:table-cell office:value-type="float" office:value="15980.59387" calcext:value-type="float">
            <text:p>15980.59387</text:p>
          </table:table-cell>
          <table:table-cell office:value-type="float" office:value="16656.17421" calcext:value-type="float">
            <text:p>16656.17421</text:p>
          </table:table-cell>
          <table:table-cell office:value-type="float" office:value="0.329203" calcext:value-type="float">
            <text:p>0.329203</text:p>
          </table:table-cell>
          <table:table-cell office:value-type="float" office:value="15719.02044" calcext:value-type="float">
            <text:p>15719.02044</text:p>
          </table:table-cell>
          <table:table-cell office:value-type="float" office:value="16839.3618699999" calcext:value-type="float">
            <text:p>16839.3618699999</text:p>
          </table:table-cell>
          <table:table-cell office:value-type="float" office:value="0.535955" calcext:value-type="float">
            <text:p>0.535955</text:p>
          </table:table-cell>
          <table:table-cell office:value-type="float" office:value="15671.40185" calcext:value-type="float">
            <text:p>15671.40185</text:p>
          </table:table-cell>
          <table:table-cell office:value-type="float" office:value="16617.6760200002" calcext:value-type="float">
            <text:p>16617.6760200002</text:p>
          </table:table-cell>
          <table:table-cell office:value-type="float" office:value="0.338529" calcext:value-type="float">
            <text:p>0.338529</text:p>
          </table:table-cell>
          <table:table-cell office:value-type="float" office:value="15579.01636" calcext:value-type="float">
            <text:p>15579.01636</text:p>
          </table:table-cell>
          <table:table-cell office:value-type="float" office:value="16639.45899" calcext:value-type="float">
            <text:p>16639.45899</text:p>
          </table:table-cell>
          <table:table-cell office:value-type="float" office:value="0.331218" calcext:value-type="float">
            <text:p>0.331218</text:p>
          </table:table-cell>
          <table:table-cell table:number-columns-repeated="25"/>
        </table:table-row>
        <table:table-row table:style-name="ro1">
          <table:table-cell office:value-type="float" office:value="15142.74337" calcext:value-type="float">
            <text:p>15142.74337</text:p>
          </table:table-cell>
          <table:table-cell office:value-type="float" office:value="17059.9204300002" calcext:value-type="float">
            <text:p>17059.9204300002</text:p>
          </table:table-cell>
          <table:table-cell office:value-type="float" office:value="0.375479" calcext:value-type="float">
            <text:p>0.375479</text:p>
          </table:table-cell>
          <table:table-cell office:value-type="float" office:value="15444.17606" calcext:value-type="float">
            <text:p>15444.17606</text:p>
          </table:table-cell>
          <table:table-cell office:value-type="float" office:value="16682.9119800001" calcext:value-type="float">
            <text:p>16682.9119800001</text:p>
          </table:table-cell>
          <table:table-cell office:value-type="float" office:value="0.324013" calcext:value-type="float">
            <text:p>0.324013</text:p>
          </table:table-cell>
          <table:table-cell office:value-type="float" office:value="15555.72554" calcext:value-type="float">
            <text:p>15555.72554</text:p>
          </table:table-cell>
          <table:table-cell office:value-type="float" office:value="16787.3233299998" calcext:value-type="float">
            <text:p>16787.3233299998</text:p>
          </table:table-cell>
          <table:table-cell office:value-type="float" office:value="0.397953" calcext:value-type="float">
            <text:p>0.397953</text:p>
          </table:table-cell>
          <table:table-cell office:value-type="float" office:value="15465.84692" calcext:value-type="float">
            <text:p>15465.84692</text:p>
          </table:table-cell>
          <table:table-cell office:value-type="float" office:value="16686.7857600006" calcext:value-type="float">
            <text:p>16686.7857600006</text:p>
          </table:table-cell>
          <table:table-cell office:value-type="float" office:value="0.338927" calcext:value-type="float">
            <text:p>0.338927</text:p>
          </table:table-cell>
          <table:table-cell office:value-type="float" office:value="15667.47016" calcext:value-type="float">
            <text:p>15667.47016</text:p>
          </table:table-cell>
          <table:table-cell office:value-type="float" office:value="16577.9172300001" calcext:value-type="float">
            <text:p>16577.9172300001</text:p>
          </table:table-cell>
          <table:table-cell office:value-type="float" office:value="0.335242" calcext:value-type="float">
            <text:p>0.3352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6024.59773" calcext:value-type="float">
            <text:p>16024.59773</text:p>
          </table:table-cell>
          <table:table-cell office:value-type="float" office:value="16866.4921299996" calcext:value-type="float">
            <text:p>16866.4921299996</text:p>
          </table:table-cell>
          <table:table-cell office:value-type="float" office:value="0.339788" calcext:value-type="float">
            <text:p>0.339788</text:p>
          </table:table-cell>
          <table:table-cell office:value-type="float" office:value="15632.86544" calcext:value-type="float">
            <text:p>15632.86544</text:p>
          </table:table-cell>
          <table:table-cell office:value-type="float" office:value="16905.1741599999" calcext:value-type="float">
            <text:p>16905.1741599999</text:p>
          </table:table-cell>
          <table:table-cell office:value-type="float" office:value="0.338765" calcext:value-type="float">
            <text:p>0.338765</text:p>
          </table:table-cell>
          <table:table-cell office:value-type="float" office:value="15709.73442" calcext:value-type="float">
            <text:p>15709.73442</text:p>
          </table:table-cell>
          <table:table-cell office:value-type="float" office:value="16694.0577899998" calcext:value-type="float">
            <text:p>16694.0577899998</text:p>
          </table:table-cell>
          <table:table-cell office:value-type="float" office:value="0.334646" calcext:value-type="float">
            <text:p>0.334646</text:p>
          </table:table-cell>
          <table:table-cell office:value-type="float" office:value="15765.39609" calcext:value-type="float">
            <text:p>15765.39609</text:p>
          </table:table-cell>
          <table:table-cell office:value-type="float" office:value="16835.6374500001" calcext:value-type="float">
            <text:p>16835.6374500001</text:p>
          </table:table-cell>
          <table:table-cell office:value-type="float" office:value="0.32985" calcext:value-type="float">
            <text:p>0.32985</text:p>
          </table:table-cell>
          <table:table-cell office:value-type="float" office:value="15890.46491" calcext:value-type="float">
            <text:p>15890.46491</text:p>
          </table:table-cell>
          <table:table-cell office:value-type="float" office:value="16752.77614" calcext:value-type="float">
            <text:p>16752.77614</text:p>
          </table:table-cell>
          <table:table-cell office:value-type="float" office:value="0.332372" calcext:value-type="float">
            <text:p>0.332372</text:p>
          </table:table-cell>
          <table:table-cell table:number-columns-repeated="25"/>
        </table:table-row>
        <table:table-row table:style-name="ro1">
          <table:table-cell office:value-type="float" office:value="15352.34349" calcext:value-type="float">
            <text:p>15352.34349</text:p>
          </table:table-cell>
          <table:table-cell office:value-type="float" office:value="16968.79722" calcext:value-type="float">
            <text:p>16968.79722</text:p>
          </table:table-cell>
          <table:table-cell office:value-type="float" office:value="0.327779" calcext:value-type="float">
            <text:p>0.327779</text:p>
          </table:table-cell>
          <table:table-cell office:value-type="float" office:value="16099.30676" calcext:value-type="float">
            <text:p>16099.30676</text:p>
          </table:table-cell>
          <table:table-cell office:value-type="float" office:value="16740.7142600002" calcext:value-type="float">
            <text:p>16740.7142600002</text:p>
          </table:table-cell>
          <table:table-cell office:value-type="float" office:value="0.33134" calcext:value-type="float">
            <text:p>0.33134</text:p>
          </table:table-cell>
          <table:table-cell office:value-type="float" office:value="15239.67826" calcext:value-type="float">
            <text:p>15239.67826</text:p>
          </table:table-cell>
          <table:table-cell office:value-type="float" office:value="16757.68434" calcext:value-type="float">
            <text:p>16757.68434</text:p>
          </table:table-cell>
          <table:table-cell office:value-type="float" office:value="0.330249" calcext:value-type="float">
            <text:p>0.330249</text:p>
          </table:table-cell>
          <table:table-cell office:value-type="float" office:value="15478.32774" calcext:value-type="float">
            <text:p>15478.32774</text:p>
          </table:table-cell>
          <table:table-cell office:value-type="float" office:value="16773.9552100001" calcext:value-type="float">
            <text:p>16773.9552100001</text:p>
          </table:table-cell>
          <table:table-cell office:value-type="float" office:value="0.346796" calcext:value-type="float">
            <text:p>0.346796</text:p>
          </table:table-cell>
          <table:table-cell office:value-type="float" office:value="15419.5839" calcext:value-type="float">
            <text:p>15419.5839</text:p>
          </table:table-cell>
          <table:table-cell office:value-type="float" office:value="16609.6659100001" calcext:value-type="float">
            <text:p>16609.6659100001</text:p>
          </table:table-cell>
          <table:table-cell office:value-type="float" office:value="0.343343" calcext:value-type="float">
            <text:p>0.343343</text:p>
          </table:table-cell>
          <table:table-cell table:number-columns-repeated="25"/>
        </table:table-row>
        <table:table-row table:style-name="ro1">
          <table:table-cell office:value-type="float" office:value="15691.70278" calcext:value-type="float">
            <text:p>15691.70278</text:p>
          </table:table-cell>
          <table:table-cell office:value-type="float" office:value="16910.9660999998" calcext:value-type="float">
            <text:p>16910.9660999998</text:p>
          </table:table-cell>
          <table:table-cell office:value-type="float" office:value="0.336538" calcext:value-type="float">
            <text:p>0.336538</text:p>
          </table:table-cell>
          <table:table-cell office:value-type="float" office:value="15302.6049" calcext:value-type="float">
            <text:p>15302.6049</text:p>
          </table:table-cell>
          <table:table-cell office:value-type="float" office:value="16689.7659199997" calcext:value-type="float">
            <text:p>16689.7659199997</text:p>
          </table:table-cell>
          <table:table-cell office:value-type="float" office:value="0.336274" calcext:value-type="float">
            <text:p>0.336274</text:p>
          </table:table-cell>
          <table:table-cell office:value-type="float" office:value="16007.26702" calcext:value-type="float">
            <text:p>16007.26702</text:p>
          </table:table-cell>
          <table:table-cell office:value-type="float" office:value="16770.0404100002" calcext:value-type="float">
            <text:p>16770.0404100002</text:p>
          </table:table-cell>
          <table:table-cell office:value-type="float" office:value="0.334548" calcext:value-type="float">
            <text:p>0.334548</text:p>
          </table:table-cell>
          <table:table-cell office:value-type="float" office:value="15591.94818" calcext:value-type="float">
            <text:p>15591.94818</text:p>
          </table:table-cell>
          <table:table-cell office:value-type="float" office:value="16729.79975" calcext:value-type="float">
            <text:p>16729.79975</text:p>
          </table:table-cell>
          <table:table-cell office:value-type="float" office:value="0.367131" calcext:value-type="float">
            <text:p>0.367131</text:p>
          </table:table-cell>
          <table:table-cell office:value-type="float" office:value="15707.84362" calcext:value-type="float">
            <text:p>15707.84362</text:p>
          </table:table-cell>
          <table:table-cell office:value-type="float" office:value="16717.01013" calcext:value-type="float">
            <text:p>16717.01013</text:p>
          </table:table-cell>
          <table:table-cell office:value-type="float" office:value="0.330414" calcext:value-type="float">
            <text:p>0.330414</text:p>
          </table:table-cell>
          <table:table-cell table:number-columns-repeated="25"/>
        </table:table-row>
        <table:table-row table:style-name="ro1">
          <table:table-cell office:value-type="float" office:value="16264.48288" calcext:value-type="float">
            <text:p>16264.48288</text:p>
          </table:table-cell>
          <table:table-cell office:value-type="float" office:value="17093.5676900004" calcext:value-type="float">
            <text:p>17093.5676900004</text:p>
          </table:table-cell>
          <table:table-cell office:value-type="float" office:value="0.338287" calcext:value-type="float">
            <text:p>0.338287</text:p>
          </table:table-cell>
          <table:table-cell office:value-type="float" office:value="15089.58585" calcext:value-type="float">
            <text:p>15089.58585</text:p>
          </table:table-cell>
          <table:table-cell office:value-type="float" office:value="16698.2347600001" calcext:value-type="float">
            <text:p>16698.2347600001</text:p>
          </table:table-cell>
          <table:table-cell office:value-type="float" office:value="0.341256" calcext:value-type="float">
            <text:p>0.341256</text:p>
          </table:table-cell>
          <table:table-cell office:value-type="float" office:value="15026.07174" calcext:value-type="float">
            <text:p>15026.07174</text:p>
          </table:table-cell>
          <table:table-cell office:value-type="float" office:value="16752.8097100004" calcext:value-type="float">
            <text:p>16752.8097100004</text:p>
          </table:table-cell>
          <table:table-cell office:value-type="float" office:value="0.331471" calcext:value-type="float">
            <text:p>0.331471</text:p>
          </table:table-cell>
          <table:table-cell office:value-type="float" office:value="15326.95796" calcext:value-type="float">
            <text:p>15326.95796</text:p>
          </table:table-cell>
          <table:table-cell office:value-type="float" office:value="16781.41776" calcext:value-type="float">
            <text:p>16781.41776</text:p>
          </table:table-cell>
          <table:table-cell office:value-type="float" office:value="0.334612" calcext:value-type="float">
            <text:p>0.334612</text:p>
          </table:table-cell>
          <table:table-cell office:value-type="float" office:value="15545.8605" calcext:value-type="float">
            <text:p>15545.8605</text:p>
          </table:table-cell>
          <table:table-cell office:value-type="float" office:value="16676.0260999999" calcext:value-type="float">
            <text:p>16676.0260999999</text:p>
          </table:table-cell>
          <table:table-cell office:value-type="float" office:value="0.334846" calcext:value-type="float">
            <text:p>0.334846</text:p>
          </table:table-cell>
          <table:table-cell table:number-columns-repeated="25"/>
        </table:table-row>
        <table:table-row table:style-name="ro1">
          <table:table-cell office:value-type="float" office:value="16252.13302" calcext:value-type="float">
            <text:p>16252.13302</text:p>
          </table:table-cell>
          <table:table-cell office:value-type="float" office:value="17150.04394" calcext:value-type="float">
            <text:p>17150.04394</text:p>
          </table:table-cell>
          <table:table-cell office:value-type="float" office:value="0.336169" calcext:value-type="float">
            <text:p>0.336169</text:p>
          </table:table-cell>
          <table:table-cell office:value-type="float" office:value="15560.15386" calcext:value-type="float">
            <text:p>15560.15386</text:p>
          </table:table-cell>
          <table:table-cell office:value-type="float" office:value="16783.1385700001" calcext:value-type="float">
            <text:p>16783.1385700001</text:p>
          </table:table-cell>
          <table:table-cell office:value-type="float" office:value="0.330102" calcext:value-type="float">
            <text:p>0.330102</text:p>
          </table:table-cell>
          <table:table-cell office:value-type="float" office:value="15595.92506" calcext:value-type="float">
            <text:p>15595.92506</text:p>
          </table:table-cell>
          <table:table-cell office:value-type="float" office:value="16702.65781" calcext:value-type="float">
            <text:p>16702.65781</text:p>
          </table:table-cell>
          <table:table-cell office:value-type="float" office:value="0.331869" calcext:value-type="float">
            <text:p>0.331869</text:p>
          </table:table-cell>
          <table:table-cell office:value-type="float" office:value="16106.90791" calcext:value-type="float">
            <text:p>16106.90791</text:p>
          </table:table-cell>
          <table:table-cell office:value-type="float" office:value="16614.3125499999" calcext:value-type="float">
            <text:p>16614.3125499999</text:p>
          </table:table-cell>
          <table:table-cell office:value-type="float" office:value="0.408259" calcext:value-type="float">
            <text:p>0.408259</text:p>
          </table:table-cell>
          <table:table-cell office:value-type="float" office:value="15626.9118" calcext:value-type="float">
            <text:p>15626.9118</text:p>
          </table:table-cell>
          <table:table-cell office:value-type="float" office:value="16686.3242999999" calcext:value-type="float">
            <text:p>16686.3242999999</text:p>
          </table:table-cell>
          <table:table-cell office:value-type="float" office:value="0.332977" calcext:value-type="float">
            <text:p>0.332977</text:p>
          </table:table-cell>
          <table:table-cell table:number-columns-repeated="25"/>
        </table:table-row>
        <table:table-row table:style-name="ro1">
          <table:table-cell office:value-type="float" office:value="16535.00898" calcext:value-type="float">
            <text:p>16535.00898</text:p>
          </table:table-cell>
          <table:table-cell office:value-type="float" office:value="16979.9603500001" calcext:value-type="float">
            <text:p>16979.9603500001</text:p>
          </table:table-cell>
          <table:table-cell office:value-type="float" office:value="0.338199" calcext:value-type="float">
            <text:p>0.338199</text:p>
          </table:table-cell>
          <table:table-cell office:value-type="float" office:value="16292.96922" calcext:value-type="float">
            <text:p>16292.96922</text:p>
          </table:table-cell>
          <table:table-cell office:value-type="float" office:value="16769.10924" calcext:value-type="float">
            <text:p>16769.10924</text:p>
          </table:table-cell>
          <table:table-cell office:value-type="float" office:value="0.336635" calcext:value-type="float">
            <text:p>0.336635</text:p>
          </table:table-cell>
          <table:table-cell office:value-type="float" office:value="15352.15307" calcext:value-type="float">
            <text:p>15352.15307</text:p>
          </table:table-cell>
          <table:table-cell office:value-type="float" office:value="16626.0941200001" calcext:value-type="float">
            <text:p>16626.0941200001</text:p>
          </table:table-cell>
          <table:table-cell office:value-type="float" office:value="0.32951" calcext:value-type="float">
            <text:p>0.32951</text:p>
          </table:table-cell>
          <table:table-cell office:value-type="float" office:value="15415.4525" calcext:value-type="float">
            <text:p>15415.4525</text:p>
          </table:table-cell>
          <table:table-cell office:value-type="float" office:value="16754.6261599999" calcext:value-type="float">
            <text:p>16754.6261599999</text:p>
          </table:table-cell>
          <table:table-cell office:value-type="float" office:value="0.324669" calcext:value-type="float">
            <text:p>0.324669</text:p>
          </table:table-cell>
          <table:table-cell office:value-type="float" office:value="15389.84224" calcext:value-type="float">
            <text:p>15389.84224</text:p>
          </table:table-cell>
          <table:table-cell office:value-type="float" office:value="16595.2013600001" calcext:value-type="float">
            <text:p>16595.2013600001</text:p>
          </table:table-cell>
          <table:table-cell office:value-type="float" office:value="0.348047" calcext:value-type="float">
            <text:p>0.348047</text:p>
          </table:table-cell>
          <table:table-cell table:number-columns-repeated="25"/>
        </table:table-row>
        <table:table-row table:style-name="ro1">
          <table:table-cell office:value-type="float" office:value="16259.45671" calcext:value-type="float">
            <text:p>16259.45671</text:p>
          </table:table-cell>
          <table:table-cell office:value-type="float" office:value="16969.2384299992" calcext:value-type="float">
            <text:p>16969.2384299992</text:p>
          </table:table-cell>
          <table:table-cell office:value-type="float" office:value="0.324755" calcext:value-type="float">
            <text:p>0.324755</text:p>
          </table:table-cell>
          <table:table-cell office:value-type="float" office:value="15847.49159" calcext:value-type="float">
            <text:p>15847.49159</text:p>
          </table:table-cell>
          <table:table-cell office:value-type="float" office:value="16824.2410399999" calcext:value-type="float">
            <text:p>16824.2410399999</text:p>
          </table:table-cell>
          <table:table-cell office:value-type="float" office:value="0.329004" calcext:value-type="float">
            <text:p>0.329004</text:p>
          </table:table-cell>
          <table:table-cell office:value-type="float" office:value="14837.84721" calcext:value-type="float">
            <text:p>14837.84721</text:p>
          </table:table-cell>
          <table:table-cell office:value-type="float" office:value="16612.8707099999" calcext:value-type="float">
            <text:p>16612.8707099999</text:p>
          </table:table-cell>
          <table:table-cell office:value-type="float" office:value="0.333062" calcext:value-type="float">
            <text:p>0.333062</text:p>
          </table:table-cell>
          <table:table-cell office:value-type="float" office:value="15346.38409" calcext:value-type="float">
            <text:p>15346.38409</text:p>
          </table:table-cell>
          <table:table-cell office:value-type="float" office:value="16758.3143799998" calcext:value-type="float">
            <text:p>16758.3143799998</text:p>
          </table:table-cell>
          <table:table-cell office:value-type="float" office:value="0.342751" calcext:value-type="float">
            <text:p>0.342751</text:p>
          </table:table-cell>
          <table:table-cell office:value-type="float" office:value="15556.65191" calcext:value-type="float">
            <text:p>15556.65191</text:p>
          </table:table-cell>
          <table:table-cell office:value-type="float" office:value="16715.8592399999" calcext:value-type="float">
            <text:p>16715.8592399999</text:p>
          </table:table-cell>
          <table:table-cell office:value-type="float" office:value="0.342071" calcext:value-type="float">
            <text:p>0.342071</text:p>
          </table:table-cell>
          <table:table-cell table:number-columns-repeated="25"/>
        </table:table-row>
        <table:table-row table:style-name="ro1">
          <table:table-cell office:value-type="float" office:value="15900.2128" calcext:value-type="float">
            <text:p>15900.2128</text:p>
          </table:table-cell>
          <table:table-cell office:value-type="float" office:value="16877.4451299998" calcext:value-type="float">
            <text:p>16877.4451299998</text:p>
          </table:table-cell>
          <table:table-cell office:value-type="float" office:value="0.330539" calcext:value-type="float">
            <text:p>0.330539</text:p>
          </table:table-cell>
          <table:table-cell office:value-type="float" office:value="15745.68612" calcext:value-type="float">
            <text:p>15745.68612</text:p>
          </table:table-cell>
          <table:table-cell office:value-type="float" office:value="16695.6548699998" calcext:value-type="float">
            <text:p>16695.6548699998</text:p>
          </table:table-cell>
          <table:table-cell office:value-type="float" office:value="0.340332" calcext:value-type="float">
            <text:p>0.340332</text:p>
          </table:table-cell>
          <table:table-cell office:value-type="float" office:value="15220.72191" calcext:value-type="float">
            <text:p>15220.72191</text:p>
          </table:table-cell>
          <table:table-cell office:value-type="float" office:value="16710.7210100001" calcext:value-type="float">
            <text:p>16710.7210100001</text:p>
          </table:table-cell>
          <table:table-cell office:value-type="float" office:value="0.338334" calcext:value-type="float">
            <text:p>0.338334</text:p>
          </table:table-cell>
          <table:table-cell office:value-type="float" office:value="15579.38721" calcext:value-type="float">
            <text:p>15579.38721</text:p>
          </table:table-cell>
          <table:table-cell office:value-type="float" office:value="16748.6895099999" calcext:value-type="float">
            <text:p>16748.6895099999</text:p>
          </table:table-cell>
          <table:table-cell office:value-type="float" office:value="0.335152" calcext:value-type="float">
            <text:p>0.335152</text:p>
          </table:table-cell>
          <table:table-cell office:value-type="float" office:value="15920.1925" calcext:value-type="float">
            <text:p>15920.1925</text:p>
          </table:table-cell>
          <table:table-cell office:value-type="float" office:value="16652.32981" calcext:value-type="float">
            <text:p>16652.32981</text:p>
          </table:table-cell>
          <table:table-cell office:value-type="float" office:value="0.342242" calcext:value-type="float">
            <text:p>0.342242</text:p>
          </table:table-cell>
          <table:table-cell table:number-columns-repeated="25"/>
        </table:table-row>
        <table:table-row table:style-name="ro1">
          <table:table-cell office:value-type="float" office:value="16023.39868" calcext:value-type="float">
            <text:p>16023.39868</text:p>
          </table:table-cell>
          <table:table-cell office:value-type="float" office:value="16801.2128200001" calcext:value-type="float">
            <text:p>16801.2128200001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15445.20154" calcext:value-type="float">
            <text:p>15445.20154</text:p>
          </table:table-cell>
          <table:table-cell office:value-type="float" office:value="16785.3033099999" calcext:value-type="float">
            <text:p>16785.3033099999</text:p>
          </table:table-cell>
          <table:table-cell office:value-type="float" office:value="0.338211" calcext:value-type="float">
            <text:p>0.338211</text:p>
          </table:table-cell>
          <table:table-cell office:value-type="float" office:value="15591.60408" calcext:value-type="float">
            <text:p>15591.60408</text:p>
          </table:table-cell>
          <table:table-cell office:value-type="float" office:value="16652.7453000001" calcext:value-type="float">
            <text:p>16652.7453000001</text:p>
          </table:table-cell>
          <table:table-cell office:value-type="float" office:value="0.333065" calcext:value-type="float">
            <text:p>0.333065</text:p>
          </table:table-cell>
          <table:table-cell office:value-type="float" office:value="15321.26632" calcext:value-type="float">
            <text:p>15321.26632</text:p>
          </table:table-cell>
          <table:table-cell office:value-type="float" office:value="16948.7035999999" calcext:value-type="float">
            <text:p>16948.7035999999</text:p>
          </table:table-cell>
          <table:table-cell office:value-type="float" office:value="0.332889" calcext:value-type="float">
            <text:p>0.332889</text:p>
          </table:table-cell>
          <table:table-cell office:value-type="float" office:value="15203.21018" calcext:value-type="float">
            <text:p>15203.21018</text:p>
          </table:table-cell>
          <table:table-cell office:value-type="float" office:value="16577.7534299999" calcext:value-type="float">
            <text:p>16577.7534299999</text:p>
          </table:table-cell>
          <table:table-cell office:value-type="float" office:value="0.342329" calcext:value-type="float">
            <text:p>0.342329</text:p>
          </table:table-cell>
          <table:table-cell table:number-columns-repeated="25"/>
        </table:table-row>
        <table:table-row table:style-name="ro1">
          <table:table-cell office:value-type="float" office:value="15455.68208" calcext:value-type="float">
            <text:p>15455.68208</text:p>
          </table:table-cell>
          <table:table-cell office:value-type="float" office:value="16935.4317500001" calcext:value-type="float">
            <text:p>16935.4317500001</text:p>
          </table:table-cell>
          <table:table-cell office:value-type="float" office:value="0.32612" calcext:value-type="float">
            <text:p>0.32612</text:p>
          </table:table-cell>
          <table:table-cell office:value-type="float" office:value="15599.04124" calcext:value-type="float">
            <text:p>15599.04124</text:p>
          </table:table-cell>
          <table:table-cell office:value-type="float" office:value="16800.0458400001" calcext:value-type="float">
            <text:p>16800.0458400001</text:p>
          </table:table-cell>
          <table:table-cell office:value-type="float" office:value="0.336752" calcext:value-type="float">
            <text:p>0.336752</text:p>
          </table:table-cell>
          <table:table-cell office:value-type="float" office:value="15253.44306" calcext:value-type="float">
            <text:p>15253.44306</text:p>
          </table:table-cell>
          <table:table-cell office:value-type="float" office:value="16979.82382" calcext:value-type="float">
            <text:p>16979.82382</text:p>
          </table:table-cell>
          <table:table-cell office:value-type="float" office:value="0.340475" calcext:value-type="float">
            <text:p>0.340475</text:p>
          </table:table-cell>
          <table:table-cell office:value-type="float" office:value="15673.75226" calcext:value-type="float">
            <text:p>15673.75226</text:p>
          </table:table-cell>
          <table:table-cell office:value-type="float" office:value="16750.8417499997" calcext:value-type="float">
            <text:p>16750.8417499997</text:p>
          </table:table-cell>
          <table:table-cell office:value-type="float" office:value="0.342258" calcext:value-type="float">
            <text:p>0.342258</text:p>
          </table:table-cell>
          <table:table-cell office:value-type="float" office:value="15540.43264" calcext:value-type="float">
            <text:p>15540.43264</text:p>
          </table:table-cell>
          <table:table-cell office:value-type="float" office:value="16766.18616" calcext:value-type="float">
            <text:p>16766.18616</text:p>
          </table:table-cell>
          <table:table-cell office:value-type="float" office:value="0.331167" calcext:value-type="float">
            <text:p>0.331167</text:p>
          </table:table-cell>
          <table:table-cell table:number-columns-repeated="25"/>
        </table:table-row>
        <table:table-row table:style-name="ro1">
          <table:table-cell office:value-type="float" office:value="15625.89915" calcext:value-type="float">
            <text:p>15625.89915</text:p>
          </table:table-cell>
          <table:table-cell office:value-type="float" office:value="17069.7599199997" calcext:value-type="float">
            <text:p>17069.7599199997</text:p>
          </table:table-cell>
          <table:table-cell office:value-type="float" office:value="0.341609" calcext:value-type="float">
            <text:p>0.341609</text:p>
          </table:table-cell>
          <table:table-cell office:value-type="float" office:value="15979.86137" calcext:value-type="float">
            <text:p>15979.86137</text:p>
          </table:table-cell>
          <table:table-cell office:value-type="float" office:value="16753.6177" calcext:value-type="float">
            <text:p>16753.6177</text:p>
          </table:table-cell>
          <table:table-cell office:value-type="float" office:value="0.336458" calcext:value-type="float">
            <text:p>0.336458</text:p>
          </table:table-cell>
          <table:table-cell office:value-type="float" office:value="15618.30261" calcext:value-type="float">
            <text:p>15618.30261</text:p>
          </table:table-cell>
          <table:table-cell office:value-type="float" office:value="16717.77832" calcext:value-type="float">
            <text:p>16717.77832</text:p>
          </table:table-cell>
          <table:table-cell office:value-type="float" office:value="0.332966" calcext:value-type="float">
            <text:p>0.332966</text:p>
          </table:table-cell>
          <table:table-cell office:value-type="float" office:value="15981.81072" calcext:value-type="float">
            <text:p>15981.81072</text:p>
          </table:table-cell>
          <table:table-cell office:value-type="float" office:value="16747.25658" calcext:value-type="float">
            <text:p>16747.25658</text:p>
          </table:table-cell>
          <table:table-cell office:value-type="float" office:value="0.331992" calcext:value-type="float">
            <text:p>0.331992</text:p>
          </table:table-cell>
          <table:table-cell office:value-type="float" office:value="15617.81517" calcext:value-type="float">
            <text:p>15617.81517</text:p>
          </table:table-cell>
          <table:table-cell office:value-type="float" office:value="16728.9202499999" calcext:value-type="float">
            <text:p>16728.9202499999</text:p>
          </table:table-cell>
          <table:table-cell office:value-type="float" office:value="0.34316" calcext:value-type="float">
            <text:p>0.34316</text:p>
          </table:table-cell>
          <table:table-cell table:number-columns-repeated="25"/>
        </table:table-row>
        <table:table-row table:style-name="ro1">
          <table:table-cell office:value-type="float" office:value="15588.18213" calcext:value-type="float">
            <text:p>15588.18213</text:p>
          </table:table-cell>
          <table:table-cell office:value-type="float" office:value="17107.0574299999" calcext:value-type="float">
            <text:p>17107.0574299999</text:p>
          </table:table-cell>
          <table:table-cell office:value-type="float" office:value="0.332493" calcext:value-type="float">
            <text:p>0.332493</text:p>
          </table:table-cell>
          <table:table-cell office:value-type="float" office:value="16188.96876" calcext:value-type="float">
            <text:p>16188.96876</text:p>
          </table:table-cell>
          <table:table-cell office:value-type="float" office:value="16710.00741" calcext:value-type="float">
            <text:p>16710.00741</text:p>
          </table:table-cell>
          <table:table-cell office:value-type="float" office:value="0.333136" calcext:value-type="float">
            <text:p>0.333136</text:p>
          </table:table-cell>
          <table:table-cell office:value-type="float" office:value="15027.27398" calcext:value-type="float">
            <text:p>15027.27398</text:p>
          </table:table-cell>
          <table:table-cell office:value-type="float" office:value="16944.5755099998" calcext:value-type="float">
            <text:p>16944.5755099998</text:p>
          </table:table-cell>
          <table:table-cell office:value-type="float" office:value="0.344474" calcext:value-type="float">
            <text:p>0.344474</text:p>
          </table:table-cell>
          <table:table-cell office:value-type="float" office:value="15638.87416" calcext:value-type="float">
            <text:p>15638.87416</text:p>
          </table:table-cell>
          <table:table-cell office:value-type="float" office:value="16615.7053799999" calcext:value-type="float">
            <text:p>16615.7053799999</text:p>
          </table:table-cell>
          <table:table-cell office:value-type="float" office:value="0.325116" calcext:value-type="float">
            <text:p>0.325116</text:p>
          </table:table-cell>
          <table:table-cell office:value-type="float" office:value="15743.06709" calcext:value-type="float">
            <text:p>15743.06709</text:p>
          </table:table-cell>
          <table:table-cell office:value-type="float" office:value="16736.34966" calcext:value-type="float">
            <text:p>16736.34966</text:p>
          </table:table-cell>
          <table:table-cell office:value-type="float" office:value="0.346257" calcext:value-type="float">
            <text:p>0.346257</text:p>
          </table:table-cell>
          <table:table-cell table:number-columns-repeated="25"/>
        </table:table-row>
        <table:table-row table:style-name="ro1">
          <table:table-cell office:value-type="float" office:value="15791.31883" calcext:value-type="float">
            <text:p>15791.31883</text:p>
          </table:table-cell>
          <table:table-cell office:value-type="float" office:value="17244.6865700001" calcext:value-type="float">
            <text:p>17244.6865700001</text:p>
          </table:table-cell>
          <table:table-cell office:value-type="float" office:value="0.337471" calcext:value-type="float">
            <text:p>0.337471</text:p>
          </table:table-cell>
          <table:table-cell office:value-type="float" office:value="15767.17677" calcext:value-type="float">
            <text:p>15767.17677</text:p>
          </table:table-cell>
          <table:table-cell office:value-type="float" office:value="16849.41187" calcext:value-type="float">
            <text:p>16849.41187</text:p>
          </table:table-cell>
          <table:table-cell office:value-type="float" office:value="0.330287" calcext:value-type="float">
            <text:p>0.330287</text:p>
          </table:table-cell>
          <table:table-cell office:value-type="float" office:value="15531.06421" calcext:value-type="float">
            <text:p>15531.06421</text:p>
          </table:table-cell>
          <table:table-cell office:value-type="float" office:value="16658.81476" calcext:value-type="float">
            <text:p>16658.81476</text:p>
          </table:table-cell>
          <table:table-cell office:value-type="float" office:value="0.333164" calcext:value-type="float">
            <text:p>0.333164</text:p>
          </table:table-cell>
          <table:table-cell office:value-type="float" office:value="15947.39828" calcext:value-type="float">
            <text:p>15947.39828</text:p>
          </table:table-cell>
          <table:table-cell office:value-type="float" office:value="16745.6348299999" calcext:value-type="float">
            <text:p>16745.6348299999</text:p>
          </table:table-cell>
          <table:table-cell office:value-type="float" office:value="0.337788" calcext:value-type="float">
            <text:p>0.337788</text:p>
          </table:table-cell>
          <table:table-cell office:value-type="float" office:value="15441.12907" calcext:value-type="float">
            <text:p>15441.12907</text:p>
          </table:table-cell>
          <table:table-cell office:value-type="float" office:value="16922.20072" calcext:value-type="float">
            <text:p>16922.20072</text:p>
          </table:table-cell>
          <table:table-cell office:value-type="float" office:value="0.347837" calcext:value-type="float">
            <text:p>0.347837</text:p>
          </table:table-cell>
          <table:table-cell table:number-columns-repeated="25"/>
        </table:table-row>
        <table:table-row table:style-name="ro1">
          <table:table-cell office:value-type="float" office:value="16297.69618" calcext:value-type="float">
            <text:p>16297.69618</text:p>
          </table:table-cell>
          <table:table-cell office:value-type="float" office:value="16966.843" calcext:value-type="float">
            <text:p>16966.843</text:p>
          </table:table-cell>
          <table:table-cell office:value-type="float" office:value="0.335133" calcext:value-type="float">
            <text:p>0.335133</text:p>
          </table:table-cell>
          <table:table-cell office:value-type="float" office:value="16122.18522" calcext:value-type="float">
            <text:p>16122.18522</text:p>
          </table:table-cell>
          <table:table-cell office:value-type="float" office:value="16677.5815900003" calcext:value-type="float">
            <text:p>16677.5815900003</text:p>
          </table:table-cell>
          <table:table-cell office:value-type="float" office:value="0.336754" calcext:value-type="float">
            <text:p>0.336754</text:p>
          </table:table-cell>
          <table:table-cell office:value-type="float" office:value="15812.46785" calcext:value-type="float">
            <text:p>15812.46785</text:p>
          </table:table-cell>
          <table:table-cell office:value-type="float" office:value="16773.5945400001" calcext:value-type="float">
            <text:p>16773.5945400001</text:p>
          </table:table-cell>
          <table:table-cell office:value-type="float" office:value="0.338019" calcext:value-type="float">
            <text:p>0.338019</text:p>
          </table:table-cell>
          <table:table-cell office:value-type="float" office:value="15907.18445" calcext:value-type="float">
            <text:p>15907.18445</text:p>
          </table:table-cell>
          <table:table-cell office:value-type="float" office:value="16712.32118" calcext:value-type="float">
            <text:p>16712.32118</text:p>
          </table:table-cell>
          <table:table-cell office:value-type="float" office:value="0.350468" calcext:value-type="float">
            <text:p>0.350468</text:p>
          </table:table-cell>
          <table:table-cell office:value-type="float" office:value="15271.22874" calcext:value-type="float">
            <text:p>15271.22874</text:p>
          </table:table-cell>
          <table:table-cell office:value-type="float" office:value="16764.9284599998" calcext:value-type="float">
            <text:p>16764.9284599998</text:p>
          </table:table-cell>
          <table:table-cell office:value-type="float" office:value="0.341746" calcext:value-type="float">
            <text:p>0.341746</text:p>
          </table:table-cell>
          <table:table-cell table:number-columns-repeated="25"/>
        </table:table-row>
        <table:table-row table:style-name="ro1">
          <table:table-cell office:value-type="float" office:value="15593.1385" calcext:value-type="float">
            <text:p>15593.1385</text:p>
          </table:table-cell>
          <table:table-cell office:value-type="float" office:value="16951.6175899999" calcext:value-type="float">
            <text:p>16951.6175899999</text:p>
          </table:table-cell>
          <table:table-cell office:value-type="float" office:value="0.32992" calcext:value-type="float">
            <text:p>0.32992</text:p>
          </table:table-cell>
          <table:table-cell office:value-type="float" office:value="15840.58363" calcext:value-type="float">
            <text:p>15840.58363</text:p>
          </table:table-cell>
          <table:table-cell office:value-type="float" office:value="17372.9568600003" calcext:value-type="float">
            <text:p>17372.9568600003</text:p>
          </table:table-cell>
          <table:table-cell office:value-type="float" office:value="0.337076" calcext:value-type="float">
            <text:p>0.337076</text:p>
          </table:table-cell>
          <table:table-cell office:value-type="float" office:value="15934.83619" calcext:value-type="float">
            <text:p>15934.83619</text:p>
          </table:table-cell>
          <table:table-cell office:value-type="float" office:value="16690.9055700001" calcext:value-type="float">
            <text:p>16690.9055700001</text:p>
          </table:table-cell>
          <table:table-cell office:value-type="float" office:value="0.332723" calcext:value-type="float">
            <text:p>0.332723</text:p>
          </table:table-cell>
          <table:table-cell office:value-type="float" office:value="15822.82754" calcext:value-type="float">
            <text:p>15822.82754</text:p>
          </table:table-cell>
          <table:table-cell office:value-type="float" office:value="16709.96053" calcext:value-type="float">
            <text:p>16709.96053</text:p>
          </table:table-cell>
          <table:table-cell office:value-type="float" office:value="0.339892" calcext:value-type="float">
            <text:p>0.339892</text:p>
          </table:table-cell>
          <table:table-cell office:value-type="float" office:value="15474.26333" calcext:value-type="float">
            <text:p>15474.26333</text:p>
          </table:table-cell>
          <table:table-cell office:value-type="float" office:value="16796.3789" calcext:value-type="float">
            <text:p>16796.3789</text:p>
          </table:table-cell>
          <table:table-cell office:value-type="float" office:value="0.329318" calcext:value-type="float">
            <text:p>0.329318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6940.1567199999" calcext:value-type="float">
            <text:p>16940.1567199999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6949.699" calcext:value-type="float">
            <text:p>16949.69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7019.70586" calcext:value-type="float">
            <text:p>17019.70586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6755.32912" calcext:value-type="float">
            <text:p>16755.32912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7000.5808099999" calcext:value-type="float">
            <text:p>17000.5808099999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6716.6637500001" calcext:value-type="float">
            <text:p>16716.6637500001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6889.1356500002" calcext:value-type="float">
            <text:p>16889.1356500002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7083.9181000002" calcext:value-type="float">
            <text:p>17083.9181000002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6549.1530100002" calcext:value-type="float">
            <text:p>16549.1530100002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6885.3066500001" calcext:value-type="float">
            <text:p>16885.3066500001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6857.3893900004" calcext:value-type="float">
            <text:p>16857.3893900004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6672.23131" calcext:value-type="float">
            <text:p>16672.23131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6690.4243299998" calcext:value-type="float">
            <text:p>16690.4243299998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6664.1579500001" calcext:value-type="float">
            <text:p>16664.1579500001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6845.2054899999" calcext:value-type="float">
            <text:p>16845.2054899999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6866.4921299996" calcext:value-type="float">
            <text:p>16866.4921299996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6905.1741599999" calcext:value-type="float">
            <text:p>16905.1741599999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6694.0577899998" calcext:value-type="float">
            <text:p>16694.0577899998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6835.6374500001" calcext:value-type="float">
            <text:p>16835.6374500001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6752.77614" calcext:value-type="float">
            <text:p>16752.77614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6958.3484099999" calcext:value-type="float">
            <text:p>16958.3484099999</text:p>
          </table:table-cell>
          <table:table-cell/>
          <table:table-cell office:value-type="float" office:value="16855.9036100002" calcext:value-type="float">
            <text:p>16855.9036100002</text:p>
          </table:table-cell>
          <table:table-cell/>
          <table:table-cell office:value-type="float" office:value="16776.60234" calcext:value-type="float">
            <text:p>16776.60234</text:p>
          </table:table-cell>
          <table:table-cell/>
          <table:table-cell office:value-type="float" office:value="16780.4238200001" calcext:value-type="float">
            <text:p>16780.4238200001</text:p>
          </table:table-cell>
          <table:table-cell/>
          <table:table-cell office:value-type="float" office:value="16881.4222899996" calcext:value-type="float">
            <text:p>16881.4222899996</text:p>
          </table:table-cell>
          <table:table-cell/>
          <table:table-cell office:value-type="float" office:value="16798.80744" calcext:value-type="float">
            <text:p>16798.80744</text:p>
          </table:table-cell>
          <table:table-cell/>
          <table:table-cell office:value-type="float" office:value="16927.1191900002" calcext:value-type="float">
            <text:p>16927.1191900002</text:p>
          </table:table-cell>
          <table:table-cell/>
          <table:table-cell office:value-type="float" office:value="16983.97725" calcext:value-type="float">
            <text:p>16983.97725</text:p>
          </table:table-cell>
          <table:table-cell/>
          <table:table-cell office:value-type="float" office:value="16603.36136" calcext:value-type="float">
            <text:p>16603.36136</text:p>
          </table:table-cell>
          <table:table-cell/>
          <table:table-cell office:value-type="float" office:value="16849.44023" calcext:value-type="float">
            <text:p>16849.44023</text:p>
          </table:table-cell>
          <table:table-cell/>
          <table:table-cell office:value-type="float" office:value="16737.8392899997" calcext:value-type="float">
            <text:p>16737.8392899997</text:p>
          </table:table-cell>
          <table:table-cell/>
          <table:table-cell office:value-type="float" office:value="16842.30017" calcext:value-type="float">
            <text:p>16842.30017</text:p>
          </table:table-cell>
          <table:table-cell/>
          <table:table-cell office:value-type="float" office:value="16613.679" calcext:value-type="float">
            <text:p>16613.679</text:p>
          </table:table-cell>
          <table:table-cell/>
          <table:table-cell office:value-type="float" office:value="16845.1062800001" calcext:value-type="float">
            <text:p>16845.1062800001</text:p>
          </table:table-cell>
          <table:table-cell/>
          <table:table-cell office:value-type="float" office:value="16643.7581" calcext:value-type="float">
            <text:p>16643.7581</text:p>
          </table:table-cell>
          <table:table-cell/>
          <table:table-cell office:value-type="float" office:value="16968.79722" calcext:value-type="float">
            <text:p>16968.79722</text:p>
          </table:table-cell>
          <table:table-cell/>
          <table:table-cell office:value-type="float" office:value="16740.7142600002" calcext:value-type="float">
            <text:p>16740.7142600002</text:p>
          </table:table-cell>
          <table:table-cell/>
          <table:table-cell office:value-type="float" office:value="16757.68434" calcext:value-type="float">
            <text:p>16757.68434</text:p>
          </table:table-cell>
          <table:table-cell/>
          <table:table-cell office:value-type="float" office:value="16773.9552100001" calcext:value-type="float">
            <text:p>16773.9552100001</text:p>
          </table:table-cell>
          <table:table-cell/>
          <table:table-cell office:value-type="float" office:value="16609.6659100001" calcext:value-type="float">
            <text:p>16609.6659100001</text:p>
          </table:table-cell>
          <table:table-cell/>
        </table:table-row>
        <table:table-row table:style-name="ro1">
          <table:table-cell office:value-type="float" office:value="16746.3877699998" calcext:value-type="float">
            <text:p>16746.3877699998</text:p>
          </table:table-cell>
          <table:table-cell/>
          <table:table-cell office:value-type="float" office:value="16985.8914500001" calcext:value-type="float">
            <text:p>16985.8914500001</text:p>
          </table:table-cell>
          <table:table-cell/>
          <table:table-cell office:value-type="float" office:value="16826.6117899999" calcext:value-type="float">
            <text:p>16826.6117899999</text:p>
          </table:table-cell>
          <table:table-cell/>
          <table:table-cell office:value-type="float" office:value="16651.37231" calcext:value-type="float">
            <text:p>16651.37231</text:p>
          </table:table-cell>
          <table:table-cell/>
          <table:table-cell office:value-type="float" office:value="16931.9216600002" calcext:value-type="float">
            <text:p>16931.9216600002</text:p>
          </table:table-cell>
          <table:table-cell/>
          <table:table-cell office:value-type="float" office:value="16945.3430799999" calcext:value-type="float">
            <text:p>16945.3430799999</text:p>
          </table:table-cell>
          <table:table-cell/>
          <table:table-cell office:value-type="float" office:value="16903.9177499999" calcext:value-type="float">
            <text:p>16903.9177499999</text:p>
          </table:table-cell>
          <table:table-cell/>
          <table:table-cell office:value-type="float" office:value="17081.4017999999" calcext:value-type="float">
            <text:p>17081.4017999999</text:p>
          </table:table-cell>
          <table:table-cell/>
          <table:table-cell office:value-type="float" office:value="16852.6344600001" calcext:value-type="float">
            <text:p>16852.6344600001</text:p>
          </table:table-cell>
          <table:table-cell/>
          <table:table-cell office:value-type="float" office:value="16754.7757399999" calcext:value-type="float">
            <text:p>16754.7757399999</text:p>
          </table:table-cell>
          <table:table-cell/>
          <table:table-cell office:value-type="float" office:value="16987.10378" calcext:value-type="float">
            <text:p>16987.10378</text:p>
          </table:table-cell>
          <table:table-cell/>
          <table:table-cell office:value-type="float" office:value="16605.69477" calcext:value-type="float">
            <text:p>16605.69477</text:p>
          </table:table-cell>
          <table:table-cell/>
          <table:table-cell office:value-type="float" office:value="16771.7281599999" calcext:value-type="float">
            <text:p>16771.7281599999</text:p>
          </table:table-cell>
          <table:table-cell/>
          <table:table-cell office:value-type="float" office:value="16678.37747" calcext:value-type="float">
            <text:p>16678.37747</text:p>
          </table:table-cell>
          <table:table-cell/>
          <table:table-cell office:value-type="float" office:value="16704.6478199998" calcext:value-type="float">
            <text:p>16704.6478199998</text:p>
          </table:table-cell>
          <table:table-cell/>
          <table:table-cell office:value-type="float" office:value="16910.9660999998" calcext:value-type="float">
            <text:p>16910.9660999998</text:p>
          </table:table-cell>
          <table:table-cell/>
          <table:table-cell office:value-type="float" office:value="16689.7659199997" calcext:value-type="float">
            <text:p>16689.7659199997</text:p>
          </table:table-cell>
          <table:table-cell/>
          <table:table-cell office:value-type="float" office:value="16770.0404100002" calcext:value-type="float">
            <text:p>16770.0404100002</text:p>
          </table:table-cell>
          <table:table-cell/>
          <table:table-cell office:value-type="float" office:value="16729.79975" calcext:value-type="float">
            <text:p>16729.79975</text:p>
          </table:table-cell>
          <table:table-cell/>
          <table:table-cell office:value-type="float" office:value="16717.01013" calcext:value-type="float">
            <text:p>16717.01013</text:p>
          </table:table-cell>
          <table:table-cell/>
        </table:table-row>
        <table:table-row table:style-name="ro1">
          <table:table-cell office:value-type="float" office:value="16827.3766300002" calcext:value-type="float">
            <text:p>16827.3766300002</text:p>
          </table:table-cell>
          <table:table-cell/>
          <table:table-cell office:value-type="float" office:value="16760.1236799998" calcext:value-type="float">
            <text:p>16760.1236799998</text:p>
          </table:table-cell>
          <table:table-cell/>
          <table:table-cell office:value-type="float" office:value="16970.8697400001" calcext:value-type="float">
            <text:p>16970.8697400001</text:p>
          </table:table-cell>
          <table:table-cell/>
          <table:table-cell office:value-type="float" office:value="16808.4083200004" calcext:value-type="float">
            <text:p>16808.4083200004</text:p>
          </table:table-cell>
          <table:table-cell/>
          <table:table-cell office:value-type="float" office:value="17055.2129000002" calcext:value-type="float">
            <text:p>17055.2129000002</text:p>
          </table:table-cell>
          <table:table-cell/>
          <table:table-cell office:value-type="float" office:value="16793.72493" calcext:value-type="float">
            <text:p>16793.72493</text:p>
          </table:table-cell>
          <table:table-cell/>
          <table:table-cell office:value-type="float" office:value="17100.2574000001" calcext:value-type="float">
            <text:p>17100.2574000001</text:p>
          </table:table-cell>
          <table:table-cell/>
          <table:table-cell office:value-type="float" office:value="16832.03817" calcext:value-type="float">
            <text:p>16832.03817</text:p>
          </table:table-cell>
          <table:table-cell/>
          <table:table-cell office:value-type="float" office:value="16727.94421" calcext:value-type="float">
            <text:p>16727.94421</text:p>
          </table:table-cell>
          <table:table-cell/>
          <table:table-cell office:value-type="float" office:value="16847.57035" calcext:value-type="float">
            <text:p>16847.57035</text:p>
          </table:table-cell>
          <table:table-cell/>
          <table:table-cell office:value-type="float" office:value="16830.75807" calcext:value-type="float">
            <text:p>16830.75807</text:p>
          </table:table-cell>
          <table:table-cell/>
          <table:table-cell office:value-type="float" office:value="16846.9877300001" calcext:value-type="float">
            <text:p>16846.9877300001</text:p>
          </table:table-cell>
          <table:table-cell/>
          <table:table-cell office:value-type="float" office:value="16898.92432" calcext:value-type="float">
            <text:p>16898.92432</text:p>
          </table:table-cell>
          <table:table-cell/>
          <table:table-cell office:value-type="float" office:value="17185.5751599999" calcext:value-type="float">
            <text:p>17185.5751599999</text:p>
          </table:table-cell>
          <table:table-cell/>
          <table:table-cell office:value-type="float" office:value="16628.93406" calcext:value-type="float">
            <text:p>16628.93406</text:p>
          </table:table-cell>
          <table:table-cell/>
          <table:table-cell office:value-type="float" office:value="17093.5676900004" calcext:value-type="float">
            <text:p>17093.5676900004</text:p>
          </table:table-cell>
          <table:table-cell/>
          <table:table-cell office:value-type="float" office:value="16698.2347600001" calcext:value-type="float">
            <text:p>16698.2347600001</text:p>
          </table:table-cell>
          <table:table-cell/>
          <table:table-cell office:value-type="float" office:value="16752.8097100004" calcext:value-type="float">
            <text:p>16752.8097100004</text:p>
          </table:table-cell>
          <table:table-cell/>
          <table:table-cell office:value-type="float" office:value="16781.41776" calcext:value-type="float">
            <text:p>16781.41776</text:p>
          </table:table-cell>
          <table:table-cell/>
          <table:table-cell office:value-type="float" office:value="16676.0260999999" calcext:value-type="float">
            <text:p>16676.0260999999</text:p>
          </table:table-cell>
          <table:table-cell/>
        </table:table-row>
        <table:table-row table:style-name="ro1">
          <table:table-cell office:value-type="float" office:value="16851.14902" calcext:value-type="float">
            <text:p>16851.14902</text:p>
          </table:table-cell>
          <table:table-cell/>
          <table:table-cell office:value-type="float" office:value="16949.9584300003" calcext:value-type="float">
            <text:p>16949.9584300003</text:p>
          </table:table-cell>
          <table:table-cell/>
          <table:table-cell office:value-type="float" office:value="16804.7420199998" calcext:value-type="float">
            <text:p>16804.7420199998</text:p>
          </table:table-cell>
          <table:table-cell/>
          <table:table-cell office:value-type="float" office:value="16797.2455100001" calcext:value-type="float">
            <text:p>16797.2455100001</text:p>
          </table:table-cell>
          <table:table-cell/>
          <table:table-cell office:value-type="float" office:value="16942.91674" calcext:value-type="float">
            <text:p>16942.91674</text:p>
          </table:table-cell>
          <table:table-cell/>
          <table:table-cell office:value-type="float" office:value="16795.0323700002" calcext:value-type="float">
            <text:p>16795.0323700002</text:p>
          </table:table-cell>
          <table:table-cell/>
          <table:table-cell office:value-type="float" office:value="16830.3190299997" calcext:value-type="float">
            <text:p>16830.3190299997</text:p>
          </table:table-cell>
          <table:table-cell/>
          <table:table-cell office:value-type="float" office:value="16959.3012600001" calcext:value-type="float">
            <text:p>16959.3012600001</text:p>
          </table:table-cell>
          <table:table-cell/>
          <table:table-cell office:value-type="float" office:value="16783.1640799999" calcext:value-type="float">
            <text:p>16783.1640799999</text:p>
          </table:table-cell>
          <table:table-cell/>
          <table:table-cell office:value-type="float" office:value="16888.4272699997" calcext:value-type="float">
            <text:p>16888.4272699997</text:p>
          </table:table-cell>
          <table:table-cell/>
          <table:table-cell office:value-type="float" office:value="16826.0676900002" calcext:value-type="float">
            <text:p>16826.0676900002</text:p>
          </table:table-cell>
          <table:table-cell/>
          <table:table-cell office:value-type="float" office:value="16653.6052800001" calcext:value-type="float">
            <text:p>16653.6052800001</text:p>
          </table:table-cell>
          <table:table-cell/>
          <table:table-cell office:value-type="float" office:value="16707.9101199999" calcext:value-type="float">
            <text:p>16707.9101199999</text:p>
          </table:table-cell>
          <table:table-cell/>
          <table:table-cell office:value-type="float" office:value="16728.15839" calcext:value-type="float">
            <text:p>16728.15839</text:p>
          </table:table-cell>
          <table:table-cell/>
          <table:table-cell office:value-type="float" office:value="16813.97545" calcext:value-type="float">
            <text:p>16813.97545</text:p>
          </table:table-cell>
          <table:table-cell/>
          <table:table-cell office:value-type="float" office:value="17150.04394" calcext:value-type="float">
            <text:p>17150.04394</text:p>
          </table:table-cell>
          <table:table-cell/>
          <table:table-cell office:value-type="float" office:value="16783.1385700001" calcext:value-type="float">
            <text:p>16783.1385700001</text:p>
          </table:table-cell>
          <table:table-cell/>
          <table:table-cell office:value-type="float" office:value="16702.65781" calcext:value-type="float">
            <text:p>16702.65781</text:p>
          </table:table-cell>
          <table:table-cell/>
          <table:table-cell office:value-type="float" office:value="16614.3125499999" calcext:value-type="float">
            <text:p>16614.3125499999</text:p>
          </table:table-cell>
          <table:table-cell/>
          <table:table-cell office:value-type="float" office:value="16686.3242999999" calcext:value-type="float">
            <text:p>16686.3242999999</text:p>
          </table:table-cell>
          <table:table-cell/>
        </table:table-row>
        <table:table-row table:style-name="ro1">
          <table:table-cell office:value-type="float" office:value="16778.9836200001" calcext:value-type="float">
            <text:p>16778.9836200001</text:p>
          </table:table-cell>
          <table:table-cell/>
          <table:table-cell office:value-type="float" office:value="16922.5483500006" calcext:value-type="float">
            <text:p>16922.5483500006</text:p>
          </table:table-cell>
          <table:table-cell/>
          <table:table-cell office:value-type="float" office:value="16784.1087299999" calcext:value-type="float">
            <text:p>16784.1087299999</text:p>
          </table:table-cell>
          <table:table-cell/>
          <table:table-cell office:value-type="float" office:value="16807.8714200002" calcext:value-type="float">
            <text:p>16807.8714200002</text:p>
          </table:table-cell>
          <table:table-cell/>
          <table:table-cell office:value-type="float" office:value="16825.48989" calcext:value-type="float">
            <text:p>16825.48989</text:p>
          </table:table-cell>
          <table:table-cell/>
          <table:table-cell office:value-type="float" office:value="16779.7969999999" calcext:value-type="float">
            <text:p>16779.7969999999</text:p>
          </table:table-cell>
          <table:table-cell/>
          <table:table-cell office:value-type="float" office:value="16789.9371400001" calcext:value-type="float">
            <text:p>16789.9371400001</text:p>
          </table:table-cell>
          <table:table-cell/>
          <table:table-cell office:value-type="float" office:value="16851.7768199997" calcext:value-type="float">
            <text:p>16851.7768199997</text:p>
          </table:table-cell>
          <table:table-cell/>
          <table:table-cell office:value-type="float" office:value="16734.2947200001" calcext:value-type="float">
            <text:p>16734.2947200001</text:p>
          </table:table-cell>
          <table:table-cell/>
          <table:table-cell office:value-type="float" office:value="16838.2027100004" calcext:value-type="float">
            <text:p>16838.2027100004</text:p>
          </table:table-cell>
          <table:table-cell/>
          <table:table-cell office:value-type="float" office:value="16936.41224" calcext:value-type="float">
            <text:p>16936.41224</text:p>
          </table:table-cell>
          <table:table-cell/>
          <table:table-cell office:value-type="float" office:value="16772.77991" calcext:value-type="float">
            <text:p>16772.77991</text:p>
          </table:table-cell>
          <table:table-cell/>
          <table:table-cell office:value-type="float" office:value="16609.02437" calcext:value-type="float">
            <text:p>16609.02437</text:p>
          </table:table-cell>
          <table:table-cell/>
          <table:table-cell office:value-type="float" office:value="16826.09785" calcext:value-type="float">
            <text:p>16826.09785</text:p>
          </table:table-cell>
          <table:table-cell/>
          <table:table-cell office:value-type="float" office:value="16638.7384900001" calcext:value-type="float">
            <text:p>16638.7384900001</text:p>
          </table:table-cell>
          <table:table-cell/>
          <table:table-cell office:value-type="float" office:value="16979.9603500001" calcext:value-type="float">
            <text:p>16979.9603500001</text:p>
          </table:table-cell>
          <table:table-cell/>
          <table:table-cell office:value-type="float" office:value="16769.10924" calcext:value-type="float">
            <text:p>16769.10924</text:p>
          </table:table-cell>
          <table:table-cell/>
          <table:table-cell office:value-type="float" office:value="16626.0941200001" calcext:value-type="float">
            <text:p>16626.0941200001</text:p>
          </table:table-cell>
          <table:table-cell/>
          <table:table-cell office:value-type="float" office:value="16754.6261599999" calcext:value-type="float">
            <text:p>16754.6261599999</text:p>
          </table:table-cell>
          <table:table-cell/>
          <table:table-cell office:value-type="float" office:value="16595.2013600001" calcext:value-type="float">
            <text:p>16595.2013600001</text:p>
          </table:table-cell>
          <table:table-cell/>
        </table:table-row>
        <table:table-row table:style-name="ro1">
          <table:table-cell office:value-type="float" office:value="16898.9062399997" calcext:value-type="float">
            <text:p>16898.9062399997</text:p>
          </table:table-cell>
          <table:table-cell/>
          <table:table-cell office:value-type="float" office:value="16940.2719099996" calcext:value-type="float">
            <text:p>16940.2719099996</text:p>
          </table:table-cell>
          <table:table-cell/>
          <table:table-cell office:value-type="float" office:value="16784.72387" calcext:value-type="float">
            <text:p>16784.72387</text:p>
          </table:table-cell>
          <table:table-cell/>
          <table:table-cell office:value-type="float" office:value="16901.3662800001" calcext:value-type="float">
            <text:p>16901.3662800001</text:p>
          </table:table-cell>
          <table:table-cell/>
          <table:table-cell office:value-type="float" office:value="16909.1957999999" calcext:value-type="float">
            <text:p>16909.1957999999</text:p>
          </table:table-cell>
          <table:table-cell/>
          <table:table-cell office:value-type="float" office:value="16749.4463700001" calcext:value-type="float">
            <text:p>16749.4463700001</text:p>
          </table:table-cell>
          <table:table-cell/>
          <table:table-cell office:value-type="float" office:value="16882.49204" calcext:value-type="float">
            <text:p>16882.49204</text:p>
          </table:table-cell>
          <table:table-cell/>
          <table:table-cell office:value-type="float" office:value="16719.3921200002" calcext:value-type="float">
            <text:p>16719.3921200002</text:p>
          </table:table-cell>
          <table:table-cell/>
          <table:table-cell office:value-type="float" office:value="16664.1934499999" calcext:value-type="float">
            <text:p>16664.1934499999</text:p>
          </table:table-cell>
          <table:table-cell/>
          <table:table-cell office:value-type="float" office:value="16693.7117100001" calcext:value-type="float">
            <text:p>16693.7117100001</text:p>
          </table:table-cell>
          <table:table-cell/>
          <table:table-cell office:value-type="float" office:value="16861.6814000002" calcext:value-type="float">
            <text:p>16861.6814000002</text:p>
          </table:table-cell>
          <table:table-cell/>
          <table:table-cell office:value-type="float" office:value="16700.7669200002" calcext:value-type="float">
            <text:p>16700.7669200002</text:p>
          </table:table-cell>
          <table:table-cell/>
          <table:table-cell office:value-type="float" office:value="16680.99033" calcext:value-type="float">
            <text:p>16680.99033</text:p>
          </table:table-cell>
          <table:table-cell/>
          <table:table-cell office:value-type="float" office:value="16678.0630700003" calcext:value-type="float">
            <text:p>16678.0630700003</text:p>
          </table:table-cell>
          <table:table-cell/>
          <table:table-cell office:value-type="float" office:value="16637.3737299997" calcext:value-type="float">
            <text:p>16637.3737299997</text:p>
          </table:table-cell>
          <table:table-cell/>
          <table:table-cell office:value-type="float" office:value="16969.2384299992" calcext:value-type="float">
            <text:p>16969.2384299992</text:p>
          </table:table-cell>
          <table:table-cell/>
          <table:table-cell office:value-type="float" office:value="16824.2410399999" calcext:value-type="float">
            <text:p>16824.2410399999</text:p>
          </table:table-cell>
          <table:table-cell/>
          <table:table-cell office:value-type="float" office:value="16612.8707099999" calcext:value-type="float">
            <text:p>16612.8707099999</text:p>
          </table:table-cell>
          <table:table-cell/>
          <table:table-cell office:value-type="float" office:value="16758.3143799998" calcext:value-type="float">
            <text:p>16758.3143799998</text:p>
          </table:table-cell>
          <table:table-cell/>
          <table:table-cell office:value-type="float" office:value="16715.8592399999" calcext:value-type="float">
            <text:p>16715.8592399999</text:p>
          </table:table-cell>
          <table:table-cell/>
        </table:table-row>
        <table:table-row table:style-name="ro1">
          <table:table-cell office:value-type="float" office:value="16831.1586599999" calcext:value-type="float">
            <text:p>16831.1586599999</text:p>
          </table:table-cell>
          <table:table-cell/>
          <table:table-cell office:value-type="float" office:value="17017.2635100001" calcext:value-type="float">
            <text:p>17017.2635100001</text:p>
          </table:table-cell>
          <table:table-cell/>
          <table:table-cell office:value-type="float" office:value="16826.1553799997" calcext:value-type="float">
            <text:p>16826.1553799997</text:p>
          </table:table-cell>
          <table:table-cell/>
          <table:table-cell office:value-type="float" office:value="16792.6059599999" calcext:value-type="float">
            <text:p>16792.6059599999</text:p>
          </table:table-cell>
          <table:table-cell/>
          <table:table-cell office:value-type="float" office:value="16906.37814" calcext:value-type="float">
            <text:p>16906.37814</text:p>
          </table:table-cell>
          <table:table-cell/>
          <table:table-cell office:value-type="float" office:value="16661.0371899998" calcext:value-type="float">
            <text:p>16661.0371899998</text:p>
          </table:table-cell>
          <table:table-cell/>
          <table:table-cell office:value-type="float" office:value="16975.9587200001" calcext:value-type="float">
            <text:p>16975.9587200001</text:p>
          </table:table-cell>
          <table:table-cell/>
          <table:table-cell office:value-type="float" office:value="16931.3262500001" calcext:value-type="float">
            <text:p>16931.3262500001</text:p>
          </table:table-cell>
          <table:table-cell/>
          <table:table-cell office:value-type="float" office:value="16656.86395" calcext:value-type="float">
            <text:p>16656.86395</text:p>
          </table:table-cell>
          <table:table-cell/>
          <table:table-cell office:value-type="float" office:value="16848.3609900004" calcext:value-type="float">
            <text:p>16848.3609900004</text:p>
          </table:table-cell>
          <table:table-cell/>
          <table:table-cell office:value-type="float" office:value="16948.5916300004" calcext:value-type="float">
            <text:p>16948.5916300004</text:p>
          </table:table-cell>
          <table:table-cell/>
          <table:table-cell office:value-type="float" office:value="16696.8999299999" calcext:value-type="float">
            <text:p>16696.8999299999</text:p>
          </table:table-cell>
          <table:table-cell/>
          <table:table-cell office:value-type="float" office:value="16625.67298" calcext:value-type="float">
            <text:p>16625.67298</text:p>
          </table:table-cell>
          <table:table-cell/>
          <table:table-cell office:value-type="float" office:value="16913.6251700002" calcext:value-type="float">
            <text:p>16913.6251700002</text:p>
          </table:table-cell>
          <table:table-cell/>
          <table:table-cell office:value-type="float" office:value="16749.1452899999" calcext:value-type="float">
            <text:p>16749.1452899999</text:p>
          </table:table-cell>
          <table:table-cell/>
          <table:table-cell office:value-type="float" office:value="16877.4451299998" calcext:value-type="float">
            <text:p>16877.4451299998</text:p>
          </table:table-cell>
          <table:table-cell/>
          <table:table-cell office:value-type="float" office:value="16695.6548699998" calcext:value-type="float">
            <text:p>16695.6548699998</text:p>
          </table:table-cell>
          <table:table-cell/>
          <table:table-cell office:value-type="float" office:value="16710.7210100001" calcext:value-type="float">
            <text:p>16710.7210100001</text:p>
          </table:table-cell>
          <table:table-cell/>
          <table:table-cell office:value-type="float" office:value="16748.6895099999" calcext:value-type="float">
            <text:p>16748.6895099999</text:p>
          </table:table-cell>
          <table:table-cell/>
          <table:table-cell office:value-type="float" office:value="16652.32981" calcext:value-type="float">
            <text:p>16652.32981</text:p>
          </table:table-cell>
          <table:table-cell/>
        </table:table-row>
        <table:table-row table:style-name="ro1">
          <table:table-cell office:value-type="float" office:value="16923.4135599999" calcext:value-type="float">
            <text:p>16923.4135599999</text:p>
          </table:table-cell>
          <table:table-cell/>
          <table:table-cell office:value-type="float" office:value="16858.3232899999" calcext:value-type="float">
            <text:p>16858.3232899999</text:p>
          </table:table-cell>
          <table:table-cell/>
          <table:table-cell office:value-type="float" office:value="16842.3601699997" calcext:value-type="float">
            <text:p>16842.3601699997</text:p>
          </table:table-cell>
          <table:table-cell/>
          <table:table-cell office:value-type="float" office:value="16836.6145700002" calcext:value-type="float">
            <text:p>16836.6145700002</text:p>
          </table:table-cell>
          <table:table-cell/>
          <table:table-cell office:value-type="float" office:value="16908.3469800002" calcext:value-type="float">
            <text:p>16908.3469800002</text:p>
          </table:table-cell>
          <table:table-cell/>
          <table:table-cell office:value-type="float" office:value="16764.0096900004" calcext:value-type="float">
            <text:p>16764.0096900004</text:p>
          </table:table-cell>
          <table:table-cell/>
          <table:table-cell office:value-type="float" office:value="17022.31501" calcext:value-type="float">
            <text:p>17022.31501</text:p>
          </table:table-cell>
          <table:table-cell/>
          <table:table-cell office:value-type="float" office:value="16971.1600200002" calcext:value-type="float">
            <text:p>16971.1600200002</text:p>
          </table:table-cell>
          <table:table-cell/>
          <table:table-cell office:value-type="float" office:value="16750.8194199998" calcext:value-type="float">
            <text:p>16750.8194199998</text:p>
          </table:table-cell>
          <table:table-cell/>
          <table:table-cell office:value-type="float" office:value="16780.8167600003" calcext:value-type="float">
            <text:p>16780.8167600003</text:p>
          </table:table-cell>
          <table:table-cell/>
          <table:table-cell office:value-type="float" office:value="16791.2165700004" calcext:value-type="float">
            <text:p>16791.2165700004</text:p>
          </table:table-cell>
          <table:table-cell/>
          <table:table-cell office:value-type="float" office:value="16727.2298299998" calcext:value-type="float">
            <text:p>16727.2298299998</text:p>
          </table:table-cell>
          <table:table-cell/>
          <table:table-cell office:value-type="float" office:value="16754.49137" calcext:value-type="float">
            <text:p>16754.49137</text:p>
          </table:table-cell>
          <table:table-cell/>
          <table:table-cell office:value-type="float" office:value="16639.1290000001" calcext:value-type="float">
            <text:p>16639.1290000001</text:p>
          </table:table-cell>
          <table:table-cell/>
          <table:table-cell office:value-type="float" office:value="16659.2184399999" calcext:value-type="float">
            <text:p>16659.2184399999</text:p>
          </table:table-cell>
          <table:table-cell/>
          <table:table-cell office:value-type="float" office:value="16801.2128200001" calcext:value-type="float">
            <text:p>16801.2128200001</text:p>
          </table:table-cell>
          <table:table-cell/>
          <table:table-cell office:value-type="float" office:value="16785.3033099999" calcext:value-type="float">
            <text:p>16785.3033099999</text:p>
          </table:table-cell>
          <table:table-cell/>
          <table:table-cell office:value-type="float" office:value="16652.7453000001" calcext:value-type="float">
            <text:p>16652.7453000001</text:p>
          </table:table-cell>
          <table:table-cell/>
          <table:table-cell office:value-type="float" office:value="16948.7035999999" calcext:value-type="float">
            <text:p>16948.7035999999</text:p>
          </table:table-cell>
          <table:table-cell/>
          <table:table-cell office:value-type="float" office:value="16577.7534299999" calcext:value-type="float">
            <text:p>16577.7534299999</text:p>
          </table:table-cell>
          <table:table-cell/>
        </table:table-row>
        <table:table-row table:style-name="ro1">
          <table:table-cell office:value-type="float" office:value="16965.4350799998" calcext:value-type="float">
            <text:p>16965.4350799998</text:p>
          </table:table-cell>
          <table:table-cell/>
          <table:table-cell office:value-type="float" office:value="17022.67273" calcext:value-type="float">
            <text:p>17022.67273</text:p>
          </table:table-cell>
          <table:table-cell/>
          <table:table-cell office:value-type="float" office:value="16774.5175700001" calcext:value-type="float">
            <text:p>16774.5175700001</text:p>
          </table:table-cell>
          <table:table-cell/>
          <table:table-cell office:value-type="float" office:value="16814.8456200002" calcext:value-type="float">
            <text:p>16814.8456200002</text:p>
          </table:table-cell>
          <table:table-cell/>
          <table:table-cell office:value-type="float" office:value="16905.6958900001" calcext:value-type="float">
            <text:p>16905.6958900001</text:p>
          </table:table-cell>
          <table:table-cell/>
          <table:table-cell office:value-type="float" office:value="16747.5848000003" calcext:value-type="float">
            <text:p>16747.5848000003</text:p>
          </table:table-cell>
          <table:table-cell/>
          <table:table-cell office:value-type="float" office:value="16764.1790700001" calcext:value-type="float">
            <text:p>16764.1790700001</text:p>
          </table:table-cell>
          <table:table-cell/>
          <table:table-cell office:value-type="float" office:value="17114.5924399998" calcext:value-type="float">
            <text:p>17114.5924399998</text:p>
          </table:table-cell>
          <table:table-cell/>
          <table:table-cell office:value-type="float" office:value="16619.6764699999" calcext:value-type="float">
            <text:p>16619.6764699999</text:p>
          </table:table-cell>
          <table:table-cell/>
          <table:table-cell office:value-type="float" office:value="16921.8859300003" calcext:value-type="float">
            <text:p>16921.8859300003</text:p>
          </table:table-cell>
          <table:table-cell/>
          <table:table-cell office:value-type="float" office:value="16880.0249800001" calcext:value-type="float">
            <text:p>16880.0249800001</text:p>
          </table:table-cell>
          <table:table-cell/>
          <table:table-cell office:value-type="float" office:value="16777.88061" calcext:value-type="float">
            <text:p>16777.88061</text:p>
          </table:table-cell>
          <table:table-cell/>
          <table:table-cell office:value-type="float" office:value="16600.3680600001" calcext:value-type="float">
            <text:p>16600.3680600001</text:p>
          </table:table-cell>
          <table:table-cell/>
          <table:table-cell office:value-type="float" office:value="16865.2459000003" calcext:value-type="float">
            <text:p>16865.2459000003</text:p>
          </table:table-cell>
          <table:table-cell/>
          <table:table-cell office:value-type="float" office:value="16760.9778299997" calcext:value-type="float">
            <text:p>16760.9778299997</text:p>
          </table:table-cell>
          <table:table-cell/>
          <table:table-cell office:value-type="float" office:value="16935.4317500001" calcext:value-type="float">
            <text:p>16935.4317500001</text:p>
          </table:table-cell>
          <table:table-cell/>
          <table:table-cell office:value-type="float" office:value="16800.0458400001" calcext:value-type="float">
            <text:p>16800.0458400001</text:p>
          </table:table-cell>
          <table:table-cell/>
          <table:table-cell office:value-type="float" office:value="16979.82382" calcext:value-type="float">
            <text:p>16979.82382</text:p>
          </table:table-cell>
          <table:table-cell/>
          <table:table-cell office:value-type="float" office:value="16750.8417499997" calcext:value-type="float">
            <text:p>16750.8417499997</text:p>
          </table:table-cell>
          <table:table-cell/>
          <table:table-cell office:value-type="float" office:value="16766.18616" calcext:value-type="float">
            <text:p>16766.18616</text:p>
          </table:table-cell>
          <table:table-cell/>
        </table:table-row>
        <table:table-row table:style-name="ro1">
          <table:table-cell office:value-type="float" office:value="16770.0369" calcext:value-type="float">
            <text:p>16770.0369</text:p>
          </table:table-cell>
          <table:table-cell/>
          <table:table-cell office:value-type="float" office:value="17074.1185799985" calcext:value-type="float">
            <text:p>17074.1185799985</text:p>
          </table:table-cell>
          <table:table-cell/>
          <table:table-cell office:value-type="float" office:value="16724.0283200002" calcext:value-type="float">
            <text:p>16724.0283200002</text:p>
          </table:table-cell>
          <table:table-cell/>
          <table:table-cell office:value-type="float" office:value="16645.48875" calcext:value-type="float">
            <text:p>16645.48875</text:p>
          </table:table-cell>
          <table:table-cell/>
          <table:table-cell office:value-type="float" office:value="16913.0019399992" calcext:value-type="float">
            <text:p>16913.0019399992</text:p>
          </table:table-cell>
          <table:table-cell/>
          <table:table-cell office:value-type="float" office:value="16888.2604400001" calcext:value-type="float">
            <text:p>16888.2604400001</text:p>
          </table:table-cell>
          <table:table-cell/>
          <table:table-cell office:value-type="float" office:value="16840.50482" calcext:value-type="float">
            <text:p>16840.50482</text:p>
          </table:table-cell>
          <table:table-cell/>
          <table:table-cell office:value-type="float" office:value="16887.9781699996" calcext:value-type="float">
            <text:p>16887.9781699996</text:p>
          </table:table-cell>
          <table:table-cell/>
          <table:table-cell office:value-type="float" office:value="16682.48523" calcext:value-type="float">
            <text:p>16682.48523</text:p>
          </table:table-cell>
          <table:table-cell/>
          <table:table-cell office:value-type="float" office:value="16872.45506" calcext:value-type="float">
            <text:p>16872.45506</text:p>
          </table:table-cell>
          <table:table-cell/>
          <table:table-cell office:value-type="float" office:value="16922.4097099996" calcext:value-type="float">
            <text:p>16922.4097099996</text:p>
          </table:table-cell>
          <table:table-cell/>
          <table:table-cell office:value-type="float" office:value="16791.80338" calcext:value-type="float">
            <text:p>16791.80338</text:p>
          </table:table-cell>
          <table:table-cell/>
          <table:table-cell office:value-type="float" office:value="16819.2643000002" calcext:value-type="float">
            <text:p>16819.2643000002</text:p>
          </table:table-cell>
          <table:table-cell/>
          <table:table-cell office:value-type="float" office:value="16607.8013199999" calcext:value-type="float">
            <text:p>16607.8013199999</text:p>
          </table:table-cell>
          <table:table-cell/>
          <table:table-cell office:value-type="float" office:value="16880.0255400004" calcext:value-type="float">
            <text:p>16880.0255400004</text:p>
          </table:table-cell>
          <table:table-cell/>
          <table:table-cell office:value-type="float" office:value="17069.7599199997" calcext:value-type="float">
            <text:p>17069.7599199997</text:p>
          </table:table-cell>
          <table:table-cell/>
          <table:table-cell office:value-type="float" office:value="16753.6177" calcext:value-type="float">
            <text:p>16753.6177</text:p>
          </table:table-cell>
          <table:table-cell/>
          <table:table-cell office:value-type="float" office:value="16717.77832" calcext:value-type="float">
            <text:p>16717.77832</text:p>
          </table:table-cell>
          <table:table-cell/>
          <table:table-cell office:value-type="float" office:value="16747.25658" calcext:value-type="float">
            <text:p>16747.25658</text:p>
          </table:table-cell>
          <table:table-cell/>
          <table:table-cell office:value-type="float" office:value="16728.9202499999" calcext:value-type="float">
            <text:p>16728.9202499999</text:p>
          </table:table-cell>
          <table:table-cell/>
        </table:table-row>
        <table:table-row table:style-name="ro1">
          <table:table-cell office:value-type="float" office:value="16880.94069" calcext:value-type="float">
            <text:p>16880.94069</text:p>
          </table:table-cell>
          <table:table-cell/>
          <table:table-cell office:value-type="float" office:value="17020.2661499999" calcext:value-type="float">
            <text:p>17020.2661499999</text:p>
          </table:table-cell>
          <table:table-cell/>
          <table:table-cell office:value-type="float" office:value="16718.0018499999" calcext:value-type="float">
            <text:p>16718.0018499999</text:p>
          </table:table-cell>
          <table:table-cell/>
          <table:table-cell office:value-type="float" office:value="16718.2659099998" calcext:value-type="float">
            <text:p>16718.2659099998</text:p>
          </table:table-cell>
          <table:table-cell/>
          <table:table-cell office:value-type="float" office:value="16878.85592" calcext:value-type="float">
            <text:p>16878.85592</text:p>
          </table:table-cell>
          <table:table-cell/>
          <table:table-cell office:value-type="float" office:value="16987.16823" calcext:value-type="float">
            <text:p>16987.16823</text:p>
          </table:table-cell>
          <table:table-cell/>
          <table:table-cell office:value-type="float" office:value="16821.7177799997" calcext:value-type="float">
            <text:p>16821.7177799997</text:p>
          </table:table-cell>
          <table:table-cell/>
          <table:table-cell office:value-type="float" office:value="16857.4339600001" calcext:value-type="float">
            <text:p>16857.4339600001</text:p>
          </table:table-cell>
          <table:table-cell/>
          <table:table-cell office:value-type="float" office:value="16827.63909" calcext:value-type="float">
            <text:p>16827.63909</text:p>
          </table:table-cell>
          <table:table-cell/>
          <table:table-cell office:value-type="float" office:value="16804.55539" calcext:value-type="float">
            <text:p>16804.55539</text:p>
          </table:table-cell>
          <table:table-cell/>
          <table:table-cell office:value-type="float" office:value="16733.2397100008" calcext:value-type="float">
            <text:p>16733.2397100008</text:p>
          </table:table-cell>
          <table:table-cell/>
          <table:table-cell office:value-type="float" office:value="16792.1144799995" calcext:value-type="float">
            <text:p>16792.1144799995</text:p>
          </table:table-cell>
          <table:table-cell/>
          <table:table-cell office:value-type="float" office:value="16540.6168" calcext:value-type="float">
            <text:p>16540.6168</text:p>
          </table:table-cell>
          <table:table-cell/>
          <table:table-cell office:value-type="float" office:value="16948.6119199999" calcext:value-type="float">
            <text:p>16948.6119199999</text:p>
          </table:table-cell>
          <table:table-cell/>
          <table:table-cell office:value-type="float" office:value="16595.31532" calcext:value-type="float">
            <text:p>16595.31532</text:p>
          </table:table-cell>
          <table:table-cell/>
          <table:table-cell office:value-type="float" office:value="17107.0574299999" calcext:value-type="float">
            <text:p>17107.0574299999</text:p>
          </table:table-cell>
          <table:table-cell/>
          <table:table-cell office:value-type="float" office:value="16710.00741" calcext:value-type="float">
            <text:p>16710.00741</text:p>
          </table:table-cell>
          <table:table-cell/>
          <table:table-cell office:value-type="float" office:value="16944.5755099998" calcext:value-type="float">
            <text:p>16944.5755099998</text:p>
          </table:table-cell>
          <table:table-cell/>
          <table:table-cell office:value-type="float" office:value="16615.7053799999" calcext:value-type="float">
            <text:p>16615.7053799999</text:p>
          </table:table-cell>
          <table:table-cell/>
          <table:table-cell office:value-type="float" office:value="16736.34966" calcext:value-type="float">
            <text:p>16736.34966</text:p>
          </table:table-cell>
          <table:table-cell/>
        </table:table-row>
        <table:table-row table:style-name="ro1">
          <table:table-cell office:value-type="float" office:value="16873.8610200001" calcext:value-type="float">
            <text:p>16873.8610200001</text:p>
          </table:table-cell>
          <table:table-cell/>
          <table:table-cell office:value-type="float" office:value="16958.0306800001" calcext:value-type="float">
            <text:p>16958.0306800001</text:p>
          </table:table-cell>
          <table:table-cell/>
          <table:table-cell office:value-type="float" office:value="16976.7306700001" calcext:value-type="float">
            <text:p>16976.7306700001</text:p>
          </table:table-cell>
          <table:table-cell/>
          <table:table-cell office:value-type="float" office:value="16747.5069699999" calcext:value-type="float">
            <text:p>16747.5069699999</text:p>
          </table:table-cell>
          <table:table-cell/>
          <table:table-cell office:value-type="float" office:value="16870.7120499999" calcext:value-type="float">
            <text:p>16870.7120499999</text:p>
          </table:table-cell>
          <table:table-cell/>
          <table:table-cell office:value-type="float" office:value="16754.2025" calcext:value-type="float">
            <text:p>16754.2025</text:p>
          </table:table-cell>
          <table:table-cell/>
          <table:table-cell office:value-type="float" office:value="16920.4299900001" calcext:value-type="float">
            <text:p>16920.4299900001</text:p>
          </table:table-cell>
          <table:table-cell/>
          <table:table-cell office:value-type="float" office:value="16839.5997199998" calcext:value-type="float">
            <text:p>16839.5997199998</text:p>
          </table:table-cell>
          <table:table-cell/>
          <table:table-cell office:value-type="float" office:value="16874.96313" calcext:value-type="float">
            <text:p>16874.96313</text:p>
          </table:table-cell>
          <table:table-cell/>
          <table:table-cell office:value-type="float" office:value="17003.4039300001" calcext:value-type="float">
            <text:p>17003.4039300001</text:p>
          </table:table-cell>
          <table:table-cell/>
          <table:table-cell office:value-type="float" office:value="16924.50797" calcext:value-type="float">
            <text:p>16924.50797</text:p>
          </table:table-cell>
          <table:table-cell/>
          <table:table-cell office:value-type="float" office:value="16583.0816200001" calcext:value-type="float">
            <text:p>16583.0816200001</text:p>
          </table:table-cell>
          <table:table-cell/>
          <table:table-cell office:value-type="float" office:value="16631.32446" calcext:value-type="float">
            <text:p>16631.32446</text:p>
          </table:table-cell>
          <table:table-cell/>
          <table:table-cell office:value-type="float" office:value="16913.96992" calcext:value-type="float">
            <text:p>16913.96992</text:p>
          </table:table-cell>
          <table:table-cell/>
          <table:table-cell office:value-type="float" office:value="16611.91907" calcext:value-type="float">
            <text:p>16611.91907</text:p>
          </table:table-cell>
          <table:table-cell/>
          <table:table-cell office:value-type="float" office:value="17244.6865700001" calcext:value-type="float">
            <text:p>17244.6865700001</text:p>
          </table:table-cell>
          <table:table-cell/>
          <table:table-cell office:value-type="float" office:value="16849.41187" calcext:value-type="float">
            <text:p>16849.41187</text:p>
          </table:table-cell>
          <table:table-cell/>
          <table:table-cell office:value-type="float" office:value="16658.81476" calcext:value-type="float">
            <text:p>16658.81476</text:p>
          </table:table-cell>
          <table:table-cell/>
          <table:table-cell office:value-type="float" office:value="16745.6348299999" calcext:value-type="float">
            <text:p>16745.6348299999</text:p>
          </table:table-cell>
          <table:table-cell/>
          <table:table-cell office:value-type="float" office:value="16922.20072" calcext:value-type="float">
            <text:p>16922.20072</text:p>
          </table:table-cell>
          <table:table-cell/>
        </table:table-row>
        <table:table-row table:style-name="ro1">
          <table:table-cell office:value-type="float" office:value="16986.58992" calcext:value-type="float">
            <text:p>16986.58992</text:p>
          </table:table-cell>
          <table:table-cell/>
          <table:table-cell office:value-type="float" office:value="16940.5308700001" calcext:value-type="float">
            <text:p>16940.5308700001</text:p>
          </table:table-cell>
          <table:table-cell/>
          <table:table-cell office:value-type="float" office:value="16684.35752" calcext:value-type="float">
            <text:p>16684.35752</text:p>
          </table:table-cell>
          <table:table-cell/>
          <table:table-cell office:value-type="float" office:value="16726.75138" calcext:value-type="float">
            <text:p>16726.75138</text:p>
          </table:table-cell>
          <table:table-cell/>
          <table:table-cell office:value-type="float" office:value="16894.6614299999" calcext:value-type="float">
            <text:p>16894.6614299999</text:p>
          </table:table-cell>
          <table:table-cell/>
          <table:table-cell office:value-type="float" office:value="16821.5456300001" calcext:value-type="float">
            <text:p>16821.5456300001</text:p>
          </table:table-cell>
          <table:table-cell/>
          <table:table-cell office:value-type="float" office:value="16794.7658900003" calcext:value-type="float">
            <text:p>16794.7658900003</text:p>
          </table:table-cell>
          <table:table-cell/>
          <table:table-cell office:value-type="float" office:value="16888.83159" calcext:value-type="float">
            <text:p>16888.83159</text:p>
          </table:table-cell>
          <table:table-cell/>
          <table:table-cell office:value-type="float" office:value="16753.71715" calcext:value-type="float">
            <text:p>16753.71715</text:p>
          </table:table-cell>
          <table:table-cell/>
          <table:table-cell office:value-type="float" office:value="16746.4276699997" calcext:value-type="float">
            <text:p>16746.4276699997</text:p>
          </table:table-cell>
          <table:table-cell/>
          <table:table-cell office:value-type="float" office:value="16849.8634699993" calcext:value-type="float">
            <text:p>16849.8634699993</text:p>
          </table:table-cell>
          <table:table-cell/>
          <table:table-cell office:value-type="float" office:value="16656.17421" calcext:value-type="float">
            <text:p>16656.17421</text:p>
          </table:table-cell>
          <table:table-cell/>
          <table:table-cell office:value-type="float" office:value="16839.3618699999" calcext:value-type="float">
            <text:p>16839.3618699999</text:p>
          </table:table-cell>
          <table:table-cell/>
          <table:table-cell office:value-type="float" office:value="16617.6760200002" calcext:value-type="float">
            <text:p>16617.6760200002</text:p>
          </table:table-cell>
          <table:table-cell/>
          <table:table-cell office:value-type="float" office:value="16639.45899" calcext:value-type="float">
            <text:p>16639.45899</text:p>
          </table:table-cell>
          <table:table-cell/>
          <table:table-cell office:value-type="float" office:value="16966.843" calcext:value-type="float">
            <text:p>16966.843</text:p>
          </table:table-cell>
          <table:table-cell/>
          <table:table-cell office:value-type="float" office:value="16677.5815900003" calcext:value-type="float">
            <text:p>16677.5815900003</text:p>
          </table:table-cell>
          <table:table-cell/>
          <table:table-cell office:value-type="float" office:value="16773.5945400001" calcext:value-type="float">
            <text:p>16773.5945400001</text:p>
          </table:table-cell>
          <table:table-cell/>
          <table:table-cell office:value-type="float" office:value="16712.32118" calcext:value-type="float">
            <text:p>16712.32118</text:p>
          </table:table-cell>
          <table:table-cell/>
          <table:table-cell office:value-type="float" office:value="16764.9284599998" calcext:value-type="float">
            <text:p>16764.9284599998</text:p>
          </table:table-cell>
          <table:table-cell/>
        </table:table-row>
        <table:table-row table:style-name="ro1">
          <table:table-cell office:value-type="float" office:value="16967.3377899996" calcext:value-type="float">
            <text:p>16967.3377899996</text:p>
          </table:table-cell>
          <table:table-cell/>
          <table:table-cell office:value-type="float" office:value="16951.09609" calcext:value-type="float">
            <text:p>16951.09609</text:p>
          </table:table-cell>
          <table:table-cell/>
          <table:table-cell office:value-type="float" office:value="16730.10892" calcext:value-type="float">
            <text:p>16730.10892</text:p>
          </table:table-cell>
          <table:table-cell/>
          <table:table-cell office:value-type="float" office:value="16807.1409500002" calcext:value-type="float">
            <text:p>16807.1409500002</text:p>
          </table:table-cell>
          <table:table-cell/>
          <table:table-cell office:value-type="float" office:value="16883.7725900001" calcext:value-type="float">
            <text:p>16883.7725900001</text:p>
          </table:table-cell>
          <table:table-cell/>
          <table:table-cell office:value-type="float" office:value="16828.1842100001" calcext:value-type="float">
            <text:p>16828.1842100001</text:p>
          </table:table-cell>
          <table:table-cell/>
          <table:table-cell office:value-type="float" office:value="16934.2744699998" calcext:value-type="float">
            <text:p>16934.2744699998</text:p>
          </table:table-cell>
          <table:table-cell/>
          <table:table-cell office:value-type="float" office:value="17005.2552499999" calcext:value-type="float">
            <text:p>17005.2552499999</text:p>
          </table:table-cell>
          <table:table-cell/>
          <table:table-cell office:value-type="float" office:value="16645.2627100001" calcext:value-type="float">
            <text:p>16645.2627100001</text:p>
          </table:table-cell>
          <table:table-cell/>
          <table:table-cell office:value-type="float" office:value="16843.0037499999" calcext:value-type="float">
            <text:p>16843.0037499999</text:p>
          </table:table-cell>
          <table:table-cell/>
          <table:table-cell office:value-type="float" office:value="17059.9204300002" calcext:value-type="float">
            <text:p>17059.9204300002</text:p>
          </table:table-cell>
          <table:table-cell/>
          <table:table-cell office:value-type="float" office:value="16682.9119800001" calcext:value-type="float">
            <text:p>16682.9119800001</text:p>
          </table:table-cell>
          <table:table-cell/>
          <table:table-cell office:value-type="float" office:value="16787.3233299998" calcext:value-type="float">
            <text:p>16787.3233299998</text:p>
          </table:table-cell>
          <table:table-cell/>
          <table:table-cell office:value-type="float" office:value="16686.7857600006" calcext:value-type="float">
            <text:p>16686.7857600006</text:p>
          </table:table-cell>
          <table:table-cell/>
          <table:table-cell office:value-type="float" office:value="16577.9172300001" calcext:value-type="float">
            <text:p>16577.9172300001</text:p>
          </table:table-cell>
          <table:table-cell/>
          <table:table-cell office:value-type="float" office:value="16951.6175899999" calcext:value-type="float">
            <text:p>16951.6175899999</text:p>
          </table:table-cell>
          <table:table-cell/>
          <table:table-cell office:value-type="float" office:value="17372.9568600003" calcext:value-type="float">
            <text:p>17372.9568600003</text:p>
          </table:table-cell>
          <table:table-cell/>
          <table:table-cell office:value-type="float" office:value="16690.9055700001" calcext:value-type="float">
            <text:p>16690.9055700001</text:p>
          </table:table-cell>
          <table:table-cell/>
          <table:table-cell office:value-type="float" office:value="16709.96053" calcext:value-type="float">
            <text:p>16709.96053</text:p>
          </table:table-cell>
          <table:table-cell/>
          <table:table-cell office:value-type="float" office:value="16796.3789" calcext:value-type="float">
            <text:p>16796.3789</text:p>
          </table:table-cell>
          <table:table-cell/>
        </table:table-row>
      </table:table>
      <table:table table:name="Tabu-Large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2"/>
          <table:table-cell office:value-type="string" calcext:value-type="string">
            <text:p>MDG-c_1_n3000_m300.txt</text:p>
          </table:table-cell>
          <table:table-cell table:number-columns-repeated="2"/>
          <table:table-cell office:value-type="string" calcext:value-type="string">
            <text:p>MDG-c_6_n3000_m400.txt</text:p>
          </table:table-cell>
          <table:table-cell table:number-columns-repeated="2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9936132.58889509" calcext:value-type="float">
            <text:p>9936132.58889509</text:p>
          </table:table-cell>
          <table:table-cell office:value-type="float" office:value="10904364.1410599" calcext:value-type="float">
            <text:p>10904364.1410599</text:p>
          </table:table-cell>
          <table:table-cell office:value-type="float" office:value="0.245689" calcext:value-type="float">
            <text:p>0.245689</text:p>
          </table:table-cell>
          <table:table-cell office:value-type="float" office:value="22463477" calcext:value-type="float">
            <text:p>22463477</text:p>
          </table:table-cell>
          <table:table-cell office:value-type="float" office:value="24184094" calcext:value-type="float">
            <text:p>24184094</text:p>
          </table:table-cell>
          <table:table-cell office:value-type="float" office:value="0.794544" calcext:value-type="float">
            <text:p>0.794544</text:p>
          </table:table-cell>
          <table:table-cell office:value-type="float" office:value="39908316" calcext:value-type="float">
            <text:p>39908316</text:p>
          </table:table-cell>
          <table:table-cell office:value-type="float" office:value="42410629" calcext:value-type="float">
            <text:p>42410629</text:p>
          </table:table-cell>
          <table:table-cell office:value-type="float" office:value="1.496617" calcext:value-type="float">
            <text:p>1.496617</text:p>
          </table:table-cell>
          <table:table-cell office:value-type="float" office:value="62340676" calcext:value-type="float">
            <text:p>62340676</text:p>
          </table:table-cell>
          <table:table-cell office:value-type="float" office:value="65910300" calcext:value-type="float">
            <text:p>65910300</text:p>
          </table:table-cell>
          <table:table-cell office:value-type="float" office:value="2.507612" calcext:value-type="float">
            <text:p>2.507612</text:p>
          </table:table-cell>
          <table:table-cell office:value-type="float" office:value="89728439" calcext:value-type="float">
            <text:p>89728439</text:p>
          </table:table-cell>
          <table:table-cell office:value-type="float" office:value="94413183" calcext:value-type="float">
            <text:p>94413183</text:p>
          </table:table-cell>
          <table:table-cell office:value-type="float" office:value="3.736908" calcext:value-type="float">
            <text:p>3.736908</text:p>
          </table:table-cell>
        </table:table-row>
        <table:table-row table:style-name="ro1">
          <table:table-cell office:value-type="float" office:value="9960760.87616501" calcext:value-type="float">
            <text:p>9960760.87616501</text:p>
          </table:table-cell>
          <table:table-cell office:value-type="float" office:value="10880307.2498754" calcext:value-type="float">
            <text:p>10880307.2498754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22451050" calcext:value-type="float">
            <text:p>22451050</text:p>
          </table:table-cell>
          <table:table-cell office:value-type="float" office:value="24219265" calcext:value-type="float">
            <text:p>24219265</text:p>
          </table:table-cell>
          <table:table-cell office:value-type="float" office:value="0.763536" calcext:value-type="float">
            <text:p>0.763536</text:p>
          </table:table-cell>
          <table:table-cell office:value-type="float" office:value="39997188" calcext:value-type="float">
            <text:p>39997188</text:p>
          </table:table-cell>
          <table:table-cell office:value-type="float" office:value="42498711" calcext:value-type="float">
            <text:p>42498711</text:p>
          </table:table-cell>
          <table:table-cell office:value-type="float" office:value="1.495847" calcext:value-type="float">
            <text:p>1.495847</text:p>
          </table:table-cell>
          <table:table-cell office:value-type="float" office:value="62380635" calcext:value-type="float">
            <text:p>62380635</text:p>
          </table:table-cell>
          <table:table-cell office:value-type="float" office:value="65830075" calcext:value-type="float">
            <text:p>65830075</text:p>
          </table:table-cell>
          <table:table-cell office:value-type="float" office:value="2.600676" calcext:value-type="float">
            <text:p>2.600676</text:p>
          </table:table-cell>
          <table:table-cell office:value-type="float" office:value="89711782" calcext:value-type="float">
            <text:p>89711782</text:p>
          </table:table-cell>
          <table:table-cell office:value-type="float" office:value="94291454" calcext:value-type="float">
            <text:p>94291454</text:p>
          </table:table-cell>
          <table:table-cell office:value-type="float" office:value="3.700943" calcext:value-type="float">
            <text:p>3.700943</text:p>
          </table:table-cell>
        </table:table-row>
        <table:table-row table:style-name="ro1">
          <table:table-cell office:value-type="float" office:value="9902832.88131513" calcext:value-type="float">
            <text:p>9902832.88131513</text:p>
          </table:table-cell>
          <table:table-cell office:value-type="float" office:value="10874946.0702778" calcext:value-type="float">
            <text:p>10874946.0702778</text:p>
          </table:table-cell>
          <table:table-cell office:value-type="float" office:value="0.251915" calcext:value-type="float">
            <text:p>0.251915</text:p>
          </table:table-cell>
          <table:table-cell office:value-type="float" office:value="22476323" calcext:value-type="float">
            <text:p>22476323</text:p>
          </table:table-cell>
          <table:table-cell office:value-type="float" office:value="24252957" calcext:value-type="float">
            <text:p>24252957</text:p>
          </table:table-cell>
          <table:table-cell office:value-type="float" office:value="0.797038" calcext:value-type="float">
            <text:p>0.797038</text:p>
          </table:table-cell>
          <table:table-cell office:value-type="float" office:value="39943090" calcext:value-type="float">
            <text:p>39943090</text:p>
          </table:table-cell>
          <table:table-cell office:value-type="float" office:value="42484190" calcext:value-type="float">
            <text:p>42484190</text:p>
          </table:table-cell>
          <table:table-cell office:value-type="float" office:value="1.543158" calcext:value-type="float">
            <text:p>1.543158</text:p>
          </table:table-cell>
          <table:table-cell office:value-type="float" office:value="62336599" calcext:value-type="float">
            <text:p>62336599</text:p>
          </table:table-cell>
          <table:table-cell office:value-type="float" office:value="65869612" calcext:value-type="float">
            <text:p>65869612</text:p>
          </table:table-cell>
          <table:table-cell office:value-type="float" office:value="2.846662" calcext:value-type="float">
            <text:p>2.846662</text:p>
          </table:table-cell>
          <table:table-cell office:value-type="float" office:value="89915075" calcext:value-type="float">
            <text:p>89915075</text:p>
          </table:table-cell>
          <table:table-cell office:value-type="float" office:value="94348887" calcext:value-type="float">
            <text:p>94348887</text:p>
          </table:table-cell>
          <table:table-cell office:value-type="float" office:value="3.967978" calcext:value-type="float">
            <text:p>3.967978</text:p>
          </table:table-cell>
        </table:table-row>
        <table:table-row table:style-name="ro1">
          <table:table-cell office:value-type="float" office:value="9951206.37181835" calcext:value-type="float">
            <text:p>9951206.37181835</text:p>
          </table:table-cell>
          <table:table-cell office:value-type="float" office:value="10853089.9892002" calcext:value-type="float">
            <text:p>10853089.9892002</text:p>
          </table:table-cell>
          <table:table-cell office:value-type="float" office:value="0.276224" calcext:value-type="float">
            <text:p>0.276224</text:p>
          </table:table-cell>
          <table:table-cell office:value-type="float" office:value="22549088" calcext:value-type="float">
            <text:p>22549088</text:p>
          </table:table-cell>
          <table:table-cell office:value-type="float" office:value="24174535" calcext:value-type="float">
            <text:p>24174535</text:p>
          </table:table-cell>
          <table:table-cell office:value-type="float" office:value="0.798263" calcext:value-type="float">
            <text:p>0.798263</text:p>
          </table:table-cell>
          <table:table-cell office:value-type="float" office:value="39923413" calcext:value-type="float">
            <text:p>39923413</text:p>
          </table:table-cell>
          <table:table-cell office:value-type="float" office:value="42460375" calcext:value-type="float">
            <text:p>42460375</text:p>
          </table:table-cell>
          <table:table-cell office:value-type="float" office:value="1.480884" calcext:value-type="float">
            <text:p>1.480884</text:p>
          </table:table-cell>
          <table:table-cell office:value-type="float" office:value="62470163" calcext:value-type="float">
            <text:p>62470163</text:p>
          </table:table-cell>
          <table:table-cell office:value-type="float" office:value="65912190" calcext:value-type="float">
            <text:p>65912190</text:p>
          </table:table-cell>
          <table:table-cell office:value-type="float" office:value="2.608651" calcext:value-type="float">
            <text:p>2.608651</text:p>
          </table:table-cell>
          <table:table-cell office:value-type="float" office:value="89844743" calcext:value-type="float">
            <text:p>89844743</text:p>
          </table:table-cell>
          <table:table-cell office:value-type="float" office:value="94471884" calcext:value-type="float">
            <text:p>94471884</text:p>
          </table:table-cell>
          <table:table-cell office:value-type="float" office:value="3.976343" calcext:value-type="float">
            <text:p>3.976343</text:p>
          </table:table-cell>
        </table:table-row>
        <table:table-row table:style-name="ro1">
          <table:table-cell office:value-type="float" office:value="9905685.07285382" calcext:value-type="float">
            <text:p>9905685.07285382</text:p>
          </table:table-cell>
          <table:table-cell office:value-type="float" office:value="10881804.8048545" calcext:value-type="float">
            <text:p>10881804.8048545</text:p>
          </table:table-cell>
          <table:table-cell office:value-type="float" office:value="0.27281" calcext:value-type="float">
            <text:p>0.27281</text:p>
          </table:table-cell>
          <table:table-cell office:value-type="float" office:value="22529702" calcext:value-type="float">
            <text:p>22529702</text:p>
          </table:table-cell>
          <table:table-cell office:value-type="float" office:value="24194321" calcext:value-type="float">
            <text:p>24194321</text:p>
          </table:table-cell>
          <table:table-cell office:value-type="float" office:value="0.807433" calcext:value-type="float">
            <text:p>0.807433</text:p>
          </table:table-cell>
          <table:table-cell office:value-type="float" office:value="39906608" calcext:value-type="float">
            <text:p>39906608</text:p>
          </table:table-cell>
          <table:table-cell office:value-type="float" office:value="42478834" calcext:value-type="float">
            <text:p>42478834</text:p>
          </table:table-cell>
          <table:table-cell office:value-type="float" office:value="1.512163" calcext:value-type="float">
            <text:p>1.512163</text:p>
          </table:table-cell>
          <table:table-cell office:value-type="float" office:value="62291128" calcext:value-type="float">
            <text:p>62291128</text:p>
          </table:table-cell>
          <table:table-cell office:value-type="float" office:value="65772075" calcext:value-type="float">
            <text:p>65772075</text:p>
          </table:table-cell>
          <table:table-cell office:value-type="float" office:value="2.700758" calcext:value-type="float">
            <text:p>2.700758</text:p>
          </table:table-cell>
          <table:table-cell office:value-type="float" office:value="89910715" calcext:value-type="float">
            <text:p>89910715</text:p>
          </table:table-cell>
          <table:table-cell office:value-type="float" office:value="94221621" calcext:value-type="float">
            <text:p>94221621</text:p>
          </table:table-cell>
          <table:table-cell office:value-type="float" office:value="4.034116" calcext:value-type="float">
            <text:p>4.034116</text:p>
          </table:table-cell>
        </table:table-row>
        <table:table-row table:style-name="ro1">
          <table:table-cell office:value-type="float" office:value="9995624.1096424" calcext:value-type="float">
            <text:p>9995624.1096424</text:p>
          </table:table-cell>
          <table:table-cell office:value-type="float" office:value="10898258.4174151" calcext:value-type="float">
            <text:p>10898258.4174151</text:p>
          </table:table-cell>
          <table:table-cell office:value-type="float" office:value="0.311514" calcext:value-type="float">
            <text:p>0.311514</text:p>
          </table:table-cell>
          <table:table-cell office:value-type="float" office:value="22460546" calcext:value-type="float">
            <text:p>22460546</text:p>
          </table:table-cell>
          <table:table-cell office:value-type="float" office:value="24165219" calcext:value-type="float">
            <text:p>24165219</text:p>
          </table:table-cell>
          <table:table-cell office:value-type="float" office:value="0.783935" calcext:value-type="float">
            <text:p>0.783935</text:p>
          </table:table-cell>
          <table:table-cell office:value-type="float" office:value="39974920" calcext:value-type="float">
            <text:p>39974920</text:p>
          </table:table-cell>
          <table:table-cell office:value-type="float" office:value="42522201" calcext:value-type="float">
            <text:p>42522201</text:p>
          </table:table-cell>
          <table:table-cell office:value-type="float" office:value="1.513642" calcext:value-type="float">
            <text:p>1.513642</text:p>
          </table:table-cell>
          <table:table-cell office:value-type="float" office:value="62255154" calcext:value-type="float">
            <text:p>62255154</text:p>
          </table:table-cell>
          <table:table-cell office:value-type="float" office:value="65839894" calcext:value-type="float">
            <text:p>65839894</text:p>
          </table:table-cell>
          <table:table-cell office:value-type="float" office:value="2.726358" calcext:value-type="float">
            <text:p>2.726358</text:p>
          </table:table-cell>
          <table:table-cell office:value-type="float" office:value="89873211" calcext:value-type="float">
            <text:p>89873211</text:p>
          </table:table-cell>
          <table:table-cell office:value-type="float" office:value="94388006" calcext:value-type="float">
            <text:p>94388006</text:p>
          </table:table-cell>
          <table:table-cell office:value-type="float" office:value="3.915604" calcext:value-type="float">
            <text:p>3.915604</text:p>
          </table:table-cell>
        </table:table-row>
        <table:table-row table:style-name="ro1">
          <table:table-cell office:value-type="float" office:value="9931772.48474916" calcext:value-type="float">
            <text:p>9931772.48474916</text:p>
          </table:table-cell>
          <table:table-cell office:value-type="float" office:value="10869043.2539996" calcext:value-type="float">
            <text:p>10869043.2539996</text:p>
          </table:table-cell>
          <table:table-cell office:value-type="float" office:value="0.259956" calcext:value-type="float">
            <text:p>0.259956</text:p>
          </table:table-cell>
          <table:table-cell office:value-type="float" office:value="22425008" calcext:value-type="float">
            <text:p>22425008</text:p>
          </table:table-cell>
          <table:table-cell office:value-type="float" office:value="24224449" calcext:value-type="float">
            <text:p>24224449</text:p>
          </table:table-cell>
          <table:table-cell office:value-type="float" office:value="0.767594" calcext:value-type="float">
            <text:p>0.767594</text:p>
          </table:table-cell>
          <table:table-cell office:value-type="float" office:value="39854801" calcext:value-type="float">
            <text:p>39854801</text:p>
          </table:table-cell>
          <table:table-cell office:value-type="float" office:value="42473749" calcext:value-type="float">
            <text:p>42473749</text:p>
          </table:table-cell>
          <table:table-cell office:value-type="float" office:value="1.484277" calcext:value-type="float">
            <text:p>1.484277</text:p>
          </table:table-cell>
          <table:table-cell office:value-type="float" office:value="62419050" calcext:value-type="float">
            <text:p>62419050</text:p>
          </table:table-cell>
          <table:table-cell office:value-type="float" office:value="65873984" calcext:value-type="float">
            <text:p>65873984</text:p>
          </table:table-cell>
          <table:table-cell office:value-type="float" office:value="2.700455" calcext:value-type="float">
            <text:p>2.700455</text:p>
          </table:table-cell>
          <table:table-cell office:value-type="float" office:value="89768762" calcext:value-type="float">
            <text:p>89768762</text:p>
          </table:table-cell>
          <table:table-cell office:value-type="float" office:value="94419578" calcext:value-type="float">
            <text:p>94419578</text:p>
          </table:table-cell>
          <table:table-cell office:value-type="float" office:value="3.899438" calcext:value-type="float">
            <text:p>3.899438</text:p>
          </table:table-cell>
        </table:table-row>
        <table:table-row table:style-name="ro1">
          <table:table-cell office:value-type="float" office:value="9890445.08703535" calcext:value-type="float">
            <text:p>9890445.08703535</text:p>
          </table:table-cell>
          <table:table-cell office:value-type="float" office:value="10889886.8104965" calcext:value-type="float">
            <text:p>10889886.8104965</text:p>
          </table:table-cell>
          <table:table-cell office:value-type="float" office:value="0.25863" calcext:value-type="float">
            <text:p>0.25863</text:p>
          </table:table-cell>
          <table:table-cell office:value-type="float" office:value="22433757" calcext:value-type="float">
            <text:p>22433757</text:p>
          </table:table-cell>
          <table:table-cell office:value-type="float" office:value="24166638" calcext:value-type="float">
            <text:p>24166638</text:p>
          </table:table-cell>
          <table:table-cell office:value-type="float" office:value="0.800576" calcext:value-type="float">
            <text:p>0.800576</text:p>
          </table:table-cell>
          <table:table-cell office:value-type="float" office:value="39861628" calcext:value-type="float">
            <text:p>39861628</text:p>
          </table:table-cell>
          <table:table-cell office:value-type="float" office:value="42473074" calcext:value-type="float">
            <text:p>42473074</text:p>
          </table:table-cell>
          <table:table-cell office:value-type="float" office:value="1.559376" calcext:value-type="float">
            <text:p>1.559376</text:p>
          </table:table-cell>
          <table:table-cell office:value-type="float" office:value="62564719" calcext:value-type="float">
            <text:p>62564719</text:p>
          </table:table-cell>
          <table:table-cell office:value-type="float" office:value="65897235" calcext:value-type="float">
            <text:p>65897235</text:p>
          </table:table-cell>
          <table:table-cell office:value-type="float" office:value="2.630463" calcext:value-type="float">
            <text:p>2.630463</text:p>
          </table:table-cell>
          <table:table-cell office:value-type="float" office:value="89961227" calcext:value-type="float">
            <text:p>89961227</text:p>
          </table:table-cell>
          <table:table-cell office:value-type="float" office:value="94229265" calcext:value-type="float">
            <text:p>94229265</text:p>
          </table:table-cell>
          <table:table-cell office:value-type="float" office:value="3.995377" calcext:value-type="float">
            <text:p>3.995377</text:p>
          </table:table-cell>
        </table:table-row>
        <table:table-row table:style-name="ro1">
          <table:table-cell office:value-type="float" office:value="9957384.33735761" calcext:value-type="float">
            <text:p>9957384.33735761</text:p>
          </table:table-cell>
          <table:table-cell office:value-type="float" office:value="10884687.2312089" calcext:value-type="float">
            <text:p>10884687.2312089</text:p>
          </table:table-cell>
          <table:table-cell office:value-type="float" office:value="0.46447" calcext:value-type="float">
            <text:p>0.46447</text:p>
          </table:table-cell>
          <table:table-cell office:value-type="float" office:value="22454061" calcext:value-type="float">
            <text:p>22454061</text:p>
          </table:table-cell>
          <table:table-cell office:value-type="float" office:value="24219787" calcext:value-type="float">
            <text:p>24219787</text:p>
          </table:table-cell>
          <table:table-cell office:value-type="float" office:value="0.796085" calcext:value-type="float">
            <text:p>0.796085</text:p>
          </table:table-cell>
          <table:table-cell office:value-type="float" office:value="39885613" calcext:value-type="float">
            <text:p>39885613</text:p>
          </table:table-cell>
          <table:table-cell office:value-type="float" office:value="42462299" calcext:value-type="float">
            <text:p>42462299</text:p>
          </table:table-cell>
          <table:table-cell office:value-type="float" office:value="1.501867" calcext:value-type="float">
            <text:p>1.501867</text:p>
          </table:table-cell>
          <table:table-cell office:value-type="float" office:value="62277541" calcext:value-type="float">
            <text:p>62277541</text:p>
          </table:table-cell>
          <table:table-cell office:value-type="float" office:value="65893701" calcext:value-type="float">
            <text:p>65893701</text:p>
          </table:table-cell>
          <table:table-cell office:value-type="float" office:value="2.516521" calcext:value-type="float">
            <text:p>2.516521</text:p>
          </table:table-cell>
          <table:table-cell office:value-type="float" office:value="89859166" calcext:value-type="float">
            <text:p>89859166</text:p>
          </table:table-cell>
          <table:table-cell office:value-type="float" office:value="94388790" calcext:value-type="float">
            <text:p>94388790</text:p>
          </table:table-cell>
          <table:table-cell office:value-type="float" office:value="3.687223" calcext:value-type="float">
            <text:p>3.687223</text:p>
          </table:table-cell>
        </table:table-row>
        <table:table-row table:style-name="ro1">
          <table:table-cell office:value-type="float" office:value="10002231.9467969" calcext:value-type="float">
            <text:p>10002231.9467969</text:p>
          </table:table-cell>
          <table:table-cell office:value-type="float" office:value="10891270.0168545" calcext:value-type="float">
            <text:p>10891270.0168545</text:p>
          </table:table-cell>
          <table:table-cell office:value-type="float" office:value="0.273316" calcext:value-type="float">
            <text:p>0.273316</text:p>
          </table:table-cell>
          <table:table-cell office:value-type="float" office:value="22406122" calcext:value-type="float">
            <text:p>22406122</text:p>
          </table:table-cell>
          <table:table-cell office:value-type="float" office:value="24213917" calcext:value-type="float">
            <text:p>24213917</text:p>
          </table:table-cell>
          <table:table-cell office:value-type="float" office:value="0.760616" calcext:value-type="float">
            <text:p>0.760616</text:p>
          </table:table-cell>
          <table:table-cell office:value-type="float" office:value="39945413" calcext:value-type="float">
            <text:p>39945413</text:p>
          </table:table-cell>
          <table:table-cell office:value-type="float" office:value="42429466" calcext:value-type="float">
            <text:p>42429466</text:p>
          </table:table-cell>
          <table:table-cell office:value-type="float" office:value="1.60063" calcext:value-type="float">
            <text:p>1.60063</text:p>
          </table:table-cell>
          <table:table-cell office:value-type="float" office:value="62468619" calcext:value-type="float">
            <text:p>62468619</text:p>
          </table:table-cell>
          <table:table-cell office:value-type="float" office:value="65923897" calcext:value-type="float">
            <text:p>65923897</text:p>
          </table:table-cell>
          <table:table-cell office:value-type="float" office:value="2.649455" calcext:value-type="float">
            <text:p>2.649455</text:p>
          </table:table-cell>
          <table:table-cell office:value-type="float" office:value="89695064" calcext:value-type="float">
            <text:p>89695064</text:p>
          </table:table-cell>
          <table:table-cell office:value-type="float" office:value="94289073" calcext:value-type="float">
            <text:p>94289073</text:p>
          </table:table-cell>
          <table:table-cell office:value-type="float" office:value="4.053048" calcext:value-type="float">
            <text:p>4.053048</text:p>
          </table:table-cell>
        </table:table-row>
        <table:table-row table:style-name="ro1">
          <table:table-cell office:value-type="float" office:value="10002292.4929761" calcext:value-type="float">
            <text:p>10002292.4929761</text:p>
          </table:table-cell>
          <table:table-cell office:value-type="float" office:value="10846120.3681802" calcext:value-type="float">
            <text:p>10846120.3681802</text:p>
          </table:table-cell>
          <table:table-cell office:value-type="float" office:value="0.241683" calcext:value-type="float">
            <text:p>0.241683</text:p>
          </table:table-cell>
          <table:table-cell office:value-type="float" office:value="22458925" calcext:value-type="float">
            <text:p>22458925</text:p>
          </table:table-cell>
          <table:table-cell office:value-type="float" office:value="24166104" calcext:value-type="float">
            <text:p>24166104</text:p>
          </table:table-cell>
          <table:table-cell office:value-type="float" office:value="0.769321" calcext:value-type="float">
            <text:p>0.769321</text:p>
          </table:table-cell>
          <table:table-cell office:value-type="float" office:value="39778842" calcext:value-type="float">
            <text:p>39778842</text:p>
          </table:table-cell>
          <table:table-cell office:value-type="float" office:value="42472688" calcext:value-type="float">
            <text:p>42472688</text:p>
          </table:table-cell>
          <table:table-cell office:value-type="float" office:value="1.504016" calcext:value-type="float">
            <text:p>1.504016</text:p>
          </table:table-cell>
          <table:table-cell office:value-type="float" office:value="62305774" calcext:value-type="float">
            <text:p>62305774</text:p>
          </table:table-cell>
          <table:table-cell office:value-type="float" office:value="65721993" calcext:value-type="float">
            <text:p>65721993</text:p>
          </table:table-cell>
          <table:table-cell office:value-type="float" office:value="2.492904" calcext:value-type="float">
            <text:p>2.492904</text:p>
          </table:table-cell>
          <table:table-cell office:value-type="float" office:value="90015025" calcext:value-type="float">
            <text:p>90015025</text:p>
          </table:table-cell>
          <table:table-cell office:value-type="float" office:value="94262402" calcext:value-type="float">
            <text:p>94262402</text:p>
          </table:table-cell>
          <table:table-cell office:value-type="float" office:value="3.87511" calcext:value-type="float">
            <text:p>3.87511</text:p>
          </table:table-cell>
        </table:table-row>
        <table:table-row table:style-name="ro1">
          <table:table-cell office:value-type="float" office:value="10015572.8450043" calcext:value-type="float">
            <text:p>10015572.8450043</text:p>
          </table:table-cell>
          <table:table-cell office:value-type="float" office:value="10925428.0232374" calcext:value-type="float">
            <text:p>10925428.0232374</text:p>
          </table:table-cell>
          <table:table-cell office:value-type="float" office:value="0.246441" calcext:value-type="float">
            <text:p>0.246441</text:p>
          </table:table-cell>
          <table:table-cell office:value-type="float" office:value="22474388" calcext:value-type="float">
            <text:p>22474388</text:p>
          </table:table-cell>
          <table:table-cell office:value-type="float" office:value="24206567" calcext:value-type="float">
            <text:p>24206567</text:p>
          </table:table-cell>
          <table:table-cell office:value-type="float" office:value="0.805249" calcext:value-type="float">
            <text:p>0.805249</text:p>
          </table:table-cell>
          <table:table-cell office:value-type="float" office:value="40003968" calcext:value-type="float">
            <text:p>40003968</text:p>
          </table:table-cell>
          <table:table-cell office:value-type="float" office:value="42526113" calcext:value-type="float">
            <text:p>42526113</text:p>
          </table:table-cell>
          <table:table-cell office:value-type="float" office:value="1.471003" calcext:value-type="float">
            <text:p>1.471003</text:p>
          </table:table-cell>
          <table:table-cell office:value-type="float" office:value="62436832" calcext:value-type="float">
            <text:p>62436832</text:p>
          </table:table-cell>
          <table:table-cell office:value-type="float" office:value="65802772" calcext:value-type="float">
            <text:p>65802772</text:p>
          </table:table-cell>
          <table:table-cell office:value-type="float" office:value="2.487316" calcext:value-type="float">
            <text:p>2.487316</text:p>
          </table:table-cell>
          <table:table-cell office:value-type="float" office:value="89664784" calcext:value-type="float">
            <text:p>89664784</text:p>
          </table:table-cell>
          <table:table-cell office:value-type="float" office:value="94232056" calcext:value-type="float">
            <text:p>94232056</text:p>
          </table:table-cell>
          <table:table-cell office:value-type="float" office:value="3.899506" calcext:value-type="float">
            <text:p>3.899506</text:p>
          </table:table-cell>
        </table:table-row>
        <table:table-row table:style-name="ro1">
          <table:table-cell office:value-type="float" office:value="9909327.02981271" calcext:value-type="float">
            <text:p>9909327.02981271</text:p>
          </table:table-cell>
          <table:table-cell office:value-type="float" office:value="10909652.2857175" calcext:value-type="float">
            <text:p>10909652.2857175</text:p>
          </table:table-cell>
          <table:table-cell office:value-type="float" office:value="0.24626" calcext:value-type="float">
            <text:p>0.24626</text:p>
          </table:table-cell>
          <table:table-cell office:value-type="float" office:value="22572488" calcext:value-type="float">
            <text:p>22572488</text:p>
          </table:table-cell>
          <table:table-cell office:value-type="float" office:value="24202427" calcext:value-type="float">
            <text:p>24202427</text:p>
          </table:table-cell>
          <table:table-cell office:value-type="float" office:value="0.885319" calcext:value-type="float">
            <text:p>0.885319</text:p>
          </table:table-cell>
          <table:table-cell office:value-type="float" office:value="39959334" calcext:value-type="float">
            <text:p>39959334</text:p>
          </table:table-cell>
          <table:table-cell office:value-type="float" office:value="42503254" calcext:value-type="float">
            <text:p>42503254</text:p>
          </table:table-cell>
          <table:table-cell office:value-type="float" office:value="1.473052" calcext:value-type="float">
            <text:p>1.473052</text:p>
          </table:table-cell>
          <table:table-cell office:value-type="float" office:value="62379079" calcext:value-type="float">
            <text:p>62379079</text:p>
          </table:table-cell>
          <table:table-cell office:value-type="float" office:value="65763316" calcext:value-type="float">
            <text:p>65763316</text:p>
          </table:table-cell>
          <table:table-cell office:value-type="float" office:value="2.786864" calcext:value-type="float">
            <text:p>2.786864</text:p>
          </table:table-cell>
          <table:table-cell office:value-type="float" office:value="89744451" calcext:value-type="float">
            <text:p>89744451</text:p>
          </table:table-cell>
          <table:table-cell office:value-type="float" office:value="94412761" calcext:value-type="float">
            <text:p>94412761</text:p>
          </table:table-cell>
          <table:table-cell office:value-type="float" office:value="3.781453" calcext:value-type="float">
            <text:p>3.781453</text:p>
          </table:table-cell>
        </table:table-row>
        <table:table-row table:style-name="ro1">
          <table:table-cell office:value-type="float" office:value="9949981.46899018" calcext:value-type="float">
            <text:p>9949981.46899018</text:p>
          </table:table-cell>
          <table:table-cell office:value-type="float" office:value="10884266.2683734" calcext:value-type="float">
            <text:p>10884266.2683734</text:p>
          </table:table-cell>
          <table:table-cell office:value-type="float" office:value="0.254921" calcext:value-type="float">
            <text:p>0.254921</text:p>
          </table:table-cell>
          <table:table-cell office:value-type="float" office:value="22547484" calcext:value-type="float">
            <text:p>22547484</text:p>
          </table:table-cell>
          <table:table-cell office:value-type="float" office:value="24164255" calcext:value-type="float">
            <text:p>24164255</text:p>
          </table:table-cell>
          <table:table-cell office:value-type="float" office:value="0.759706" calcext:value-type="float">
            <text:p>0.759706</text:p>
          </table:table-cell>
          <table:table-cell office:value-type="float" office:value="39913980" calcext:value-type="float">
            <text:p>39913980</text:p>
          </table:table-cell>
          <table:table-cell office:value-type="float" office:value="42465657" calcext:value-type="float">
            <text:p>42465657</text:p>
          </table:table-cell>
          <table:table-cell office:value-type="float" office:value="1.494938" calcext:value-type="float">
            <text:p>1.494938</text:p>
          </table:table-cell>
          <table:table-cell office:value-type="float" office:value="62467016" calcext:value-type="float">
            <text:p>62467016</text:p>
          </table:table-cell>
          <table:table-cell office:value-type="float" office:value="65844991" calcext:value-type="float">
            <text:p>65844991</text:p>
          </table:table-cell>
          <table:table-cell office:value-type="float" office:value="2.672471" calcext:value-type="float">
            <text:p>2.672471</text:p>
          </table:table-cell>
          <table:table-cell office:value-type="float" office:value="89890010" calcext:value-type="float">
            <text:p>89890010</text:p>
          </table:table-cell>
          <table:table-cell office:value-type="float" office:value="94359214" calcext:value-type="float">
            <text:p>94359214</text:p>
          </table:table-cell>
          <table:table-cell office:value-type="float" office:value="3.845806" calcext:value-type="float">
            <text:p>3.845806</text:p>
          </table:table-cell>
        </table:table-row>
        <table:table-row table:style-name="ro1">
          <table:table-cell office:value-type="float" office:value="9950189.37409274" calcext:value-type="float">
            <text:p>9950189.37409274</text:p>
          </table:table-cell>
          <table:table-cell office:value-type="float" office:value="10883561.5931403" calcext:value-type="float">
            <text:p>10883561.5931403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22505492" calcext:value-type="float">
            <text:p>22505492</text:p>
          </table:table-cell>
          <table:table-cell office:value-type="float" office:value="24127676" calcext:value-type="float">
            <text:p>24127676</text:p>
          </table:table-cell>
          <table:table-cell office:value-type="float" office:value="0.786371" calcext:value-type="float">
            <text:p>0.786371</text:p>
          </table:table-cell>
          <table:table-cell office:value-type="float" office:value="40018662" calcext:value-type="float">
            <text:p>40018662</text:p>
          </table:table-cell>
          <table:table-cell office:value-type="float" office:value="42459251" calcext:value-type="float">
            <text:p>42459251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62321775" calcext:value-type="float">
            <text:p>62321775</text:p>
          </table:table-cell>
          <table:table-cell office:value-type="float" office:value="65909493" calcext:value-type="float">
            <text:p>65909493</text:p>
          </table:table-cell>
          <table:table-cell office:value-type="float" office:value="2.636671" calcext:value-type="float">
            <text:p>2.636671</text:p>
          </table:table-cell>
          <table:table-cell office:value-type="float" office:value="90053277" calcext:value-type="float">
            <text:p>90053277</text:p>
          </table:table-cell>
          <table:table-cell office:value-type="float" office:value="94528129" calcext:value-type="float">
            <text:p>94528129</text:p>
          </table:table-cell>
          <table:table-cell office:value-type="float" office:value="3.680751" calcext:value-type="float">
            <text:p>3.68075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estc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c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5"/>
        </table:table-row>
        <table:table-row table:style-name="ro1">
          <table:table-cell office:value-type="float" office:value="10904364.1410599" calcext:value-type="float">
            <text:p>10904364.1410599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24184094" calcext:value-type="float">
            <text:p>24184094</text:p>
          </table:table-cell>
          <table:table-cell office:value-type="float" office:value="24884110" calcext:value-type="float">
            <text:p>24884110</text:p>
          </table:table-cell>
          <table:table-cell office:value-type="float" office:value="42410629" calcext:value-type="float">
            <text:p>42410629</text:p>
          </table:table-cell>
          <table:table-cell office:value-type="float" office:value="43465087" calcext:value-type="float">
            <text:p>43465087</text:p>
          </table:table-cell>
          <table:table-cell office:value-type="float" office:value="65910300" calcext:value-type="float">
            <text:p>65910300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4413183" calcext:value-type="float">
            <text:p>94413183</text:p>
          </table:table-cell>
          <table:table-cell office:value-type="float" office:value="95556435" calcext:value-type="float">
            <text:p>95556435</text:p>
          </table:table-cell>
          <table:table-cell table:number-columns-repeated="5"/>
        </table:table-row>
        <table:table-row table:style-name="ro1">
          <table:table-cell office:value-type="float" office:value="10880307.2498754" calcext:value-type="float">
            <text:p>10880307.2498754</text:p>
          </table:table-cell>
          <table:table-cell/>
          <table:table-cell office:value-type="float" office:value="24219265" calcext:value-type="float">
            <text:p>24219265</text:p>
          </table:table-cell>
          <table:table-cell/>
          <table:table-cell office:value-type="float" office:value="42498711" calcext:value-type="float">
            <text:p>42498711</text:p>
          </table:table-cell>
          <table:table-cell/>
          <table:table-cell office:value-type="float" office:value="65830075" calcext:value-type="float">
            <text:p>65830075</text:p>
          </table:table-cell>
          <table:table-cell/>
          <table:table-cell office:value-type="float" office:value="94291454" calcext:value-type="float">
            <text:p>94291454</text:p>
          </table:table-cell>
          <table:table-cell table:number-columns-repeated="6"/>
        </table:table-row>
        <table:table-row table:style-name="ro1">
          <table:table-cell office:value-type="float" office:value="10874946.0702778" calcext:value-type="float">
            <text:p>10874946.0702778</text:p>
          </table:table-cell>
          <table:table-cell/>
          <table:table-cell office:value-type="float" office:value="24252957" calcext:value-type="float">
            <text:p>24252957</text:p>
          </table:table-cell>
          <table:table-cell/>
          <table:table-cell office:value-type="float" office:value="42484190" calcext:value-type="float">
            <text:p>42484190</text:p>
          </table:table-cell>
          <table:table-cell/>
          <table:table-cell office:value-type="float" office:value="65869612" calcext:value-type="float">
            <text:p>65869612</text:p>
          </table:table-cell>
          <table:table-cell/>
          <table:table-cell office:value-type="float" office:value="94348887" calcext:value-type="float">
            <text:p>94348887</text:p>
          </table:table-cell>
          <table:table-cell table:number-columns-repeated="6"/>
        </table:table-row>
        <table:table-row table:style-name="ro1">
          <table:table-cell office:value-type="float" office:value="10853089.9892002" calcext:value-type="float">
            <text:p>10853089.9892002</text:p>
          </table:table-cell>
          <table:table-cell/>
          <table:table-cell office:value-type="float" office:value="24174535" calcext:value-type="float">
            <text:p>24174535</text:p>
          </table:table-cell>
          <table:table-cell/>
          <table:table-cell office:value-type="float" office:value="42460375" calcext:value-type="float">
            <text:p>42460375</text:p>
          </table:table-cell>
          <table:table-cell/>
          <table:table-cell office:value-type="float" office:value="65912190" calcext:value-type="float">
            <text:p>65912190</text:p>
          </table:table-cell>
          <table:table-cell/>
          <table:table-cell office:value-type="float" office:value="94471884" calcext:value-type="float">
            <text:p>94471884</text:p>
          </table:table-cell>
          <table:table-cell table:number-columns-repeated="6"/>
        </table:table-row>
        <table:table-row table:style-name="ro1">
          <table:table-cell office:value-type="float" office:value="10881804.8048545" calcext:value-type="float">
            <text:p>10881804.8048545</text:p>
          </table:table-cell>
          <table:table-cell/>
          <table:table-cell office:value-type="float" office:value="24194321" calcext:value-type="float">
            <text:p>24194321</text:p>
          </table:table-cell>
          <table:table-cell/>
          <table:table-cell office:value-type="float" office:value="42478834" calcext:value-type="float">
            <text:p>42478834</text:p>
          </table:table-cell>
          <table:table-cell/>
          <table:table-cell office:value-type="float" office:value="65772075" calcext:value-type="float">
            <text:p>65772075</text:p>
          </table:table-cell>
          <table:table-cell/>
          <table:table-cell office:value-type="float" office:value="94221621" calcext:value-type="float">
            <text:p>94221621</text:p>
          </table:table-cell>
          <table:table-cell table:number-columns-repeated="6"/>
        </table:table-row>
        <table:table-row table:style-name="ro1">
          <table:table-cell office:value-type="float" office:value="10898258.4174151" calcext:value-type="float">
            <text:p>10898258.4174151</text:p>
          </table:table-cell>
          <table:table-cell/>
          <table:table-cell office:value-type="float" office:value="24165219" calcext:value-type="float">
            <text:p>24165219</text:p>
          </table:table-cell>
          <table:table-cell/>
          <table:table-cell office:value-type="float" office:value="42522201" calcext:value-type="float">
            <text:p>42522201</text:p>
          </table:table-cell>
          <table:table-cell/>
          <table:table-cell office:value-type="float" office:value="65839894" calcext:value-type="float">
            <text:p>65839894</text:p>
          </table:table-cell>
          <table:table-cell/>
          <table:table-cell office:value-type="float" office:value="94388006" calcext:value-type="float">
            <text:p>94388006</text:p>
          </table:table-cell>
          <table:table-cell table:number-columns-repeated="6"/>
        </table:table-row>
        <table:table-row table:style-name="ro1">
          <table:table-cell office:value-type="float" office:value="10869043.2539996" calcext:value-type="float">
            <text:p>10869043.2539996</text:p>
          </table:table-cell>
          <table:table-cell/>
          <table:table-cell office:value-type="float" office:value="24224449" calcext:value-type="float">
            <text:p>24224449</text:p>
          </table:table-cell>
          <table:table-cell/>
          <table:table-cell office:value-type="float" office:value="42473749" calcext:value-type="float">
            <text:p>42473749</text:p>
          </table:table-cell>
          <table:table-cell/>
          <table:table-cell office:value-type="float" office:value="65873984" calcext:value-type="float">
            <text:p>65873984</text:p>
          </table:table-cell>
          <table:table-cell/>
          <table:table-cell office:value-type="float" office:value="94419578" calcext:value-type="float">
            <text:p>94419578</text:p>
          </table:table-cell>
          <table:table-cell table:number-columns-repeated="6"/>
        </table:table-row>
        <table:table-row table:style-name="ro1">
          <table:table-cell office:value-type="float" office:value="10889886.8104965" calcext:value-type="float">
            <text:p>10889886.8104965</text:p>
          </table:table-cell>
          <table:table-cell/>
          <table:table-cell office:value-type="float" office:value="24166638" calcext:value-type="float">
            <text:p>24166638</text:p>
          </table:table-cell>
          <table:table-cell/>
          <table:table-cell office:value-type="float" office:value="42473074" calcext:value-type="float">
            <text:p>42473074</text:p>
          </table:table-cell>
          <table:table-cell/>
          <table:table-cell office:value-type="float" office:value="65897235" calcext:value-type="float">
            <text:p>65897235</text:p>
          </table:table-cell>
          <table:table-cell/>
          <table:table-cell office:value-type="float" office:value="94229265" calcext:value-type="float">
            <text:p>94229265</text:p>
          </table:table-cell>
          <table:table-cell table:number-columns-repeated="6"/>
        </table:table-row>
        <table:table-row table:style-name="ro1">
          <table:table-cell office:value-type="float" office:value="10884687.2312089" calcext:value-type="float">
            <text:p>10884687.2312089</text:p>
          </table:table-cell>
          <table:table-cell/>
          <table:table-cell office:value-type="float" office:value="24219787" calcext:value-type="float">
            <text:p>24219787</text:p>
          </table:table-cell>
          <table:table-cell/>
          <table:table-cell office:value-type="float" office:value="42462299" calcext:value-type="float">
            <text:p>42462299</text:p>
          </table:table-cell>
          <table:table-cell/>
          <table:table-cell office:value-type="float" office:value="65893701" calcext:value-type="float">
            <text:p>65893701</text:p>
          </table:table-cell>
          <table:table-cell/>
          <table:table-cell office:value-type="float" office:value="94388790" calcext:value-type="float">
            <text:p>94388790</text:p>
          </table:table-cell>
          <table:table-cell table:number-columns-repeated="6"/>
        </table:table-row>
        <table:table-row table:style-name="ro1">
          <table:table-cell office:value-type="float" office:value="10891270.0168545" calcext:value-type="float">
            <text:p>10891270.0168545</text:p>
          </table:table-cell>
          <table:table-cell/>
          <table:table-cell office:value-type="float" office:value="24213917" calcext:value-type="float">
            <text:p>24213917</text:p>
          </table:table-cell>
          <table:table-cell/>
          <table:table-cell office:value-type="float" office:value="42429466" calcext:value-type="float">
            <text:p>42429466</text:p>
          </table:table-cell>
          <table:table-cell/>
          <table:table-cell office:value-type="float" office:value="65923897" calcext:value-type="float">
            <text:p>65923897</text:p>
          </table:table-cell>
          <table:table-cell/>
          <table:table-cell office:value-type="float" office:value="94289073" calcext:value-type="float">
            <text:p>94289073</text:p>
          </table:table-cell>
          <table:table-cell table:number-columns-repeated="6"/>
        </table:table-row>
        <table:table-row table:style-name="ro1">
          <table:table-cell office:value-type="float" office:value="10846120.3681802" calcext:value-type="float">
            <text:p>10846120.3681802</text:p>
          </table:table-cell>
          <table:table-cell/>
          <table:table-cell office:value-type="float" office:value="24166104" calcext:value-type="float">
            <text:p>24166104</text:p>
          </table:table-cell>
          <table:table-cell/>
          <table:table-cell office:value-type="float" office:value="42472688" calcext:value-type="float">
            <text:p>42472688</text:p>
          </table:table-cell>
          <table:table-cell/>
          <table:table-cell office:value-type="float" office:value="65721993" calcext:value-type="float">
            <text:p>65721993</text:p>
          </table:table-cell>
          <table:table-cell/>
          <table:table-cell office:value-type="float" office:value="94262402" calcext:value-type="float">
            <text:p>94262402</text:p>
          </table:table-cell>
          <table:table-cell table:number-columns-repeated="6"/>
        </table:table-row>
        <table:table-row table:style-name="ro1">
          <table:table-cell office:value-type="float" office:value="10925428.0232374" calcext:value-type="float">
            <text:p>10925428.0232374</text:p>
          </table:table-cell>
          <table:table-cell/>
          <table:table-cell office:value-type="float" office:value="24206567" calcext:value-type="float">
            <text:p>24206567</text:p>
          </table:table-cell>
          <table:table-cell/>
          <table:table-cell office:value-type="float" office:value="42526113" calcext:value-type="float">
            <text:p>42526113</text:p>
          </table:table-cell>
          <table:table-cell/>
          <table:table-cell office:value-type="float" office:value="65802772" calcext:value-type="float">
            <text:p>65802772</text:p>
          </table:table-cell>
          <table:table-cell/>
          <table:table-cell office:value-type="float" office:value="94232056" calcext:value-type="float">
            <text:p>94232056</text:p>
          </table:table-cell>
          <table:table-cell table:number-columns-repeated="6"/>
        </table:table-row>
        <table:table-row table:style-name="ro1">
          <table:table-cell office:value-type="float" office:value="10909652.2857175" calcext:value-type="float">
            <text:p>10909652.2857175</text:p>
          </table:table-cell>
          <table:table-cell/>
          <table:table-cell office:value-type="float" office:value="24202427" calcext:value-type="float">
            <text:p>24202427</text:p>
          </table:table-cell>
          <table:table-cell/>
          <table:table-cell office:value-type="float" office:value="42503254" calcext:value-type="float">
            <text:p>42503254</text:p>
          </table:table-cell>
          <table:table-cell/>
          <table:table-cell office:value-type="float" office:value="65763316" calcext:value-type="float">
            <text:p>65763316</text:p>
          </table:table-cell>
          <table:table-cell/>
          <table:table-cell office:value-type="float" office:value="94412761" calcext:value-type="float">
            <text:p>94412761</text:p>
          </table:table-cell>
          <table:table-cell table:number-columns-repeated="6"/>
        </table:table-row>
        <table:table-row table:style-name="ro1">
          <table:table-cell office:value-type="float" office:value="10884266.2683734" calcext:value-type="float">
            <text:p>10884266.2683734</text:p>
          </table:table-cell>
          <table:table-cell/>
          <table:table-cell office:value-type="float" office:value="24164255" calcext:value-type="float">
            <text:p>24164255</text:p>
          </table:table-cell>
          <table:table-cell/>
          <table:table-cell office:value-type="float" office:value="42465657" calcext:value-type="float">
            <text:p>42465657</text:p>
          </table:table-cell>
          <table:table-cell/>
          <table:table-cell office:value-type="float" office:value="65844991" calcext:value-type="float">
            <text:p>65844991</text:p>
          </table:table-cell>
          <table:table-cell/>
          <table:table-cell office:value-type="float" office:value="94359214" calcext:value-type="float">
            <text:p>94359214</text:p>
          </table:table-cell>
          <table:table-cell table:number-columns-repeated="6"/>
        </table:table-row>
        <table:table-row table:style-name="ro1">
          <table:table-cell office:value-type="float" office:value="10883561.5931403" calcext:value-type="float">
            <text:p>10883561.5931403</text:p>
          </table:table-cell>
          <table:table-cell/>
          <table:table-cell office:value-type="float" office:value="24127676" calcext:value-type="float">
            <text:p>24127676</text:p>
          </table:table-cell>
          <table:table-cell/>
          <table:table-cell office:value-type="float" office:value="42459251" calcext:value-type="float">
            <text:p>42459251</text:p>
          </table:table-cell>
          <table:table-cell/>
          <table:table-cell office:value-type="float" office:value="65909493" calcext:value-type="float">
            <text:p>65909493</text:p>
          </table:table-cell>
          <table:table-cell/>
          <table:table-cell office:value-type="float" office:value="94528129" calcext:value-type="float">
            <text:p>94528129</text:p>
          </table:table-cell>
          <table:table-cell table:number-columns-repeated="6"/>
        </table:table-row>
      </table:table>
      <table:table table:name="Genetic-Smal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0.36858" calcext:value-type="float">
            <text:p>0.36858</text:p>
          </table:table-cell>
          <table:table-cell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office:value-type="float" office:value="0.405331" calcext:value-type="float">
            <text:p>0.405331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0.662925" calcext:value-type="float">
            <text:p>0.662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255792" calcext:value-type="float">
            <text:p>0.25579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0.338172" calcext:value-type="float">
            <text:p>0.33817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0.376339" calcext:value-type="float">
            <text:p>0.376339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0.649428" calcext:value-type="float">
            <text:p>0.649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.336834" calcext:value-type="float">
            <text:p>0.336834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0.390021" calcext:value-type="float">
            <text:p>0.390021</text:p>
          </table:table-cell>
          <table:table-cell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0.434668" calcext:value-type="float">
            <text:p>0.434668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.671047" calcext:value-type="float">
            <text:p>0.67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.242117" calcext:value-type="float">
            <text:p>0.242117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0.345566" calcext:value-type="float">
            <text:p>0.345566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.410835" calcext:value-type="float">
            <text:p>0.410835</text:p>
          </table:table-cell>
          <table:table-cell office:value-type="float" office:value="0" calcext:value-type="float">
            <text:p>0</text:p>
          </table:table-cell>
          <table:table-cell office:value-type="float" office:value="3966" calcext:value-type="float">
            <text:p>3966</text:p>
          </table:table-cell>
          <table:table-cell office:value-type="float" office:value="0.449149" calcext:value-type="float">
            <text:p>0.449149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0.633173" calcext:value-type="float">
            <text:p>0.633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258157" calcext:value-type="float">
            <text:p>0.258157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.35523" calcext:value-type="float">
            <text:p>0.35523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 office:value-type="float" office:value="0.391369" calcext:value-type="float">
            <text:p>0.391369</text:p>
          </table:table-cell>
          <table:table-cell office:value-type="float" office:value="0" calcext:value-type="float">
            <text:p>0</text:p>
          </table:table-cell>
          <table:table-cell office:value-type="float" office:value="4047" calcext:value-type="float">
            <text:p>4047</text:p>
          </table:table-cell>
          <table:table-cell office:value-type="float" office:value="0.416457" calcext:value-type="float">
            <text:p>0.416457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0.64229" calcext:value-type="float">
            <text:p>0.64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47753" calcext:value-type="float">
            <text:p>0.247753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0.322175" calcext:value-type="float">
            <text:p>0.322175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0.417024" calcext:value-type="float">
            <text:p>0.417024</text:p>
          </table:table-cell>
          <table:table-cell office:value-type="float" office:value="0" calcext:value-type="float">
            <text:p>0</text:p>
          </table:table-cell>
          <table:table-cell office:value-type="float" office:value="3991" calcext:value-type="float">
            <text:p>3991</text:p>
          </table:table-cell>
          <table:table-cell office:value-type="float" office:value="0.450526" calcext:value-type="float">
            <text:p>0.45052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.725563" calcext:value-type="float">
            <text:p>0.725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252295" calcext:value-type="float">
            <text:p>0.25229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.338965" calcext:value-type="float">
            <text:p>0.338965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0.378486" calcext:value-type="float">
            <text:p>0.378486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float" office:value="0.439075" calcext:value-type="float">
            <text:p>0.439075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0.640834" calcext:value-type="float">
            <text:p>0.640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45021" calcext:value-type="float">
            <text:p>0.245021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.321292" calcext:value-type="float">
            <text:p>0.321292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0.395837" calcext:value-type="float">
            <text:p>0.395837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.441791" calcext:value-type="float">
            <text:p>0.441791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.702228" calcext:value-type="float">
            <text:p>0.702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253792" calcext:value-type="float">
            <text:p>0.253792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0.322541" calcext:value-type="float">
            <text:p>0.322541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0.419359" calcext:value-type="float">
            <text:p>0.419359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.641293" calcext:value-type="float">
            <text:p>0.641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62979" calcext:value-type="float">
            <text:p>0.262979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0.339481" calcext:value-type="float">
            <text:p>0.339481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.406375" calcext:value-type="float">
            <text:p>0.406375</text:p>
          </table:table-cell>
          <table:table-cell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office:value-type="float" office:value="0.422378" calcext:value-type="float">
            <text:p>0.42237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.681517" calcext:value-type="float">
            <text:p>0.681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0.364293" calcext:value-type="float">
            <text:p>0.364293</text:p>
          </table:table-cell>
          <table:table-cell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0.441234" calcext:value-type="float">
            <text:p>0.441234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0.689705" calcext:value-type="float">
            <text:p>0.689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244574" calcext:value-type="float">
            <text:p>0.244574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0.329366" calcext:value-type="float">
            <text:p>0.329366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0.382038" calcext:value-type="float">
            <text:p>0.382038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.429811" calcext:value-type="float">
            <text:p>0.42981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.657337" calcext:value-type="float">
            <text:p>0.65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250831" calcext:value-type="float">
            <text:p>0.250831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.347377" calcext:value-type="float">
            <text:p>0.347377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.370922" calcext:value-type="float">
            <text:p>0.370922</text:p>
          </table:table-cell>
          <table:table-cell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office:value-type="float" office:value="0.444764" calcext:value-type="float">
            <text:p>0.444764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0.684401" calcext:value-type="float">
            <text:p>0.684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3969" calcext:value-type="float">
            <text:p>0.263969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324805" calcext:value-type="float">
            <text:p>0.324805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 office:value-type="float" office:value="0.389311" calcext:value-type="float">
            <text:p>0.389311</text:p>
          </table:table-cell>
          <table:table-cell office:value-type="float" office:value="0" calcext:value-type="float">
            <text:p>0</text:p>
          </table:table-cell>
          <table:table-cell office:value-type="float" office:value="4012" calcext:value-type="float">
            <text:p>4012</text:p>
          </table:table-cell>
          <table:table-cell office:value-type="float" office:value="0.440508" calcext:value-type="float">
            <text:p>0.440508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.651369" calcext:value-type="float">
            <text:p>0.651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59133" calcext:value-type="float">
            <text:p>0.259133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.331101" calcext:value-type="float">
            <text:p>0.331101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" calcext:value-type="float">
            <text:p>0</text:p>
          </table:table-cell>
          <table:table-cell office:value-type="float" office:value="4034" calcext:value-type="float">
            <text:p>4034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.619495" calcext:value-type="float">
            <text:p>0.61949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1102" calcext:value-type="float">
            <text:p>1102</text:p>
          </table:table-cell>
          <table:table-cell office:value-type="float" office:value="1195" calcext:value-type="float">
            <text:p>1195</text:p>
          </table:table-cell>
          <table:table-cell office:value-type="float" office:value="2307" calcext:value-type="float">
            <text:p>2307</text:p>
          </table:table-cell>
          <table:table-cell office:value-type="float" office:value="2457" calcext:value-type="float">
            <text:p>2457</text:p>
          </table:table-cell>
          <table:table-cell office:value-type="float" office:value="4026" calcext:value-type="float">
            <text:p>4026</text:p>
          </table:table-cell>
          <table:table-cell office:value-type="float" office:value="4142" calcext:value-type="float">
            <text:p>4142</text:p>
          </table:table-cell>
          <table:table-cell office:value-type="float" office:value="1109" calcext:value-type="float">
            <text:p>1109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2358" calcext:value-type="float">
            <text:p>2358</text:p>
          </table:table-cell>
          <table:table-cell/>
          <table:table-cell office:value-type="float" office:value="4010" calcext:value-type="float">
            <text:p>4010</text:p>
          </table:table-cell>
          <table:table-cell/>
          <table:table-cell office:value-type="float" office:value="1116" calcext:value-type="float">
            <text:p>1116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office:value-type="float" office:value="2319" calcext:value-type="float">
            <text:p>2319</text:p>
          </table:table-cell>
          <table:table-cell/>
          <table:table-cell office:value-type="float" office:value="3995" calcext:value-type="float">
            <text:p>3995</text:p>
          </table:table-cell>
          <table:table-cell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070" calcext:value-type="float">
            <text:p>1070</text:p>
          </table:table-cell>
          <table:table-cell/>
          <table:table-cell office:value-type="float" office:value="2292" calcext:value-type="float">
            <text:p>2292</text:p>
          </table:table-cell>
          <table:table-cell/>
          <table:table-cell office:value-type="float" office:value="3966" calcext:value-type="float">
            <text:p>3966</text:p>
          </table:table-cell>
          <table:table-cell/>
          <table:table-cell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2273" calcext:value-type="float">
            <text:p>2273</text:p>
          </table:table-cell>
          <table:table-cell/>
          <table:table-cell office:value-type="float" office:value="4047" calcext:value-type="float">
            <text:p>4047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2269" calcext:value-type="float">
            <text:p>2269</text:p>
          </table:table-cell>
          <table:table-cell/>
          <table:table-cell office:value-type="float" office:value="3991" calcext:value-type="float">
            <text:p>3991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2344" calcext:value-type="float">
            <text:p>2344</text:p>
          </table:table-cell>
          <table:table-cell/>
          <table:table-cell office:value-type="float" office:value="3997" calcext:value-type="float">
            <text:p>3997</text:p>
          </table:table-cell>
          <table:table-cell/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office:value-type="float" office:value="4005" calcext:value-type="float">
            <text:p>4005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2287" calcext:value-type="float">
            <text:p>2287</text:p>
          </table:table-cell>
          <table:table-cell/>
          <table:table-cell office:value-type="float" office:value="3987" calcext:value-type="float">
            <text:p>3987</text:p>
          </table:table-cell>
          <table:table-cell/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2328" calcext:value-type="float">
            <text:p>2328</text:p>
          </table:table-cell>
          <table:table-cell/>
          <table:table-cell office:value-type="float" office:value="4038" calcext:value-type="float">
            <text:p>4038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2302" calcext:value-type="float">
            <text:p>2302</text:p>
          </table:table-cell>
          <table:table-cell/>
          <table:table-cell office:value-type="float" office:value="4014" calcext:value-type="float">
            <text:p>4014</text:p>
          </table:table-cell>
          <table:table-cell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4005" calcext:value-type="float">
            <text:p>4005</text:p>
          </table:table-cell>
          <table:table-cell/>
          <table:table-cell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2333" calcext:value-type="float">
            <text:p>2333</text:p>
          </table:table-cell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1081" calcext:value-type="float">
            <text:p>1081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2305" calcext:value-type="float">
            <text:p>2305</text:p>
          </table:table-cell>
          <table:table-cell/>
          <table:table-cell office:value-type="float" office:value="4012" calcext:value-type="float">
            <text:p>401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1085" calcext:value-type="float">
            <text:p>1085</text:p>
          </table:table-cell>
          <table:table-cell/>
          <table:table-cell office:value-type="float" office:value="2311" calcext:value-type="float">
            <text:p>2311</text:p>
          </table:table-cell>
          <table:table-cell/>
          <table:table-cell office:value-type="float" office:value="4034" calcext:value-type="float">
            <text:p>4034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6"/>
        </table:table-row>
      </table:table>
      <table:table table:name="Genetic-Medi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9.8389799999" calcext:value-type="float">
            <text:p>18759.8389799999</text:p>
          </table:table-cell>
          <table:table-cell office:value-type="float" office:value="2.820919" calcext:value-type="float">
            <text:p>2.820919</text:p>
          </table:table-cell>
          <table:table-cell office:value-type="float" office:value="0" calcext:value-type="float">
            <text:p>0</text:p>
          </table:table-cell>
          <table:table-cell office:value-type="float" office:value="18925.38449" calcext:value-type="float">
            <text:p>18925.38449</text:p>
          </table:table-cell>
          <table:table-cell office:value-type="float" office:value="2.661725" calcext:value-type="float">
            <text:p>2.661725</text:p>
          </table:table-cell>
          <table:table-cell office:value-type="float" office:value="0" calcext:value-type="float">
            <text:p>0</text:p>
          </table:table-cell>
          <table:table-cell office:value-type="float" office:value="18801.5620400001" calcext:value-type="float">
            <text:p>18801.5620400001</text:p>
          </table:table-cell>
          <table:table-cell office:value-type="float" office:value="2.585802" calcext:value-type="float">
            <text:p>2.585802</text:p>
          </table:table-cell>
          <table:table-cell office:value-type="float" office:value="0" calcext:value-type="float">
            <text:p>0</text:p>
          </table:table-cell>
          <table:table-cell office:value-type="float" office:value="18709.9266800001" calcext:value-type="float">
            <text:p>18709.9266800001</text:p>
          </table:table-cell>
          <table:table-cell office:value-type="float" office:value="2.742667" calcext:value-type="float">
            <text:p>2.742667</text:p>
          </table:table-cell>
          <table:table-cell office:value-type="float" office:value="0" calcext:value-type="float">
            <text:p>0</text:p>
          </table:table-cell>
          <table:table-cell office:value-type="float" office:value="18913.18112" calcext:value-type="float">
            <text:p>18913.18112</text:p>
          </table:table-cell>
          <table:table-cell office:value-type="float" office:value="2.936854" calcext:value-type="float">
            <text:p>2.93685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43.1735100001" calcext:value-type="float">
            <text:p>18643.1735100001</text:p>
          </table:table-cell>
          <table:table-cell office:value-type="float" office:value="2.552271" calcext:value-type="float">
            <text:p>2.552271</text:p>
          </table:table-cell>
          <table:table-cell office:value-type="float" office:value="0" calcext:value-type="float">
            <text:p>0</text:p>
          </table:table-cell>
          <table:table-cell office:value-type="float" office:value="18750.4889800001" calcext:value-type="float">
            <text:p>18750.4889800001</text:p>
          </table:table-cell>
          <table:table-cell office:value-type="float" office:value="2.750194" calcext:value-type="float">
            <text:p>2.750194</text:p>
          </table:table-cell>
          <table:table-cell office:value-type="float" office:value="0" calcext:value-type="float">
            <text:p>0</text:p>
          </table:table-cell>
          <table:table-cell office:value-type="float" office:value="18663.2781700001" calcext:value-type="float">
            <text:p>18663.2781700001</text:p>
          </table:table-cell>
          <table:table-cell office:value-type="float" office:value="2.822595" calcext:value-type="float">
            <text:p>2.822595</text:p>
          </table:table-cell>
          <table:table-cell office:value-type="float" office:value="0" calcext:value-type="float">
            <text:p>0</text:p>
          </table:table-cell>
          <table:table-cell office:value-type="float" office:value="18798.2479" calcext:value-type="float">
            <text:p>18798.2479</text:p>
          </table:table-cell>
          <table:table-cell office:value-type="float" office:value="2.943068" calcext:value-type="float">
            <text:p>2.943068</text:p>
          </table:table-cell>
          <table:table-cell office:value-type="float" office:value="0" calcext:value-type="float">
            <text:p>0</text:p>
          </table:table-cell>
          <table:table-cell office:value-type="float" office:value="18683.14589" calcext:value-type="float">
            <text:p>18683.14589</text:p>
          </table:table-cell>
          <table:table-cell office:value-type="float" office:value="2.62892" calcext:value-type="float">
            <text:p>2.6289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23.5452" calcext:value-type="float">
            <text:p>18523.5452</text:p>
          </table:table-cell>
          <table:table-cell office:value-type="float" office:value="2.538857" calcext:value-type="float">
            <text:p>2.538857</text:p>
          </table:table-cell>
          <table:table-cell office:value-type="float" office:value="0" calcext:value-type="float">
            <text:p>0</text:p>
          </table:table-cell>
          <table:table-cell office:value-type="float" office:value="18683.9504699999" calcext:value-type="float">
            <text:p>18683.9504699999</text:p>
          </table:table-cell>
          <table:table-cell office:value-type="float" office:value="2.647263" calcext:value-type="float">
            <text:p>2.647263</text:p>
          </table:table-cell>
          <table:table-cell office:value-type="float" office:value="0" calcext:value-type="float">
            <text:p>0</text:p>
          </table:table-cell>
          <table:table-cell office:value-type="float" office:value="18777.09908" calcext:value-type="float">
            <text:p>18777.09908</text:p>
          </table:table-cell>
          <table:table-cell office:value-type="float" office:value="2.738438" calcext:value-type="float">
            <text:p>2.738438</text:p>
          </table:table-cell>
          <table:table-cell office:value-type="float" office:value="0" calcext:value-type="float">
            <text:p>0</text:p>
          </table:table-cell>
          <table:table-cell office:value-type="float" office:value="18628.1270999999" calcext:value-type="float">
            <text:p>18628.1270999999</text:p>
          </table:table-cell>
          <table:table-cell office:value-type="float" office:value="2.783103" calcext:value-type="float">
            <text:p>2.783103</text:p>
          </table:table-cell>
          <table:table-cell office:value-type="float" office:value="0" calcext:value-type="float">
            <text:p>0</text:p>
          </table:table-cell>
          <table:table-cell office:value-type="float" office:value="18644.13409" calcext:value-type="float">
            <text:p>18644.13409</text:p>
          </table:table-cell>
          <table:table-cell office:value-type="float" office:value="2.615514" calcext:value-type="float">
            <text:p>2.61551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14.15035" calcext:value-type="float">
            <text:p>18714.15035</text:p>
          </table:table-cell>
          <table:table-cell office:value-type="float" office:value="2.810867" calcext:value-type="float">
            <text:p>2.810867</text:p>
          </table:table-cell>
          <table:table-cell office:value-type="float" office:value="0" calcext:value-type="float">
            <text:p>0</text:p>
          </table:table-cell>
          <table:table-cell office:value-type="float" office:value="18652.03351" calcext:value-type="float">
            <text:p>18652.03351</text:p>
          </table:table-cell>
          <table:table-cell office:value-type="float" office:value="2.531023" calcext:value-type="float">
            <text:p>2.531023</text:p>
          </table:table-cell>
          <table:table-cell office:value-type="float" office:value="0" calcext:value-type="float">
            <text:p>0</text:p>
          </table:table-cell>
          <table:table-cell office:value-type="float" office:value="18695.05052" calcext:value-type="float">
            <text:p>18695.05052</text:p>
          </table:table-cell>
          <table:table-cell office:value-type="float" office:value="2.771638" calcext:value-type="float">
            <text:p>2.771638</text:p>
          </table:table-cell>
          <table:table-cell office:value-type="float" office:value="0" calcext:value-type="float">
            <text:p>0</text:p>
          </table:table-cell>
          <table:table-cell office:value-type="float" office:value="18775.4063300001" calcext:value-type="float">
            <text:p>18775.4063300001</text:p>
          </table:table-cell>
          <table:table-cell office:value-type="float" office:value="2.904715" calcext:value-type="float">
            <text:p>2.904715</text:p>
          </table:table-cell>
          <table:table-cell office:value-type="float" office:value="0" calcext:value-type="float">
            <text:p>0</text:p>
          </table:table-cell>
          <table:table-cell office:value-type="float" office:value="18748.5184100001" calcext:value-type="float">
            <text:p>18748.5184100001</text:p>
          </table:table-cell>
          <table:table-cell office:value-type="float" office:value="2.821887" calcext:value-type="float">
            <text:p>2.82188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8.43405" calcext:value-type="float">
            <text:p>18858.43405</text:p>
          </table:table-cell>
          <table:table-cell office:value-type="float" office:value="2.67326" calcext:value-type="float">
            <text:p>2.67326</text:p>
          </table:table-cell>
          <table:table-cell office:value-type="float" office:value="0" calcext:value-type="float">
            <text:p>0</text:p>
          </table:table-cell>
          <table:table-cell office:value-type="float" office:value="18957.13988" calcext:value-type="float">
            <text:p>18957.13988</text:p>
          </table:table-cell>
          <table:table-cell office:value-type="float" office:value="2.793081" calcext:value-type="float">
            <text:p>2.793081</text:p>
          </table:table-cell>
          <table:table-cell office:value-type="float" office:value="0" calcext:value-type="float">
            <text:p>0</text:p>
          </table:table-cell>
          <table:table-cell office:value-type="float" office:value="18589.9136" calcext:value-type="float">
            <text:p>18589.9136</text:p>
          </table:table-cell>
          <table:table-cell office:value-type="float" office:value="2.741762" calcext:value-type="float">
            <text:p>2.741762</text:p>
          </table:table-cell>
          <table:table-cell office:value-type="float" office:value="0" calcext:value-type="float">
            <text:p>0</text:p>
          </table:table-cell>
          <table:table-cell office:value-type="float" office:value="18620.439" calcext:value-type="float">
            <text:p>18620.439</text:p>
          </table:table-cell>
          <table:table-cell office:value-type="float" office:value="2.556812" calcext:value-type="float">
            <text:p>2.556812</text:p>
          </table:table-cell>
          <table:table-cell office:value-type="float" office:value="0" calcext:value-type="float">
            <text:p>0</text:p>
          </table:table-cell>
          <table:table-cell office:value-type="float" office:value="18760.4860899999" calcext:value-type="float">
            <text:p>18760.4860899999</text:p>
          </table:table-cell>
          <table:table-cell office:value-type="float" office:value="2.807741" calcext:value-type="float">
            <text:p>2.80774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3.9972400001" calcext:value-type="float">
            <text:p>18763.9972400001</text:p>
          </table:table-cell>
          <table:table-cell office:value-type="float" office:value="2.605334" calcext:value-type="float">
            <text:p>2.605334</text:p>
          </table:table-cell>
          <table:table-cell office:value-type="float" office:value="0" calcext:value-type="float">
            <text:p>0</text:p>
          </table:table-cell>
          <table:table-cell office:value-type="float" office:value="18862.3490700001" calcext:value-type="float">
            <text:p>18862.3490700001</text:p>
          </table:table-cell>
          <table:table-cell office:value-type="float" office:value="2.734827" calcext:value-type="float">
            <text:p>2.734827</text:p>
          </table:table-cell>
          <table:table-cell office:value-type="float" office:value="0" calcext:value-type="float">
            <text:p>0</text:p>
          </table:table-cell>
          <table:table-cell office:value-type="float" office:value="18797.6007" calcext:value-type="float">
            <text:p>18797.6007</text:p>
          </table:table-cell>
          <table:table-cell office:value-type="float" office:value="2.664665" calcext:value-type="float">
            <text:p>2.664665</text:p>
          </table:table-cell>
          <table:table-cell office:value-type="float" office:value="0" calcext:value-type="float">
            <text:p>0</text:p>
          </table:table-cell>
          <table:table-cell office:value-type="float" office:value="18660.0768599999" calcext:value-type="float">
            <text:p>18660.0768599999</text:p>
          </table:table-cell>
          <table:table-cell office:value-type="float" office:value="2.808374" calcext:value-type="float">
            <text:p>2.808374</text:p>
          </table:table-cell>
          <table:table-cell office:value-type="float" office:value="0" calcext:value-type="float">
            <text:p>0</text:p>
          </table:table-cell>
          <table:table-cell office:value-type="float" office:value="18584.9074599999" calcext:value-type="float">
            <text:p>18584.9074599999</text:p>
          </table:table-cell>
          <table:table-cell office:value-type="float" office:value="3.030829" calcext:value-type="float">
            <text:p>3.03082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90.35033" calcext:value-type="float">
            <text:p>18590.35033</text:p>
          </table:table-cell>
          <table:table-cell office:value-type="float" office:value="2.637293" calcext:value-type="float">
            <text:p>2.637293</text:p>
          </table:table-cell>
          <table:table-cell office:value-type="float" office:value="0" calcext:value-type="float">
            <text:p>0</text:p>
          </table:table-cell>
          <table:table-cell office:value-type="float" office:value="18710.33413" calcext:value-type="float">
            <text:p>18710.33413</text:p>
          </table:table-cell>
          <table:table-cell office:value-type="float" office:value="2.722883" calcext:value-type="float">
            <text:p>2.722883</text:p>
          </table:table-cell>
          <table:table-cell office:value-type="float" office:value="0" calcext:value-type="float">
            <text:p>0</text:p>
          </table:table-cell>
          <table:table-cell office:value-type="float" office:value="18819.1969399999" calcext:value-type="float">
            <text:p>18819.1969399999</text:p>
          </table:table-cell>
          <table:table-cell office:value-type="float" office:value="2.826572" calcext:value-type="float">
            <text:p>2.826572</text:p>
          </table:table-cell>
          <table:table-cell office:value-type="float" office:value="0" calcext:value-type="float">
            <text:p>0</text:p>
          </table:table-cell>
          <table:table-cell office:value-type="float" office:value="18812.45162" calcext:value-type="float">
            <text:p>18812.45162</text:p>
          </table:table-cell>
          <table:table-cell office:value-type="float" office:value="2.788212" calcext:value-type="float">
            <text:p>2.788212</text:p>
          </table:table-cell>
          <table:table-cell office:value-type="float" office:value="0" calcext:value-type="float">
            <text:p>0</text:p>
          </table:table-cell>
          <table:table-cell office:value-type="float" office:value="18660.69886" calcext:value-type="float">
            <text:p>18660.69886</text:p>
          </table:table-cell>
          <table:table-cell office:value-type="float" office:value="2.650731" calcext:value-type="float">
            <text:p>2.65073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3.95111" calcext:value-type="float">
            <text:p>18583.95111</text:p>
          </table:table-cell>
          <table:table-cell office:value-type="float" office:value="2.549312" calcext:value-type="float">
            <text:p>2.549312</text:p>
          </table:table-cell>
          <table:table-cell office:value-type="float" office:value="0" calcext:value-type="float">
            <text:p>0</text:p>
          </table:table-cell>
          <table:table-cell office:value-type="float" office:value="18672.43924" calcext:value-type="float">
            <text:p>18672.43924</text:p>
          </table:table-cell>
          <table:table-cell office:value-type="float" office:value="2.678689" calcext:value-type="float">
            <text:p>2.678689</text:p>
          </table:table-cell>
          <table:table-cell office:value-type="float" office:value="0" calcext:value-type="float">
            <text:p>0</text:p>
          </table:table-cell>
          <table:table-cell office:value-type="float" office:value="18665.7557599999" calcext:value-type="float">
            <text:p>18665.7557599999</text:p>
          </table:table-cell>
          <table:table-cell office:value-type="float" office:value="2.851407" calcext:value-type="float">
            <text:p>2.851407</text:p>
          </table:table-cell>
          <table:table-cell office:value-type="float" office:value="0" calcext:value-type="float">
            <text:p>0</text:p>
          </table:table-cell>
          <table:table-cell office:value-type="float" office:value="18592.4629" calcext:value-type="float">
            <text:p>18592.4629</text:p>
          </table:table-cell>
          <table:table-cell office:value-type="float" office:value="2.642315" calcext:value-type="float">
            <text:p>2.642315</text:p>
          </table:table-cell>
          <table:table-cell office:value-type="float" office:value="0" calcext:value-type="float">
            <text:p>0</text:p>
          </table:table-cell>
          <table:table-cell office:value-type="float" office:value="18786.1385899999" calcext:value-type="float">
            <text:p>18786.1385899999</text:p>
          </table:table-cell>
          <table:table-cell office:value-type="float" office:value="2.90253" calcext:value-type="float">
            <text:p>2.9025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7.91441" calcext:value-type="float">
            <text:p>18637.91441</text:p>
          </table:table-cell>
          <table:table-cell office:value-type="float" office:value="2.76455" calcext:value-type="float">
            <text:p>2.76455</text:p>
          </table:table-cell>
          <table:table-cell office:value-type="float" office:value="0" calcext:value-type="float">
            <text:p>0</text:p>
          </table:table-cell>
          <table:table-cell office:value-type="float" office:value="18813.6065799999" calcext:value-type="float">
            <text:p>18813.6065799999</text:p>
          </table:table-cell>
          <table:table-cell office:value-type="float" office:value="2.691017" calcext:value-type="float">
            <text:p>2.691017</text:p>
          </table:table-cell>
          <table:table-cell office:value-type="float" office:value="0" calcext:value-type="float">
            <text:p>0</text:p>
          </table:table-cell>
          <table:table-cell office:value-type="float" office:value="18740.4938900002" calcext:value-type="float">
            <text:p>18740.4938900002</text:p>
          </table:table-cell>
          <table:table-cell office:value-type="float" office:value="2.763173" calcext:value-type="float">
            <text:p>2.763173</text:p>
          </table:table-cell>
          <table:table-cell office:value-type="float" office:value="0" calcext:value-type="float">
            <text:p>0</text:p>
          </table:table-cell>
          <table:table-cell office:value-type="float" office:value="18788.35403" calcext:value-type="float">
            <text:p>18788.35403</text:p>
          </table:table-cell>
          <table:table-cell office:value-type="float" office:value="2.767195" calcext:value-type="float">
            <text:p>2.767195</text:p>
          </table:table-cell>
          <table:table-cell office:value-type="float" office:value="0" calcext:value-type="float">
            <text:p>0</text:p>
          </table:table-cell>
          <table:table-cell office:value-type="float" office:value="18617.7173100001" calcext:value-type="float">
            <text:p>18617.7173100001</text:p>
          </table:table-cell>
          <table:table-cell office:value-type="float" office:value="2.729251" calcext:value-type="float">
            <text:p>2.72925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26.0835799999" calcext:value-type="float">
            <text:p>18526.0835799999</text:p>
          </table:table-cell>
          <table:table-cell office:value-type="float" office:value="2.620809" calcext:value-type="float">
            <text:p>2.620809</text:p>
          </table:table-cell>
          <table:table-cell office:value-type="float" office:value="0" calcext:value-type="float">
            <text:p>0</text:p>
          </table:table-cell>
          <table:table-cell office:value-type="float" office:value="18844.62233" calcext:value-type="float">
            <text:p>18844.62233</text:p>
          </table:table-cell>
          <table:table-cell office:value-type="float" office:value="2.515033" calcext:value-type="float">
            <text:p>2.515033</text:p>
          </table:table-cell>
          <table:table-cell office:value-type="float" office:value="0" calcext:value-type="float">
            <text:p>0</text:p>
          </table:table-cell>
          <table:table-cell office:value-type="float" office:value="18648.19403" calcext:value-type="float">
            <text:p>18648.19403</text:p>
          </table:table-cell>
          <table:table-cell office:value-type="float" office:value="2.904229" calcext:value-type="float">
            <text:p>2.904229</text:p>
          </table:table-cell>
          <table:table-cell office:value-type="float" office:value="0" calcext:value-type="float">
            <text:p>0</text:p>
          </table:table-cell>
          <table:table-cell office:value-type="float" office:value="18652.5868399999" calcext:value-type="float">
            <text:p>18652.5868399999</text:p>
          </table:table-cell>
          <table:table-cell office:value-type="float" office:value="2.892986" calcext:value-type="float">
            <text:p>2.892986</text:p>
          </table:table-cell>
          <table:table-cell office:value-type="float" office:value="0" calcext:value-type="float">
            <text:p>0</text:p>
          </table:table-cell>
          <table:table-cell office:value-type="float" office:value="18728.6703699999" calcext:value-type="float">
            <text:p>18728.6703699999</text:p>
          </table:table-cell>
          <table:table-cell office:value-type="float" office:value="2.844799" calcext:value-type="float">
            <text:p>2.84479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12.2793299999" calcext:value-type="float">
            <text:p>18712.2793299999</text:p>
          </table:table-cell>
          <table:table-cell office:value-type="float" office:value="2.711464" calcext:value-type="float">
            <text:p>2.711464</text:p>
          </table:table-cell>
          <table:table-cell office:value-type="float" office:value="0" calcext:value-type="float">
            <text:p>0</text:p>
          </table:table-cell>
          <table:table-cell office:value-type="float" office:value="18856.2445299999" calcext:value-type="float">
            <text:p>18856.2445299999</text:p>
          </table:table-cell>
          <table:table-cell office:value-type="float" office:value="2.707675" calcext:value-type="float">
            <text:p>2.707675</text:p>
          </table:table-cell>
          <table:table-cell office:value-type="float" office:value="0" calcext:value-type="float">
            <text:p>0</text:p>
          </table:table-cell>
          <table:table-cell office:value-type="float" office:value="18697.59282" calcext:value-type="float">
            <text:p>18697.59282</text:p>
          </table:table-cell>
          <table:table-cell office:value-type="float" office:value="2.762017" calcext:value-type="float">
            <text:p>2.762017</text:p>
          </table:table-cell>
          <table:table-cell office:value-type="float" office:value="0" calcext:value-type="float">
            <text:p>0</text:p>
          </table:table-cell>
          <table:table-cell office:value-type="float" office:value="18852.2815600001" calcext:value-type="float">
            <text:p>18852.2815600001</text:p>
          </table:table-cell>
          <table:table-cell office:value-type="float" office:value="2.542352" calcext:value-type="float">
            <text:p>2.542352</text:p>
          </table:table-cell>
          <table:table-cell office:value-type="float" office:value="0" calcext:value-type="float">
            <text:p>0</text:p>
          </table:table-cell>
          <table:table-cell office:value-type="float" office:value="18752.18408" calcext:value-type="float">
            <text:p>18752.18408</text:p>
          </table:table-cell>
          <table:table-cell office:value-type="float" office:value="2.815919" calcext:value-type="float">
            <text:p>2.81591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5.2003000001" calcext:value-type="float">
            <text:p>18695.2003000001</text:p>
          </table:table-cell>
          <table:table-cell office:value-type="float" office:value="2.477095" calcext:value-type="float">
            <text:p>2.477095</text:p>
          </table:table-cell>
          <table:table-cell office:value-type="float" office:value="0" calcext:value-type="float">
            <text:p>0</text:p>
          </table:table-cell>
          <table:table-cell office:value-type="float" office:value="18860.9081" calcext:value-type="float">
            <text:p>18860.9081</text:p>
          </table:table-cell>
          <table:table-cell office:value-type="float" office:value="2.710968" calcext:value-type="float">
            <text:p>2.710968</text:p>
          </table:table-cell>
          <table:table-cell office:value-type="float" office:value="0" calcext:value-type="float">
            <text:p>0</text:p>
          </table:table-cell>
          <table:table-cell office:value-type="float" office:value="18789.9597499999" calcext:value-type="float">
            <text:p>18789.9597499999</text:p>
          </table:table-cell>
          <table:table-cell office:value-type="float" office:value="2.851873" calcext:value-type="float">
            <text:p>2.851873</text:p>
          </table:table-cell>
          <table:table-cell office:value-type="float" office:value="0" calcext:value-type="float">
            <text:p>0</text:p>
          </table:table-cell>
          <table:table-cell office:value-type="float" office:value="18480.3696299998" calcext:value-type="float">
            <text:p>18480.3696299998</text:p>
          </table:table-cell>
          <table:table-cell office:value-type="float" office:value="2.888627" calcext:value-type="float">
            <text:p>2.888627</text:p>
          </table:table-cell>
          <table:table-cell office:value-type="float" office:value="0" calcext:value-type="float">
            <text:p>0</text:p>
          </table:table-cell>
          <table:table-cell office:value-type="float" office:value="18784.4189899998" calcext:value-type="float">
            <text:p>18784.4189899998</text:p>
          </table:table-cell>
          <table:table-cell office:value-type="float" office:value="2.910312" calcext:value-type="float">
            <text:p>2.91031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50.7437699999" calcext:value-type="float">
            <text:p>18650.7437699999</text:p>
          </table:table-cell>
          <table:table-cell office:value-type="float" office:value="2.682579" calcext:value-type="float">
            <text:p>2.682579</text:p>
          </table:table-cell>
          <table:table-cell office:value-type="float" office:value="0" calcext:value-type="float">
            <text:p>0</text:p>
          </table:table-cell>
          <table:table-cell office:value-type="float" office:value="18756.43921" calcext:value-type="float">
            <text:p>18756.43921</text:p>
          </table:table-cell>
          <table:table-cell office:value-type="float" office:value="2.927288" calcext:value-type="float">
            <text:p>2.927288</text:p>
          </table:table-cell>
          <table:table-cell office:value-type="float" office:value="0" calcext:value-type="float">
            <text:p>0</text:p>
          </table:table-cell>
          <table:table-cell office:value-type="float" office:value="18574.8909300001" calcext:value-type="float">
            <text:p>18574.8909300001</text:p>
          </table:table-cell>
          <table:table-cell office:value-type="float" office:value="2.894046" calcext:value-type="float">
            <text:p>2.894046</text:p>
          </table:table-cell>
          <table:table-cell office:value-type="float" office:value="0" calcext:value-type="float">
            <text:p>0</text:p>
          </table:table-cell>
          <table:table-cell office:value-type="float" office:value="18824.8057600001" calcext:value-type="float">
            <text:p>18824.8057600001</text:p>
          </table:table-cell>
          <table:table-cell office:value-type="float" office:value="2.789616" calcext:value-type="float">
            <text:p>2.789616</text:p>
          </table:table-cell>
          <table:table-cell office:value-type="float" office:value="0" calcext:value-type="float">
            <text:p>0</text:p>
          </table:table-cell>
          <table:table-cell office:value-type="float" office:value="18815.16566" calcext:value-type="float">
            <text:p>18815.16566</text:p>
          </table:table-cell>
          <table:table-cell office:value-type="float" office:value="2.903836" calcext:value-type="float">
            <text:p>2.90383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5.01661" calcext:value-type="float">
            <text:p>18785.01661</text:p>
          </table:table-cell>
          <table:table-cell office:value-type="float" office:value="2.543827" calcext:value-type="float">
            <text:p>2.543827</text:p>
          </table:table-cell>
          <table:table-cell office:value-type="float" office:value="0" calcext:value-type="float">
            <text:p>0</text:p>
          </table:table-cell>
          <table:table-cell office:value-type="float" office:value="18680.26929" calcext:value-type="float">
            <text:p>18680.26929</text:p>
          </table:table-cell>
          <table:table-cell office:value-type="float" office:value="2.604612" calcext:value-type="float">
            <text:p>2.604612</text:p>
          </table:table-cell>
          <table:table-cell office:value-type="float" office:value="0" calcext:value-type="float">
            <text:p>0</text:p>
          </table:table-cell>
          <table:table-cell office:value-type="float" office:value="18573.22153" calcext:value-type="float">
            <text:p>18573.22153</text:p>
          </table:table-cell>
          <table:table-cell office:value-type="float" office:value="2.746408" calcext:value-type="float">
            <text:p>2.746408</text:p>
          </table:table-cell>
          <table:table-cell office:value-type="float" office:value="0" calcext:value-type="float">
            <text:p>0</text:p>
          </table:table-cell>
          <table:table-cell office:value-type="float" office:value="18614.3007300002" calcext:value-type="float">
            <text:p>18614.3007300002</text:p>
          </table:table-cell>
          <table:table-cell office:value-type="float" office:value="2.635964" calcext:value-type="float">
            <text:p>2.635964</text:p>
          </table:table-cell>
          <table:table-cell office:value-type="float" office:value="0" calcext:value-type="float">
            <text:p>0</text:p>
          </table:table-cell>
          <table:table-cell office:value-type="float" office:value="18816.7825600001" calcext:value-type="float">
            <text:p>18816.7825600001</text:p>
          </table:table-cell>
          <table:table-cell office:value-type="float" office:value="2.728557" calcext:value-type="float">
            <text:p>2.72855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3.76954" calcext:value-type="float">
            <text:p>18633.76954</text:p>
          </table:table-cell>
          <table:table-cell office:value-type="float" office:value="2.831628" calcext:value-type="float">
            <text:p>2.831628</text:p>
          </table:table-cell>
          <table:table-cell office:value-type="float" office:value="0" calcext:value-type="float">
            <text:p>0</text:p>
          </table:table-cell>
          <table:table-cell office:value-type="float" office:value="18790.66999" calcext:value-type="float">
            <text:p>18790.66999</text:p>
          </table:table-cell>
          <table:table-cell office:value-type="float" office:value="2.764698" calcext:value-type="float">
            <text:p>2.764698</text:p>
          </table:table-cell>
          <table:table-cell office:value-type="float" office:value="0" calcext:value-type="float">
            <text:p>0</text:p>
          </table:table-cell>
          <table:table-cell office:value-type="float" office:value="18787.4801799999" calcext:value-type="float">
            <text:p>18787.4801799999</text:p>
          </table:table-cell>
          <table:table-cell office:value-type="float" office:value="2.819615" calcext:value-type="float">
            <text:p>2.819615</text:p>
          </table:table-cell>
          <table:table-cell office:value-type="float" office:value="0" calcext:value-type="float">
            <text:p>0</text:p>
          </table:table-cell>
          <table:table-cell office:value-type="float" office:value="18582.19273" calcext:value-type="float">
            <text:p>18582.19273</text:p>
          </table:table-cell>
          <table:table-cell office:value-type="float" office:value="2.742112" calcext:value-type="float">
            <text:p>2.742112</text:p>
          </table:table-cell>
          <table:table-cell office:value-type="float" office:value="0" calcext:value-type="float">
            <text:p>0</text:p>
          </table:table-cell>
          <table:table-cell office:value-type="float" office:value="18718.06586" calcext:value-type="float">
            <text:p>18718.06586</text:p>
          </table:table-cell>
          <table:table-cell office:value-type="float" office:value="2.741378" calcext:value-type="float">
            <text:p>2.7413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16.2666999999" calcext:value-type="float">
            <text:p>18616.2666999999</text:p>
          </table:table-cell>
          <table:table-cell office:value-type="float" office:value="2.784376" calcext:value-type="float">
            <text:p>2.784376</text:p>
          </table:table-cell>
          <table:table-cell office:value-type="float" office:value="0" calcext:value-type="float">
            <text:p>0</text:p>
          </table:table-cell>
          <table:table-cell office:value-type="float" office:value="18792.8877600001" calcext:value-type="float">
            <text:p>18792.8877600001</text:p>
          </table:table-cell>
          <table:table-cell office:value-type="float" office:value="2.719648" calcext:value-type="float">
            <text:p>2.719648</text:p>
          </table:table-cell>
          <table:table-cell office:value-type="float" office:value="0" calcext:value-type="float">
            <text:p>0</text:p>
          </table:table-cell>
          <table:table-cell office:value-type="float" office:value="18654.7746900001" calcext:value-type="float">
            <text:p>18654.7746900001</text:p>
          </table:table-cell>
          <table:table-cell office:value-type="float" office:value="2.797385" calcext:value-type="float">
            <text:p>2.797385</text:p>
          </table:table-cell>
          <table:table-cell office:value-type="float" office:value="0" calcext:value-type="float">
            <text:p>0</text:p>
          </table:table-cell>
          <table:table-cell office:value-type="float" office:value="18370.07699" calcext:value-type="float">
            <text:p>18370.07699</text:p>
          </table:table-cell>
          <table:table-cell office:value-type="float" office:value="2.496253" calcext:value-type="float">
            <text:p>2.496253</text:p>
          </table:table-cell>
          <table:table-cell office:value-type="float" office:value="0" calcext:value-type="float">
            <text:p>0</text:p>
          </table:table-cell>
          <table:table-cell office:value-type="float" office:value="18808.1079500001" calcext:value-type="float">
            <text:p>18808.1079500001</text:p>
          </table:table-cell>
          <table:table-cell office:value-type="float" office:value="2.687028" calcext:value-type="float">
            <text:p>2.68702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0.30776" calcext:value-type="float">
            <text:p>18630.30776</text:p>
          </table:table-cell>
          <table:table-cell office:value-type="float" office:value="2.575731" calcext:value-type="float">
            <text:p>2.575731</text:p>
          </table:table-cell>
          <table:table-cell office:value-type="float" office:value="0" calcext:value-type="float">
            <text:p>0</text:p>
          </table:table-cell>
          <table:table-cell office:value-type="float" office:value="18776.90834" calcext:value-type="float">
            <text:p>18776.90834</text:p>
          </table:table-cell>
          <table:table-cell office:value-type="float" office:value="2.81371" calcext:value-type="float">
            <text:p>2.81371</text:p>
          </table:table-cell>
          <table:table-cell office:value-type="float" office:value="0" calcext:value-type="float">
            <text:p>0</text:p>
          </table:table-cell>
          <table:table-cell office:value-type="float" office:value="18676.11438" calcext:value-type="float">
            <text:p>18676.11438</text:p>
          </table:table-cell>
          <table:table-cell office:value-type="float" office:value="2.738058" calcext:value-type="float">
            <text:p>2.738058</text:p>
          </table:table-cell>
          <table:table-cell office:value-type="float" office:value="0" calcext:value-type="float">
            <text:p>0</text:p>
          </table:table-cell>
          <table:table-cell office:value-type="float" office:value="18343.5322099999" calcext:value-type="float">
            <text:p>18343.5322099999</text:p>
          </table:table-cell>
          <table:table-cell office:value-type="float" office:value="2.808606" calcext:value-type="float">
            <text:p>2.808606</text:p>
          </table:table-cell>
          <table:table-cell office:value-type="float" office:value="0" calcext:value-type="float">
            <text:p>0</text:p>
          </table:table-cell>
          <table:table-cell office:value-type="float" office:value="18752.9015700002" calcext:value-type="float">
            <text:p>18752.9015700002</text:p>
          </table:table-cell>
          <table:table-cell office:value-type="float" office:value="3.374386" calcext:value-type="float">
            <text:p>3.37438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64.09426" calcext:value-type="float">
            <text:p>18664.09426</text:p>
          </table:table-cell>
          <table:table-cell office:value-type="float" office:value="2.821878" calcext:value-type="float">
            <text:p>2.821878</text:p>
          </table:table-cell>
          <table:table-cell office:value-type="float" office:value="0" calcext:value-type="float">
            <text:p>0</text:p>
          </table:table-cell>
          <table:table-cell office:value-type="float" office:value="18947.2823900001" calcext:value-type="float">
            <text:p>18947.2823900001</text:p>
          </table:table-cell>
          <table:table-cell office:value-type="float" office:value="2.546351" calcext:value-type="float">
            <text:p>2.546351</text:p>
          </table:table-cell>
          <table:table-cell office:value-type="float" office:value="0" calcext:value-type="float">
            <text:p>0</text:p>
          </table:table-cell>
          <table:table-cell office:value-type="float" office:value="18799.0424200001" calcext:value-type="float">
            <text:p>18799.0424200001</text:p>
          </table:table-cell>
          <table:table-cell office:value-type="float" office:value="2.709808" calcext:value-type="float">
            <text:p>2.709808</text:p>
          </table:table-cell>
          <table:table-cell office:value-type="float" office:value="0" calcext:value-type="float">
            <text:p>0</text:p>
          </table:table-cell>
          <table:table-cell office:value-type="float" office:value="18573.69959" calcext:value-type="float">
            <text:p>18573.69959</text:p>
          </table:table-cell>
          <table:table-cell office:value-type="float" office:value="2.728104" calcext:value-type="float">
            <text:p>2.728104</text:p>
          </table:table-cell>
          <table:table-cell office:value-type="float" office:value="0" calcext:value-type="float">
            <text:p>0</text:p>
          </table:table-cell>
          <table:table-cell office:value-type="float" office:value="18778.0021800001" calcext:value-type="float">
            <text:p>18778.0021800001</text:p>
          </table:table-cell>
          <table:table-cell office:value-type="float" office:value="3.281792" calcext:value-type="float">
            <text:p>3.28179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7.6157000001" calcext:value-type="float">
            <text:p>18697.6157000001</text:p>
          </table:table-cell>
          <table:table-cell office:value-type="float" office:value="2.968398" calcext:value-type="float">
            <text:p>2.968398</text:p>
          </table:table-cell>
          <table:table-cell office:value-type="float" office:value="0" calcext:value-type="float">
            <text:p>0</text:p>
          </table:table-cell>
          <table:table-cell office:value-type="float" office:value="18588.4113700001" calcext:value-type="float">
            <text:p>18588.4113700001</text:p>
          </table:table-cell>
          <table:table-cell office:value-type="float" office:value="2.676297" calcext:value-type="float">
            <text:p>2.676297</text:p>
          </table:table-cell>
          <table:table-cell office:value-type="float" office:value="0" calcext:value-type="float">
            <text:p>0</text:p>
          </table:table-cell>
          <table:table-cell office:value-type="float" office:value="18627.27761" calcext:value-type="float">
            <text:p>18627.27761</text:p>
          </table:table-cell>
          <table:table-cell office:value-type="float" office:value="2.964844" calcext:value-type="float">
            <text:p>2.964844</text:p>
          </table:table-cell>
          <table:table-cell office:value-type="float" office:value="0" calcext:value-type="float">
            <text:p>0</text:p>
          </table:table-cell>
          <table:table-cell office:value-type="float" office:value="18395.9102899999" calcext:value-type="float">
            <text:p>18395.9102899999</text:p>
          </table:table-cell>
          <table:table-cell office:value-type="float" office:value="2.708476" calcext:value-type="float">
            <text:p>2.708476</text:p>
          </table:table-cell>
          <table:table-cell office:value-type="float" office:value="0" calcext:value-type="float">
            <text:p>0</text:p>
          </table:table-cell>
          <table:table-cell office:value-type="float" office:value="18908.86842" calcext:value-type="float">
            <text:p>18908.86842</text:p>
          </table:table-cell>
          <table:table-cell office:value-type="float" office:value="2.862531" calcext:value-type="float">
            <text:p>2.86253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1.3993599999" calcext:value-type="float">
            <text:p>18781.3993599999</text:p>
          </table:table-cell>
          <table:table-cell office:value-type="float" office:value="2.96244" calcext:value-type="float">
            <text:p>2.96244</text:p>
          </table:table-cell>
          <table:table-cell office:value-type="float" office:value="0" calcext:value-type="float">
            <text:p>0</text:p>
          </table:table-cell>
          <table:table-cell office:value-type="float" office:value="18715.51507" calcext:value-type="float">
            <text:p>18715.51507</text:p>
          </table:table-cell>
          <table:table-cell office:value-type="float" office:value="2.867902" calcext:value-type="float">
            <text:p>2.867902</text:p>
          </table:table-cell>
          <table:table-cell office:value-type="float" office:value="0" calcext:value-type="float">
            <text:p>0</text:p>
          </table:table-cell>
          <table:table-cell office:value-type="float" office:value="18648.81848" calcext:value-type="float">
            <text:p>18648.81848</text:p>
          </table:table-cell>
          <table:table-cell office:value-type="float" office:value="2.698645" calcext:value-type="float">
            <text:p>2.698645</text:p>
          </table:table-cell>
          <table:table-cell office:value-type="float" office:value="0" calcext:value-type="float">
            <text:p>0</text:p>
          </table:table-cell>
          <table:table-cell office:value-type="float" office:value="18387.1514" calcext:value-type="float">
            <text:p>18387.1514</text:p>
          </table:table-cell>
          <table:table-cell office:value-type="float" office:value="2.741121" calcext:value-type="float">
            <text:p>2.741121</text:p>
          </table:table-cell>
          <table:table-cell office:value-type="float" office:value="0" calcext:value-type="float">
            <text:p>0</text:p>
          </table:table-cell>
          <table:table-cell office:value-type="float" office:value="18777.5743" calcext:value-type="float">
            <text:p>18777.5743</text:p>
          </table:table-cell>
          <table:table-cell office:value-type="float" office:value="2.711182" calcext:value-type="float">
            <text:p>2.71118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8.00615" calcext:value-type="float">
            <text:p>18678.00615</text:p>
          </table:table-cell>
          <table:table-cell office:value-type="float" office:value="2.742968" calcext:value-type="float">
            <text:p>2.742968</text:p>
          </table:table-cell>
          <table:table-cell office:value-type="float" office:value="0" calcext:value-type="float">
            <text:p>0</text:p>
          </table:table-cell>
          <table:table-cell office:value-type="float" office:value="18863.88412" calcext:value-type="float">
            <text:p>18863.88412</text:p>
          </table:table-cell>
          <table:table-cell office:value-type="float" office:value="2.727369" calcext:value-type="float">
            <text:p>2.727369</text:p>
          </table:table-cell>
          <table:table-cell office:value-type="float" office:value="0" calcext:value-type="float">
            <text:p>0</text:p>
          </table:table-cell>
          <table:table-cell office:value-type="float" office:value="18566.07951" calcext:value-type="float">
            <text:p>18566.07951</text:p>
          </table:table-cell>
          <table:table-cell office:value-type="float" office:value="2.874741" calcext:value-type="float">
            <text:p>2.874741</text:p>
          </table:table-cell>
          <table:table-cell office:value-type="float" office:value="0" calcext:value-type="float">
            <text:p>0</text:p>
          </table:table-cell>
          <table:table-cell office:value-type="float" office:value="18426.8159700001" calcext:value-type="float">
            <text:p>18426.8159700001</text:p>
          </table:table-cell>
          <table:table-cell office:value-type="float" office:value="2.531371" calcext:value-type="float">
            <text:p>2.531371</text:p>
          </table:table-cell>
          <table:table-cell office:value-type="float" office:value="0" calcext:value-type="float">
            <text:p>0</text:p>
          </table:table-cell>
          <table:table-cell office:value-type="float" office:value="18762.0768800001" calcext:value-type="float">
            <text:p>18762.0768800001</text:p>
          </table:table-cell>
          <table:table-cell office:value-type="float" office:value="2.652561" calcext:value-type="float">
            <text:p>2.65256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50.5953100001" calcext:value-type="float">
            <text:p>18650.5953100001</text:p>
          </table:table-cell>
          <table:table-cell office:value-type="float" office:value="2.808263" calcext:value-type="float">
            <text:p>2.808263</text:p>
          </table:table-cell>
          <table:table-cell office:value-type="float" office:value="0" calcext:value-type="float">
            <text:p>0</text:p>
          </table:table-cell>
          <table:table-cell office:value-type="float" office:value="18725.48628" calcext:value-type="float">
            <text:p>18725.48628</text:p>
          </table:table-cell>
          <table:table-cell office:value-type="float" office:value="2.81282" calcext:value-type="float">
            <text:p>2.81282</text:p>
          </table:table-cell>
          <table:table-cell office:value-type="float" office:value="0" calcext:value-type="float">
            <text:p>0</text:p>
          </table:table-cell>
          <table:table-cell office:value-type="float" office:value="18693.4413199998" calcext:value-type="float">
            <text:p>18693.4413199998</text:p>
          </table:table-cell>
          <table:table-cell office:value-type="float" office:value="2.812751" calcext:value-type="float">
            <text:p>2.812751</text:p>
          </table:table-cell>
          <table:table-cell office:value-type="float" office:value="0" calcext:value-type="float">
            <text:p>0</text:p>
          </table:table-cell>
          <table:table-cell office:value-type="float" office:value="18485.3622699999" calcext:value-type="float">
            <text:p>18485.3622699999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0" calcext:value-type="float">
            <text:p>0</text:p>
          </table:table-cell>
          <table:table-cell office:value-type="float" office:value="18798.88393" calcext:value-type="float">
            <text:p>18798.88393</text:p>
          </table:table-cell>
          <table:table-cell office:value-type="float" office:value="2.584305" calcext:value-type="float">
            <text:p>2.58430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7.6457200001" calcext:value-type="float">
            <text:p>18557.6457200001</text:p>
          </table:table-cell>
          <table:table-cell office:value-type="float" office:value="2.73803" calcext:value-type="float">
            <text:p>2.73803</text:p>
          </table:table-cell>
          <table:table-cell office:value-type="float" office:value="0" calcext:value-type="float">
            <text:p>0</text:p>
          </table:table-cell>
          <table:table-cell office:value-type="float" office:value="18816.3918699999" calcext:value-type="float">
            <text:p>18816.3918699999</text:p>
          </table:table-cell>
          <table:table-cell office:value-type="float" office:value="2.875474" calcext:value-type="float">
            <text:p>2.875474</text:p>
          </table:table-cell>
          <table:table-cell office:value-type="float" office:value="0" calcext:value-type="float">
            <text:p>0</text:p>
          </table:table-cell>
          <table:table-cell office:value-type="float" office:value="18562.83213" calcext:value-type="float">
            <text:p>18562.83213</text:p>
          </table:table-cell>
          <table:table-cell office:value-type="float" office:value="2.863202" calcext:value-type="float">
            <text:p>2.863202</text:p>
          </table:table-cell>
          <table:table-cell office:value-type="float" office:value="0" calcext:value-type="float">
            <text:p>0</text:p>
          </table:table-cell>
          <table:table-cell office:value-type="float" office:value="18516.5265899999" calcext:value-type="float">
            <text:p>18516.5265899999</text:p>
          </table:table-cell>
          <table:table-cell office:value-type="float" office:value="2.802563" calcext:value-type="float">
            <text:p>2.802563</text:p>
          </table:table-cell>
          <table:table-cell office:value-type="float" office:value="0" calcext:value-type="float">
            <text:p>0</text:p>
          </table:table-cell>
          <table:table-cell office:value-type="float" office:value="18877.0219800001" calcext:value-type="float">
            <text:p>18877.0219800001</text:p>
          </table:table-cell>
          <table:table-cell office:value-type="float" office:value="2.632784" calcext:value-type="float">
            <text:p>2.63278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15.51145" calcext:value-type="float">
            <text:p>18615.51145</text:p>
          </table:table-cell>
          <table:table-cell office:value-type="float" office:value="2.792274" calcext:value-type="float">
            <text:p>2.792274</text:p>
          </table:table-cell>
          <table:table-cell office:value-type="float" office:value="0" calcext:value-type="float">
            <text:p>0</text:p>
          </table:table-cell>
          <table:table-cell office:value-type="float" office:value="18496.4965900001" calcext:value-type="float">
            <text:p>18496.4965900001</text:p>
          </table:table-cell>
          <table:table-cell office:value-type="float" office:value="2.899159" calcext:value-type="float">
            <text:p>2.899159</text:p>
          </table:table-cell>
          <table:table-cell office:value-type="float" office:value="0" calcext:value-type="float">
            <text:p>0</text:p>
          </table:table-cell>
          <table:table-cell office:value-type="float" office:value="18675.0037499999" calcext:value-type="float">
            <text:p>18675.0037499999</text:p>
          </table:table-cell>
          <table:table-cell office:value-type="float" office:value="2.820098" calcext:value-type="float">
            <text:p>2.820098</text:p>
          </table:table-cell>
          <table:table-cell office:value-type="float" office:value="0" calcext:value-type="float">
            <text:p>0</text:p>
          </table:table-cell>
          <table:table-cell office:value-type="float" office:value="18440.7425099999" calcext:value-type="float">
            <text:p>18440.7425099999</text:p>
          </table:table-cell>
          <table:table-cell office:value-type="float" office:value="2.490942" calcext:value-type="float">
            <text:p>2.490942</text:p>
          </table:table-cell>
          <table:table-cell office:value-type="float" office:value="0" calcext:value-type="float">
            <text:p>0</text:p>
          </table:table-cell>
          <table:table-cell office:value-type="float" office:value="18965.31843" calcext:value-type="float">
            <text:p>18965.31843</text:p>
          </table:table-cell>
          <table:table-cell office:value-type="float" office:value="2.667143" calcext:value-type="float">
            <text:p>2.66714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7.1431499999" calcext:value-type="float">
            <text:p>18457.1431499999</text:p>
          </table:table-cell>
          <table:table-cell office:value-type="float" office:value="2.765323" calcext:value-type="float">
            <text:p>2.765323</text:p>
          </table:table-cell>
          <table:table-cell office:value-type="float" office:value="0" calcext:value-type="float">
            <text:p>0</text:p>
          </table:table-cell>
          <table:table-cell office:value-type="float" office:value="18680.1225700001" calcext:value-type="float">
            <text:p>18680.1225700001</text:p>
          </table:table-cell>
          <table:table-cell office:value-type="float" office:value="2.899844" calcext:value-type="float">
            <text:p>2.899844</text:p>
          </table:table-cell>
          <table:table-cell office:value-type="float" office:value="0" calcext:value-type="float">
            <text:p>0</text:p>
          </table:table-cell>
          <table:table-cell office:value-type="float" office:value="18735.5863999999" calcext:value-type="float">
            <text:p>18735.5863999999</text:p>
          </table:table-cell>
          <table:table-cell office:value-type="float" office:value="2.661849" calcext:value-type="float">
            <text:p>2.661849</text:p>
          </table:table-cell>
          <table:table-cell office:value-type="float" office:value="0" calcext:value-type="float">
            <text:p>0</text:p>
          </table:table-cell>
          <table:table-cell office:value-type="float" office:value="18500.5020100001" calcext:value-type="float">
            <text:p>18500.5020100001</text:p>
          </table:table-cell>
          <table:table-cell office:value-type="float" office:value="2.492215" calcext:value-type="float">
            <text:p>2.492215</text:p>
          </table:table-cell>
          <table:table-cell office:value-type="float" office:value="0" calcext:value-type="float">
            <text:p>0</text:p>
          </table:table-cell>
          <table:table-cell office:value-type="float" office:value="18849.69679" calcext:value-type="float">
            <text:p>18849.69679</text:p>
          </table:table-cell>
          <table:table-cell office:value-type="float" office:value="2.700649" calcext:value-type="float">
            <text:p>2.70064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4.75659" calcext:value-type="float">
            <text:p>18454.75659</text:p>
          </table:table-cell>
          <table:table-cell office:value-type="float" office:value="2.891411" calcext:value-type="float">
            <text:p>2.891411</text:p>
          </table:table-cell>
          <table:table-cell office:value-type="float" office:value="0" calcext:value-type="float">
            <text:p>0</text:p>
          </table:table-cell>
          <table:table-cell office:value-type="float" office:value="18686.90982" calcext:value-type="float">
            <text:p>18686.90982</text:p>
          </table:table-cell>
          <table:table-cell office:value-type="float" office:value="2.722788" calcext:value-type="float">
            <text:p>2.722788</text:p>
          </table:table-cell>
          <table:table-cell office:value-type="float" office:value="0" calcext:value-type="float">
            <text:p>0</text:p>
          </table:table-cell>
          <table:table-cell office:value-type="float" office:value="18795.5418599999" calcext:value-type="float">
            <text:p>18795.5418599999</text:p>
          </table:table-cell>
          <table:table-cell office:value-type="float" office:value="2.812786" calcext:value-type="float">
            <text:p>2.812786</text:p>
          </table:table-cell>
          <table:table-cell office:value-type="float" office:value="0" calcext:value-type="float">
            <text:p>0</text:p>
          </table:table-cell>
          <table:table-cell office:value-type="float" office:value="18593.6390000001" calcext:value-type="float">
            <text:p>18593.6390000001</text:p>
          </table:table-cell>
          <table:table-cell office:value-type="float" office:value="2.420822" calcext:value-type="float">
            <text:p>2.420822</text:p>
          </table:table-cell>
          <table:table-cell office:value-type="float" office:value="0" calcext:value-type="float">
            <text:p>0</text:p>
          </table:table-cell>
          <table:table-cell office:value-type="float" office:value="18582.82365" calcext:value-type="float">
            <text:p>18582.82365</text:p>
          </table:table-cell>
          <table:table-cell office:value-type="float" office:value="2.753159" calcext:value-type="float">
            <text:p>2.75315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5.7670800002" calcext:value-type="float">
            <text:p>18785.7670800002</text:p>
          </table:table-cell>
          <table:table-cell office:value-type="float" office:value="3.001096" calcext:value-type="float">
            <text:p>3.001096</text:p>
          </table:table-cell>
          <table:table-cell office:value-type="float" office:value="0" calcext:value-type="float">
            <text:p>0</text:p>
          </table:table-cell>
          <table:table-cell office:value-type="float" office:value="18592.0846500001" calcext:value-type="float">
            <text:p>18592.0846500001</text:p>
          </table:table-cell>
          <table:table-cell office:value-type="float" office:value="2.610712" calcext:value-type="float">
            <text:p>2.610712</text:p>
          </table:table-cell>
          <table:table-cell office:value-type="float" office:value="0" calcext:value-type="float">
            <text:p>0</text:p>
          </table:table-cell>
          <table:table-cell office:value-type="float" office:value="18687.1071999999" calcext:value-type="float">
            <text:p>18687.1071999999</text:p>
          </table:table-cell>
          <table:table-cell office:value-type="float" office:value="2.731064" calcext:value-type="float">
            <text:p>2.731064</text:p>
          </table:table-cell>
          <table:table-cell office:value-type="float" office:value="0" calcext:value-type="float">
            <text:p>0</text:p>
          </table:table-cell>
          <table:table-cell office:value-type="float" office:value="18483.11324" calcext:value-type="float">
            <text:p>18483.11324</text:p>
          </table:table-cell>
          <table:table-cell office:value-type="float" office:value="2.614895" calcext:value-type="float">
            <text:p>2.614895</text:p>
          </table:table-cell>
          <table:table-cell office:value-type="float" office:value="0" calcext:value-type="float">
            <text:p>0</text:p>
          </table:table-cell>
          <table:table-cell office:value-type="float" office:value="18694.6274" calcext:value-type="float">
            <text:p>18694.6274</text:p>
          </table:table-cell>
          <table:table-cell office:value-type="float" office:value="2.588464" calcext:value-type="float">
            <text:p>2.58846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5.3454100002" calcext:value-type="float">
            <text:p>18685.3454100002</text:p>
          </table:table-cell>
          <table:table-cell office:value-type="float" office:value="2.747891" calcext:value-type="float">
            <text:p>2.747891</text:p>
          </table:table-cell>
          <table:table-cell office:value-type="float" office:value="0" calcext:value-type="float">
            <text:p>0</text:p>
          </table:table-cell>
          <table:table-cell office:value-type="float" office:value="18599.4639799999" calcext:value-type="float">
            <text:p>18599.4639799999</text:p>
          </table:table-cell>
          <table:table-cell office:value-type="float" office:value="2.816561" calcext:value-type="float">
            <text:p>2.816561</text:p>
          </table:table-cell>
          <table:table-cell office:value-type="float" office:value="0" calcext:value-type="float">
            <text:p>0</text:p>
          </table:table-cell>
          <table:table-cell office:value-type="float" office:value="18643.7010999999" calcext:value-type="float">
            <text:p>18643.7010999999</text:p>
          </table:table-cell>
          <table:table-cell office:value-type="float" office:value="2.706948" calcext:value-type="float">
            <text:p>2.706948</text:p>
          </table:table-cell>
          <table:table-cell office:value-type="float" office:value="0" calcext:value-type="float">
            <text:p>0</text:p>
          </table:table-cell>
          <table:table-cell office:value-type="float" office:value="18571.0078300001" calcext:value-type="float">
            <text:p>18571.0078300001</text:p>
          </table:table-cell>
          <table:table-cell office:value-type="float" office:value="2.559547" calcext:value-type="float">
            <text:p>2.559547</text:p>
          </table:table-cell>
          <table:table-cell office:value-type="float" office:value="0" calcext:value-type="float">
            <text:p>0</text:p>
          </table:table-cell>
          <table:table-cell office:value-type="float" office:value="18738.84645" calcext:value-type="float">
            <text:p>18738.84645</text:p>
          </table:table-cell>
          <table:table-cell office:value-type="float" office:value="2.728724" calcext:value-type="float">
            <text:p>2.72872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9.34928" calcext:value-type="float">
            <text:p>18559.34928</text:p>
          </table:table-cell>
          <table:table-cell office:value-type="float" office:value="2.838078" calcext:value-type="float">
            <text:p>2.838078</text:p>
          </table:table-cell>
          <table:table-cell office:value-type="float" office:value="0" calcext:value-type="float">
            <text:p>0</text:p>
          </table:table-cell>
          <table:table-cell office:value-type="float" office:value="18686.4742299999" calcext:value-type="float">
            <text:p>18686.4742299999</text:p>
          </table:table-cell>
          <table:table-cell office:value-type="float" office:value="2.843704" calcext:value-type="float">
            <text:p>2.843704</text:p>
          </table:table-cell>
          <table:table-cell office:value-type="float" office:value="0" calcext:value-type="float">
            <text:p>0</text:p>
          </table:table-cell>
          <table:table-cell office:value-type="float" office:value="18746.16627" calcext:value-type="float">
            <text:p>18746.16627</text:p>
          </table:table-cell>
          <table:table-cell office:value-type="float" office:value="2.703138" calcext:value-type="float">
            <text:p>2.703138</text:p>
          </table:table-cell>
          <table:table-cell office:value-type="float" office:value="0" calcext:value-type="float">
            <text:p>0</text:p>
          </table:table-cell>
          <table:table-cell office:value-type="float" office:value="18526.4172299999" calcext:value-type="float">
            <text:p>18526.4172299999</text:p>
          </table:table-cell>
          <table:table-cell office:value-type="float" office:value="2.848362" calcext:value-type="float">
            <text:p>2.848362</text:p>
          </table:table-cell>
          <table:table-cell office:value-type="float" office:value="0" calcext:value-type="float">
            <text:p>0</text:p>
          </table:table-cell>
          <table:table-cell office:value-type="float" office:value="18833.9498700001" calcext:value-type="float">
            <text:p>18833.9498700001</text:p>
          </table:table-cell>
          <table:table-cell office:value-type="float" office:value="2.427148" calcext:value-type="float">
            <text:p>2.42714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2.9400799999" calcext:value-type="float">
            <text:p>18672.9400799999</text:p>
          </table:table-cell>
          <table:table-cell office:value-type="float" office:value="3.025873" calcext:value-type="float">
            <text:p>3.025873</text:p>
          </table:table-cell>
          <table:table-cell office:value-type="float" office:value="0" calcext:value-type="float">
            <text:p>0</text:p>
          </table:table-cell>
          <table:table-cell office:value-type="float" office:value="18639.92611" calcext:value-type="float">
            <text:p>18639.92611</text:p>
          </table:table-cell>
          <table:table-cell office:value-type="float" office:value="2.887392" calcext:value-type="float">
            <text:p>2.887392</text:p>
          </table:table-cell>
          <table:table-cell office:value-type="float" office:value="0" calcext:value-type="float">
            <text:p>0</text:p>
          </table:table-cell>
          <table:table-cell office:value-type="float" office:value="18733.3051999999" calcext:value-type="float">
            <text:p>18733.3051999999</text:p>
          </table:table-cell>
          <table:table-cell office:value-type="float" office:value="2.666082" calcext:value-type="float">
            <text:p>2.666082</text:p>
          </table:table-cell>
          <table:table-cell office:value-type="float" office:value="0" calcext:value-type="float">
            <text:p>0</text:p>
          </table:table-cell>
          <table:table-cell office:value-type="float" office:value="18442.8271499999" calcext:value-type="float">
            <text:p>18442.8271499999</text:p>
          </table:table-cell>
          <table:table-cell office:value-type="float" office:value="2.712558" calcext:value-type="float">
            <text:p>2.712558</text:p>
          </table:table-cell>
          <table:table-cell office:value-type="float" office:value="0" calcext:value-type="float">
            <text:p>0</text:p>
          </table:table-cell>
          <table:table-cell office:value-type="float" office:value="19045.8053099999" calcext:value-type="float">
            <text:p>19045.8053099999</text:p>
          </table:table-cell>
          <table:table-cell office:value-type="float" office:value="2.576493" calcext:value-type="float">
            <text:p>2.5764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5.77983" calcext:value-type="float">
            <text:p>18685.77983</text:p>
          </table:table-cell>
          <table:table-cell office:value-type="float" office:value="2.468095" calcext:value-type="float">
            <text:p>2.468095</text:p>
          </table:table-cell>
          <table:table-cell office:value-type="float" office:value="0" calcext:value-type="float">
            <text:p>0</text:p>
          </table:table-cell>
          <table:table-cell office:value-type="float" office:value="18606.2977900002" calcext:value-type="float">
            <text:p>18606.2977900002</text:p>
          </table:table-cell>
          <table:table-cell office:value-type="float" office:value="2.673722" calcext:value-type="float">
            <text:p>2.673722</text:p>
          </table:table-cell>
          <table:table-cell office:value-type="float" office:value="0" calcext:value-type="float">
            <text:p>0</text:p>
          </table:table-cell>
          <table:table-cell office:value-type="float" office:value="18464.0769299999" calcext:value-type="float">
            <text:p>18464.0769299999</text:p>
          </table:table-cell>
          <table:table-cell office:value-type="float" office:value="2.547216" calcext:value-type="float">
            <text:p>2.547216</text:p>
          </table:table-cell>
          <table:table-cell office:value-type="float" office:value="0" calcext:value-type="float">
            <text:p>0</text:p>
          </table:table-cell>
          <table:table-cell office:value-type="float" office:value="18556.12269" calcext:value-type="float">
            <text:p>18556.12269</text:p>
          </table:table-cell>
          <table:table-cell office:value-type="float" office:value="2.494688" calcext:value-type="float">
            <text:p>2.494688</text:p>
          </table:table-cell>
          <table:table-cell office:value-type="float" office:value="0" calcext:value-type="float">
            <text:p>0</text:p>
          </table:table-cell>
          <table:table-cell office:value-type="float" office:value="18714.16888" calcext:value-type="float">
            <text:p>18714.16888</text:p>
          </table:table-cell>
          <table:table-cell office:value-type="float" office:value="2.75288" calcext:value-type="float">
            <text:p>2.7528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9.20332" calcext:value-type="float">
            <text:p>18709.20332</text:p>
          </table:table-cell>
          <table:table-cell office:value-type="float" office:value="2.616551" calcext:value-type="float">
            <text:p>2.616551</text:p>
          </table:table-cell>
          <table:table-cell office:value-type="float" office:value="0" calcext:value-type="float">
            <text:p>0</text:p>
          </table:table-cell>
          <table:table-cell office:value-type="float" office:value="18431.20278" calcext:value-type="float">
            <text:p>18431.20278</text:p>
          </table:table-cell>
          <table:table-cell office:value-type="float" office:value="2.638678" calcext:value-type="float">
            <text:p>2.638678</text:p>
          </table:table-cell>
          <table:table-cell office:value-type="float" office:value="0" calcext:value-type="float">
            <text:p>0</text:p>
          </table:table-cell>
          <table:table-cell office:value-type="float" office:value="18603.8492900001" calcext:value-type="float">
            <text:p>18603.8492900001</text:p>
          </table:table-cell>
          <table:table-cell office:value-type="float" office:value="2.760947" calcext:value-type="float">
            <text:p>2.760947</text:p>
          </table:table-cell>
          <table:table-cell office:value-type="float" office:value="0" calcext:value-type="float">
            <text:p>0</text:p>
          </table:table-cell>
          <table:table-cell office:value-type="float" office:value="18556.4241200002" calcext:value-type="float">
            <text:p>18556.4241200002</text:p>
          </table:table-cell>
          <table:table-cell office:value-type="float" office:value="2.705518" calcext:value-type="float">
            <text:p>2.705518</text:p>
          </table:table-cell>
          <table:table-cell office:value-type="float" office:value="0" calcext:value-type="float">
            <text:p>0</text:p>
          </table:table-cell>
          <table:table-cell office:value-type="float" office:value="18597.7560799999" calcext:value-type="float">
            <text:p>18597.7560799999</text:p>
          </table:table-cell>
          <table:table-cell office:value-type="float" office:value="2.647417" calcext:value-type="float">
            <text:p>2.64741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2.4841600002" calcext:value-type="float">
            <text:p>18582.4841600002</text:p>
          </table:table-cell>
          <table:table-cell office:value-type="float" office:value="2.616046" calcext:value-type="float">
            <text:p>2.616046</text:p>
          </table:table-cell>
          <table:table-cell office:value-type="float" office:value="0" calcext:value-type="float">
            <text:p>0</text:p>
          </table:table-cell>
          <table:table-cell office:value-type="float" office:value="18741.28685" calcext:value-type="float">
            <text:p>18741.28685</text:p>
          </table:table-cell>
          <table:table-cell office:value-type="float" office:value="2.692347" calcext:value-type="float">
            <text:p>2.692347</text:p>
          </table:table-cell>
          <table:table-cell office:value-type="float" office:value="0" calcext:value-type="float">
            <text:p>0</text:p>
          </table:table-cell>
          <table:table-cell office:value-type="float" office:value="18610.3809899999" calcext:value-type="float">
            <text:p>18610.3809899999</text:p>
          </table:table-cell>
          <table:table-cell office:value-type="float" office:value="2.764413" calcext:value-type="float">
            <text:p>2.764413</text:p>
          </table:table-cell>
          <table:table-cell office:value-type="float" office:value="0" calcext:value-type="float">
            <text:p>0</text:p>
          </table:table-cell>
          <table:table-cell office:value-type="float" office:value="18595.4565600001" calcext:value-type="float">
            <text:p>18595.4565600001</text:p>
          </table:table-cell>
          <table:table-cell office:value-type="float" office:value="2.715334" calcext:value-type="float">
            <text:p>2.715334</text:p>
          </table:table-cell>
          <table:table-cell office:value-type="float" office:value="0" calcext:value-type="float">
            <text:p>0</text:p>
          </table:table-cell>
          <table:table-cell office:value-type="float" office:value="18478.01236" calcext:value-type="float">
            <text:p>18478.01236</text:p>
          </table:table-cell>
          <table:table-cell office:value-type="float" office:value="2.737944" calcext:value-type="float">
            <text:p>2.73794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69.24031" calcext:value-type="float">
            <text:p>18669.24031</text:p>
          </table:table-cell>
          <table:table-cell office:value-type="float" office:value="2.765148" calcext:value-type="float">
            <text:p>2.765148</text:p>
          </table:table-cell>
          <table:table-cell office:value-type="float" office:value="0" calcext:value-type="float">
            <text:p>0</text:p>
          </table:table-cell>
          <table:table-cell office:value-type="float" office:value="18695.5507599999" calcext:value-type="float">
            <text:p>18695.5507599999</text:p>
          </table:table-cell>
          <table:table-cell office:value-type="float" office:value="2.592277" calcext:value-type="float">
            <text:p>2.592277</text:p>
          </table:table-cell>
          <table:table-cell office:value-type="float" office:value="0" calcext:value-type="float">
            <text:p>0</text:p>
          </table:table-cell>
          <table:table-cell office:value-type="float" office:value="18646.8591200001" calcext:value-type="float">
            <text:p>18646.8591200001</text:p>
          </table:table-cell>
          <table:table-cell office:value-type="float" office:value="2.603682" calcext:value-type="float">
            <text:p>2.603682</text:p>
          </table:table-cell>
          <table:table-cell office:value-type="float" office:value="0" calcext:value-type="float">
            <text:p>0</text:p>
          </table:table-cell>
          <table:table-cell office:value-type="float" office:value="18719.24808" calcext:value-type="float">
            <text:p>18719.24808</text:p>
          </table:table-cell>
          <table:table-cell office:value-type="float" office:value="2.722061" calcext:value-type="float">
            <text:p>2.722061</text:p>
          </table:table-cell>
          <table:table-cell office:value-type="float" office:value="0" calcext:value-type="float">
            <text:p>0</text:p>
          </table:table-cell>
          <table:table-cell office:value-type="float" office:value="18691.17484" calcext:value-type="float">
            <text:p>18691.17484</text:p>
          </table:table-cell>
          <table:table-cell office:value-type="float" office:value="2.988995" calcext:value-type="float">
            <text:p>2.98899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5.97909" calcext:value-type="float">
            <text:p>18745.97909</text:p>
          </table:table-cell>
          <table:table-cell office:value-type="float" office:value="2.486561" calcext:value-type="float">
            <text:p>2.486561</text:p>
          </table:table-cell>
          <table:table-cell office:value-type="float" office:value="0" calcext:value-type="float">
            <text:p>0</text:p>
          </table:table-cell>
          <table:table-cell office:value-type="float" office:value="18654.14389" calcext:value-type="float">
            <text:p>18654.14389</text:p>
          </table:table-cell>
          <table:table-cell office:value-type="float" office:value="2.770147" calcext:value-type="float">
            <text:p>2.770147</text:p>
          </table:table-cell>
          <table:table-cell office:value-type="float" office:value="0" calcext:value-type="float">
            <text:p>0</text:p>
          </table:table-cell>
          <table:table-cell office:value-type="float" office:value="18491.4538800001" calcext:value-type="float">
            <text:p>18491.4538800001</text:p>
          </table:table-cell>
          <table:table-cell office:value-type="float" office:value="2.697179" calcext:value-type="float">
            <text:p>2.697179</text:p>
          </table:table-cell>
          <table:table-cell office:value-type="float" office:value="0" calcext:value-type="float">
            <text:p>0</text:p>
          </table:table-cell>
          <table:table-cell office:value-type="float" office:value="18534.66247" calcext:value-type="float">
            <text:p>18534.66247</text:p>
          </table:table-cell>
          <table:table-cell office:value-type="float" office:value="2.647883" calcext:value-type="float">
            <text:p>2.647883</text:p>
          </table:table-cell>
          <table:table-cell office:value-type="float" office:value="0" calcext:value-type="float">
            <text:p>0</text:p>
          </table:table-cell>
          <table:table-cell office:value-type="float" office:value="18611.4233399999" calcext:value-type="float">
            <text:p>18611.4233399999</text:p>
          </table:table-cell>
          <table:table-cell office:value-type="float" office:value="2.620643" calcext:value-type="float">
            <text:p>2.62064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3.6935" calcext:value-type="float">
            <text:p>18673.6935</text:p>
          </table:table-cell>
          <table:table-cell office:value-type="float" office:value="2.659673" calcext:value-type="float">
            <text:p>2.659673</text:p>
          </table:table-cell>
          <table:table-cell office:value-type="float" office:value="0" calcext:value-type="float">
            <text:p>0</text:p>
          </table:table-cell>
          <table:table-cell office:value-type="float" office:value="18633.1698299999" calcext:value-type="float">
            <text:p>18633.1698299999</text:p>
          </table:table-cell>
          <table:table-cell office:value-type="float" office:value="2.676593" calcext:value-type="float">
            <text:p>2.676593</text:p>
          </table:table-cell>
          <table:table-cell office:value-type="float" office:value="0" calcext:value-type="float">
            <text:p>0</text:p>
          </table:table-cell>
          <table:table-cell office:value-type="float" office:value="18619.1114899999" calcext:value-type="float">
            <text:p>18619.1114899999</text:p>
          </table:table-cell>
          <table:table-cell office:value-type="float" office:value="2.832467" calcext:value-type="float">
            <text:p>2.832467</text:p>
          </table:table-cell>
          <table:table-cell office:value-type="float" office:value="0" calcext:value-type="float">
            <text:p>0</text:p>
          </table:table-cell>
          <table:table-cell office:value-type="float" office:value="18788.59911" calcext:value-type="float">
            <text:p>18788.59911</text:p>
          </table:table-cell>
          <table:table-cell office:value-type="float" office:value="2.817072" calcext:value-type="float">
            <text:p>2.817072</text:p>
          </table:table-cell>
          <table:table-cell office:value-type="float" office:value="0" calcext:value-type="float">
            <text:p>0</text:p>
          </table:table-cell>
          <table:table-cell office:value-type="float" office:value="18615.9184900001" calcext:value-type="float">
            <text:p>18615.9184900001</text:p>
          </table:table-cell>
          <table:table-cell office:value-type="float" office:value="2.757294" calcext:value-type="float">
            <text:p>2.75729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94.25186" calcext:value-type="float">
            <text:p>18794.25186</text:p>
          </table:table-cell>
          <table:table-cell office:value-type="float" office:value="2.562586" calcext:value-type="float">
            <text:p>2.562586</text:p>
          </table:table-cell>
          <table:table-cell office:value-type="float" office:value="0" calcext:value-type="float">
            <text:p>0</text:p>
          </table:table-cell>
          <table:table-cell office:value-type="float" office:value="18530.80654" calcext:value-type="float">
            <text:p>18530.80654</text:p>
          </table:table-cell>
          <table:table-cell office:value-type="float" office:value="2.606537" calcext:value-type="float">
            <text:p>2.606537</text:p>
          </table:table-cell>
          <table:table-cell office:value-type="float" office:value="0" calcext:value-type="float">
            <text:p>0</text:p>
          </table:table-cell>
          <table:table-cell office:value-type="float" office:value="18463.3472100001" calcext:value-type="float">
            <text:p>18463.3472100001</text:p>
          </table:table-cell>
          <table:table-cell office:value-type="float" office:value="2.632702" calcext:value-type="float">
            <text:p>2.632702</text:p>
          </table:table-cell>
          <table:table-cell office:value-type="float" office:value="0" calcext:value-type="float">
            <text:p>0</text:p>
          </table:table-cell>
          <table:table-cell office:value-type="float" office:value="18588.57604" calcext:value-type="float">
            <text:p>18588.57604</text:p>
          </table:table-cell>
          <table:table-cell office:value-type="float" office:value="2.699365" calcext:value-type="float">
            <text:p>2.699365</text:p>
          </table:table-cell>
          <table:table-cell office:value-type="float" office:value="0" calcext:value-type="float">
            <text:p>0</text:p>
          </table:table-cell>
          <table:table-cell office:value-type="float" office:value="18491.50582" calcext:value-type="float">
            <text:p>18491.50582</text:p>
          </table:table-cell>
          <table:table-cell office:value-type="float" office:value="2.645027" calcext:value-type="float">
            <text:p>2.64502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7.9006000001" calcext:value-type="float">
            <text:p>18707.9006000001</text:p>
          </table:table-cell>
          <table:table-cell office:value-type="float" office:value="2.575934" calcext:value-type="float">
            <text:p>2.575934</text:p>
          </table:table-cell>
          <table:table-cell office:value-type="float" office:value="0" calcext:value-type="float">
            <text:p>0</text:p>
          </table:table-cell>
          <table:table-cell office:value-type="float" office:value="18613.69134" calcext:value-type="float">
            <text:p>18613.69134</text:p>
          </table:table-cell>
          <table:table-cell office:value-type="float" office:value="2.590223" calcext:value-type="float">
            <text:p>2.590223</text:p>
          </table:table-cell>
          <table:table-cell office:value-type="float" office:value="0" calcext:value-type="float">
            <text:p>0</text:p>
          </table:table-cell>
          <table:table-cell office:value-type="float" office:value="18449.99606" calcext:value-type="float">
            <text:p>18449.99606</text:p>
          </table:table-cell>
          <table:table-cell office:value-type="float" office:value="2.876139" calcext:value-type="float">
            <text:p>2.876139</text:p>
          </table:table-cell>
          <table:table-cell office:value-type="float" office:value="0" calcext:value-type="float">
            <text:p>0</text:p>
          </table:table-cell>
          <table:table-cell office:value-type="float" office:value="18743.9215900001" calcext:value-type="float">
            <text:p>18743.9215900001</text:p>
          </table:table-cell>
          <table:table-cell office:value-type="float" office:value="2.733694" calcext:value-type="float">
            <text:p>2.733694</text:p>
          </table:table-cell>
          <table:table-cell office:value-type="float" office:value="0" calcext:value-type="float">
            <text:p>0</text:p>
          </table:table-cell>
          <table:table-cell office:value-type="float" office:value="18751.6140700001" calcext:value-type="float">
            <text:p>18751.6140700001</text:p>
          </table:table-cell>
          <table:table-cell office:value-type="float" office:value="2.848538" calcext:value-type="float">
            <text:p>2.84853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6.67251" calcext:value-type="float">
            <text:p>18846.67251</text:p>
          </table:table-cell>
          <table:table-cell office:value-type="float" office:value="2.787095" calcext:value-type="float">
            <text:p>2.787095</text:p>
          </table:table-cell>
          <table:table-cell office:value-type="float" office:value="0" calcext:value-type="float">
            <text:p>0</text:p>
          </table:table-cell>
          <table:table-cell office:value-type="float" office:value="18427.22949" calcext:value-type="float">
            <text:p>18427.22949</text:p>
          </table:table-cell>
          <table:table-cell office:value-type="float" office:value="2.505606" calcext:value-type="float">
            <text:p>2.505606</text:p>
          </table:table-cell>
          <table:table-cell office:value-type="float" office:value="0" calcext:value-type="float">
            <text:p>0</text:p>
          </table:table-cell>
          <table:table-cell office:value-type="float" office:value="18426.96963" calcext:value-type="float">
            <text:p>18426.96963</text:p>
          </table:table-cell>
          <table:table-cell office:value-type="float" office:value="2.742548" calcext:value-type="float">
            <text:p>2.742548</text:p>
          </table:table-cell>
          <table:table-cell office:value-type="float" office:value="0" calcext:value-type="float">
            <text:p>0</text:p>
          </table:table-cell>
          <table:table-cell office:value-type="float" office:value="18736.3718500001" calcext:value-type="float">
            <text:p>18736.3718500001</text:p>
          </table:table-cell>
          <table:table-cell office:value-type="float" office:value="2.9053" calcext:value-type="float">
            <text:p>2.9053</text:p>
          </table:table-cell>
          <table:table-cell office:value-type="float" office:value="0" calcext:value-type="float">
            <text:p>0</text:p>
          </table:table-cell>
          <table:table-cell office:value-type="float" office:value="18862.85445" calcext:value-type="float">
            <text:p>18862.85445</text:p>
          </table:table-cell>
          <table:table-cell office:value-type="float" office:value="2.487419" calcext:value-type="float">
            <text:p>2.48741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6.0723399999" calcext:value-type="float">
            <text:p>18766.0723399999</text:p>
          </table:table-cell>
          <table:table-cell office:value-type="float" office:value="2.720282" calcext:value-type="float">
            <text:p>2.720282</text:p>
          </table:table-cell>
          <table:table-cell office:value-type="float" office:value="0" calcext:value-type="float">
            <text:p>0</text:p>
          </table:table-cell>
          <table:table-cell office:value-type="float" office:value="18628.8576800001" calcext:value-type="float">
            <text:p>18628.8576800001</text:p>
          </table:table-cell>
          <table:table-cell office:value-type="float" office:value="2.668235" calcext:value-type="float">
            <text:p>2.668235</text:p>
          </table:table-cell>
          <table:table-cell office:value-type="float" office:value="0" calcext:value-type="float">
            <text:p>0</text:p>
          </table:table-cell>
          <table:table-cell office:value-type="float" office:value="18435.0089700001" calcext:value-type="float">
            <text:p>18435.0089700001</text:p>
          </table:table-cell>
          <table:table-cell office:value-type="float" office:value="2.680037" calcext:value-type="float">
            <text:p>2.680037</text:p>
          </table:table-cell>
          <table:table-cell office:value-type="float" office:value="0" calcext:value-type="float">
            <text:p>0</text:p>
          </table:table-cell>
          <table:table-cell office:value-type="float" office:value="18665.8745" calcext:value-type="float">
            <text:p>18665.8745</text:p>
          </table:table-cell>
          <table:table-cell office:value-type="float" office:value="2.658361" calcext:value-type="float">
            <text:p>2.658361</text:p>
          </table:table-cell>
          <table:table-cell office:value-type="float" office:value="0" calcext:value-type="float">
            <text:p>0</text:p>
          </table:table-cell>
          <table:table-cell office:value-type="float" office:value="18703.92488" calcext:value-type="float">
            <text:p>18703.92488</text:p>
          </table:table-cell>
          <table:table-cell office:value-type="float" office:value="2.745036" calcext:value-type="float">
            <text:p>2.74503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11.1602099999" calcext:value-type="float">
            <text:p>18811.1602099999</text:p>
          </table:table-cell>
          <table:table-cell office:value-type="float" office:value="2.651651" calcext:value-type="float">
            <text:p>2.651651</text:p>
          </table:table-cell>
          <table:table-cell office:value-type="float" office:value="0" calcext:value-type="float">
            <text:p>0</text:p>
          </table:table-cell>
          <table:table-cell office:value-type="float" office:value="18724.0836900001" calcext:value-type="float">
            <text:p>18724.0836900001</text:p>
          </table:table-cell>
          <table:table-cell office:value-type="float" office:value="2.564025" calcext:value-type="float">
            <text:p>2.564025</text:p>
          </table:table-cell>
          <table:table-cell office:value-type="float" office:value="0" calcext:value-type="float">
            <text:p>0</text:p>
          </table:table-cell>
          <table:table-cell office:value-type="float" office:value="18539.36072" calcext:value-type="float">
            <text:p>18539.36072</text:p>
          </table:table-cell>
          <table:table-cell office:value-type="float" office:value="3.28164" calcext:value-type="float">
            <text:p>3.28164</text:p>
          </table:table-cell>
          <table:table-cell office:value-type="float" office:value="0" calcext:value-type="float">
            <text:p>0</text:p>
          </table:table-cell>
          <table:table-cell office:value-type="float" office:value="18619.8823599999" calcext:value-type="float">
            <text:p>18619.8823599999</text:p>
          </table:table-cell>
          <table:table-cell office:value-type="float" office:value="2.693689" calcext:value-type="float">
            <text:p>2.693689</text:p>
          </table:table-cell>
          <table:table-cell office:value-type="float" office:value="0" calcext:value-type="float">
            <text:p>0</text:p>
          </table:table-cell>
          <table:table-cell office:value-type="float" office:value="18465.8101199999" calcext:value-type="float">
            <text:p>18465.8101199999</text:p>
          </table:table-cell>
          <table:table-cell office:value-type="float" office:value="2.70283" calcext:value-type="float">
            <text:p>2.7028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27.14937" calcext:value-type="float">
            <text:p>18827.14937</text:p>
          </table:table-cell>
          <table:table-cell office:value-type="float" office:value="2.887783" calcext:value-type="float">
            <text:p>2.887783</text:p>
          </table:table-cell>
          <table:table-cell office:value-type="float" office:value="0" calcext:value-type="float">
            <text:p>0</text:p>
          </table:table-cell>
          <table:table-cell office:value-type="float" office:value="18613.46236" calcext:value-type="float">
            <text:p>18613.46236</text:p>
          </table:table-cell>
          <table:table-cell office:value-type="float" office:value="2.686166" calcext:value-type="float">
            <text:p>2.686166</text:p>
          </table:table-cell>
          <table:table-cell office:value-type="float" office:value="0" calcext:value-type="float">
            <text:p>0</text:p>
          </table:table-cell>
          <table:table-cell office:value-type="float" office:value="18464.74022" calcext:value-type="float">
            <text:p>18464.74022</text:p>
          </table:table-cell>
          <table:table-cell office:value-type="float" office:value="2.646559" calcext:value-type="float">
            <text:p>2.646559</text:p>
          </table:table-cell>
          <table:table-cell office:value-type="float" office:value="0" calcext:value-type="float">
            <text:p>0</text:p>
          </table:table-cell>
          <table:table-cell office:value-type="float" office:value="18792.86154" calcext:value-type="float">
            <text:p>18792.86154</text:p>
          </table:table-cell>
          <table:table-cell office:value-type="float" office:value="2.653525" calcext:value-type="float">
            <text:p>2.653525</text:p>
          </table:table-cell>
          <table:table-cell office:value-type="float" office:value="0" calcext:value-type="float">
            <text:p>0</text:p>
          </table:table-cell>
          <table:table-cell office:value-type="float" office:value="18594.7689199999" calcext:value-type="float">
            <text:p>18594.7689199999</text:p>
          </table:table-cell>
          <table:table-cell office:value-type="float" office:value="2.851478" calcext:value-type="float">
            <text:p>2.85147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0.1004400002" calcext:value-type="float">
            <text:p>18740.1004400002</text:p>
          </table:table-cell>
          <table:table-cell office:value-type="float" office:value="2.915957" calcext:value-type="float">
            <text:p>2.915957</text:p>
          </table:table-cell>
          <table:table-cell office:value-type="float" office:value="0" calcext:value-type="float">
            <text:p>0</text:p>
          </table:table-cell>
          <table:table-cell office:value-type="float" office:value="18788.39645" calcext:value-type="float">
            <text:p>18788.39645</text:p>
          </table:table-cell>
          <table:table-cell office:value-type="float" office:value="2.62822" calcext:value-type="float">
            <text:p>2.62822</text:p>
          </table:table-cell>
          <table:table-cell office:value-type="float" office:value="0" calcext:value-type="float">
            <text:p>0</text:p>
          </table:table-cell>
          <table:table-cell office:value-type="float" office:value="18523.20018" calcext:value-type="float">
            <text:p>18523.20018</text:p>
          </table:table-cell>
          <table:table-cell office:value-type="float" office:value="2.597838" calcext:value-type="float">
            <text:p>2.597838</text:p>
          </table:table-cell>
          <table:table-cell office:value-type="float" office:value="0" calcext:value-type="float">
            <text:p>0</text:p>
          </table:table-cell>
          <table:table-cell office:value-type="float" office:value="18524.3531699999" calcext:value-type="float">
            <text:p>18524.3531699999</text:p>
          </table:table-cell>
          <table:table-cell office:value-type="float" office:value="2.741654" calcext:value-type="float">
            <text:p>2.741654</text:p>
          </table:table-cell>
          <table:table-cell office:value-type="float" office:value="0" calcext:value-type="float">
            <text:p>0</text:p>
          </table:table-cell>
          <table:table-cell office:value-type="float" office:value="18646.0287499999" calcext:value-type="float">
            <text:p>18646.0287499999</text:p>
          </table:table-cell>
          <table:table-cell office:value-type="float" office:value="2.960213" calcext:value-type="float">
            <text:p>2.96021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37.86589" calcext:value-type="float">
            <text:p>18537.86589</text:p>
          </table:table-cell>
          <table:table-cell office:value-type="float" office:value="2.509687" calcext:value-type="float">
            <text:p>2.509687</text:p>
          </table:table-cell>
          <table:table-cell office:value-type="float" office:value="0" calcext:value-type="float">
            <text:p>0</text:p>
          </table:table-cell>
          <table:table-cell office:value-type="float" office:value="18613.90536" calcext:value-type="float">
            <text:p>18613.90536</text:p>
          </table:table-cell>
          <table:table-cell office:value-type="float" office:value="2.471654" calcext:value-type="float">
            <text:p>2.471654</text:p>
          </table:table-cell>
          <table:table-cell office:value-type="float" office:value="0" calcext:value-type="float">
            <text:p>0</text:p>
          </table:table-cell>
          <table:table-cell office:value-type="float" office:value="18458.8096899999" calcext:value-type="float">
            <text:p>18458.8096899999</text:p>
          </table:table-cell>
          <table:table-cell office:value-type="float" office:value="2.536634" calcext:value-type="float">
            <text:p>2.536634</text:p>
          </table:table-cell>
          <table:table-cell office:value-type="float" office:value="0" calcext:value-type="float">
            <text:p>0</text:p>
          </table:table-cell>
          <table:table-cell office:value-type="float" office:value="18699.8868700001" calcext:value-type="float">
            <text:p>18699.8868700001</text:p>
          </table:table-cell>
          <table:table-cell office:value-type="float" office:value="2.642388" calcext:value-type="float">
            <text:p>2.642388</text:p>
          </table:table-cell>
          <table:table-cell office:value-type="float" office:value="0" calcext:value-type="float">
            <text:p>0</text:p>
          </table:table-cell>
          <table:table-cell office:value-type="float" office:value="18673.28397" calcext:value-type="float">
            <text:p>18673.28397</text:p>
          </table:table-cell>
          <table:table-cell office:value-type="float" office:value="2.778755" calcext:value-type="float">
            <text:p>2.77875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3.2545999999" calcext:value-type="float">
            <text:p>18693.2545999999</text:p>
          </table:table-cell>
          <table:table-cell office:value-type="float" office:value="2.670954" calcext:value-type="float">
            <text:p>2.670954</text:p>
          </table:table-cell>
          <table:table-cell office:value-type="float" office:value="0" calcext:value-type="float">
            <text:p>0</text:p>
          </table:table-cell>
          <table:table-cell office:value-type="float" office:value="18527.9378699999" calcext:value-type="float">
            <text:p>18527.9378699999</text:p>
          </table:table-cell>
          <table:table-cell office:value-type="float" office:value="2.769647" calcext:value-type="float">
            <text:p>2.769647</text:p>
          </table:table-cell>
          <table:table-cell office:value-type="float" office:value="0" calcext:value-type="float">
            <text:p>0</text:p>
          </table:table-cell>
          <table:table-cell office:value-type="float" office:value="18605.2283300001" calcext:value-type="float">
            <text:p>18605.2283300001</text:p>
          </table:table-cell>
          <table:table-cell office:value-type="float" office:value="2.708682" calcext:value-type="float">
            <text:p>2.708682</text:p>
          </table:table-cell>
          <table:table-cell office:value-type="float" office:value="0" calcext:value-type="float">
            <text:p>0</text:p>
          </table:table-cell>
          <table:table-cell office:value-type="float" office:value="18636.5735399999" calcext:value-type="float">
            <text:p>18636.5735399999</text:p>
          </table:table-cell>
          <table:table-cell office:value-type="float" office:value="2.534183" calcext:value-type="float">
            <text:p>2.534183</text:p>
          </table:table-cell>
          <table:table-cell office:value-type="float" office:value="0" calcext:value-type="float">
            <text:p>0</text:p>
          </table:table-cell>
          <table:table-cell office:value-type="float" office:value="18639.40005" calcext:value-type="float">
            <text:p>18639.40005</text:p>
          </table:table-cell>
          <table:table-cell office:value-type="float" office:value="2.699946" calcext:value-type="float">
            <text:p>2.6999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1.39575" calcext:value-type="float">
            <text:p>18701.39575</text:p>
          </table:table-cell>
          <table:table-cell office:value-type="float" office:value="2.675489" calcext:value-type="float">
            <text:p>2.675489</text:p>
          </table:table-cell>
          <table:table-cell office:value-type="float" office:value="0" calcext:value-type="float">
            <text:p>0</text:p>
          </table:table-cell>
          <table:table-cell office:value-type="float" office:value="18676.57229" calcext:value-type="float">
            <text:p>18676.57229</text:p>
          </table:table-cell>
          <table:table-cell office:value-type="float" office:value="2.750408" calcext:value-type="float">
            <text:p>2.750408</text:p>
          </table:table-cell>
          <table:table-cell office:value-type="float" office:value="0" calcext:value-type="float">
            <text:p>0</text:p>
          </table:table-cell>
          <table:table-cell office:value-type="float" office:value="18546.0122" calcext:value-type="float">
            <text:p>18546.0122</text:p>
          </table:table-cell>
          <table:table-cell office:value-type="float" office:value="2.639118" calcext:value-type="float">
            <text:p>2.639118</text:p>
          </table:table-cell>
          <table:table-cell office:value-type="float" office:value="0" calcext:value-type="float">
            <text:p>0</text:p>
          </table:table-cell>
          <table:table-cell office:value-type="float" office:value="18851.1632" calcext:value-type="float">
            <text:p>18851.1632</text:p>
          </table:table-cell>
          <table:table-cell office:value-type="float" office:value="2.614725" calcext:value-type="float">
            <text:p>2.614725</text:p>
          </table:table-cell>
          <table:table-cell office:value-type="float" office:value="0" calcext:value-type="float">
            <text:p>0</text:p>
          </table:table-cell>
          <table:table-cell office:value-type="float" office:value="18551.0111600001" calcext:value-type="float">
            <text:p>18551.0111600001</text:p>
          </table:table-cell>
          <table:table-cell office:value-type="float" office:value="2.744399" calcext:value-type="float">
            <text:p>2.74439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5.1191899999" calcext:value-type="float">
            <text:p>18845.1191899999</text:p>
          </table:table-cell>
          <table:table-cell office:value-type="float" office:value="2.690161" calcext:value-type="float">
            <text:p>2.690161</text:p>
          </table:table-cell>
          <table:table-cell office:value-type="float" office:value="0" calcext:value-type="float">
            <text:p>0</text:p>
          </table:table-cell>
          <table:table-cell office:value-type="float" office:value="18473.10366" calcext:value-type="float">
            <text:p>18473.10366</text:p>
          </table:table-cell>
          <table:table-cell office:value-type="float" office:value="2.729389" calcext:value-type="float">
            <text:p>2.729389</text:p>
          </table:table-cell>
          <table:table-cell office:value-type="float" office:value="0" calcext:value-type="float">
            <text:p>0</text:p>
          </table:table-cell>
          <table:table-cell office:value-type="float" office:value="18425.6273100002" calcext:value-type="float">
            <text:p>18425.6273100002</text:p>
          </table:table-cell>
          <table:table-cell office:value-type="float" office:value="2.696053" calcext:value-type="float">
            <text:p>2.696053</text:p>
          </table:table-cell>
          <table:table-cell office:value-type="float" office:value="0" calcext:value-type="float">
            <text:p>0</text:p>
          </table:table-cell>
          <table:table-cell office:value-type="float" office:value="18526.2029100001" calcext:value-type="float">
            <text:p>18526.2029100001</text:p>
          </table:table-cell>
          <table:table-cell office:value-type="float" office:value="2.905512" calcext:value-type="float">
            <text:p>2.905512</text:p>
          </table:table-cell>
          <table:table-cell office:value-type="float" office:value="0" calcext:value-type="float">
            <text:p>0</text:p>
          </table:table-cell>
          <table:table-cell office:value-type="float" office:value="18642.1718299999" calcext:value-type="float">
            <text:p>18642.1718299999</text:p>
          </table:table-cell>
          <table:table-cell office:value-type="float" office:value="2.968801" calcext:value-type="float">
            <text:p>2.96880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0.57797" calcext:value-type="float">
            <text:p>18930.57797</text:p>
          </table:table-cell>
          <table:table-cell office:value-type="float" office:value="2.793866" calcext:value-type="float">
            <text:p>2.793866</text:p>
          </table:table-cell>
          <table:table-cell office:value-type="float" office:value="0" calcext:value-type="float">
            <text:p>0</text:p>
          </table:table-cell>
          <table:table-cell office:value-type="float" office:value="18518.6907000001" calcext:value-type="float">
            <text:p>18518.6907000001</text:p>
          </table:table-cell>
          <table:table-cell office:value-type="float" office:value="2.667421" calcext:value-type="float">
            <text:p>2.667421</text:p>
          </table:table-cell>
          <table:table-cell office:value-type="float" office:value="0" calcext:value-type="float">
            <text:p>0</text:p>
          </table:table-cell>
          <table:table-cell office:value-type="float" office:value="18551.13" calcext:value-type="float">
            <text:p>18551.13</text:p>
          </table:table-cell>
          <table:table-cell office:value-type="float" office:value="2.803453" calcext:value-type="float">
            <text:p>2.803453</text:p>
          </table:table-cell>
          <table:table-cell office:value-type="float" office:value="0" calcext:value-type="float">
            <text:p>0</text:p>
          </table:table-cell>
          <table:table-cell office:value-type="float" office:value="18660.2060799999" calcext:value-type="float">
            <text:p>18660.2060799999</text:p>
          </table:table-cell>
          <table:table-cell office:value-type="float" office:value="2.555121" calcext:value-type="float">
            <text:p>2.555121</text:p>
          </table:table-cell>
          <table:table-cell office:value-type="float" office:value="0" calcext:value-type="float">
            <text:p>0</text:p>
          </table:table-cell>
          <table:table-cell office:value-type="float" office:value="18654.0900099999" calcext:value-type="float">
            <text:p>18654.0900099999</text:p>
          </table:table-cell>
          <table:table-cell office:value-type="float" office:value="2.618066" calcext:value-type="float">
            <text:p>2.61806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70.4755299999" calcext:value-type="float">
            <text:p>18770.4755299999</text:p>
          </table:table-cell>
          <table:table-cell office:value-type="float" office:value="2.705563" calcext:value-type="float">
            <text:p>2.705563</text:p>
          </table:table-cell>
          <table:table-cell office:value-type="float" office:value="0" calcext:value-type="float">
            <text:p>0</text:p>
          </table:table-cell>
          <table:table-cell office:value-type="float" office:value="18541.40592" calcext:value-type="float">
            <text:p>18541.40592</text:p>
          </table:table-cell>
          <table:table-cell office:value-type="float" office:value="2.550823" calcext:value-type="float">
            <text:p>2.550823</text:p>
          </table:table-cell>
          <table:table-cell office:value-type="float" office:value="0" calcext:value-type="float">
            <text:p>0</text:p>
          </table:table-cell>
          <table:table-cell office:value-type="float" office:value="18491.93979" calcext:value-type="float">
            <text:p>18491.93979</text:p>
          </table:table-cell>
          <table:table-cell office:value-type="float" office:value="2.608193" calcext:value-type="float">
            <text:p>2.608193</text:p>
          </table:table-cell>
          <table:table-cell office:value-type="float" office:value="0" calcext:value-type="float">
            <text:p>0</text:p>
          </table:table-cell>
          <table:table-cell office:value-type="float" office:value="18644.0911400001" calcext:value-type="float">
            <text:p>18644.0911400001</text:p>
          </table:table-cell>
          <table:table-cell office:value-type="float" office:value="2.513255" calcext:value-type="float">
            <text:p>2.513255</text:p>
          </table:table-cell>
          <table:table-cell office:value-type="float" office:value="0" calcext:value-type="float">
            <text:p>0</text:p>
          </table:table-cell>
          <table:table-cell office:value-type="float" office:value="18655.29444" calcext:value-type="float">
            <text:p>18655.29444</text:p>
          </table:table-cell>
          <table:table-cell office:value-type="float" office:value="2.741144" calcext:value-type="float">
            <text:p>2.74114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26.1555099998" calcext:value-type="float">
            <text:p>19026.1555099998</text:p>
          </table:table-cell>
          <table:table-cell office:value-type="float" office:value="2.810267" calcext:value-type="float">
            <text:p>2.810267</text:p>
          </table:table-cell>
          <table:table-cell office:value-type="float" office:value="0" calcext:value-type="float">
            <text:p>0</text:p>
          </table:table-cell>
          <table:table-cell office:value-type="float" office:value="18710.9461300001" calcext:value-type="float">
            <text:p>18710.9461300001</text:p>
          </table:table-cell>
          <table:table-cell office:value-type="float" office:value="2.703029" calcext:value-type="float">
            <text:p>2.703029</text:p>
          </table:table-cell>
          <table:table-cell office:value-type="float" office:value="0" calcext:value-type="float">
            <text:p>0</text:p>
          </table:table-cell>
          <table:table-cell office:value-type="float" office:value="18649.4598700001" calcext:value-type="float">
            <text:p>18649.4598700001</text:p>
          </table:table-cell>
          <table:table-cell office:value-type="float" office:value="2.759104" calcext:value-type="float">
            <text:p>2.759104</text:p>
          </table:table-cell>
          <table:table-cell office:value-type="float" office:value="0" calcext:value-type="float">
            <text:p>0</text:p>
          </table:table-cell>
          <table:table-cell office:value-type="float" office:value="18701.05627" calcext:value-type="float">
            <text:p>18701.05627</text:p>
          </table:table-cell>
          <table:table-cell office:value-type="float" office:value="2.566243" calcext:value-type="float">
            <text:p>2.566243</text:p>
          </table:table-cell>
          <table:table-cell office:value-type="float" office:value="0" calcext:value-type="float">
            <text:p>0</text:p>
          </table:table-cell>
          <table:table-cell office:value-type="float" office:value="18459.8016299998" calcext:value-type="float">
            <text:p>18459.8016299998</text:p>
          </table:table-cell>
          <table:table-cell office:value-type="float" office:value="2.716589" calcext:value-type="float">
            <text:p>2.71658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60.6918699999" calcext:value-type="float">
            <text:p>18860.6918699999</text:p>
          </table:table-cell>
          <table:table-cell office:value-type="float" office:value="2.751526" calcext:value-type="float">
            <text:p>2.751526</text:p>
          </table:table-cell>
          <table:table-cell office:value-type="float" office:value="0" calcext:value-type="float">
            <text:p>0</text:p>
          </table:table-cell>
          <table:table-cell office:value-type="float" office:value="18505.14295" calcext:value-type="float">
            <text:p>18505.14295</text:p>
          </table:table-cell>
          <table:table-cell office:value-type="float" office:value="2.70063" calcext:value-type="float">
            <text:p>2.70063</text:p>
          </table:table-cell>
          <table:table-cell office:value-type="float" office:value="0" calcext:value-type="float">
            <text:p>0</text:p>
          </table:table-cell>
          <table:table-cell office:value-type="float" office:value="18447.92349" calcext:value-type="float">
            <text:p>18447.92349</text:p>
          </table:table-cell>
          <table:table-cell office:value-type="float" office:value="2.72425" calcext:value-type="float">
            <text:p>2.72425</text:p>
          </table:table-cell>
          <table:table-cell office:value-type="float" office:value="0" calcext:value-type="float">
            <text:p>0</text:p>
          </table:table-cell>
          <table:table-cell office:value-type="float" office:value="18702.01635" calcext:value-type="float">
            <text:p>18702.01635</text:p>
          </table:table-cell>
          <table:table-cell office:value-type="float" office:value="2.85033" calcext:value-type="float">
            <text:p>2.85033</text:p>
          </table:table-cell>
          <table:table-cell office:value-type="float" office:value="0" calcext:value-type="float">
            <text:p>0</text:p>
          </table:table-cell>
          <table:table-cell office:value-type="float" office:value="18737.2836899999" calcext:value-type="float">
            <text:p>18737.2836899999</text:p>
          </table:table-cell>
          <table:table-cell office:value-type="float" office:value="2.71316" calcext:value-type="float">
            <text:p>2.7131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91.3192500001" calcext:value-type="float">
            <text:p>18991.3192500001</text:p>
          </table:table-cell>
          <table:table-cell office:value-type="float" office:value="2.560238" calcext:value-type="float">
            <text:p>2.560238</text:p>
          </table:table-cell>
          <table:table-cell office:value-type="float" office:value="0" calcext:value-type="float">
            <text:p>0</text:p>
          </table:table-cell>
          <table:table-cell office:value-type="float" office:value="18479.7764700002" calcext:value-type="float">
            <text:p>18479.7764700002</text:p>
          </table:table-cell>
          <table:table-cell office:value-type="float" office:value="2.674255" calcext:value-type="float">
            <text:p>2.674255</text:p>
          </table:table-cell>
          <table:table-cell office:value-type="float" office:value="0" calcext:value-type="float">
            <text:p>0</text:p>
          </table:table-cell>
          <table:table-cell office:value-type="float" office:value="18667.6118800001" calcext:value-type="float">
            <text:p>18667.6118800001</text:p>
          </table:table-cell>
          <table:table-cell office:value-type="float" office:value="2.870571" calcext:value-type="float">
            <text:p>2.870571</text:p>
          </table:table-cell>
          <table:table-cell office:value-type="float" office:value="0" calcext:value-type="float">
            <text:p>0</text:p>
          </table:table-cell>
          <table:table-cell office:value-type="float" office:value="18810.1894800001" calcext:value-type="float">
            <text:p>18810.1894800001</text:p>
          </table:table-cell>
          <table:table-cell office:value-type="float" office:value="2.70711" calcext:value-type="float">
            <text:p>2.70711</text:p>
          </table:table-cell>
          <table:table-cell office:value-type="float" office:value="0" calcext:value-type="float">
            <text:p>0</text:p>
          </table:table-cell>
          <table:table-cell office:value-type="float" office:value="18795.2821200002" calcext:value-type="float">
            <text:p>18795.2821200002</text:p>
          </table:table-cell>
          <table:table-cell office:value-type="float" office:value="2.648338" calcext:value-type="float">
            <text:p>2.64833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12.9284199999" calcext:value-type="float">
            <text:p>18912.9284199999</text:p>
          </table:table-cell>
          <table:table-cell office:value-type="float" office:value="2.775198" calcext:value-type="float">
            <text:p>2.775198</text:p>
          </table:table-cell>
          <table:table-cell office:value-type="float" office:value="0" calcext:value-type="float">
            <text:p>0</text:p>
          </table:table-cell>
          <table:table-cell office:value-type="float" office:value="18505.55877" calcext:value-type="float">
            <text:p>18505.55877</text:p>
          </table:table-cell>
          <table:table-cell office:value-type="float" office:value="2.504788" calcext:value-type="float">
            <text:p>2.504788</text:p>
          </table:table-cell>
          <table:table-cell office:value-type="float" office:value="0" calcext:value-type="float">
            <text:p>0</text:p>
          </table:table-cell>
          <table:table-cell office:value-type="float" office:value="18600.41352" calcext:value-type="float">
            <text:p>18600.41352</text:p>
          </table:table-cell>
          <table:table-cell office:value-type="float" office:value="2.687528" calcext:value-type="float">
            <text:p>2.687528</text:p>
          </table:table-cell>
          <table:table-cell office:value-type="float" office:value="0" calcext:value-type="float">
            <text:p>0</text:p>
          </table:table-cell>
          <table:table-cell office:value-type="float" office:value="18475.96872" calcext:value-type="float">
            <text:p>18475.96872</text:p>
          </table:table-cell>
          <table:table-cell office:value-type="float" office:value="2.895885" calcext:value-type="float">
            <text:p>2.895885</text:p>
          </table:table-cell>
          <table:table-cell office:value-type="float" office:value="0" calcext:value-type="float">
            <text:p>0</text:p>
          </table:table-cell>
          <table:table-cell office:value-type="float" office:value="18831.30082" calcext:value-type="float">
            <text:p>18831.30082</text:p>
          </table:table-cell>
          <table:table-cell office:value-type="float" office:value="2.555198" calcext:value-type="float">
            <text:p>2.55519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22.1384299998" calcext:value-type="float">
            <text:p>18822.1384299998</text:p>
          </table:table-cell>
          <table:table-cell office:value-type="float" office:value="2.754728" calcext:value-type="float">
            <text:p>2.754728</text:p>
          </table:table-cell>
          <table:table-cell office:value-type="float" office:value="0" calcext:value-type="float">
            <text:p>0</text:p>
          </table:table-cell>
          <table:table-cell office:value-type="float" office:value="18754.8179900001" calcext:value-type="float">
            <text:p>18754.8179900001</text:p>
          </table:table-cell>
          <table:table-cell office:value-type="float" office:value="2.826727" calcext:value-type="float">
            <text:p>2.826727</text:p>
          </table:table-cell>
          <table:table-cell office:value-type="float" office:value="0" calcext:value-type="float">
            <text:p>0</text:p>
          </table:table-cell>
          <table:table-cell office:value-type="float" office:value="18351.5407" calcext:value-type="float">
            <text:p>18351.5407</text:p>
          </table:table-cell>
          <table:table-cell office:value-type="float" office:value="2.72065" calcext:value-type="float">
            <text:p>2.72065</text:p>
          </table:table-cell>
          <table:table-cell office:value-type="float" office:value="0" calcext:value-type="float">
            <text:p>0</text:p>
          </table:table-cell>
          <table:table-cell office:value-type="float" office:value="18683.65909" calcext:value-type="float">
            <text:p>18683.65909</text:p>
          </table:table-cell>
          <table:table-cell office:value-type="float" office:value="2.652793" calcext:value-type="float">
            <text:p>2.652793</text:p>
          </table:table-cell>
          <table:table-cell office:value-type="float" office:value="0" calcext:value-type="float">
            <text:p>0</text:p>
          </table:table-cell>
          <table:table-cell office:value-type="float" office:value="18703.92245" calcext:value-type="float">
            <text:p>18703.92245</text:p>
          </table:table-cell>
          <table:table-cell office:value-type="float" office:value="2.873129" calcext:value-type="float">
            <text:p>2.87312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2.2035999999" calcext:value-type="float">
            <text:p>18972.2035999999</text:p>
          </table:table-cell>
          <table:table-cell office:value-type="float" office:value="2.692191" calcext:value-type="float">
            <text:p>2.692191</text:p>
          </table:table-cell>
          <table:table-cell office:value-type="float" office:value="0" calcext:value-type="float">
            <text:p>0</text:p>
          </table:table-cell>
          <table:table-cell office:value-type="float" office:value="18374.77971" calcext:value-type="float">
            <text:p>18374.77971</text:p>
          </table:table-cell>
          <table:table-cell office:value-type="float" office:value="2.827427" calcext:value-type="float">
            <text:p>2.827427</text:p>
          </table:table-cell>
          <table:table-cell office:value-type="float" office:value="0" calcext:value-type="float">
            <text:p>0</text:p>
          </table:table-cell>
          <table:table-cell office:value-type="float" office:value="18805.3464899999" calcext:value-type="float">
            <text:p>18805.3464899999</text:p>
          </table:table-cell>
          <table:table-cell office:value-type="float" office:value="2.731641" calcext:value-type="float">
            <text:p>2.731641</text:p>
          </table:table-cell>
          <table:table-cell office:value-type="float" office:value="0" calcext:value-type="float">
            <text:p>0</text:p>
          </table:table-cell>
          <table:table-cell office:value-type="float" office:value="18711.0692300001" calcext:value-type="float">
            <text:p>18711.0692300001</text:p>
          </table:table-cell>
          <table:table-cell office:value-type="float" office:value="2.709432" calcext:value-type="float">
            <text:p>2.709432</text:p>
          </table:table-cell>
          <table:table-cell office:value-type="float" office:value="0" calcext:value-type="float">
            <text:p>0</text:p>
          </table:table-cell>
          <table:table-cell office:value-type="float" office:value="18761.1062300001" calcext:value-type="float">
            <text:p>18761.1062300001</text:p>
          </table:table-cell>
          <table:table-cell office:value-type="float" office:value="2.860601" calcext:value-type="float">
            <text:p>2.86060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60.52963" calcext:value-type="float">
            <text:p>18960.52963</text:p>
          </table:table-cell>
          <table:table-cell office:value-type="float" office:value="2.566242" calcext:value-type="float">
            <text:p>2.566242</text:p>
          </table:table-cell>
          <table:table-cell office:value-type="float" office:value="0" calcext:value-type="float">
            <text:p>0</text:p>
          </table:table-cell>
          <table:table-cell office:value-type="float" office:value="18525.2419899999" calcext:value-type="float">
            <text:p>18525.2419899999</text:p>
          </table:table-cell>
          <table:table-cell office:value-type="float" office:value="2.55016" calcext:value-type="float">
            <text:p>2.55016</text:p>
          </table:table-cell>
          <table:table-cell office:value-type="float" office:value="0" calcext:value-type="float">
            <text:p>0</text:p>
          </table:table-cell>
          <table:table-cell office:value-type="float" office:value="18516.71781" calcext:value-type="float">
            <text:p>18516.71781</text:p>
          </table:table-cell>
          <table:table-cell office:value-type="float" office:value="2.682913" calcext:value-type="float">
            <text:p>2.682913</text:p>
          </table:table-cell>
          <table:table-cell office:value-type="float" office:value="0" calcext:value-type="float">
            <text:p>0</text:p>
          </table:table-cell>
          <table:table-cell office:value-type="float" office:value="18662.3860499999" calcext:value-type="float">
            <text:p>18662.3860499999</text:p>
          </table:table-cell>
          <table:table-cell office:value-type="float" office:value="2.524535" calcext:value-type="float">
            <text:p>2.524535</text:p>
          </table:table-cell>
          <table:table-cell office:value-type="float" office:value="0" calcext:value-type="float">
            <text:p>0</text:p>
          </table:table-cell>
          <table:table-cell office:value-type="float" office:value="18832.8570500001" calcext:value-type="float">
            <text:p>18832.8570500001</text:p>
          </table:table-cell>
          <table:table-cell office:value-type="float" office:value="2.591363" calcext:value-type="float">
            <text:p>2.59136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8.16633" calcext:value-type="float">
            <text:p>18698.16633</text:p>
          </table:table-cell>
          <table:table-cell office:value-type="float" office:value="2.699661" calcext:value-type="float">
            <text:p>2.699661</text:p>
          </table:table-cell>
          <table:table-cell office:value-type="float" office:value="0" calcext:value-type="float">
            <text:p>0</text:p>
          </table:table-cell>
          <table:table-cell office:value-type="float" office:value="18272.4363300001" calcext:value-type="float">
            <text:p>18272.4363300001</text:p>
          </table:table-cell>
          <table:table-cell office:value-type="float" office:value="2.735802" calcext:value-type="float">
            <text:p>2.735802</text:p>
          </table:table-cell>
          <table:table-cell office:value-type="float" office:value="0" calcext:value-type="float">
            <text:p>0</text:p>
          </table:table-cell>
          <table:table-cell office:value-type="float" office:value="18758.91301" calcext:value-type="float">
            <text:p>18758.91301</text:p>
          </table:table-cell>
          <table:table-cell office:value-type="float" office:value="2.849616" calcext:value-type="float">
            <text:p>2.849616</text:p>
          </table:table-cell>
          <table:table-cell office:value-type="float" office:value="0" calcext:value-type="float">
            <text:p>0</text:p>
          </table:table-cell>
          <table:table-cell office:value-type="float" office:value="18600.36351" calcext:value-type="float">
            <text:p>18600.36351</text:p>
          </table:table-cell>
          <table:table-cell office:value-type="float" office:value="2.726531" calcext:value-type="float">
            <text:p>2.726531</text:p>
          </table:table-cell>
          <table:table-cell office:value-type="float" office:value="0" calcext:value-type="float">
            <text:p>0</text:p>
          </table:table-cell>
          <table:table-cell office:value-type="float" office:value="18712.61807" calcext:value-type="float">
            <text:p>18712.61807</text:p>
          </table:table-cell>
          <table:table-cell office:value-type="float" office:value="2.539839" calcext:value-type="float">
            <text:p>2.53983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1.37718" calcext:value-type="float">
            <text:p>18841.37718</text:p>
          </table:table-cell>
          <table:table-cell office:value-type="float" office:value="2.667993" calcext:value-type="float">
            <text:p>2.667993</text:p>
          </table:table-cell>
          <table:table-cell office:value-type="float" office:value="0" calcext:value-type="float">
            <text:p>0</text:p>
          </table:table-cell>
          <table:table-cell office:value-type="float" office:value="18505.63456" calcext:value-type="float">
            <text:p>18505.63456</text:p>
          </table:table-cell>
          <table:table-cell office:value-type="float" office:value="2.674988" calcext:value-type="float">
            <text:p>2.674988</text:p>
          </table:table-cell>
          <table:table-cell office:value-type="float" office:value="0" calcext:value-type="float">
            <text:p>0</text:p>
          </table:table-cell>
          <table:table-cell office:value-type="float" office:value="18692.7058999999" calcext:value-type="float">
            <text:p>18692.7058999999</text:p>
          </table:table-cell>
          <table:table-cell office:value-type="float" office:value="2.891533" calcext:value-type="float">
            <text:p>2.891533</text:p>
          </table:table-cell>
          <table:table-cell office:value-type="float" office:value="0" calcext:value-type="float">
            <text:p>0</text:p>
          </table:table-cell>
          <table:table-cell office:value-type="float" office:value="18627.40576" calcext:value-type="float">
            <text:p>18627.40576</text:p>
          </table:table-cell>
          <table:table-cell office:value-type="float" office:value="2.731859" calcext:value-type="float">
            <text:p>2.731859</text:p>
          </table:table-cell>
          <table:table-cell office:value-type="float" office:value="0" calcext:value-type="float">
            <text:p>0</text:p>
          </table:table-cell>
          <table:table-cell office:value-type="float" office:value="18484.8036399999" calcext:value-type="float">
            <text:p>18484.8036399999</text:p>
          </table:table-cell>
          <table:table-cell office:value-type="float" office:value="2.83014" calcext:value-type="float">
            <text:p>2.8301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8.24478" calcext:value-type="float">
            <text:p>18938.24478</text:p>
          </table:table-cell>
          <table:table-cell office:value-type="float" office:value="2.766037" calcext:value-type="float">
            <text:p>2.766037</text:p>
          </table:table-cell>
          <table:table-cell office:value-type="float" office:value="0" calcext:value-type="float">
            <text:p>0</text:p>
          </table:table-cell>
          <table:table-cell office:value-type="float" office:value="18467.0156500001" calcext:value-type="float">
            <text:p>18467.0156500001</text:p>
          </table:table-cell>
          <table:table-cell office:value-type="float" office:value="2.553436" calcext:value-type="float">
            <text:p>2.553436</text:p>
          </table:table-cell>
          <table:table-cell office:value-type="float" office:value="0" calcext:value-type="float">
            <text:p>0</text:p>
          </table:table-cell>
          <table:table-cell office:value-type="float" office:value="18566.30615" calcext:value-type="float">
            <text:p>18566.30615</text:p>
          </table:table-cell>
          <table:table-cell office:value-type="float" office:value="2.721208" calcext:value-type="float">
            <text:p>2.721208</text:p>
          </table:table-cell>
          <table:table-cell office:value-type="float" office:value="0" calcext:value-type="float">
            <text:p>0</text:p>
          </table:table-cell>
          <table:table-cell office:value-type="float" office:value="18753.1651999999" calcext:value-type="float">
            <text:p>18753.1651999999</text:p>
          </table:table-cell>
          <table:table-cell office:value-type="float" office:value="2.670533" calcext:value-type="float">
            <text:p>2.670533</text:p>
          </table:table-cell>
          <table:table-cell office:value-type="float" office:value="0" calcext:value-type="float">
            <text:p>0</text:p>
          </table:table-cell>
          <table:table-cell office:value-type="float" office:value="18828.9972699999" calcext:value-type="float">
            <text:p>18828.9972699999</text:p>
          </table:table-cell>
          <table:table-cell office:value-type="float" office:value="2.7654" calcext:value-type="float">
            <text:p>2.765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95.10006" calcext:value-type="float">
            <text:p>18795.10006</text:p>
          </table:table-cell>
          <table:table-cell office:value-type="float" office:value="2.805327" calcext:value-type="float">
            <text:p>2.805327</text:p>
          </table:table-cell>
          <table:table-cell office:value-type="float" office:value="0" calcext:value-type="float">
            <text:p>0</text:p>
          </table:table-cell>
          <table:table-cell office:value-type="float" office:value="18489.5037199999" calcext:value-type="float">
            <text:p>18489.5037199999</text:p>
          </table:table-cell>
          <table:table-cell office:value-type="float" office:value="2.558309" calcext:value-type="float">
            <text:p>2.558309</text:p>
          </table:table-cell>
          <table:table-cell office:value-type="float" office:value="0" calcext:value-type="float">
            <text:p>0</text:p>
          </table:table-cell>
          <table:table-cell office:value-type="float" office:value="18542.4542000001" calcext:value-type="float">
            <text:p>18542.4542000001</text:p>
          </table:table-cell>
          <table:table-cell office:value-type="float" office:value="2.870363" calcext:value-type="float">
            <text:p>2.870363</text:p>
          </table:table-cell>
          <table:table-cell office:value-type="float" office:value="0" calcext:value-type="float">
            <text:p>0</text:p>
          </table:table-cell>
          <table:table-cell office:value-type="float" office:value="18626.69346" calcext:value-type="float">
            <text:p>18626.69346</text:p>
          </table:table-cell>
          <table:table-cell office:value-type="float" office:value="2.672145" calcext:value-type="float">
            <text:p>2.672145</text:p>
          </table:table-cell>
          <table:table-cell office:value-type="float" office:value="0" calcext:value-type="float">
            <text:p>0</text:p>
          </table:table-cell>
          <table:table-cell office:value-type="float" office:value="18776.96774" calcext:value-type="float">
            <text:p>18776.96774</text:p>
          </table:table-cell>
          <table:table-cell office:value-type="float" office:value="2.689882" calcext:value-type="float">
            <text:p>2.689882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8759.8389799999" calcext:value-type="float">
            <text:p>18759.8389799999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8925.38449" calcext:value-type="float">
            <text:p>18925.384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8801.5620400001" calcext:value-type="float">
            <text:p>18801.5620400001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8709.9266800001" calcext:value-type="float">
            <text:p>18709.9266800001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8913.18112" calcext:value-type="float">
            <text:p>18913.18112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8616.2666999999" calcext:value-type="float">
            <text:p>18616.2666999999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8792.8877600001" calcext:value-type="float">
            <text:p>18792.8877600001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8654.7746900001" calcext:value-type="float">
            <text:p>18654.7746900001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8370.07699" calcext:value-type="float">
            <text:p>18370.07699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8808.1079500001" calcext:value-type="float">
            <text:p>18808.1079500001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8685.77983" calcext:value-type="float">
            <text:p>18685.77983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8606.2977900002" calcext:value-type="float">
            <text:p>18606.2977900002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8464.0769299999" calcext:value-type="float">
            <text:p>18464.0769299999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8556.12269" calcext:value-type="float">
            <text:p>18556.12269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8714.16888" calcext:value-type="float">
            <text:p>18714.16888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8701.39575" calcext:value-type="float">
            <text:p>18701.39575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8676.57229" calcext:value-type="float">
            <text:p>18676.57229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8546.0122" calcext:value-type="float">
            <text:p>18546.0122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8851.1632" calcext:value-type="float">
            <text:p>18851.1632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8551.0111600001" calcext:value-type="float">
            <text:p>18551.0111600001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8643.1735100001" calcext:value-type="float">
            <text:p>18643.1735100001</text:p>
          </table:table-cell>
          <table:table-cell/>
          <table:table-cell office:value-type="float" office:value="18750.4889800001" calcext:value-type="float">
            <text:p>18750.4889800001</text:p>
          </table:table-cell>
          <table:table-cell/>
          <table:table-cell office:value-type="float" office:value="18663.2781700001" calcext:value-type="float">
            <text:p>18663.2781700001</text:p>
          </table:table-cell>
          <table:table-cell/>
          <table:table-cell office:value-type="float" office:value="18798.2479" calcext:value-type="float">
            <text:p>18798.2479</text:p>
          </table:table-cell>
          <table:table-cell/>
          <table:table-cell office:value-type="float" office:value="18683.14589" calcext:value-type="float">
            <text:p>18683.14589</text:p>
          </table:table-cell>
          <table:table-cell/>
          <table:table-cell office:value-type="float" office:value="18630.30776" calcext:value-type="float">
            <text:p>18630.30776</text:p>
          </table:table-cell>
          <table:table-cell/>
          <table:table-cell office:value-type="float" office:value="18776.90834" calcext:value-type="float">
            <text:p>18776.90834</text:p>
          </table:table-cell>
          <table:table-cell/>
          <table:table-cell office:value-type="float" office:value="18676.11438" calcext:value-type="float">
            <text:p>18676.11438</text:p>
          </table:table-cell>
          <table:table-cell/>
          <table:table-cell office:value-type="float" office:value="18343.5322099999" calcext:value-type="float">
            <text:p>18343.5322099999</text:p>
          </table:table-cell>
          <table:table-cell/>
          <table:table-cell office:value-type="float" office:value="18752.9015700002" calcext:value-type="float">
            <text:p>18752.9015700002</text:p>
          </table:table-cell>
          <table:table-cell/>
          <table:table-cell office:value-type="float" office:value="18709.20332" calcext:value-type="float">
            <text:p>18709.20332</text:p>
          </table:table-cell>
          <table:table-cell/>
          <table:table-cell office:value-type="float" office:value="18431.20278" calcext:value-type="float">
            <text:p>18431.20278</text:p>
          </table:table-cell>
          <table:table-cell/>
          <table:table-cell office:value-type="float" office:value="18603.8492900001" calcext:value-type="float">
            <text:p>18603.8492900001</text:p>
          </table:table-cell>
          <table:table-cell/>
          <table:table-cell office:value-type="float" office:value="18556.4241200002" calcext:value-type="float">
            <text:p>18556.4241200002</text:p>
          </table:table-cell>
          <table:table-cell/>
          <table:table-cell office:value-type="float" office:value="18597.7560799999" calcext:value-type="float">
            <text:p>18597.7560799999</text:p>
          </table:table-cell>
          <table:table-cell/>
          <table:table-cell office:value-type="float" office:value="18845.1191899999" calcext:value-type="float">
            <text:p>18845.1191899999</text:p>
          </table:table-cell>
          <table:table-cell/>
          <table:table-cell office:value-type="float" office:value="18473.10366" calcext:value-type="float">
            <text:p>18473.10366</text:p>
          </table:table-cell>
          <table:table-cell/>
          <table:table-cell office:value-type="float" office:value="18425.6273100002" calcext:value-type="float">
            <text:p>18425.6273100002</text:p>
          </table:table-cell>
          <table:table-cell/>
          <table:table-cell office:value-type="float" office:value="18526.2029100001" calcext:value-type="float">
            <text:p>18526.2029100001</text:p>
          </table:table-cell>
          <table:table-cell/>
          <table:table-cell office:value-type="float" office:value="18642.1718299999" calcext:value-type="float">
            <text:p>18642.1718299999</text:p>
          </table:table-cell>
          <table:table-cell/>
        </table:table-row>
        <table:table-row table:style-name="ro1">
          <table:table-cell office:value-type="float" office:value="18523.5452" calcext:value-type="float">
            <text:p>18523.5452</text:p>
          </table:table-cell>
          <table:table-cell/>
          <table:table-cell office:value-type="float" office:value="18683.9504699999" calcext:value-type="float">
            <text:p>18683.9504699999</text:p>
          </table:table-cell>
          <table:table-cell/>
          <table:table-cell office:value-type="float" office:value="18777.09908" calcext:value-type="float">
            <text:p>18777.09908</text:p>
          </table:table-cell>
          <table:table-cell/>
          <table:table-cell office:value-type="float" office:value="18628.1270999999" calcext:value-type="float">
            <text:p>18628.1270999999</text:p>
          </table:table-cell>
          <table:table-cell/>
          <table:table-cell office:value-type="float" office:value="18644.13409" calcext:value-type="float">
            <text:p>18644.13409</text:p>
          </table:table-cell>
          <table:table-cell/>
          <table:table-cell office:value-type="float" office:value="18664.09426" calcext:value-type="float">
            <text:p>18664.09426</text:p>
          </table:table-cell>
          <table:table-cell/>
          <table:table-cell office:value-type="float" office:value="18947.2823900001" calcext:value-type="float">
            <text:p>18947.2823900001</text:p>
          </table:table-cell>
          <table:table-cell/>
          <table:table-cell office:value-type="float" office:value="18799.0424200001" calcext:value-type="float">
            <text:p>18799.0424200001</text:p>
          </table:table-cell>
          <table:table-cell/>
          <table:table-cell office:value-type="float" office:value="18573.69959" calcext:value-type="float">
            <text:p>18573.69959</text:p>
          </table:table-cell>
          <table:table-cell/>
          <table:table-cell office:value-type="float" office:value="18778.0021800001" calcext:value-type="float">
            <text:p>18778.0021800001</text:p>
          </table:table-cell>
          <table:table-cell/>
          <table:table-cell office:value-type="float" office:value="18582.4841600002" calcext:value-type="float">
            <text:p>18582.4841600002</text:p>
          </table:table-cell>
          <table:table-cell/>
          <table:table-cell office:value-type="float" office:value="18741.28685" calcext:value-type="float">
            <text:p>18741.28685</text:p>
          </table:table-cell>
          <table:table-cell/>
          <table:table-cell office:value-type="float" office:value="18610.3809899999" calcext:value-type="float">
            <text:p>18610.3809899999</text:p>
          </table:table-cell>
          <table:table-cell/>
          <table:table-cell office:value-type="float" office:value="18595.4565600001" calcext:value-type="float">
            <text:p>18595.4565600001</text:p>
          </table:table-cell>
          <table:table-cell/>
          <table:table-cell office:value-type="float" office:value="18478.01236" calcext:value-type="float">
            <text:p>18478.01236</text:p>
          </table:table-cell>
          <table:table-cell/>
          <table:table-cell office:value-type="float" office:value="18930.57797" calcext:value-type="float">
            <text:p>18930.57797</text:p>
          </table:table-cell>
          <table:table-cell/>
          <table:table-cell office:value-type="float" office:value="18518.6907000001" calcext:value-type="float">
            <text:p>18518.6907000001</text:p>
          </table:table-cell>
          <table:table-cell/>
          <table:table-cell office:value-type="float" office:value="18551.13" calcext:value-type="float">
            <text:p>18551.13</text:p>
          </table:table-cell>
          <table:table-cell/>
          <table:table-cell office:value-type="float" office:value="18660.2060799999" calcext:value-type="float">
            <text:p>18660.2060799999</text:p>
          </table:table-cell>
          <table:table-cell/>
          <table:table-cell office:value-type="float" office:value="18654.0900099999" calcext:value-type="float">
            <text:p>18654.0900099999</text:p>
          </table:table-cell>
          <table:table-cell/>
        </table:table-row>
        <table:table-row table:style-name="ro1">
          <table:table-cell office:value-type="float" office:value="18714.15035" calcext:value-type="float">
            <text:p>18714.15035</text:p>
          </table:table-cell>
          <table:table-cell/>
          <table:table-cell office:value-type="float" office:value="18652.03351" calcext:value-type="float">
            <text:p>18652.03351</text:p>
          </table:table-cell>
          <table:table-cell/>
          <table:table-cell office:value-type="float" office:value="18695.05052" calcext:value-type="float">
            <text:p>18695.05052</text:p>
          </table:table-cell>
          <table:table-cell/>
          <table:table-cell office:value-type="float" office:value="18775.4063300001" calcext:value-type="float">
            <text:p>18775.4063300001</text:p>
          </table:table-cell>
          <table:table-cell/>
          <table:table-cell office:value-type="float" office:value="18748.5184100001" calcext:value-type="float">
            <text:p>18748.5184100001</text:p>
          </table:table-cell>
          <table:table-cell/>
          <table:table-cell office:value-type="float" office:value="18697.6157000001" calcext:value-type="float">
            <text:p>18697.6157000001</text:p>
          </table:table-cell>
          <table:table-cell/>
          <table:table-cell office:value-type="float" office:value="18588.4113700001" calcext:value-type="float">
            <text:p>18588.4113700001</text:p>
          </table:table-cell>
          <table:table-cell/>
          <table:table-cell office:value-type="float" office:value="18627.27761" calcext:value-type="float">
            <text:p>18627.27761</text:p>
          </table:table-cell>
          <table:table-cell/>
          <table:table-cell office:value-type="float" office:value="18395.9102899999" calcext:value-type="float">
            <text:p>18395.9102899999</text:p>
          </table:table-cell>
          <table:table-cell/>
          <table:table-cell office:value-type="float" office:value="18908.86842" calcext:value-type="float">
            <text:p>18908.86842</text:p>
          </table:table-cell>
          <table:table-cell/>
          <table:table-cell office:value-type="float" office:value="18669.24031" calcext:value-type="float">
            <text:p>18669.24031</text:p>
          </table:table-cell>
          <table:table-cell/>
          <table:table-cell office:value-type="float" office:value="18695.5507599999" calcext:value-type="float">
            <text:p>18695.5507599999</text:p>
          </table:table-cell>
          <table:table-cell/>
          <table:table-cell office:value-type="float" office:value="18646.8591200001" calcext:value-type="float">
            <text:p>18646.8591200001</text:p>
          </table:table-cell>
          <table:table-cell/>
          <table:table-cell office:value-type="float" office:value="18719.24808" calcext:value-type="float">
            <text:p>18719.24808</text:p>
          </table:table-cell>
          <table:table-cell/>
          <table:table-cell office:value-type="float" office:value="18691.17484" calcext:value-type="float">
            <text:p>18691.17484</text:p>
          </table:table-cell>
          <table:table-cell/>
          <table:table-cell office:value-type="float" office:value="18770.4755299999" calcext:value-type="float">
            <text:p>18770.4755299999</text:p>
          </table:table-cell>
          <table:table-cell/>
          <table:table-cell office:value-type="float" office:value="18541.40592" calcext:value-type="float">
            <text:p>18541.40592</text:p>
          </table:table-cell>
          <table:table-cell/>
          <table:table-cell office:value-type="float" office:value="18491.93979" calcext:value-type="float">
            <text:p>18491.93979</text:p>
          </table:table-cell>
          <table:table-cell/>
          <table:table-cell office:value-type="float" office:value="18644.0911400001" calcext:value-type="float">
            <text:p>18644.0911400001</text:p>
          </table:table-cell>
          <table:table-cell/>
          <table:table-cell office:value-type="float" office:value="18655.29444" calcext:value-type="float">
            <text:p>18655.29444</text:p>
          </table:table-cell>
          <table:table-cell/>
        </table:table-row>
        <table:table-row table:style-name="ro1">
          <table:table-cell office:value-type="float" office:value="18858.43405" calcext:value-type="float">
            <text:p>18858.43405</text:p>
          </table:table-cell>
          <table:table-cell/>
          <table:table-cell office:value-type="float" office:value="18957.13988" calcext:value-type="float">
            <text:p>18957.13988</text:p>
          </table:table-cell>
          <table:table-cell/>
          <table:table-cell office:value-type="float" office:value="18589.9136" calcext:value-type="float">
            <text:p>18589.9136</text:p>
          </table:table-cell>
          <table:table-cell/>
          <table:table-cell office:value-type="float" office:value="18620.439" calcext:value-type="float">
            <text:p>18620.439</text:p>
          </table:table-cell>
          <table:table-cell/>
          <table:table-cell office:value-type="float" office:value="18760.4860899999" calcext:value-type="float">
            <text:p>18760.4860899999</text:p>
          </table:table-cell>
          <table:table-cell/>
          <table:table-cell office:value-type="float" office:value="18781.3993599999" calcext:value-type="float">
            <text:p>18781.3993599999</text:p>
          </table:table-cell>
          <table:table-cell/>
          <table:table-cell office:value-type="float" office:value="18715.51507" calcext:value-type="float">
            <text:p>18715.51507</text:p>
          </table:table-cell>
          <table:table-cell/>
          <table:table-cell office:value-type="float" office:value="18648.81848" calcext:value-type="float">
            <text:p>18648.81848</text:p>
          </table:table-cell>
          <table:table-cell/>
          <table:table-cell office:value-type="float" office:value="18387.1514" calcext:value-type="float">
            <text:p>18387.1514</text:p>
          </table:table-cell>
          <table:table-cell/>
          <table:table-cell office:value-type="float" office:value="18777.5743" calcext:value-type="float">
            <text:p>18777.5743</text:p>
          </table:table-cell>
          <table:table-cell/>
          <table:table-cell office:value-type="float" office:value="18745.97909" calcext:value-type="float">
            <text:p>18745.97909</text:p>
          </table:table-cell>
          <table:table-cell/>
          <table:table-cell office:value-type="float" office:value="18654.14389" calcext:value-type="float">
            <text:p>18654.14389</text:p>
          </table:table-cell>
          <table:table-cell/>
          <table:table-cell office:value-type="float" office:value="18491.4538800001" calcext:value-type="float">
            <text:p>18491.4538800001</text:p>
          </table:table-cell>
          <table:table-cell/>
          <table:table-cell office:value-type="float" office:value="18534.66247" calcext:value-type="float">
            <text:p>18534.66247</text:p>
          </table:table-cell>
          <table:table-cell/>
          <table:table-cell office:value-type="float" office:value="18611.4233399999" calcext:value-type="float">
            <text:p>18611.4233399999</text:p>
          </table:table-cell>
          <table:table-cell/>
          <table:table-cell office:value-type="float" office:value="19026.1555099998" calcext:value-type="float">
            <text:p>19026.1555099998</text:p>
          </table:table-cell>
          <table:table-cell/>
          <table:table-cell office:value-type="float" office:value="18710.9461300001" calcext:value-type="float">
            <text:p>18710.9461300001</text:p>
          </table:table-cell>
          <table:table-cell/>
          <table:table-cell office:value-type="float" office:value="18649.4598700001" calcext:value-type="float">
            <text:p>18649.4598700001</text:p>
          </table:table-cell>
          <table:table-cell/>
          <table:table-cell office:value-type="float" office:value="18701.05627" calcext:value-type="float">
            <text:p>18701.05627</text:p>
          </table:table-cell>
          <table:table-cell/>
          <table:table-cell office:value-type="float" office:value="18459.8016299998" calcext:value-type="float">
            <text:p>18459.8016299998</text:p>
          </table:table-cell>
          <table:table-cell/>
        </table:table-row>
        <table:table-row table:style-name="ro1">
          <table:table-cell office:value-type="float" office:value="18763.9972400001" calcext:value-type="float">
            <text:p>18763.9972400001</text:p>
          </table:table-cell>
          <table:table-cell/>
          <table:table-cell office:value-type="float" office:value="18862.3490700001" calcext:value-type="float">
            <text:p>18862.3490700001</text:p>
          </table:table-cell>
          <table:table-cell/>
          <table:table-cell office:value-type="float" office:value="18797.6007" calcext:value-type="float">
            <text:p>18797.6007</text:p>
          </table:table-cell>
          <table:table-cell/>
          <table:table-cell office:value-type="float" office:value="18660.0768599999" calcext:value-type="float">
            <text:p>18660.0768599999</text:p>
          </table:table-cell>
          <table:table-cell/>
          <table:table-cell office:value-type="float" office:value="18584.9074599999" calcext:value-type="float">
            <text:p>18584.9074599999</text:p>
          </table:table-cell>
          <table:table-cell/>
          <table:table-cell office:value-type="float" office:value="18678.00615" calcext:value-type="float">
            <text:p>18678.00615</text:p>
          </table:table-cell>
          <table:table-cell/>
          <table:table-cell office:value-type="float" office:value="18863.88412" calcext:value-type="float">
            <text:p>18863.88412</text:p>
          </table:table-cell>
          <table:table-cell/>
          <table:table-cell office:value-type="float" office:value="18566.07951" calcext:value-type="float">
            <text:p>18566.07951</text:p>
          </table:table-cell>
          <table:table-cell/>
          <table:table-cell office:value-type="float" office:value="18426.8159700001" calcext:value-type="float">
            <text:p>18426.8159700001</text:p>
          </table:table-cell>
          <table:table-cell/>
          <table:table-cell office:value-type="float" office:value="18762.0768800001" calcext:value-type="float">
            <text:p>18762.0768800001</text:p>
          </table:table-cell>
          <table:table-cell/>
          <table:table-cell office:value-type="float" office:value="18673.6935" calcext:value-type="float">
            <text:p>18673.6935</text:p>
          </table:table-cell>
          <table:table-cell/>
          <table:table-cell office:value-type="float" office:value="18633.1698299999" calcext:value-type="float">
            <text:p>18633.1698299999</text:p>
          </table:table-cell>
          <table:table-cell/>
          <table:table-cell office:value-type="float" office:value="18619.1114899999" calcext:value-type="float">
            <text:p>18619.1114899999</text:p>
          </table:table-cell>
          <table:table-cell/>
          <table:table-cell office:value-type="float" office:value="18788.59911" calcext:value-type="float">
            <text:p>18788.59911</text:p>
          </table:table-cell>
          <table:table-cell/>
          <table:table-cell office:value-type="float" office:value="18615.9184900001" calcext:value-type="float">
            <text:p>18615.9184900001</text:p>
          </table:table-cell>
          <table:table-cell/>
          <table:table-cell office:value-type="float" office:value="18860.6918699999" calcext:value-type="float">
            <text:p>18860.6918699999</text:p>
          </table:table-cell>
          <table:table-cell/>
          <table:table-cell office:value-type="float" office:value="18505.14295" calcext:value-type="float">
            <text:p>18505.14295</text:p>
          </table:table-cell>
          <table:table-cell/>
          <table:table-cell office:value-type="float" office:value="18447.92349" calcext:value-type="float">
            <text:p>18447.92349</text:p>
          </table:table-cell>
          <table:table-cell/>
          <table:table-cell office:value-type="float" office:value="18702.01635" calcext:value-type="float">
            <text:p>18702.01635</text:p>
          </table:table-cell>
          <table:table-cell/>
          <table:table-cell office:value-type="float" office:value="18737.2836899999" calcext:value-type="float">
            <text:p>18737.2836899999</text:p>
          </table:table-cell>
          <table:table-cell/>
        </table:table-row>
        <table:table-row table:style-name="ro1">
          <table:table-cell office:value-type="float" office:value="18590.35033" calcext:value-type="float">
            <text:p>18590.35033</text:p>
          </table:table-cell>
          <table:table-cell/>
          <table:table-cell office:value-type="float" office:value="18710.33413" calcext:value-type="float">
            <text:p>18710.33413</text:p>
          </table:table-cell>
          <table:table-cell/>
          <table:table-cell office:value-type="float" office:value="18819.1969399999" calcext:value-type="float">
            <text:p>18819.1969399999</text:p>
          </table:table-cell>
          <table:table-cell/>
          <table:table-cell office:value-type="float" office:value="18812.45162" calcext:value-type="float">
            <text:p>18812.45162</text:p>
          </table:table-cell>
          <table:table-cell/>
          <table:table-cell office:value-type="float" office:value="18660.69886" calcext:value-type="float">
            <text:p>18660.69886</text:p>
          </table:table-cell>
          <table:table-cell/>
          <table:table-cell office:value-type="float" office:value="18650.5953100001" calcext:value-type="float">
            <text:p>18650.5953100001</text:p>
          </table:table-cell>
          <table:table-cell/>
          <table:table-cell office:value-type="float" office:value="18725.48628" calcext:value-type="float">
            <text:p>18725.48628</text:p>
          </table:table-cell>
          <table:table-cell/>
          <table:table-cell office:value-type="float" office:value="18693.4413199998" calcext:value-type="float">
            <text:p>18693.4413199998</text:p>
          </table:table-cell>
          <table:table-cell/>
          <table:table-cell office:value-type="float" office:value="18485.3622699999" calcext:value-type="float">
            <text:p>18485.3622699999</text:p>
          </table:table-cell>
          <table:table-cell/>
          <table:table-cell office:value-type="float" office:value="18798.88393" calcext:value-type="float">
            <text:p>18798.88393</text:p>
          </table:table-cell>
          <table:table-cell/>
          <table:table-cell office:value-type="float" office:value="18794.25186" calcext:value-type="float">
            <text:p>18794.25186</text:p>
          </table:table-cell>
          <table:table-cell/>
          <table:table-cell office:value-type="float" office:value="18530.80654" calcext:value-type="float">
            <text:p>18530.80654</text:p>
          </table:table-cell>
          <table:table-cell/>
          <table:table-cell office:value-type="float" office:value="18463.3472100001" calcext:value-type="float">
            <text:p>18463.3472100001</text:p>
          </table:table-cell>
          <table:table-cell/>
          <table:table-cell office:value-type="float" office:value="18588.57604" calcext:value-type="float">
            <text:p>18588.57604</text:p>
          </table:table-cell>
          <table:table-cell/>
          <table:table-cell office:value-type="float" office:value="18491.50582" calcext:value-type="float">
            <text:p>18491.50582</text:p>
          </table:table-cell>
          <table:table-cell/>
          <table:table-cell office:value-type="float" office:value="18991.3192500001" calcext:value-type="float">
            <text:p>18991.3192500001</text:p>
          </table:table-cell>
          <table:table-cell/>
          <table:table-cell office:value-type="float" office:value="18479.7764700002" calcext:value-type="float">
            <text:p>18479.7764700002</text:p>
          </table:table-cell>
          <table:table-cell/>
          <table:table-cell office:value-type="float" office:value="18667.6118800001" calcext:value-type="float">
            <text:p>18667.6118800001</text:p>
          </table:table-cell>
          <table:table-cell/>
          <table:table-cell office:value-type="float" office:value="18810.1894800001" calcext:value-type="float">
            <text:p>18810.1894800001</text:p>
          </table:table-cell>
          <table:table-cell/>
          <table:table-cell office:value-type="float" office:value="18795.2821200002" calcext:value-type="float">
            <text:p>18795.2821200002</text:p>
          </table:table-cell>
          <table:table-cell/>
        </table:table-row>
        <table:table-row table:style-name="ro1">
          <table:table-cell office:value-type="float" office:value="18583.95111" calcext:value-type="float">
            <text:p>18583.95111</text:p>
          </table:table-cell>
          <table:table-cell/>
          <table:table-cell office:value-type="float" office:value="18672.43924" calcext:value-type="float">
            <text:p>18672.43924</text:p>
          </table:table-cell>
          <table:table-cell/>
          <table:table-cell office:value-type="float" office:value="18665.7557599999" calcext:value-type="float">
            <text:p>18665.7557599999</text:p>
          </table:table-cell>
          <table:table-cell/>
          <table:table-cell office:value-type="float" office:value="18592.4629" calcext:value-type="float">
            <text:p>18592.4629</text:p>
          </table:table-cell>
          <table:table-cell/>
          <table:table-cell office:value-type="float" office:value="18786.1385899999" calcext:value-type="float">
            <text:p>18786.1385899999</text:p>
          </table:table-cell>
          <table:table-cell/>
          <table:table-cell office:value-type="float" office:value="18557.6457200001" calcext:value-type="float">
            <text:p>18557.6457200001</text:p>
          </table:table-cell>
          <table:table-cell/>
          <table:table-cell office:value-type="float" office:value="18816.3918699999" calcext:value-type="float">
            <text:p>18816.3918699999</text:p>
          </table:table-cell>
          <table:table-cell/>
          <table:table-cell office:value-type="float" office:value="18562.83213" calcext:value-type="float">
            <text:p>18562.83213</text:p>
          </table:table-cell>
          <table:table-cell/>
          <table:table-cell office:value-type="float" office:value="18516.5265899999" calcext:value-type="float">
            <text:p>18516.5265899999</text:p>
          </table:table-cell>
          <table:table-cell/>
          <table:table-cell office:value-type="float" office:value="18877.0219800001" calcext:value-type="float">
            <text:p>18877.0219800001</text:p>
          </table:table-cell>
          <table:table-cell/>
          <table:table-cell office:value-type="float" office:value="18707.9006000001" calcext:value-type="float">
            <text:p>18707.9006000001</text:p>
          </table:table-cell>
          <table:table-cell/>
          <table:table-cell office:value-type="float" office:value="18613.69134" calcext:value-type="float">
            <text:p>18613.69134</text:p>
          </table:table-cell>
          <table:table-cell/>
          <table:table-cell office:value-type="float" office:value="18449.99606" calcext:value-type="float">
            <text:p>18449.99606</text:p>
          </table:table-cell>
          <table:table-cell/>
          <table:table-cell office:value-type="float" office:value="18743.9215900001" calcext:value-type="float">
            <text:p>18743.9215900001</text:p>
          </table:table-cell>
          <table:table-cell/>
          <table:table-cell office:value-type="float" office:value="18751.6140700001" calcext:value-type="float">
            <text:p>18751.6140700001</text:p>
          </table:table-cell>
          <table:table-cell/>
          <table:table-cell office:value-type="float" office:value="18912.9284199999" calcext:value-type="float">
            <text:p>18912.9284199999</text:p>
          </table:table-cell>
          <table:table-cell/>
          <table:table-cell office:value-type="float" office:value="18505.55877" calcext:value-type="float">
            <text:p>18505.55877</text:p>
          </table:table-cell>
          <table:table-cell/>
          <table:table-cell office:value-type="float" office:value="18600.41352" calcext:value-type="float">
            <text:p>18600.41352</text:p>
          </table:table-cell>
          <table:table-cell/>
          <table:table-cell office:value-type="float" office:value="18475.96872" calcext:value-type="float">
            <text:p>18475.96872</text:p>
          </table:table-cell>
          <table:table-cell/>
          <table:table-cell office:value-type="float" office:value="18831.30082" calcext:value-type="float">
            <text:p>18831.30082</text:p>
          </table:table-cell>
          <table:table-cell/>
        </table:table-row>
        <table:table-row table:style-name="ro1">
          <table:table-cell office:value-type="float" office:value="18637.91441" calcext:value-type="float">
            <text:p>18637.91441</text:p>
          </table:table-cell>
          <table:table-cell/>
          <table:table-cell office:value-type="float" office:value="18813.6065799999" calcext:value-type="float">
            <text:p>18813.6065799999</text:p>
          </table:table-cell>
          <table:table-cell/>
          <table:table-cell office:value-type="float" office:value="18740.4938900002" calcext:value-type="float">
            <text:p>18740.4938900002</text:p>
          </table:table-cell>
          <table:table-cell/>
          <table:table-cell office:value-type="float" office:value="18788.35403" calcext:value-type="float">
            <text:p>18788.35403</text:p>
          </table:table-cell>
          <table:table-cell/>
          <table:table-cell office:value-type="float" office:value="18617.7173100001" calcext:value-type="float">
            <text:p>18617.7173100001</text:p>
          </table:table-cell>
          <table:table-cell/>
          <table:table-cell office:value-type="float" office:value="18615.51145" calcext:value-type="float">
            <text:p>18615.51145</text:p>
          </table:table-cell>
          <table:table-cell/>
          <table:table-cell office:value-type="float" office:value="18496.4965900001" calcext:value-type="float">
            <text:p>18496.4965900001</text:p>
          </table:table-cell>
          <table:table-cell/>
          <table:table-cell office:value-type="float" office:value="18675.0037499999" calcext:value-type="float">
            <text:p>18675.0037499999</text:p>
          </table:table-cell>
          <table:table-cell/>
          <table:table-cell office:value-type="float" office:value="18440.7425099999" calcext:value-type="float">
            <text:p>18440.7425099999</text:p>
          </table:table-cell>
          <table:table-cell/>
          <table:table-cell office:value-type="float" office:value="18965.31843" calcext:value-type="float">
            <text:p>18965.31843</text:p>
          </table:table-cell>
          <table:table-cell/>
          <table:table-cell office:value-type="float" office:value="18846.67251" calcext:value-type="float">
            <text:p>18846.67251</text:p>
          </table:table-cell>
          <table:table-cell/>
          <table:table-cell office:value-type="float" office:value="18427.22949" calcext:value-type="float">
            <text:p>18427.22949</text:p>
          </table:table-cell>
          <table:table-cell/>
          <table:table-cell office:value-type="float" office:value="18426.96963" calcext:value-type="float">
            <text:p>18426.96963</text:p>
          </table:table-cell>
          <table:table-cell/>
          <table:table-cell office:value-type="float" office:value="18736.3718500001" calcext:value-type="float">
            <text:p>18736.3718500001</text:p>
          </table:table-cell>
          <table:table-cell/>
          <table:table-cell office:value-type="float" office:value="18862.85445" calcext:value-type="float">
            <text:p>18862.85445</text:p>
          </table:table-cell>
          <table:table-cell/>
          <table:table-cell office:value-type="float" office:value="18822.1384299998" calcext:value-type="float">
            <text:p>18822.1384299998</text:p>
          </table:table-cell>
          <table:table-cell/>
          <table:table-cell office:value-type="float" office:value="18754.8179900001" calcext:value-type="float">
            <text:p>18754.8179900001</text:p>
          </table:table-cell>
          <table:table-cell/>
          <table:table-cell office:value-type="float" office:value="18351.5407" calcext:value-type="float">
            <text:p>18351.5407</text:p>
          </table:table-cell>
          <table:table-cell/>
          <table:table-cell office:value-type="float" office:value="18683.65909" calcext:value-type="float">
            <text:p>18683.65909</text:p>
          </table:table-cell>
          <table:table-cell/>
          <table:table-cell office:value-type="float" office:value="18703.92245" calcext:value-type="float">
            <text:p>18703.92245</text:p>
          </table:table-cell>
          <table:table-cell/>
        </table:table-row>
        <table:table-row table:style-name="ro1">
          <table:table-cell office:value-type="float" office:value="18526.0835799999" calcext:value-type="float">
            <text:p>18526.0835799999</text:p>
          </table:table-cell>
          <table:table-cell/>
          <table:table-cell office:value-type="float" office:value="18844.62233" calcext:value-type="float">
            <text:p>18844.62233</text:p>
          </table:table-cell>
          <table:table-cell/>
          <table:table-cell office:value-type="float" office:value="18648.19403" calcext:value-type="float">
            <text:p>18648.19403</text:p>
          </table:table-cell>
          <table:table-cell/>
          <table:table-cell office:value-type="float" office:value="18652.5868399999" calcext:value-type="float">
            <text:p>18652.5868399999</text:p>
          </table:table-cell>
          <table:table-cell/>
          <table:table-cell office:value-type="float" office:value="18728.6703699999" calcext:value-type="float">
            <text:p>18728.6703699999</text:p>
          </table:table-cell>
          <table:table-cell/>
          <table:table-cell office:value-type="float" office:value="18457.1431499999" calcext:value-type="float">
            <text:p>18457.1431499999</text:p>
          </table:table-cell>
          <table:table-cell/>
          <table:table-cell office:value-type="float" office:value="18680.1225700001" calcext:value-type="float">
            <text:p>18680.1225700001</text:p>
          </table:table-cell>
          <table:table-cell/>
          <table:table-cell office:value-type="float" office:value="18735.5863999999" calcext:value-type="float">
            <text:p>18735.5863999999</text:p>
          </table:table-cell>
          <table:table-cell/>
          <table:table-cell office:value-type="float" office:value="18500.5020100001" calcext:value-type="float">
            <text:p>18500.5020100001</text:p>
          </table:table-cell>
          <table:table-cell/>
          <table:table-cell office:value-type="float" office:value="18849.69679" calcext:value-type="float">
            <text:p>18849.69679</text:p>
          </table:table-cell>
          <table:table-cell/>
          <table:table-cell office:value-type="float" office:value="18766.0723399999" calcext:value-type="float">
            <text:p>18766.0723399999</text:p>
          </table:table-cell>
          <table:table-cell/>
          <table:table-cell office:value-type="float" office:value="18628.8576800001" calcext:value-type="float">
            <text:p>18628.8576800001</text:p>
          </table:table-cell>
          <table:table-cell/>
          <table:table-cell office:value-type="float" office:value="18435.0089700001" calcext:value-type="float">
            <text:p>18435.0089700001</text:p>
          </table:table-cell>
          <table:table-cell/>
          <table:table-cell office:value-type="float" office:value="18665.8745" calcext:value-type="float">
            <text:p>18665.8745</text:p>
          </table:table-cell>
          <table:table-cell/>
          <table:table-cell office:value-type="float" office:value="18703.92488" calcext:value-type="float">
            <text:p>18703.92488</text:p>
          </table:table-cell>
          <table:table-cell/>
          <table:table-cell office:value-type="float" office:value="18972.2035999999" calcext:value-type="float">
            <text:p>18972.2035999999</text:p>
          </table:table-cell>
          <table:table-cell/>
          <table:table-cell office:value-type="float" office:value="18374.77971" calcext:value-type="float">
            <text:p>18374.77971</text:p>
          </table:table-cell>
          <table:table-cell/>
          <table:table-cell office:value-type="float" office:value="18805.3464899999" calcext:value-type="float">
            <text:p>18805.3464899999</text:p>
          </table:table-cell>
          <table:table-cell/>
          <table:table-cell office:value-type="float" office:value="18711.0692300001" calcext:value-type="float">
            <text:p>18711.0692300001</text:p>
          </table:table-cell>
          <table:table-cell/>
          <table:table-cell office:value-type="float" office:value="18761.1062300001" calcext:value-type="float">
            <text:p>18761.1062300001</text:p>
          </table:table-cell>
          <table:table-cell/>
        </table:table-row>
        <table:table-row table:style-name="ro1">
          <table:table-cell office:value-type="float" office:value="18712.2793299999" calcext:value-type="float">
            <text:p>18712.2793299999</text:p>
          </table:table-cell>
          <table:table-cell/>
          <table:table-cell office:value-type="float" office:value="18856.2445299999" calcext:value-type="float">
            <text:p>18856.2445299999</text:p>
          </table:table-cell>
          <table:table-cell/>
          <table:table-cell office:value-type="float" office:value="18697.59282" calcext:value-type="float">
            <text:p>18697.59282</text:p>
          </table:table-cell>
          <table:table-cell/>
          <table:table-cell office:value-type="float" office:value="18852.2815600001" calcext:value-type="float">
            <text:p>18852.2815600001</text:p>
          </table:table-cell>
          <table:table-cell/>
          <table:table-cell office:value-type="float" office:value="18752.18408" calcext:value-type="float">
            <text:p>18752.18408</text:p>
          </table:table-cell>
          <table:table-cell/>
          <table:table-cell office:value-type="float" office:value="18454.75659" calcext:value-type="float">
            <text:p>18454.75659</text:p>
          </table:table-cell>
          <table:table-cell/>
          <table:table-cell office:value-type="float" office:value="18686.90982" calcext:value-type="float">
            <text:p>18686.90982</text:p>
          </table:table-cell>
          <table:table-cell/>
          <table:table-cell office:value-type="float" office:value="18795.5418599999" calcext:value-type="float">
            <text:p>18795.5418599999</text:p>
          </table:table-cell>
          <table:table-cell/>
          <table:table-cell office:value-type="float" office:value="18593.6390000001" calcext:value-type="float">
            <text:p>18593.6390000001</text:p>
          </table:table-cell>
          <table:table-cell/>
          <table:table-cell office:value-type="float" office:value="18582.82365" calcext:value-type="float">
            <text:p>18582.82365</text:p>
          </table:table-cell>
          <table:table-cell/>
          <table:table-cell office:value-type="float" office:value="18811.1602099999" calcext:value-type="float">
            <text:p>18811.1602099999</text:p>
          </table:table-cell>
          <table:table-cell/>
          <table:table-cell office:value-type="float" office:value="18724.0836900001" calcext:value-type="float">
            <text:p>18724.0836900001</text:p>
          </table:table-cell>
          <table:table-cell/>
          <table:table-cell office:value-type="float" office:value="18539.36072" calcext:value-type="float">
            <text:p>18539.36072</text:p>
          </table:table-cell>
          <table:table-cell/>
          <table:table-cell office:value-type="float" office:value="18619.8823599999" calcext:value-type="float">
            <text:p>18619.8823599999</text:p>
          </table:table-cell>
          <table:table-cell/>
          <table:table-cell office:value-type="float" office:value="18465.8101199999" calcext:value-type="float">
            <text:p>18465.8101199999</text:p>
          </table:table-cell>
          <table:table-cell/>
          <table:table-cell office:value-type="float" office:value="18960.52963" calcext:value-type="float">
            <text:p>18960.52963</text:p>
          </table:table-cell>
          <table:table-cell/>
          <table:table-cell office:value-type="float" office:value="18525.2419899999" calcext:value-type="float">
            <text:p>18525.2419899999</text:p>
          </table:table-cell>
          <table:table-cell/>
          <table:table-cell office:value-type="float" office:value="18516.71781" calcext:value-type="float">
            <text:p>18516.71781</text:p>
          </table:table-cell>
          <table:table-cell/>
          <table:table-cell office:value-type="float" office:value="18662.3860499999" calcext:value-type="float">
            <text:p>18662.3860499999</text:p>
          </table:table-cell>
          <table:table-cell/>
          <table:table-cell office:value-type="float" office:value="18832.8570500001" calcext:value-type="float">
            <text:p>18832.8570500001</text:p>
          </table:table-cell>
          <table:table-cell/>
        </table:table-row>
        <table:table-row table:style-name="ro1">
          <table:table-cell office:value-type="float" office:value="18695.2003000001" calcext:value-type="float">
            <text:p>18695.2003000001</text:p>
          </table:table-cell>
          <table:table-cell/>
          <table:table-cell office:value-type="float" office:value="18860.9081" calcext:value-type="float">
            <text:p>18860.9081</text:p>
          </table:table-cell>
          <table:table-cell/>
          <table:table-cell office:value-type="float" office:value="18789.9597499999" calcext:value-type="float">
            <text:p>18789.9597499999</text:p>
          </table:table-cell>
          <table:table-cell/>
          <table:table-cell office:value-type="float" office:value="18480.3696299998" calcext:value-type="float">
            <text:p>18480.3696299998</text:p>
          </table:table-cell>
          <table:table-cell/>
          <table:table-cell office:value-type="float" office:value="18784.4189899998" calcext:value-type="float">
            <text:p>18784.4189899998</text:p>
          </table:table-cell>
          <table:table-cell/>
          <table:table-cell office:value-type="float" office:value="18785.7670800002" calcext:value-type="float">
            <text:p>18785.7670800002</text:p>
          </table:table-cell>
          <table:table-cell/>
          <table:table-cell office:value-type="float" office:value="18592.0846500001" calcext:value-type="float">
            <text:p>18592.0846500001</text:p>
          </table:table-cell>
          <table:table-cell/>
          <table:table-cell office:value-type="float" office:value="18687.1071999999" calcext:value-type="float">
            <text:p>18687.1071999999</text:p>
          </table:table-cell>
          <table:table-cell/>
          <table:table-cell office:value-type="float" office:value="18483.11324" calcext:value-type="float">
            <text:p>18483.11324</text:p>
          </table:table-cell>
          <table:table-cell/>
          <table:table-cell office:value-type="float" office:value="18694.6274" calcext:value-type="float">
            <text:p>18694.6274</text:p>
          </table:table-cell>
          <table:table-cell/>
          <table:table-cell office:value-type="float" office:value="18827.14937" calcext:value-type="float">
            <text:p>18827.14937</text:p>
          </table:table-cell>
          <table:table-cell/>
          <table:table-cell office:value-type="float" office:value="18613.46236" calcext:value-type="float">
            <text:p>18613.46236</text:p>
          </table:table-cell>
          <table:table-cell/>
          <table:table-cell office:value-type="float" office:value="18464.74022" calcext:value-type="float">
            <text:p>18464.74022</text:p>
          </table:table-cell>
          <table:table-cell/>
          <table:table-cell office:value-type="float" office:value="18792.86154" calcext:value-type="float">
            <text:p>18792.86154</text:p>
          </table:table-cell>
          <table:table-cell/>
          <table:table-cell office:value-type="float" office:value="18594.7689199999" calcext:value-type="float">
            <text:p>18594.7689199999</text:p>
          </table:table-cell>
          <table:table-cell/>
          <table:table-cell office:value-type="float" office:value="18698.16633" calcext:value-type="float">
            <text:p>18698.16633</text:p>
          </table:table-cell>
          <table:table-cell/>
          <table:table-cell office:value-type="float" office:value="18272.4363300001" calcext:value-type="float">
            <text:p>18272.4363300001</text:p>
          </table:table-cell>
          <table:table-cell/>
          <table:table-cell office:value-type="float" office:value="18758.91301" calcext:value-type="float">
            <text:p>18758.91301</text:p>
          </table:table-cell>
          <table:table-cell/>
          <table:table-cell office:value-type="float" office:value="18600.36351" calcext:value-type="float">
            <text:p>18600.36351</text:p>
          </table:table-cell>
          <table:table-cell/>
          <table:table-cell office:value-type="float" office:value="18712.61807" calcext:value-type="float">
            <text:p>18712.61807</text:p>
          </table:table-cell>
          <table:table-cell/>
        </table:table-row>
        <table:table-row table:style-name="ro1">
          <table:table-cell office:value-type="float" office:value="18650.7437699999" calcext:value-type="float">
            <text:p>18650.7437699999</text:p>
          </table:table-cell>
          <table:table-cell/>
          <table:table-cell office:value-type="float" office:value="18756.43921" calcext:value-type="float">
            <text:p>18756.43921</text:p>
          </table:table-cell>
          <table:table-cell/>
          <table:table-cell office:value-type="float" office:value="18574.8909300001" calcext:value-type="float">
            <text:p>18574.8909300001</text:p>
          </table:table-cell>
          <table:table-cell/>
          <table:table-cell office:value-type="float" office:value="18824.8057600001" calcext:value-type="float">
            <text:p>18824.8057600001</text:p>
          </table:table-cell>
          <table:table-cell/>
          <table:table-cell office:value-type="float" office:value="18815.16566" calcext:value-type="float">
            <text:p>18815.16566</text:p>
          </table:table-cell>
          <table:table-cell/>
          <table:table-cell office:value-type="float" office:value="18685.3454100002" calcext:value-type="float">
            <text:p>18685.3454100002</text:p>
          </table:table-cell>
          <table:table-cell/>
          <table:table-cell office:value-type="float" office:value="18599.4639799999" calcext:value-type="float">
            <text:p>18599.4639799999</text:p>
          </table:table-cell>
          <table:table-cell/>
          <table:table-cell office:value-type="float" office:value="18643.7010999999" calcext:value-type="float">
            <text:p>18643.7010999999</text:p>
          </table:table-cell>
          <table:table-cell/>
          <table:table-cell office:value-type="float" office:value="18571.0078300001" calcext:value-type="float">
            <text:p>18571.0078300001</text:p>
          </table:table-cell>
          <table:table-cell/>
          <table:table-cell office:value-type="float" office:value="18738.84645" calcext:value-type="float">
            <text:p>18738.84645</text:p>
          </table:table-cell>
          <table:table-cell/>
          <table:table-cell office:value-type="float" office:value="18740.1004400002" calcext:value-type="float">
            <text:p>18740.1004400002</text:p>
          </table:table-cell>
          <table:table-cell/>
          <table:table-cell office:value-type="float" office:value="18788.39645" calcext:value-type="float">
            <text:p>18788.39645</text:p>
          </table:table-cell>
          <table:table-cell/>
          <table:table-cell office:value-type="float" office:value="18523.20018" calcext:value-type="float">
            <text:p>18523.20018</text:p>
          </table:table-cell>
          <table:table-cell/>
          <table:table-cell office:value-type="float" office:value="18524.3531699999" calcext:value-type="float">
            <text:p>18524.3531699999</text:p>
          </table:table-cell>
          <table:table-cell/>
          <table:table-cell office:value-type="float" office:value="18646.0287499999" calcext:value-type="float">
            <text:p>18646.0287499999</text:p>
          </table:table-cell>
          <table:table-cell/>
          <table:table-cell office:value-type="float" office:value="18841.37718" calcext:value-type="float">
            <text:p>18841.37718</text:p>
          </table:table-cell>
          <table:table-cell/>
          <table:table-cell office:value-type="float" office:value="18505.63456" calcext:value-type="float">
            <text:p>18505.63456</text:p>
          </table:table-cell>
          <table:table-cell/>
          <table:table-cell office:value-type="float" office:value="18692.7058999999" calcext:value-type="float">
            <text:p>18692.7058999999</text:p>
          </table:table-cell>
          <table:table-cell/>
          <table:table-cell office:value-type="float" office:value="18627.40576" calcext:value-type="float">
            <text:p>18627.40576</text:p>
          </table:table-cell>
          <table:table-cell/>
          <table:table-cell office:value-type="float" office:value="18484.8036399999" calcext:value-type="float">
            <text:p>18484.8036399999</text:p>
          </table:table-cell>
          <table:table-cell/>
        </table:table-row>
        <table:table-row table:style-name="ro1">
          <table:table-cell office:value-type="float" office:value="18785.01661" calcext:value-type="float">
            <text:p>18785.01661</text:p>
          </table:table-cell>
          <table:table-cell/>
          <table:table-cell office:value-type="float" office:value="18680.26929" calcext:value-type="float">
            <text:p>18680.26929</text:p>
          </table:table-cell>
          <table:table-cell/>
          <table:table-cell office:value-type="float" office:value="18573.22153" calcext:value-type="float">
            <text:p>18573.22153</text:p>
          </table:table-cell>
          <table:table-cell/>
          <table:table-cell office:value-type="float" office:value="18614.3007300002" calcext:value-type="float">
            <text:p>18614.3007300002</text:p>
          </table:table-cell>
          <table:table-cell/>
          <table:table-cell office:value-type="float" office:value="18816.7825600001" calcext:value-type="float">
            <text:p>18816.7825600001</text:p>
          </table:table-cell>
          <table:table-cell/>
          <table:table-cell office:value-type="float" office:value="18559.34928" calcext:value-type="float">
            <text:p>18559.34928</text:p>
          </table:table-cell>
          <table:table-cell/>
          <table:table-cell office:value-type="float" office:value="18686.4742299999" calcext:value-type="float">
            <text:p>18686.4742299999</text:p>
          </table:table-cell>
          <table:table-cell/>
          <table:table-cell office:value-type="float" office:value="18746.16627" calcext:value-type="float">
            <text:p>18746.16627</text:p>
          </table:table-cell>
          <table:table-cell/>
          <table:table-cell office:value-type="float" office:value="18526.4172299999" calcext:value-type="float">
            <text:p>18526.4172299999</text:p>
          </table:table-cell>
          <table:table-cell/>
          <table:table-cell office:value-type="float" office:value="18833.9498700001" calcext:value-type="float">
            <text:p>18833.9498700001</text:p>
          </table:table-cell>
          <table:table-cell/>
          <table:table-cell office:value-type="float" office:value="18537.86589" calcext:value-type="float">
            <text:p>18537.86589</text:p>
          </table:table-cell>
          <table:table-cell/>
          <table:table-cell office:value-type="float" office:value="18613.90536" calcext:value-type="float">
            <text:p>18613.90536</text:p>
          </table:table-cell>
          <table:table-cell/>
          <table:table-cell office:value-type="float" office:value="18458.8096899999" calcext:value-type="float">
            <text:p>18458.8096899999</text:p>
          </table:table-cell>
          <table:table-cell/>
          <table:table-cell office:value-type="float" office:value="18699.8868700001" calcext:value-type="float">
            <text:p>18699.8868700001</text:p>
          </table:table-cell>
          <table:table-cell/>
          <table:table-cell office:value-type="float" office:value="18673.28397" calcext:value-type="float">
            <text:p>18673.28397</text:p>
          </table:table-cell>
          <table:table-cell/>
          <table:table-cell office:value-type="float" office:value="18938.24478" calcext:value-type="float">
            <text:p>18938.24478</text:p>
          </table:table-cell>
          <table:table-cell/>
          <table:table-cell office:value-type="float" office:value="18467.0156500001" calcext:value-type="float">
            <text:p>18467.0156500001</text:p>
          </table:table-cell>
          <table:table-cell/>
          <table:table-cell office:value-type="float" office:value="18566.30615" calcext:value-type="float">
            <text:p>18566.30615</text:p>
          </table:table-cell>
          <table:table-cell/>
          <table:table-cell office:value-type="float" office:value="18753.1651999999" calcext:value-type="float">
            <text:p>18753.1651999999</text:p>
          </table:table-cell>
          <table:table-cell/>
          <table:table-cell office:value-type="float" office:value="18828.9972699999" calcext:value-type="float">
            <text:p>18828.9972699999</text:p>
          </table:table-cell>
          <table:table-cell/>
        </table:table-row>
        <table:table-row table:style-name="ro1">
          <table:table-cell office:value-type="float" office:value="18633.76954" calcext:value-type="float">
            <text:p>18633.76954</text:p>
          </table:table-cell>
          <table:table-cell/>
          <table:table-cell office:value-type="float" office:value="18790.66999" calcext:value-type="float">
            <text:p>18790.66999</text:p>
          </table:table-cell>
          <table:table-cell/>
          <table:table-cell office:value-type="float" office:value="18787.4801799999" calcext:value-type="float">
            <text:p>18787.4801799999</text:p>
          </table:table-cell>
          <table:table-cell/>
          <table:table-cell office:value-type="float" office:value="18582.19273" calcext:value-type="float">
            <text:p>18582.19273</text:p>
          </table:table-cell>
          <table:table-cell/>
          <table:table-cell office:value-type="float" office:value="18718.06586" calcext:value-type="float">
            <text:p>18718.06586</text:p>
          </table:table-cell>
          <table:table-cell/>
          <table:table-cell office:value-type="float" office:value="18672.9400799999" calcext:value-type="float">
            <text:p>18672.9400799999</text:p>
          </table:table-cell>
          <table:table-cell/>
          <table:table-cell office:value-type="float" office:value="18639.92611" calcext:value-type="float">
            <text:p>18639.92611</text:p>
          </table:table-cell>
          <table:table-cell/>
          <table:table-cell office:value-type="float" office:value="18733.3051999999" calcext:value-type="float">
            <text:p>18733.3051999999</text:p>
          </table:table-cell>
          <table:table-cell/>
          <table:table-cell office:value-type="float" office:value="18442.8271499999" calcext:value-type="float">
            <text:p>18442.8271499999</text:p>
          </table:table-cell>
          <table:table-cell/>
          <table:table-cell office:value-type="float" office:value="19045.8053099999" calcext:value-type="float">
            <text:p>19045.8053099999</text:p>
          </table:table-cell>
          <table:table-cell/>
          <table:table-cell office:value-type="float" office:value="18693.2545999999" calcext:value-type="float">
            <text:p>18693.2545999999</text:p>
          </table:table-cell>
          <table:table-cell/>
          <table:table-cell office:value-type="float" office:value="18527.9378699999" calcext:value-type="float">
            <text:p>18527.9378699999</text:p>
          </table:table-cell>
          <table:table-cell/>
          <table:table-cell office:value-type="float" office:value="18605.2283300001" calcext:value-type="float">
            <text:p>18605.2283300001</text:p>
          </table:table-cell>
          <table:table-cell/>
          <table:table-cell office:value-type="float" office:value="18636.5735399999" calcext:value-type="float">
            <text:p>18636.5735399999</text:p>
          </table:table-cell>
          <table:table-cell/>
          <table:table-cell office:value-type="float" office:value="18639.40005" calcext:value-type="float">
            <text:p>18639.40005</text:p>
          </table:table-cell>
          <table:table-cell/>
          <table:table-cell office:value-type="float" office:value="18795.10006" calcext:value-type="float">
            <text:p>18795.10006</text:p>
          </table:table-cell>
          <table:table-cell/>
          <table:table-cell office:value-type="float" office:value="18489.5037199999" calcext:value-type="float">
            <text:p>18489.5037199999</text:p>
          </table:table-cell>
          <table:table-cell/>
          <table:table-cell office:value-type="float" office:value="18542.4542000001" calcext:value-type="float">
            <text:p>18542.4542000001</text:p>
          </table:table-cell>
          <table:table-cell/>
          <table:table-cell office:value-type="float" office:value="18626.69346" calcext:value-type="float">
            <text:p>18626.69346</text:p>
          </table:table-cell>
          <table:table-cell/>
          <table:table-cell office:value-type="float" office:value="18776.96774" calcext:value-type="float">
            <text:p>18776.96774</text:p>
          </table:table-cell>
          <table:table-cell/>
        </table:table-row>
      </table:table>
      <table:table table:name="Genetic-Larg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2"/>
          <table:table-cell office:value-type="string" calcext:value-type="string">
            <text:p>MDG-c_1_n3000_m300.txt</text:p>
          </table:table-cell>
          <table:table-cell table:number-columns-repeated="2"/>
          <table:table-cell office:value-type="string" calcext:value-type="string">
            <text:p>MDG-c_6_n3000_m400.txt</text:p>
          </table:table-cell>
          <table:table-cell table:number-columns-repeated="2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25182.8991613" calcext:value-type="float">
            <text:p>10425182.8991613</text:p>
          </table:table-cell>
          <table:table-cell office:value-type="float" office:value="30.458833" calcext:value-type="float">
            <text:p>30.458833</text:p>
          </table:table-cell>
          <table:table-cell office:value-type="float" office:value="0" calcext:value-type="float">
            <text:p>0</text:p>
          </table:table-cell>
          <table:table-cell office:value-type="float" office:value="23246575" calcext:value-type="float">
            <text:p>23246575</text:p>
          </table:table-cell>
          <table:table-cell office:value-type="float" office:value="71.774362" calcext:value-type="float">
            <text:p>71.774362</text:p>
          </table:table-cell>
          <table:table-cell office:value-type="float" office:value="0" calcext:value-type="float">
            <text:p>0</text:p>
          </table:table-cell>
          <table:table-cell office:value-type="float" office:value="40935693" calcext:value-type="float">
            <text:p>40935693</text:p>
          </table:table-cell>
          <table:table-cell office:value-type="float" office:value="82.133695" calcext:value-type="float">
            <text:p>82.133695</text:p>
          </table:table-cell>
          <table:table-cell office:value-type="float" office:value="0" calcext:value-type="float">
            <text:p>0</text:p>
          </table:table-cell>
          <table:table-cell office:value-type="float" office:value="63549240" calcext:value-type="float">
            <text:p>63549240</text:p>
          </table:table-cell>
          <table:table-cell office:value-type="float" office:value="96.025936" calcext:value-type="float">
            <text:p>96.025936</text:p>
          </table:table-cell>
          <table:table-cell office:value-type="float" office:value="0" calcext:value-type="float">
            <text:p>0</text:p>
          </table:table-cell>
          <table:table-cell office:value-type="float" office:value="91381535" calcext:value-type="float">
            <text:p>91381535</text:p>
          </table:table-cell>
          <table:table-cell office:value-type="float" office:value="121.978648" calcext:value-type="float">
            <text:p>121.97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1725.0386933" calcext:value-type="float">
            <text:p>10441725.0386933</text:p>
          </table:table-cell>
          <table:table-cell office:value-type="float" office:value="31.111203" calcext:value-type="float">
            <text:p>31.111203</text:p>
          </table:table-cell>
          <table:table-cell office:value-type="float" office:value="0" calcext:value-type="float">
            <text:p>0</text:p>
          </table:table-cell>
          <table:table-cell office:value-type="float" office:value="23187535" calcext:value-type="float">
            <text:p>23187535</text:p>
          </table:table-cell>
          <table:table-cell office:value-type="float" office:value="74.084298" calcext:value-type="float">
            <text:p>74.084298</text:p>
          </table:table-cell>
          <table:table-cell office:value-type="float" office:value="0" calcext:value-type="float">
            <text:p>0</text:p>
          </table:table-cell>
          <table:table-cell office:value-type="float" office:value="40901449" calcext:value-type="float">
            <text:p>40901449</text:p>
          </table:table-cell>
          <table:table-cell office:value-type="float" office:value="80.302432" calcext:value-type="float">
            <text:p>80.302432</text:p>
          </table:table-cell>
          <table:table-cell office:value-type="float" office:value="0" calcext:value-type="float">
            <text:p>0</text:p>
          </table:table-cell>
          <table:table-cell office:value-type="float" office:value="63485649" calcext:value-type="float">
            <text:p>63485649</text:p>
          </table:table-cell>
          <table:table-cell office:value-type="float" office:value="115.792739" calcext:value-type="float">
            <text:p>115.792739</text:p>
          </table:table-cell>
          <table:table-cell office:value-type="float" office:value="0" calcext:value-type="float">
            <text:p>0</text:p>
          </table:table-cell>
          <table:table-cell office:value-type="float" office:value="91403040" calcext:value-type="float">
            <text:p>91403040</text:p>
          </table:table-cell>
          <table:table-cell office:value-type="float" office:value="110.932802" calcext:value-type="float">
            <text:p>110.93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68830.0940031" calcext:value-type="float">
            <text:p>10468830.0940031</text:p>
          </table:table-cell>
          <table:table-cell office:value-type="float" office:value="32.179722" calcext:value-type="float">
            <text:p>32.179722</text:p>
          </table:table-cell>
          <table:table-cell office:value-type="float" office:value="0" calcext:value-type="float">
            <text:p>0</text:p>
          </table:table-cell>
          <table:table-cell office:value-type="float" office:value="23125541" calcext:value-type="float">
            <text:p>23125541</text:p>
          </table:table-cell>
          <table:table-cell office:value-type="float" office:value="72.165707" calcext:value-type="float">
            <text:p>72.165707</text:p>
          </table:table-cell>
          <table:table-cell office:value-type="float" office:value="0" calcext:value-type="float">
            <text:p>0</text:p>
          </table:table-cell>
          <table:table-cell office:value-type="float" office:value="40897335" calcext:value-type="float">
            <text:p>40897335</text:p>
          </table:table-cell>
          <table:table-cell office:value-type="float" office:value="86.943444" calcext:value-type="float">
            <text:p>86.943444</text:p>
          </table:table-cell>
          <table:table-cell office:value-type="float" office:value="0" calcext:value-type="float">
            <text:p>0</text:p>
          </table:table-cell>
          <table:table-cell office:value-type="float" office:value="63613901" calcext:value-type="float">
            <text:p>63613901</text:p>
          </table:table-cell>
          <table:table-cell office:value-type="float" office:value="88.098918" calcext:value-type="float">
            <text:p>88.098918</text:p>
          </table:table-cell>
          <table:table-cell office:value-type="float" office:value="0" calcext:value-type="float">
            <text:p>0</text:p>
          </table:table-cell>
          <table:table-cell office:value-type="float" office:value="91434966" calcext:value-type="float">
            <text:p>91434966</text:p>
          </table:table-cell>
          <table:table-cell office:value-type="float" office:value="115.456709" calcext:value-type="float">
            <text:p>115.456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5779.9774982" calcext:value-type="float">
            <text:p>10405779.9774982</text:p>
          </table:table-cell>
          <table:table-cell office:value-type="float" office:value="29.999829" calcext:value-type="float">
            <text:p>29.999829</text:p>
          </table:table-cell>
          <table:table-cell office:value-type="float" office:value="0" calcext:value-type="float">
            <text:p>0</text:p>
          </table:table-cell>
          <table:table-cell office:value-type="float" office:value="23194950" calcext:value-type="float">
            <text:p>23194950</text:p>
          </table:table-cell>
          <table:table-cell office:value-type="float" office:value="75.998052" calcext:value-type="float">
            <text:p>75.998052</text:p>
          </table:table-cell>
          <table:table-cell office:value-type="float" office:value="0" calcext:value-type="float">
            <text:p>0</text:p>
          </table:table-cell>
          <table:table-cell office:value-type="float" office:value="40899401" calcext:value-type="float">
            <text:p>40899401</text:p>
          </table:table-cell>
          <table:table-cell office:value-type="float" office:value="85.44096" calcext:value-type="float">
            <text:p>85.44096</text:p>
          </table:table-cell>
          <table:table-cell office:value-type="float" office:value="0" calcext:value-type="float">
            <text:p>0</text:p>
          </table:table-cell>
          <table:table-cell office:value-type="float" office:value="63589492" calcext:value-type="float">
            <text:p>63589492</text:p>
          </table:table-cell>
          <table:table-cell office:value-type="float" office:value="95.172206" calcext:value-type="float">
            <text:p>95.172206</text:p>
          </table:table-cell>
          <table:table-cell office:value-type="float" office:value="0" calcext:value-type="float">
            <text:p>0</text:p>
          </table:table-cell>
          <table:table-cell office:value-type="float" office:value="91382897" calcext:value-type="float">
            <text:p>91382897</text:p>
          </table:table-cell>
          <table:table-cell office:value-type="float" office:value="111.219717" calcext:value-type="float">
            <text:p>111.21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1358.606494" calcext:value-type="float">
            <text:p>10411358.606494</text:p>
          </table:table-cell>
          <table:table-cell office:value-type="float" office:value="31.796603" calcext:value-type="float">
            <text:p>31.796603</text:p>
          </table:table-cell>
          <table:table-cell office:value-type="float" office:value="0" calcext:value-type="float">
            <text:p>0</text:p>
          </table:table-cell>
          <table:table-cell office:value-type="float" office:value="23200659" calcext:value-type="float">
            <text:p>23200659</text:p>
          </table:table-cell>
          <table:table-cell office:value-type="float" office:value="77.599421" calcext:value-type="float">
            <text:p>77.599421</text:p>
          </table:table-cell>
          <table:table-cell office:value-type="float" office:value="0" calcext:value-type="float">
            <text:p>0</text:p>
          </table:table-cell>
          <table:table-cell office:value-type="float" office:value="40882354" calcext:value-type="float">
            <text:p>40882354</text:p>
          </table:table-cell>
          <table:table-cell office:value-type="float" office:value="86.950676" calcext:value-type="float">
            <text:p>86.950676</text:p>
          </table:table-cell>
          <table:table-cell office:value-type="float" office:value="0" calcext:value-type="float">
            <text:p>0</text:p>
          </table:table-cell>
          <table:table-cell office:value-type="float" office:value="63634832" calcext:value-type="float">
            <text:p>63634832</text:p>
          </table:table-cell>
          <table:table-cell office:value-type="float" office:value="98.676442" calcext:value-type="float">
            <text:p>98.676442</text:p>
          </table:table-cell>
          <table:table-cell office:value-type="float" office:value="0" calcext:value-type="float">
            <text:p>0</text:p>
          </table:table-cell>
          <table:table-cell office:value-type="float" office:value="91344897" calcext:value-type="float">
            <text:p>91344897</text:p>
          </table:table-cell>
          <table:table-cell office:value-type="float" office:value="114.741244" calcext:value-type="float">
            <text:p>114.74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9493.6602278" calcext:value-type="float">
            <text:p>10419493.6602278</text:p>
          </table:table-cell>
          <table:table-cell office:value-type="float" office:value="29.467926" calcext:value-type="float">
            <text:p>29.467926</text:p>
          </table:table-cell>
          <table:table-cell office:value-type="float" office:value="0" calcext:value-type="float">
            <text:p>0</text:p>
          </table:table-cell>
          <table:table-cell office:value-type="float" office:value="23177295" calcext:value-type="float">
            <text:p>23177295</text:p>
          </table:table-cell>
          <table:table-cell office:value-type="float" office:value="74.11823" calcext:value-type="float">
            <text:p>74.11823</text:p>
          </table:table-cell>
          <table:table-cell office:value-type="float" office:value="0" calcext:value-type="float">
            <text:p>0</text:p>
          </table:table-cell>
          <table:table-cell office:value-type="float" office:value="40887025" calcext:value-type="float">
            <text:p>40887025</text:p>
          </table:table-cell>
          <table:table-cell office:value-type="float" office:value="84.312722" calcext:value-type="float">
            <text:p>84.312722</text:p>
          </table:table-cell>
          <table:table-cell office:value-type="float" office:value="0" calcext:value-type="float">
            <text:p>0</text:p>
          </table:table-cell>
          <table:table-cell office:value-type="float" office:value="63579974" calcext:value-type="float">
            <text:p>63579974</text:p>
          </table:table-cell>
          <table:table-cell office:value-type="float" office:value="99.851203" calcext:value-type="float">
            <text:p>99.851203</text:p>
          </table:table-cell>
          <table:table-cell office:value-type="float" office:value="0" calcext:value-type="float">
            <text:p>0</text:p>
          </table:table-cell>
          <table:table-cell office:value-type="float" office:value="91271879" calcext:value-type="float">
            <text:p>91271879</text:p>
          </table:table-cell>
          <table:table-cell office:value-type="float" office:value="106.609559" calcext:value-type="float">
            <text:p>106.609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5785.4203494" calcext:value-type="float">
            <text:p>10455785.4203494</text:p>
          </table:table-cell>
          <table:table-cell office:value-type="float" office:value="29.41294" calcext:value-type="float">
            <text:p>29.41294</text:p>
          </table:table-cell>
          <table:table-cell office:value-type="float" office:value="0" calcext:value-type="float">
            <text:p>0</text:p>
          </table:table-cell>
          <table:table-cell office:value-type="float" office:value="23154345" calcext:value-type="float">
            <text:p>23154345</text:p>
          </table:table-cell>
          <table:table-cell office:value-type="float" office:value="82.488969" calcext:value-type="float">
            <text:p>82.488969</text:p>
          </table:table-cell>
          <table:table-cell office:value-type="float" office:value="0" calcext:value-type="float">
            <text:p>0</text:p>
          </table:table-cell>
          <table:table-cell office:value-type="float" office:value="40903748" calcext:value-type="float">
            <text:p>40903748</text:p>
          </table:table-cell>
          <table:table-cell office:value-type="float" office:value="96.68079" calcext:value-type="float">
            <text:p>96.68079</text:p>
          </table:table-cell>
          <table:table-cell office:value-type="float" office:value="0" calcext:value-type="float">
            <text:p>0</text:p>
          </table:table-cell>
          <table:table-cell office:value-type="float" office:value="63648630" calcext:value-type="float">
            <text:p>63648630</text:p>
          </table:table-cell>
          <table:table-cell office:value-type="float" office:value="87.271014" calcext:value-type="float">
            <text:p>87.271014</text:p>
          </table:table-cell>
          <table:table-cell office:value-type="float" office:value="0" calcext:value-type="float">
            <text:p>0</text:p>
          </table:table-cell>
          <table:table-cell office:value-type="float" office:value="91359581" calcext:value-type="float">
            <text:p>91359581</text:p>
          </table:table-cell>
          <table:table-cell office:value-type="float" office:value="123.314114" calcext:value-type="float">
            <text:p>123.314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8297.8518744" calcext:value-type="float">
            <text:p>10458297.8518744</text:p>
          </table:table-cell>
          <table:table-cell office:value-type="float" office:value="29.803084" calcext:value-type="float">
            <text:p>29.803084</text:p>
          </table:table-cell>
          <table:table-cell office:value-type="float" office:value="0" calcext:value-type="float">
            <text:p>0</text:p>
          </table:table-cell>
          <table:table-cell office:value-type="float" office:value="23205672" calcext:value-type="float">
            <text:p>23205672</text:p>
          </table:table-cell>
          <table:table-cell office:value-type="float" office:value="70.459871" calcext:value-type="float">
            <text:p>70.459871</text:p>
          </table:table-cell>
          <table:table-cell office:value-type="float" office:value="0" calcext:value-type="float">
            <text:p>0</text:p>
          </table:table-cell>
          <table:table-cell office:value-type="float" office:value="40853404" calcext:value-type="float">
            <text:p>40853404</text:p>
          </table:table-cell>
          <table:table-cell office:value-type="float" office:value="83.18176" calcext:value-type="float">
            <text:p>83.18176</text:p>
          </table:table-cell>
          <table:table-cell office:value-type="float" office:value="0" calcext:value-type="float">
            <text:p>0</text:p>
          </table:table-cell>
          <table:table-cell office:value-type="float" office:value="63638611" calcext:value-type="float">
            <text:p>63638611</text:p>
          </table:table-cell>
          <table:table-cell office:value-type="float" office:value="109.126322" calcext:value-type="float">
            <text:p>109.126322</text:p>
          </table:table-cell>
          <table:table-cell office:value-type="float" office:value="0" calcext:value-type="float">
            <text:p>0</text:p>
          </table:table-cell>
          <table:table-cell office:value-type="float" office:value="91403480" calcext:value-type="float">
            <text:p>91403480</text:p>
          </table:table-cell>
          <table:table-cell office:value-type="float" office:value="118.092047" calcext:value-type="float">
            <text:p>118.09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0406.1338334" calcext:value-type="float">
            <text:p>10450406.1338334</text:p>
          </table:table-cell>
          <table:table-cell office:value-type="float" office:value="33.238069" calcext:value-type="float">
            <text:p>33.238069</text:p>
          </table:table-cell>
          <table:table-cell office:value-type="float" office:value="0" calcext:value-type="float">
            <text:p>0</text:p>
          </table:table-cell>
          <table:table-cell office:value-type="float" office:value="23152048" calcext:value-type="float">
            <text:p>23152048</text:p>
          </table:table-cell>
          <table:table-cell office:value-type="float" office:value="75.074744" calcext:value-type="float">
            <text:p>75.074744</text:p>
          </table:table-cell>
          <table:table-cell office:value-type="float" office:value="0" calcext:value-type="float">
            <text:p>0</text:p>
          </table:table-cell>
          <table:table-cell office:value-type="float" office:value="40893426" calcext:value-type="float">
            <text:p>40893426</text:p>
          </table:table-cell>
          <table:table-cell office:value-type="float" office:value="84.972714" calcext:value-type="float">
            <text:p>84.972714</text:p>
          </table:table-cell>
          <table:table-cell office:value-type="float" office:value="0" calcext:value-type="float">
            <text:p>0</text:p>
          </table:table-cell>
          <table:table-cell office:value-type="float" office:value="63542465" calcext:value-type="float">
            <text:p>63542465</text:p>
          </table:table-cell>
          <table:table-cell office:value-type="float" office:value="106.137931" calcext:value-type="float">
            <text:p>106.137931</text:p>
          </table:table-cell>
          <table:table-cell office:value-type="float" office:value="0" calcext:value-type="float">
            <text:p>0</text:p>
          </table:table-cell>
          <table:table-cell office:value-type="float" office:value="91267446" calcext:value-type="float">
            <text:p>91267446</text:p>
          </table:table-cell>
          <table:table-cell office:value-type="float" office:value="101.314303" calcext:value-type="float">
            <text:p>101.314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88726.1174487" calcext:value-type="float">
            <text:p>10388726.1174487</text:p>
          </table:table-cell>
          <table:table-cell office:value-type="float" office:value="33.055447" calcext:value-type="float">
            <text:p>33.055447</text:p>
          </table:table-cell>
          <table:table-cell office:value-type="float" office:value="0" calcext:value-type="float">
            <text:p>0</text:p>
          </table:table-cell>
          <table:table-cell office:value-type="float" office:value="23138468" calcext:value-type="float">
            <text:p>23138468</text:p>
          </table:table-cell>
          <table:table-cell office:value-type="float" office:value="70.771873" calcext:value-type="float">
            <text:p>70.771873</text:p>
          </table:table-cell>
          <table:table-cell office:value-type="float" office:value="0" calcext:value-type="float">
            <text:p>0</text:p>
          </table:table-cell>
          <table:table-cell office:value-type="float" office:value="40887424" calcext:value-type="float">
            <text:p>40887424</text:p>
          </table:table-cell>
          <table:table-cell office:value-type="float" office:value="74.957331" calcext:value-type="float">
            <text:p>74.957331</text:p>
          </table:table-cell>
          <table:table-cell office:value-type="float" office:value="0" calcext:value-type="float">
            <text:p>0</text:p>
          </table:table-cell>
          <table:table-cell office:value-type="float" office:value="63689792" calcext:value-type="float">
            <text:p>63689792</text:p>
          </table:table-cell>
          <table:table-cell office:value-type="float" office:value="94.574629" calcext:value-type="float">
            <text:p>94.574629</text:p>
          </table:table-cell>
          <table:table-cell office:value-type="float" office:value="0" calcext:value-type="float">
            <text:p>0</text:p>
          </table:table-cell>
          <table:table-cell office:value-type="float" office:value="91271422" calcext:value-type="float">
            <text:p>91271422</text:p>
          </table:table-cell>
          <table:table-cell office:value-type="float" office:value="111.476096" calcext:value-type="float">
            <text:p>111.47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8861.8826944" calcext:value-type="float">
            <text:p>10438861.8826944</text:p>
          </table:table-cell>
          <table:table-cell office:value-type="float" office:value="27.915092" calcext:value-type="float">
            <text:p>27.915092</text:p>
          </table:table-cell>
          <table:table-cell office:value-type="float" office:value="0" calcext:value-type="float">
            <text:p>0</text:p>
          </table:table-cell>
          <table:table-cell office:value-type="float" office:value="23181235" calcext:value-type="float">
            <text:p>23181235</text:p>
          </table:table-cell>
          <table:table-cell office:value-type="float" office:value="76.512242" calcext:value-type="float">
            <text:p>76.512242</text:p>
          </table:table-cell>
          <table:table-cell office:value-type="float" office:value="0" calcext:value-type="float">
            <text:p>0</text:p>
          </table:table-cell>
          <table:table-cell office:value-type="float" office:value="40850287" calcext:value-type="float">
            <text:p>40850287</text:p>
          </table:table-cell>
          <table:table-cell office:value-type="float" office:value="80.295739" calcext:value-type="float">
            <text:p>80.295739</text:p>
          </table:table-cell>
          <table:table-cell office:value-type="float" office:value="0" calcext:value-type="float">
            <text:p>0</text:p>
          </table:table-cell>
          <table:table-cell office:value-type="float" office:value="63577598" calcext:value-type="float">
            <text:p>63577598</text:p>
          </table:table-cell>
          <table:table-cell office:value-type="float" office:value="81.942144" calcext:value-type="float">
            <text:p>81.942144</text:p>
          </table:table-cell>
          <table:table-cell office:value-type="float" office:value="0" calcext:value-type="float">
            <text:p>0</text:p>
          </table:table-cell>
          <table:table-cell office:value-type="float" office:value="91445867" calcext:value-type="float">
            <text:p>91445867</text:p>
          </table:table-cell>
          <table:table-cell office:value-type="float" office:value="127.2884" calcext:value-type="float">
            <text:p>127.2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7418.190292" calcext:value-type="float">
            <text:p>10437418.190292</text:p>
          </table:table-cell>
          <table:table-cell office:value-type="float" office:value="26.547664" calcext:value-type="float">
            <text:p>26.547664</text:p>
          </table:table-cell>
          <table:table-cell office:value-type="float" office:value="0" calcext:value-type="float">
            <text:p>0</text:p>
          </table:table-cell>
          <table:table-cell office:value-type="float" office:value="23188771" calcext:value-type="float">
            <text:p>23188771</text:p>
          </table:table-cell>
          <table:table-cell office:value-type="float" office:value="75.720735" calcext:value-type="float">
            <text:p>75.720735</text:p>
          </table:table-cell>
          <table:table-cell office:value-type="float" office:value="0" calcext:value-type="float">
            <text:p>0</text:p>
          </table:table-cell>
          <table:table-cell office:value-type="float" office:value="40863259" calcext:value-type="float">
            <text:p>40863259</text:p>
          </table:table-cell>
          <table:table-cell office:value-type="float" office:value="76.513233" calcext:value-type="float">
            <text:p>76.513233</text:p>
          </table:table-cell>
          <table:table-cell office:value-type="float" office:value="0" calcext:value-type="float">
            <text:p>0</text:p>
          </table:table-cell>
          <table:table-cell office:value-type="float" office:value="63688214" calcext:value-type="float">
            <text:p>63688214</text:p>
          </table:table-cell>
          <table:table-cell office:value-type="float" office:value="104.823078" calcext:value-type="float">
            <text:p>104.823078</text:p>
          </table:table-cell>
          <table:table-cell office:value-type="float" office:value="0" calcext:value-type="float">
            <text:p>0</text:p>
          </table:table-cell>
          <table:table-cell office:value-type="float" office:value="91453880" calcext:value-type="float">
            <text:p>91453880</text:p>
          </table:table-cell>
          <table:table-cell office:value-type="float" office:value="141.744037" calcext:value-type="float">
            <text:p>141.744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6001.0820951" calcext:value-type="float">
            <text:p>10446001.0820951</text:p>
          </table:table-cell>
          <table:table-cell office:value-type="float" office:value="37.728525" calcext:value-type="float">
            <text:p>37.728525</text:p>
          </table:table-cell>
          <table:table-cell office:value-type="float" office:value="0" calcext:value-type="float">
            <text:p>0</text:p>
          </table:table-cell>
          <table:table-cell office:value-type="float" office:value="23213770" calcext:value-type="float">
            <text:p>23213770</text:p>
          </table:table-cell>
          <table:table-cell office:value-type="float" office:value="68.822091" calcext:value-type="float">
            <text:p>68.822091</text:p>
          </table:table-cell>
          <table:table-cell office:value-type="float" office:value="0" calcext:value-type="float">
            <text:p>0</text:p>
          </table:table-cell>
          <table:table-cell office:value-type="float" office:value="40855343" calcext:value-type="float">
            <text:p>40855343</text:p>
          </table:table-cell>
          <table:table-cell office:value-type="float" office:value="79.544964" calcext:value-type="float">
            <text:p>79.544964</text:p>
          </table:table-cell>
          <table:table-cell office:value-type="float" office:value="0" calcext:value-type="float">
            <text:p>0</text:p>
          </table:table-cell>
          <table:table-cell office:value-type="float" office:value="63597732" calcext:value-type="float">
            <text:p>63597732</text:p>
          </table:table-cell>
          <table:table-cell office:value-type="float" office:value="97.66085" calcext:value-type="float">
            <text:p>97.66085</text:p>
          </table:table-cell>
          <table:table-cell office:value-type="float" office:value="0" calcext:value-type="float">
            <text:p>0</text:p>
          </table:table-cell>
          <table:table-cell office:value-type="float" office:value="91406604" calcext:value-type="float">
            <text:p>91406604</text:p>
          </table:table-cell>
          <table:table-cell office:value-type="float" office:value="132.457083" calcext:value-type="float">
            <text:p>132.457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7141.7745841" calcext:value-type="float">
            <text:p>10417141.7745841</text:p>
          </table:table-cell>
          <table:table-cell office:value-type="float" office:value="32.397146" calcext:value-type="float">
            <text:p>32.397146</text:p>
          </table:table-cell>
          <table:table-cell office:value-type="float" office:value="0" calcext:value-type="float">
            <text:p>0</text:p>
          </table:table-cell>
          <table:table-cell office:value-type="float" office:value="23195199" calcext:value-type="float">
            <text:p>23195199</text:p>
          </table:table-cell>
          <table:table-cell office:value-type="float" office:value="70.784749" calcext:value-type="float">
            <text:p>70.784749</text:p>
          </table:table-cell>
          <table:table-cell office:value-type="float" office:value="0" calcext:value-type="float">
            <text:p>0</text:p>
          </table:table-cell>
          <table:table-cell office:value-type="float" office:value="40826952" calcext:value-type="float">
            <text:p>40826952</text:p>
          </table:table-cell>
          <table:table-cell office:value-type="float" office:value="83.641678" calcext:value-type="float">
            <text:p>83.641678</text:p>
          </table:table-cell>
          <table:table-cell office:value-type="float" office:value="0" calcext:value-type="float">
            <text:p>0</text:p>
          </table:table-cell>
          <table:table-cell office:value-type="float" office:value="63649927" calcext:value-type="float">
            <text:p>63649927</text:p>
          </table:table-cell>
          <table:table-cell office:value-type="float" office:value="91.95826" calcext:value-type="float">
            <text:p>91.95826</text:p>
          </table:table-cell>
          <table:table-cell office:value-type="float" office:value="0" calcext:value-type="float">
            <text:p>0</text:p>
          </table:table-cell>
          <table:table-cell office:value-type="float" office:value="91448382" calcext:value-type="float">
            <text:p>91448382</text:p>
          </table:table-cell>
          <table:table-cell office:value-type="float" office:value="142.427484" calcext:value-type="float">
            <text:p>142.42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2424.7131204" calcext:value-type="float">
            <text:p>10452424.7131204</text:p>
          </table:table-cell>
          <table:table-cell office:value-type="float" office:value="28.742266" calcext:value-type="float">
            <text:p>28.742266</text:p>
          </table:table-cell>
          <table:table-cell office:value-type="float" office:value="0" calcext:value-type="float">
            <text:p>0</text:p>
          </table:table-cell>
          <table:table-cell office:value-type="float" office:value="23191973" calcext:value-type="float">
            <text:p>23191973</text:p>
          </table:table-cell>
          <table:table-cell office:value-type="float" office:value="65.803763" calcext:value-type="float">
            <text:p>65.803763</text:p>
          </table:table-cell>
          <table:table-cell office:value-type="float" office:value="0" calcext:value-type="float">
            <text:p>0</text:p>
          </table:table-cell>
          <table:table-cell office:value-type="float" office:value="40889482" calcext:value-type="float">
            <text:p>40889482</text:p>
          </table:table-cell>
          <table:table-cell office:value-type="float" office:value="74.991964" calcext:value-type="float">
            <text:p>74.991964</text:p>
          </table:table-cell>
          <table:table-cell office:value-type="float" office:value="0" calcext:value-type="float">
            <text:p>0</text:p>
          </table:table-cell>
          <table:table-cell office:value-type="float" office:value="63580673" calcext:value-type="float">
            <text:p>63580673</text:p>
          </table:table-cell>
          <table:table-cell office:value-type="float" office:value="93.708974" calcext:value-type="float">
            <text:p>93.708974</text:p>
          </table:table-cell>
          <table:table-cell office:value-type="float" office:value="0" calcext:value-type="float">
            <text:p>0</text:p>
          </table:table-cell>
          <table:table-cell office:value-type="float" office:value="91311794" calcext:value-type="float">
            <text:p>91311794</text:p>
          </table:table-cell>
          <table:table-cell office:value-type="float" office:value="116.493866" calcext:value-type="float">
            <text:p>116.49386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estc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c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5"/>
        </table:table-row>
        <table:table-row table:style-name="ro1">
          <table:table-cell office:value-type="float" office:value="10425182.8991613" calcext:value-type="float">
            <text:p>10425182.8991613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23246575" calcext:value-type="float">
            <text:p>23246575</text:p>
          </table:table-cell>
          <table:table-cell office:value-type="float" office:value="24884110" calcext:value-type="float">
            <text:p>24884110</text:p>
          </table:table-cell>
          <table:table-cell office:value-type="float" office:value="40935693" calcext:value-type="float">
            <text:p>40935693</text:p>
          </table:table-cell>
          <table:table-cell office:value-type="float" office:value="43465087" calcext:value-type="float">
            <text:p>43465087</text:p>
          </table:table-cell>
          <table:table-cell office:value-type="float" office:value="63549240" calcext:value-type="float">
            <text:p>63549240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1381535" calcext:value-type="float">
            <text:p>91381535</text:p>
          </table:table-cell>
          <table:table-cell office:value-type="float" office:value="95556435" calcext:value-type="float">
            <text:p>95556435</text:p>
          </table:table-cell>
          <table:table-cell table:number-columns-repeated="5"/>
        </table:table-row>
        <table:table-row table:style-name="ro1">
          <table:table-cell office:value-type="float" office:value="10441725.0386933" calcext:value-type="float">
            <text:p>10441725.0386933</text:p>
          </table:table-cell>
          <table:table-cell/>
          <table:table-cell office:value-type="float" office:value="23187535" calcext:value-type="float">
            <text:p>23187535</text:p>
          </table:table-cell>
          <table:table-cell/>
          <table:table-cell office:value-type="float" office:value="40901449" calcext:value-type="float">
            <text:p>40901449</text:p>
          </table:table-cell>
          <table:table-cell/>
          <table:table-cell office:value-type="float" office:value="63485649" calcext:value-type="float">
            <text:p>63485649</text:p>
          </table:table-cell>
          <table:table-cell/>
          <table:table-cell office:value-type="float" office:value="91403040" calcext:value-type="float">
            <text:p>91403040</text:p>
          </table:table-cell>
          <table:table-cell table:number-columns-repeated="6"/>
        </table:table-row>
        <table:table-row table:style-name="ro1">
          <table:table-cell office:value-type="float" office:value="10468830.0940031" calcext:value-type="float">
            <text:p>10468830.0940031</text:p>
          </table:table-cell>
          <table:table-cell/>
          <table:table-cell office:value-type="float" office:value="23125541" calcext:value-type="float">
            <text:p>23125541</text:p>
          </table:table-cell>
          <table:table-cell/>
          <table:table-cell office:value-type="float" office:value="40897335" calcext:value-type="float">
            <text:p>40897335</text:p>
          </table:table-cell>
          <table:table-cell/>
          <table:table-cell office:value-type="float" office:value="63613901" calcext:value-type="float">
            <text:p>63613901</text:p>
          </table:table-cell>
          <table:table-cell/>
          <table:table-cell office:value-type="float" office:value="91434966" calcext:value-type="float">
            <text:p>91434966</text:p>
          </table:table-cell>
          <table:table-cell table:number-columns-repeated="6"/>
        </table:table-row>
        <table:table-row table:style-name="ro1">
          <table:table-cell office:value-type="float" office:value="10405779.9774982" calcext:value-type="float">
            <text:p>10405779.9774982</text:p>
          </table:table-cell>
          <table:table-cell/>
          <table:table-cell office:value-type="float" office:value="23194950" calcext:value-type="float">
            <text:p>23194950</text:p>
          </table:table-cell>
          <table:table-cell/>
          <table:table-cell office:value-type="float" office:value="40899401" calcext:value-type="float">
            <text:p>40899401</text:p>
          </table:table-cell>
          <table:table-cell/>
          <table:table-cell office:value-type="float" office:value="63589492" calcext:value-type="float">
            <text:p>63589492</text:p>
          </table:table-cell>
          <table:table-cell/>
          <table:table-cell office:value-type="float" office:value="91382897" calcext:value-type="float">
            <text:p>91382897</text:p>
          </table:table-cell>
          <table:table-cell table:number-columns-repeated="6"/>
        </table:table-row>
        <table:table-row table:style-name="ro1">
          <table:table-cell office:value-type="float" office:value="10411358.606494" calcext:value-type="float">
            <text:p>10411358.606494</text:p>
          </table:table-cell>
          <table:table-cell/>
          <table:table-cell office:value-type="float" office:value="23200659" calcext:value-type="float">
            <text:p>23200659</text:p>
          </table:table-cell>
          <table:table-cell/>
          <table:table-cell office:value-type="float" office:value="40882354" calcext:value-type="float">
            <text:p>40882354</text:p>
          </table:table-cell>
          <table:table-cell/>
          <table:table-cell office:value-type="float" office:value="63634832" calcext:value-type="float">
            <text:p>63634832</text:p>
          </table:table-cell>
          <table:table-cell/>
          <table:table-cell office:value-type="float" office:value="91344897" calcext:value-type="float">
            <text:p>91344897</text:p>
          </table:table-cell>
          <table:table-cell table:number-columns-repeated="6"/>
        </table:table-row>
        <table:table-row table:style-name="ro1">
          <table:table-cell office:value-type="float" office:value="10419493.6602278" calcext:value-type="float">
            <text:p>10419493.6602278</text:p>
          </table:table-cell>
          <table:table-cell/>
          <table:table-cell office:value-type="float" office:value="23177295" calcext:value-type="float">
            <text:p>23177295</text:p>
          </table:table-cell>
          <table:table-cell/>
          <table:table-cell office:value-type="float" office:value="40887025" calcext:value-type="float">
            <text:p>40887025</text:p>
          </table:table-cell>
          <table:table-cell/>
          <table:table-cell office:value-type="float" office:value="63579974" calcext:value-type="float">
            <text:p>63579974</text:p>
          </table:table-cell>
          <table:table-cell/>
          <table:table-cell office:value-type="float" office:value="91271879" calcext:value-type="float">
            <text:p>91271879</text:p>
          </table:table-cell>
          <table:table-cell table:number-columns-repeated="6"/>
        </table:table-row>
        <table:table-row table:style-name="ro1">
          <table:table-cell office:value-type="float" office:value="10455785.4203494" calcext:value-type="float">
            <text:p>10455785.4203494</text:p>
          </table:table-cell>
          <table:table-cell/>
          <table:table-cell office:value-type="float" office:value="23154345" calcext:value-type="float">
            <text:p>23154345</text:p>
          </table:table-cell>
          <table:table-cell/>
          <table:table-cell office:value-type="float" office:value="40903748" calcext:value-type="float">
            <text:p>40903748</text:p>
          </table:table-cell>
          <table:table-cell/>
          <table:table-cell office:value-type="float" office:value="63648630" calcext:value-type="float">
            <text:p>63648630</text:p>
          </table:table-cell>
          <table:table-cell/>
          <table:table-cell office:value-type="float" office:value="91359581" calcext:value-type="float">
            <text:p>91359581</text:p>
          </table:table-cell>
          <table:table-cell table:number-columns-repeated="6"/>
        </table:table-row>
        <table:table-row table:style-name="ro1">
          <table:table-cell office:value-type="float" office:value="10458297.8518744" calcext:value-type="float">
            <text:p>10458297.8518744</text:p>
          </table:table-cell>
          <table:table-cell/>
          <table:table-cell office:value-type="float" office:value="23205672" calcext:value-type="float">
            <text:p>23205672</text:p>
          </table:table-cell>
          <table:table-cell/>
          <table:table-cell office:value-type="float" office:value="40853404" calcext:value-type="float">
            <text:p>40853404</text:p>
          </table:table-cell>
          <table:table-cell/>
          <table:table-cell office:value-type="float" office:value="63638611" calcext:value-type="float">
            <text:p>63638611</text:p>
          </table:table-cell>
          <table:table-cell/>
          <table:table-cell office:value-type="float" office:value="91403480" calcext:value-type="float">
            <text:p>91403480</text:p>
          </table:table-cell>
          <table:table-cell table:number-columns-repeated="6"/>
        </table:table-row>
        <table:table-row table:style-name="ro1">
          <table:table-cell office:value-type="float" office:value="10450406.1338334" calcext:value-type="float">
            <text:p>10450406.1338334</text:p>
          </table:table-cell>
          <table:table-cell/>
          <table:table-cell office:value-type="float" office:value="23152048" calcext:value-type="float">
            <text:p>23152048</text:p>
          </table:table-cell>
          <table:table-cell/>
          <table:table-cell office:value-type="float" office:value="40893426" calcext:value-type="float">
            <text:p>40893426</text:p>
          </table:table-cell>
          <table:table-cell/>
          <table:table-cell office:value-type="float" office:value="63542465" calcext:value-type="float">
            <text:p>63542465</text:p>
          </table:table-cell>
          <table:table-cell/>
          <table:table-cell office:value-type="float" office:value="91267446" calcext:value-type="float">
            <text:p>91267446</text:p>
          </table:table-cell>
          <table:table-cell table:number-columns-repeated="6"/>
        </table:table-row>
        <table:table-row table:style-name="ro1">
          <table:table-cell office:value-type="float" office:value="10388726.1174487" calcext:value-type="float">
            <text:p>10388726.1174487</text:p>
          </table:table-cell>
          <table:table-cell/>
          <table:table-cell office:value-type="float" office:value="23138468" calcext:value-type="float">
            <text:p>23138468</text:p>
          </table:table-cell>
          <table:table-cell/>
          <table:table-cell office:value-type="float" office:value="40887424" calcext:value-type="float">
            <text:p>40887424</text:p>
          </table:table-cell>
          <table:table-cell/>
          <table:table-cell office:value-type="float" office:value="63689792" calcext:value-type="float">
            <text:p>63689792</text:p>
          </table:table-cell>
          <table:table-cell/>
          <table:table-cell office:value-type="float" office:value="91271422" calcext:value-type="float">
            <text:p>91271422</text:p>
          </table:table-cell>
          <table:table-cell table:number-columns-repeated="6"/>
        </table:table-row>
        <table:table-row table:style-name="ro1">
          <table:table-cell office:value-type="float" office:value="10438861.8826944" calcext:value-type="float">
            <text:p>10438861.8826944</text:p>
          </table:table-cell>
          <table:table-cell/>
          <table:table-cell office:value-type="float" office:value="23181235" calcext:value-type="float">
            <text:p>23181235</text:p>
          </table:table-cell>
          <table:table-cell/>
          <table:table-cell office:value-type="float" office:value="40850287" calcext:value-type="float">
            <text:p>40850287</text:p>
          </table:table-cell>
          <table:table-cell/>
          <table:table-cell office:value-type="float" office:value="63577598" calcext:value-type="float">
            <text:p>63577598</text:p>
          </table:table-cell>
          <table:table-cell/>
          <table:table-cell office:value-type="float" office:value="91445867" calcext:value-type="float">
            <text:p>91445867</text:p>
          </table:table-cell>
          <table:table-cell table:number-columns-repeated="6"/>
        </table:table-row>
        <table:table-row table:style-name="ro1">
          <table:table-cell office:value-type="float" office:value="10437418.190292" calcext:value-type="float">
            <text:p>10437418.190292</text:p>
          </table:table-cell>
          <table:table-cell/>
          <table:table-cell office:value-type="float" office:value="23188771" calcext:value-type="float">
            <text:p>23188771</text:p>
          </table:table-cell>
          <table:table-cell/>
          <table:table-cell office:value-type="float" office:value="40863259" calcext:value-type="float">
            <text:p>40863259</text:p>
          </table:table-cell>
          <table:table-cell/>
          <table:table-cell office:value-type="float" office:value="63688214" calcext:value-type="float">
            <text:p>63688214</text:p>
          </table:table-cell>
          <table:table-cell/>
          <table:table-cell office:value-type="float" office:value="91453880" calcext:value-type="float">
            <text:p>91453880</text:p>
          </table:table-cell>
          <table:table-cell table:number-columns-repeated="6"/>
        </table:table-row>
        <table:table-row table:style-name="ro1">
          <table:table-cell office:value-type="float" office:value="10446001.0820951" calcext:value-type="float">
            <text:p>10446001.0820951</text:p>
          </table:table-cell>
          <table:table-cell/>
          <table:table-cell office:value-type="float" office:value="23213770" calcext:value-type="float">
            <text:p>23213770</text:p>
          </table:table-cell>
          <table:table-cell/>
          <table:table-cell office:value-type="float" office:value="40855343" calcext:value-type="float">
            <text:p>40855343</text:p>
          </table:table-cell>
          <table:table-cell/>
          <table:table-cell office:value-type="float" office:value="63597732" calcext:value-type="float">
            <text:p>63597732</text:p>
          </table:table-cell>
          <table:table-cell/>
          <table:table-cell office:value-type="float" office:value="91406604" calcext:value-type="float">
            <text:p>91406604</text:p>
          </table:table-cell>
          <table:table-cell table:number-columns-repeated="6"/>
        </table:table-row>
        <table:table-row table:style-name="ro1">
          <table:table-cell office:value-type="float" office:value="10417141.7745841" calcext:value-type="float">
            <text:p>10417141.7745841</text:p>
          </table:table-cell>
          <table:table-cell/>
          <table:table-cell office:value-type="float" office:value="23195199" calcext:value-type="float">
            <text:p>23195199</text:p>
          </table:table-cell>
          <table:table-cell/>
          <table:table-cell office:value-type="float" office:value="40826952" calcext:value-type="float">
            <text:p>40826952</text:p>
          </table:table-cell>
          <table:table-cell/>
          <table:table-cell office:value-type="float" office:value="63649927" calcext:value-type="float">
            <text:p>63649927</text:p>
          </table:table-cell>
          <table:table-cell/>
          <table:table-cell office:value-type="float" office:value="91448382" calcext:value-type="float">
            <text:p>91448382</text:p>
          </table:table-cell>
          <table:table-cell table:number-columns-repeated="6"/>
        </table:table-row>
        <table:table-row table:style-name="ro1">
          <table:table-cell office:value-type="float" office:value="10452424.7131204" calcext:value-type="float">
            <text:p>10452424.7131204</text:p>
          </table:table-cell>
          <table:table-cell/>
          <table:table-cell office:value-type="float" office:value="23191973" calcext:value-type="float">
            <text:p>23191973</text:p>
          </table:table-cell>
          <table:table-cell/>
          <table:table-cell office:value-type="float" office:value="40889482" calcext:value-type="float">
            <text:p>40889482</text:p>
          </table:table-cell>
          <table:table-cell/>
          <table:table-cell office:value-type="float" office:value="63580673" calcext:value-type="float">
            <text:p>63580673</text:p>
          </table:table-cell>
          <table:table-cell/>
          <table:table-cell office:value-type="float" office:value="91311794" calcext:value-type="float">
            <text:p>91311794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me Comparison</text:p>
          </table:table-cell>
          <table:table-cell table:number-columns-repeated="14"/>
        </table:table-row>
      </table:table>
      <table:table table:name="Scatter-Small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3" calcext:value-type="float">
            <text:p>333</text:p>
          </table:table-cell>
          <table:table-cell office:value-type="float" office:value="0.074157" calcext:value-type="float">
            <text:p>0.074157</text:p>
          </table:table-cell>
          <table:table-cell office:value-type="float" office:value="841" calcext:value-type="float">
            <text:p>841</text:p>
          </table:table-cell>
          <table:table-cell office:value-type="float" office:value="1195" calcext:value-type="float">
            <text:p>1195</text:p>
          </table:table-cell>
          <table:table-cell office:value-type="float" office:value="0.206432" calcext:value-type="float">
            <text:p>0.206432</text:p>
          </table:table-cell>
          <table:table-cell office:value-type="float" office:value="1974" calcext:value-type="float">
            <text:p>1974</text:p>
          </table:table-cell>
          <table:table-cell office:value-type="float" office:value="2457" calcext:value-type="float">
            <text:p>2457</text:p>
          </table:table-cell>
          <table:table-cell office:value-type="float" office:value="0.271193" calcext:value-type="float">
            <text:p>0.271193</text:p>
          </table:table-cell>
          <table:table-cell office:value-type="float" office:value="3496" calcext:value-type="float">
            <text:p>3496</text:p>
          </table:table-cell>
          <table:table-cell office:value-type="float" office:value="4142" calcext:value-type="float">
            <text:p>4142</text:p>
          </table:table-cell>
          <table:table-cell office:value-type="float" office:value="0.405179" calcext:value-type="float">
            <text:p>0.405179</text:p>
          </table:table-cell>
          <table:table-cell office:value-type="float" office:value="811" calcext:value-type="float">
            <text:p>811</text:p>
          </table:table-cell>
          <table:table-cell office:value-type="float" office:value="1239" calcext:value-type="float">
            <text:p>1239</text:p>
          </table:table-cell>
          <table:table-cell office:value-type="float" office:value="0.356859" calcext:value-type="float">
            <text:p>0.3568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8" calcext:value-type="float">
            <text:p>328</text:p>
          </table:table-cell>
          <table:table-cell office:value-type="float" office:value="0.084605" calcext:value-type="float">
            <text:p>0.084605</text:p>
          </table:table-cell>
          <table:table-cell office:value-type="float" office:value="880" calcext:value-type="float">
            <text:p>880</text:p>
          </table:table-cell>
          <table:table-cell office:value-type="float" office:value="1195" calcext:value-type="float">
            <text:p>1195</text:p>
          </table:table-cell>
          <table:table-cell office:value-type="float" office:value="0.193558" calcext:value-type="float">
            <text:p>0.193558</text:p>
          </table:table-cell>
          <table:table-cell office:value-type="float" office:value="1940" calcext:value-type="float">
            <text:p>1940</text:p>
          </table:table-cell>
          <table:table-cell office:value-type="float" office:value="2457" calcext:value-type="float">
            <text:p>2457</text:p>
          </table:table-cell>
          <table:table-cell office:value-type="float" office:value="0.29247" calcext:value-type="float">
            <text:p>0.29247</text:p>
          </table:table-cell>
          <table:table-cell office:value-type="float" office:value="3426" calcext:value-type="float">
            <text:p>3426</text:p>
          </table:table-cell>
          <table:table-cell office:value-type="float" office:value="4142" calcext:value-type="float">
            <text:p>4142</text:p>
          </table:table-cell>
          <table:table-cell office:value-type="float" office:value="0.447203" calcext:value-type="float">
            <text:p>0.447203</text:p>
          </table:table-cell>
          <table:table-cell office:value-type="float" office:value="914" calcext:value-type="float">
            <text:p>914</text:p>
          </table:table-cell>
          <table:table-cell office:value-type="float" office:value="1239" calcext:value-type="float">
            <text:p>1239</text:p>
          </table:table-cell>
          <table:table-cell office:value-type="float" office:value="0.399108" calcext:value-type="float">
            <text:p>0.3991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3" calcext:value-type="float">
            <text:p>333</text:p>
          </table:table-cell>
          <table:table-cell office:value-type="float" office:value="0.076688" calcext:value-type="float">
            <text:p>0.076688</text:p>
          </table:table-cell>
          <table:table-cell office:value-type="float" office:value="817" calcext:value-type="float">
            <text:p>817</text:p>
          </table:table-cell>
          <table:table-cell office:value-type="float" office:value="1195" calcext:value-type="float">
            <text:p>1195</text:p>
          </table:table-cell>
          <table:table-cell office:value-type="float" office:value="0.259254" calcext:value-type="float">
            <text:p>0.259254</text:p>
          </table:table-cell>
          <table:table-cell office:value-type="float" office:value="1857" calcext:value-type="float">
            <text:p>1857</text:p>
          </table:table-cell>
          <table:table-cell office:value-type="float" office:value="2457" calcext:value-type="float">
            <text:p>2457</text:p>
          </table:table-cell>
          <table:table-cell office:value-type="float" office:value="0.306109" calcext:value-type="float">
            <text:p>0.306109</text:p>
          </table:table-cell>
          <table:table-cell office:value-type="float" office:value="3442" calcext:value-type="float">
            <text:p>3442</text:p>
          </table:table-cell>
          <table:table-cell office:value-type="float" office:value="4137" calcext:value-type="float">
            <text:p>4137</text:p>
          </table:table-cell>
          <table:table-cell office:value-type="float" office:value="0.393861" calcext:value-type="float">
            <text:p>0.393861</text:p>
          </table:table-cell>
          <table:table-cell office:value-type="float" office:value="868" calcext:value-type="float">
            <text:p>868</text:p>
          </table:table-cell>
          <table:table-cell office:value-type="float" office:value="1223" calcext:value-type="float">
            <text:p>1223</text:p>
          </table:table-cell>
          <table:table-cell office:value-type="float" office:value="0.371029" calcext:value-type="float">
            <text:p>0.3710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3" calcext:value-type="float">
            <text:p>333</text:p>
          </table:table-cell>
          <table:table-cell office:value-type="float" office:value="0.068357" calcext:value-type="float">
            <text:p>0.068357</text:p>
          </table:table-cell>
          <table:table-cell office:value-type="float" office:value="887" calcext:value-type="float">
            <text:p>887</text:p>
          </table:table-cell>
          <table:table-cell office:value-type="float" office:value="1195" calcext:value-type="float">
            <text:p>1195</text:p>
          </table:table-cell>
          <table:table-cell office:value-type="float" office:value="0.214044" calcext:value-type="float">
            <text:p>0.214044</text:p>
          </table:table-cell>
          <table:table-cell office:value-type="float" office:value="1886" calcext:value-type="float">
            <text:p>1886</text:p>
          </table:table-cell>
          <table:table-cell office:value-type="float" office:value="2457" calcext:value-type="float">
            <text:p>2457</text:p>
          </table:table-cell>
          <table:table-cell office:value-type="float" office:value="0.306728" calcext:value-type="float">
            <text:p>0.306728</text:p>
          </table:table-cell>
          <table:table-cell office:value-type="float" office:value="3578" calcext:value-type="float">
            <text:p>3578</text:p>
          </table:table-cell>
          <table:table-cell office:value-type="float" office:value="4139" calcext:value-type="float">
            <text:p>4139</text:p>
          </table:table-cell>
          <table:table-cell office:value-type="float" office:value="0.42269" calcext:value-type="float">
            <text:p>0.42269</text:p>
          </table:table-cell>
          <table:table-cell office:value-type="float" office:value="831" calcext:value-type="float">
            <text:p>831</text:p>
          </table:table-cell>
          <table:table-cell office:value-type="float" office:value="1238" calcext:value-type="float">
            <text:p>1238</text:p>
          </table:table-cell>
          <table:table-cell office:value-type="float" office:value="0.406466" calcext:value-type="float">
            <text:p>0.4064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0.075961" calcext:value-type="float">
            <text:p>0.075961</text:p>
          </table:table-cell>
          <table:table-cell office:value-type="float" office:value="883" calcext:value-type="float">
            <text:p>883</text:p>
          </table:table-cell>
          <table:table-cell office:value-type="float" office:value="1195" calcext:value-type="float">
            <text:p>1195</text:p>
          </table:table-cell>
          <table:table-cell office:value-type="float" office:value="0.191079" calcext:value-type="float">
            <text:p>0.191079</text:p>
          </table:table-cell>
          <table:table-cell office:value-type="float" office:value="1850" calcext:value-type="float">
            <text:p>1850</text:p>
          </table:table-cell>
          <table:table-cell office:value-type="float" office:value="2457" calcext:value-type="float">
            <text:p>2457</text:p>
          </table:table-cell>
          <table:table-cell office:value-type="float" office:value="0.309623" calcext:value-type="float">
            <text:p>0.309623</text:p>
          </table:table-cell>
          <table:table-cell office:value-type="float" office:value="3431" calcext:value-type="float">
            <text:p>3431</text:p>
          </table:table-cell>
          <table:table-cell office:value-type="float" office:value="4142" calcext:value-type="float">
            <text:p>4142</text:p>
          </table:table-cell>
          <table:table-cell office:value-type="float" office:value="0.430474" calcext:value-type="float">
            <text:p>0.430474</text:p>
          </table:table-cell>
          <table:table-cell office:value-type="float" office:value="805" calcext:value-type="float">
            <text:p>805</text:p>
          </table:table-cell>
          <table:table-cell office:value-type="float" office:value="1233" calcext:value-type="float">
            <text:p>1233</text:p>
          </table:table-cell>
          <table:table-cell office:value-type="float" office:value="0.439896" calcext:value-type="float">
            <text:p>0.4398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float" office:value="0.081878" calcext:value-type="float">
            <text:p>0.081878</text:p>
          </table:table-cell>
          <table:table-cell office:value-type="float" office:value="871" calcext:value-type="float">
            <text:p>871</text:p>
          </table:table-cell>
          <table:table-cell office:value-type="float" office:value="1195" calcext:value-type="float">
            <text:p>1195</text:p>
          </table:table-cell>
          <table:table-cell office:value-type="float" office:value="0.203189" calcext:value-type="float">
            <text:p>0.203189</text:p>
          </table:table-cell>
          <table:table-cell office:value-type="float" office:value="1946" calcext:value-type="float">
            <text:p>1946</text:p>
          </table:table-cell>
          <table:table-cell office:value-type="float" office:value="2457" calcext:value-type="float">
            <text:p>2457</text:p>
          </table:table-cell>
          <table:table-cell office:value-type="float" office:value="0.307138" calcext:value-type="float">
            <text:p>0.307138</text:p>
          </table:table-cell>
          <table:table-cell office:value-type="float" office:value="3537" calcext:value-type="float">
            <text:p>3537</text:p>
          </table:table-cell>
          <table:table-cell office:value-type="float" office:value="4139" calcext:value-type="float">
            <text:p>4139</text:p>
          </table:table-cell>
          <table:table-cell office:value-type="float" office:value="0.41276" calcext:value-type="float">
            <text:p>0.41276</text:p>
          </table:table-cell>
          <table:table-cell office:value-type="float" office:value="843" calcext:value-type="float">
            <text:p>843</text:p>
          </table:table-cell>
          <table:table-cell office:value-type="float" office:value="1238" calcext:value-type="float">
            <text:p>1238</text:p>
          </table:table-cell>
          <table:table-cell office:value-type="float" office:value="0.323631" calcext:value-type="float">
            <text:p>0.3236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6" calcext:value-type="float">
            <text:p>326</text:p>
          </table:table-cell>
          <table:table-cell office:value-type="float" office:value="0.080171" calcext:value-type="float">
            <text:p>0.080171</text:p>
          </table:table-cell>
          <table:table-cell office:value-type="float" office:value="827" calcext:value-type="float">
            <text:p>827</text:p>
          </table:table-cell>
          <table:table-cell office:value-type="float" office:value="1195" calcext:value-type="float">
            <text:p>1195</text:p>
          </table:table-cell>
          <table:table-cell office:value-type="float" office:value="0.197163" calcext:value-type="float">
            <text:p>0.197163</text:p>
          </table:table-cell>
          <table:table-cell office:value-type="float" office:value="1970" calcext:value-type="float">
            <text:p>1970</text:p>
          </table:table-cell>
          <table:table-cell office:value-type="float" office:value="2457" calcext:value-type="float">
            <text:p>2457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3541" calcext:value-type="float">
            <text:p>3541</text:p>
          </table:table-cell>
          <table:table-cell office:value-type="float" office:value="4137" calcext:value-type="float">
            <text:p>4137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886" calcext:value-type="float">
            <text:p>886</text:p>
          </table:table-cell>
          <table:table-cell office:value-type="float" office:value="1232" calcext:value-type="float">
            <text:p>1232</text:p>
          </table:table-cell>
          <table:table-cell office:value-type="float" office:value="0.339884" calcext:value-type="float">
            <text:p>0.3398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3" calcext:value-type="float">
            <text:p>333</text:p>
          </table:table-cell>
          <table:table-cell office:value-type="float" office:value="0.082021" calcext:value-type="float">
            <text:p>0.082021</text:p>
          </table:table-cell>
          <table:table-cell office:value-type="float" office:value="712" calcext:value-type="float">
            <text:p>712</text:p>
          </table:table-cell>
          <table:table-cell office:value-type="float" office:value="1195" calcext:value-type="float">
            <text:p>1195</text:p>
          </table:table-cell>
          <table:table-cell office:value-type="float" office:value="0.202112" calcext:value-type="float">
            <text:p>0.202112</text:p>
          </table:table-cell>
          <table:table-cell office:value-type="float" office:value="1890" calcext:value-type="float">
            <text:p>1890</text:p>
          </table:table-cell>
          <table:table-cell office:value-type="float" office:value="2457" calcext:value-type="float">
            <text:p>2457</text:p>
          </table:table-cell>
          <table:table-cell office:value-type="float" office:value="0.289646" calcext:value-type="float">
            <text:p>0.289646</text:p>
          </table:table-cell>
          <table:table-cell office:value-type="float" office:value="3541" calcext:value-type="float">
            <text:p>3541</text:p>
          </table:table-cell>
          <table:table-cell office:value-type="float" office:value="4142" calcext:value-type="float">
            <text:p>4142</text:p>
          </table:table-cell>
          <table:table-cell office:value-type="float" office:value="0.432542" calcext:value-type="float">
            <text:p>0.432542</text:p>
          </table:table-cell>
          <table:table-cell office:value-type="float" office:value="838" calcext:value-type="float">
            <text:p>838</text:p>
          </table:table-cell>
          <table:table-cell office:value-type="float" office:value="1239" calcext:value-type="float">
            <text:p>1239</text:p>
          </table:table-cell>
          <table:table-cell office:value-type="float" office:value="0.364648" calcext:value-type="float">
            <text:p>0.3646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0.076656" calcext:value-type="float">
            <text:p>0.076656</text:p>
          </table:table-cell>
          <table:table-cell office:value-type="float" office:value="824" calcext:value-type="float">
            <text:p>824</text:p>
          </table:table-cell>
          <table:table-cell office:value-type="float" office:value="1195" calcext:value-type="float">
            <text:p>1195</text:p>
          </table:table-cell>
          <table:table-cell office:value-type="float" office:value="0.206905" calcext:value-type="float">
            <text:p>0.206905</text:p>
          </table:table-cell>
          <table:table-cell office:value-type="float" office:value="1877" calcext:value-type="float">
            <text:p>1877</text:p>
          </table:table-cell>
          <table:table-cell office:value-type="float" office:value="2457" calcext:value-type="float">
            <text:p>2457</text:p>
          </table:table-cell>
          <table:table-cell office:value-type="float" office:value="0.304542" calcext:value-type="float">
            <text:p>0.304542</text:p>
          </table:table-cell>
          <table:table-cell office:value-type="float" office:value="3403" calcext:value-type="float">
            <text:p>3403</text:p>
          </table:table-cell>
          <table:table-cell office:value-type="float" office:value="4142" calcext:value-type="float">
            <text:p>4142</text:p>
          </table:table-cell>
          <table:table-cell office:value-type="float" office:value="0.390791" calcext:value-type="float">
            <text:p>0.390791</text:p>
          </table:table-cell>
          <table:table-cell office:value-type="float" office:value="856" calcext:value-type="float">
            <text:p>856</text:p>
          </table:table-cell>
          <table:table-cell office:value-type="float" office:value="1234" calcext:value-type="float">
            <text:p>1234</text:p>
          </table:table-cell>
          <table:table-cell office:value-type="float" office:value="0.388117" calcext:value-type="float">
            <text:p>0.3881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3" calcext:value-type="float">
            <text:p>333</text:p>
          </table:table-cell>
          <table:table-cell office:value-type="float" office:value="0.069524" calcext:value-type="float">
            <text:p>0.069524</text:p>
          </table:table-cell>
          <table:table-cell office:value-type="float" office:value="866" calcext:value-type="float">
            <text:p>866</text:p>
          </table:table-cell>
          <table:table-cell office:value-type="float" office:value="1195" calcext:value-type="float">
            <text:p>1195</text:p>
          </table:table-cell>
          <table:table-cell office:value-type="float" office:value="0.195031" calcext:value-type="float">
            <text:p>0.195031</text:p>
          </table:table-cell>
          <table:table-cell office:value-type="float" office:value="1971" calcext:value-type="float">
            <text:p>1971</text:p>
          </table:table-cell>
          <table:table-cell office:value-type="float" office:value="2457" calcext:value-type="float">
            <text:p>2457</text:p>
          </table:table-cell>
          <table:table-cell office:value-type="float" office:value="0.320158" calcext:value-type="float">
            <text:p>0.320158</text:p>
          </table:table-cell>
          <table:table-cell office:value-type="float" office:value="3467" calcext:value-type="float">
            <text:p>3467</text:p>
          </table:table-cell>
          <table:table-cell office:value-type="float" office:value="4137" calcext:value-type="float">
            <text:p>4137</text:p>
          </table:table-cell>
          <table:table-cell office:value-type="float" office:value="0.406144" calcext:value-type="float">
            <text:p>0.406144</text:p>
          </table:table-cell>
          <table:table-cell office:value-type="float" office:value="839" calcext:value-type="float">
            <text:p>839</text:p>
          </table:table-cell>
          <table:table-cell office:value-type="float" office:value="1247" calcext:value-type="float">
            <text:p>1247</text:p>
          </table:table-cell>
          <table:table-cell office:value-type="float" office:value="0.353394" calcext:value-type="float">
            <text:p>0.3533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3" calcext:value-type="float">
            <text:p>333</text:p>
          </table:table-cell>
          <table:table-cell office:value-type="float" office:value="0.076203" calcext:value-type="float">
            <text:p>0.076203</text:p>
          </table:table-cell>
          <table:table-cell office:value-type="float" office:value="927" calcext:value-type="float">
            <text:p>927</text:p>
          </table:table-cell>
          <table:table-cell office:value-type="float" office:value="1195" calcext:value-type="float">
            <text:p>1195</text:p>
          </table:table-cell>
          <table:table-cell office:value-type="float" office:value="0.202999" calcext:value-type="float">
            <text:p>0.202999</text:p>
          </table:table-cell>
          <table:table-cell office:value-type="float" office:value="1956" calcext:value-type="float">
            <text:p>1956</text:p>
          </table:table-cell>
          <table:table-cell office:value-type="float" office:value="2457" calcext:value-type="float">
            <text:p>2457</text:p>
          </table:table-cell>
          <table:table-cell office:value-type="float" office:value="0.304632" calcext:value-type="float">
            <text:p>0.304632</text:p>
          </table:table-cell>
          <table:table-cell office:value-type="float" office:value="3547" calcext:value-type="float">
            <text:p>3547</text:p>
          </table:table-cell>
          <table:table-cell office:value-type="float" office:value="4135" calcext:value-type="float">
            <text:p>4135</text:p>
          </table:table-cell>
          <table:table-cell office:value-type="float" office:value="0.524492" calcext:value-type="float">
            <text:p>0.524492</text:p>
          </table:table-cell>
          <table:table-cell office:value-type="float" office:value="794" calcext:value-type="float">
            <text:p>794</text:p>
          </table:table-cell>
          <table:table-cell office:value-type="float" office:value="1231" calcext:value-type="float">
            <text:p>1231</text:p>
          </table:table-cell>
          <table:table-cell office:value-type="float" office:value="0.384431" calcext:value-type="float">
            <text:p>0.3844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3" calcext:value-type="float">
            <text:p>323</text:p>
          </table:table-cell>
          <table:table-cell office:value-type="float" office:value="0.084702" calcext:value-type="float">
            <text:p>0.084702</text:p>
          </table:table-cell>
          <table:table-cell office:value-type="float" office:value="918" calcext:value-type="float">
            <text:p>918</text:p>
          </table:table-cell>
          <table:table-cell office:value-type="float" office:value="1195" calcext:value-type="float">
            <text:p>1195</text:p>
          </table:table-cell>
          <table:table-cell office:value-type="float" office:value="0.193783" calcext:value-type="float">
            <text:p>0.193783</text:p>
          </table:table-cell>
          <table:table-cell office:value-type="float" office:value="1895" calcext:value-type="float">
            <text:p>1895</text:p>
          </table:table-cell>
          <table:table-cell office:value-type="float" office:value="2457" calcext:value-type="float">
            <text:p>2457</text:p>
          </table:table-cell>
          <table:table-cell office:value-type="float" office:value="0.333145" calcext:value-type="float">
            <text:p>0.333145</text:p>
          </table:table-cell>
          <table:table-cell office:value-type="float" office:value="3474" calcext:value-type="float">
            <text:p>3474</text:p>
          </table:table-cell>
          <table:table-cell office:value-type="float" office:value="4142" calcext:value-type="float">
            <text:p>4142</text:p>
          </table:table-cell>
          <table:table-cell office:value-type="float" office:value="0.422532" calcext:value-type="float">
            <text:p>0.422532</text:p>
          </table:table-cell>
          <table:table-cell office:value-type="float" office:value="900" calcext:value-type="float">
            <text:p>900</text:p>
          </table:table-cell>
          <table:table-cell office:value-type="float" office:value="1234" calcext:value-type="float">
            <text:p>1234</text:p>
          </table:table-cell>
          <table:table-cell office:value-type="float" office:value="0.419661" calcext:value-type="float">
            <text:p>0.4196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3" calcext:value-type="float">
            <text:p>333</text:p>
          </table:table-cell>
          <table:table-cell office:value-type="float" office:value="0.079701" calcext:value-type="float">
            <text:p>0.079701</text:p>
          </table:table-cell>
          <table:table-cell office:value-type="float" office:value="830" calcext:value-type="float">
            <text:p>830</text:p>
          </table:table-cell>
          <table:table-cell office:value-type="float" office:value="1195" calcext:value-type="float">
            <text:p>1195</text:p>
          </table:table-cell>
          <table:table-cell office:value-type="float" office:value="0.186098" calcext:value-type="float">
            <text:p>0.186098</text:p>
          </table:table-cell>
          <table:table-cell office:value-type="float" office:value="1885" calcext:value-type="float">
            <text:p>1885</text:p>
          </table:table-cell>
          <table:table-cell office:value-type="float" office:value="2457" calcext:value-type="float">
            <text:p>2457</text:p>
          </table:table-cell>
          <table:table-cell office:value-type="float" office:value="0.292145" calcext:value-type="float">
            <text:p>0.292145</text:p>
          </table:table-cell>
          <table:table-cell office:value-type="float" office:value="3486" calcext:value-type="float">
            <text:p>3486</text:p>
          </table:table-cell>
          <table:table-cell office:value-type="float" office:value="4138" calcext:value-type="float">
            <text:p>4138</text:p>
          </table:table-cell>
          <table:table-cell office:value-type="float" office:value="0.434689" calcext:value-type="float">
            <text:p>0.434689</text:p>
          </table:table-cell>
          <table:table-cell office:value-type="float" office:value="862" calcext:value-type="float">
            <text:p>862</text:p>
          </table:table-cell>
          <table:table-cell office:value-type="float" office:value="1238" calcext:value-type="float">
            <text:p>1238</text:p>
          </table:table-cell>
          <table:table-cell office:value-type="float" office:value="0.332888" calcext:value-type="float">
            <text:p>0.3328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3" calcext:value-type="float">
            <text:p>333</text:p>
          </table:table-cell>
          <table:table-cell office:value-type="float" office:value="0.080099" calcext:value-type="float">
            <text:p>0.080099</text:p>
          </table:table-cell>
          <table:table-cell office:value-type="float" office:value="907" calcext:value-type="float">
            <text:p>907</text:p>
          </table:table-cell>
          <table:table-cell office:value-type="float" office:value="1195" calcext:value-type="float">
            <text:p>1195</text:p>
          </table:table-cell>
          <table:table-cell office:value-type="float" office:value="0.196459" calcext:value-type="float">
            <text:p>0.196459</text:p>
          </table:table-cell>
          <table:table-cell office:value-type="float" office:value="1944" calcext:value-type="float">
            <text:p>1944</text:p>
          </table:table-cell>
          <table:table-cell office:value-type="float" office:value="2457" calcext:value-type="float">
            <text:p>2457</text:p>
          </table:table-cell>
          <table:table-cell office:value-type="float" office:value="0.309894" calcext:value-type="float">
            <text:p>0.309894</text:p>
          </table:table-cell>
          <table:table-cell office:value-type="float" office:value="3382" calcext:value-type="float">
            <text:p>3382</text:p>
          </table:table-cell>
          <table:table-cell office:value-type="float" office:value="4142" calcext:value-type="float">
            <text:p>4142</text:p>
          </table:table-cell>
          <table:table-cell office:value-type="float" office:value="0.412389" calcext:value-type="float">
            <text:p>0.412389</text:p>
          </table:table-cell>
          <table:table-cell office:value-type="float" office:value="815" calcext:value-type="float">
            <text:p>815</text:p>
          </table:table-cell>
          <table:table-cell office:value-type="float" office:value="1233" calcext:value-type="float">
            <text:p>1233</text:p>
          </table:table-cell>
          <table:table-cell office:value-type="float" office:value="0.437685" calcext:value-type="float">
            <text:p>0.4376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3" calcext:value-type="float">
            <text:p>323</text:p>
          </table:table-cell>
          <table:table-cell office:value-type="float" office:value="0.080061" calcext:value-type="float">
            <text:p>0.080061</text:p>
          </table:table-cell>
          <table:table-cell office:value-type="float" office:value="837" calcext:value-type="float">
            <text:p>837</text:p>
          </table:table-cell>
          <table:table-cell office:value-type="float" office:value="1195" calcext:value-type="float">
            <text:p>1195</text:p>
          </table:table-cell>
          <table:table-cell office:value-type="float" office:value="0.187187" calcext:value-type="float">
            <text:p>0.187187</text:p>
          </table:table-cell>
          <table:table-cell office:value-type="float" office:value="2023" calcext:value-type="float">
            <text:p>2023</text:p>
          </table:table-cell>
          <table:table-cell office:value-type="float" office:value="2457" calcext:value-type="float">
            <text:p>2457</text:p>
          </table:table-cell>
          <table:table-cell office:value-type="float" office:value="0.306581" calcext:value-type="float">
            <text:p>0.306581</text:p>
          </table:table-cell>
          <table:table-cell office:value-type="float" office:value="3461" calcext:value-type="float">
            <text:p>3461</text:p>
          </table:table-cell>
          <table:table-cell office:value-type="float" office:value="4137" calcext:value-type="float">
            <text:p>4137</text:p>
          </table:table-cell>
          <table:table-cell office:value-type="float" office:value="0.431729" calcext:value-type="float">
            <text:p>0.431729</text:p>
          </table:table-cell>
          <table:table-cell office:value-type="float" office:value="834" calcext:value-type="float">
            <text:p>834</text:p>
          </table:table-cell>
          <table:table-cell office:value-type="float" office:value="1240" calcext:value-type="float">
            <text:p>1240</text:p>
          </table:table-cell>
          <table:table-cell office:value-type="float" office:value="0.456928" calcext:value-type="float">
            <text:p>0.45692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1195" calcext:value-type="float">
            <text:p>1195</text:p>
          </table:table-cell>
          <table:table-cell table:number-columns-repeated="2" office:value-type="float" office:value="2457" calcext:value-type="float">
            <text:p>2457</text:p>
          </table:table-cell>
          <table:table-cell table:number-columns-repeated="2" office:value-type="float" office:value="4142" calcext:value-type="float">
            <text:p>4142</text:p>
          </table:table-cell>
          <table:table-cell office:value-type="float" office:value="1239" calcext:value-type="float">
            <text:p>1239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47" calcext:value-type="float">
            <text:p>1247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5" calcext:value-type="float">
            <text:p>4135</text:p>
          </table:table-cell>
          <table:table-cell/>
          <table:table-cell office:value-type="float" office:value="1231" calcext:value-type="float">
            <text:p>1231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8" calcext:value-type="float">
            <text:p>413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6"/>
        </table:table-row>
      </table:table>
      <table:table table:name="Scatter-Medium" table:style-name="ta1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682.60117" calcext:value-type="float">
            <text:p>15682.6011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620463" calcext:value-type="float">
            <text:p>3.620463</text:p>
          </table:table-cell>
          <table:table-cell office:value-type="float" office:value="15726.78359" calcext:value-type="float">
            <text:p>15726.78359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526695" calcext:value-type="float">
            <text:p>3.526695</text:p>
          </table:table-cell>
          <table:table-cell office:value-type="float" office:value="15484.98876" calcext:value-type="float">
            <text:p>15484.98876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787333" calcext:value-type="float">
            <text:p>2.787333</text:p>
          </table:table-cell>
          <table:table-cell office:value-type="float" office:value="15385.77872" calcext:value-type="float">
            <text:p>15385.77872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42313" calcext:value-type="float">
            <text:p>2.842313</text:p>
          </table:table-cell>
          <table:table-cell office:value-type="float" office:value="16511.0759" calcext:value-type="float">
            <text:p>16511.075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297369" calcext:value-type="float">
            <text:p>3.297369</text:p>
          </table:table-cell>
          <table:table-cell table:number-columns-repeated="25"/>
        </table:table-row>
        <table:table-row table:style-name="ro1">
          <table:table-cell office:value-type="float" office:value="15694.87763" calcext:value-type="float">
            <text:p>15694.87763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2.915539" calcext:value-type="float">
            <text:p>2.915539</text:p>
          </table:table-cell>
          <table:table-cell office:value-type="float" office:value="15785.05726" calcext:value-type="float">
            <text:p>15785.05726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700573" calcext:value-type="float">
            <text:p>2.700573</text:p>
          </table:table-cell>
          <table:table-cell office:value-type="float" office:value="15566.18938" calcext:value-type="float">
            <text:p>15566.18938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518944" calcext:value-type="float">
            <text:p>3.518944</text:p>
          </table:table-cell>
          <table:table-cell office:value-type="float" office:value="15711.98293" calcext:value-type="float">
            <text:p>15711.9829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918658" calcext:value-type="float">
            <text:p>2.918658</text:p>
          </table:table-cell>
          <table:table-cell office:value-type="float" office:value="16099.4949" calcext:value-type="float">
            <text:p>16099.494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30225" calcext:value-type="float">
            <text:p>3.730225</text:p>
          </table:table-cell>
          <table:table-cell table:number-columns-repeated="25"/>
        </table:table-row>
        <table:table-row table:style-name="ro1">
          <table:table-cell office:value-type="float" office:value="15165.63395" calcext:value-type="float">
            <text:p>15165.63395</text:p>
          </table:table-cell>
          <table:table-cell office:value-type="float" office:value="19485.18697" calcext:value-type="float">
            <text:p>19485.18697</text:p>
          </table:table-cell>
          <table:table-cell office:value-type="float" office:value="3.476268" calcext:value-type="float">
            <text:p>3.476268</text:p>
          </table:table-cell>
          <table:table-cell office:value-type="float" office:value="16036.48292" calcext:value-type="float">
            <text:p>16036.48292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64712" calcext:value-type="float">
            <text:p>2.864712</text:p>
          </table:table-cell>
          <table:table-cell office:value-type="float" office:value="15840.52348" calcext:value-type="float">
            <text:p>15840.52348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130366" calcext:value-type="float">
            <text:p>3.130366</text:p>
          </table:table-cell>
          <table:table-cell office:value-type="float" office:value="15143.56598" calcext:value-type="float">
            <text:p>15143.56598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46053" calcext:value-type="float">
            <text:p>2.846053</text:p>
          </table:table-cell>
          <table:table-cell office:value-type="float" office:value="16771.94348" calcext:value-type="float">
            <text:p>16771.94348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11511" calcext:value-type="float">
            <text:p>3.711511</text:p>
          </table:table-cell>
          <table:table-cell table:number-columns-repeated="25"/>
        </table:table-row>
        <table:table-row table:style-name="ro1">
          <table:table-cell office:value-type="float" office:value="15597.49428" calcext:value-type="float">
            <text:p>15597.49428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04046" calcext:value-type="float">
            <text:p>3.504046</text:p>
          </table:table-cell>
          <table:table-cell office:value-type="float" office:value="15681.07596" calcext:value-type="float">
            <text:p>15681.07596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3.484844" calcext:value-type="float">
            <text:p>3.484844</text:p>
          </table:table-cell>
          <table:table-cell office:value-type="float" office:value="15700.14101" calcext:value-type="float">
            <text:p>15700.14101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116341" calcext:value-type="float">
            <text:p>3.116341</text:p>
          </table:table-cell>
          <table:table-cell office:value-type="float" office:value="15201.23417" calcext:value-type="float">
            <text:p>15201.23417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164301" calcext:value-type="float">
            <text:p>3.164301</text:p>
          </table:table-cell>
          <table:table-cell office:value-type="float" office:value="15432.45023" calcext:value-type="float">
            <text:p>15432.45023</text:p>
          </table:table-cell>
          <table:table-cell office:value-type="float" office:value="19602.6219900003" calcext:value-type="float">
            <text:p>19602.6219900003</text:p>
          </table:table-cell>
          <table:table-cell office:value-type="float" office:value="4.143882" calcext:value-type="float">
            <text:p>4.143882</text:p>
          </table:table-cell>
          <table:table-cell table:number-columns-repeated="25"/>
        </table:table-row>
        <table:table-row table:style-name="ro1">
          <table:table-cell office:value-type="float" office:value="15812.39784" calcext:value-type="float">
            <text:p>15812.39784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17363" calcext:value-type="float">
            <text:p>3.517363</text:p>
          </table:table-cell>
          <table:table-cell office:value-type="float" office:value="15748.27049" calcext:value-type="float">
            <text:p>15748.27049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508474" calcext:value-type="float">
            <text:p>3.508474</text:p>
          </table:table-cell>
          <table:table-cell office:value-type="float" office:value="15060.35805" calcext:value-type="float">
            <text:p>15060.35805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144949" calcext:value-type="float">
            <text:p>3.144949</text:p>
          </table:table-cell>
          <table:table-cell office:value-type="float" office:value="15303.46684" calcext:value-type="float">
            <text:p>15303.46684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963994" calcext:value-type="float">
            <text:p>2.963994</text:p>
          </table:table-cell>
          <table:table-cell office:value-type="float" office:value="15517.86136" calcext:value-type="float">
            <text:p>15517.86136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829338" calcext:value-type="float">
            <text:p>3.829338</text:p>
          </table:table-cell>
          <table:table-cell table:number-columns-repeated="25"/>
        </table:table-row>
        <table:table-row table:style-name="ro1">
          <table:table-cell office:value-type="float" office:value="16037.1817" calcext:value-type="float">
            <text:p>16037.181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081163" calcext:value-type="float">
            <text:p>3.081163</text:p>
          </table:table-cell>
          <table:table-cell office:value-type="float" office:value="15731.38217" calcext:value-type="float">
            <text:p>15731.38217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835912" calcext:value-type="float">
            <text:p>2.835912</text:p>
          </table:table-cell>
          <table:table-cell office:value-type="float" office:value="15893.58212" calcext:value-type="float">
            <text:p>15893.58212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40813" calcext:value-type="float">
            <text:p>3.40813</text:p>
          </table:table-cell>
          <table:table-cell office:value-type="float" office:value="15737.3363" calcext:value-type="float">
            <text:p>15737.336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376592" calcext:value-type="float">
            <text:p>3.376592</text:p>
          </table:table-cell>
          <table:table-cell office:value-type="float" office:value="15771.77261" calcext:value-type="float">
            <text:p>15771.77261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2.91547" calcext:value-type="float">
            <text:p>2.91547</text:p>
          </table:table-cell>
          <table:table-cell table:number-columns-repeated="25"/>
        </table:table-row>
        <table:table-row table:style-name="ro1">
          <table:table-cell office:value-type="float" office:value="15817.35216" calcext:value-type="float">
            <text:p>15817.35216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945415" calcext:value-type="float">
            <text:p>3.945415</text:p>
          </table:table-cell>
          <table:table-cell office:value-type="float" office:value="15697.754" calcext:value-type="float">
            <text:p>15697.754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18318" calcext:value-type="float">
            <text:p>2.818318</text:p>
          </table:table-cell>
          <table:table-cell office:value-type="float" office:value="14993.98967" calcext:value-type="float">
            <text:p>14993.98967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695355" calcext:value-type="float">
            <text:p>3.695355</text:p>
          </table:table-cell>
          <table:table-cell office:value-type="float" office:value="15474.54115" calcext:value-type="float">
            <text:p>15474.54115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382353" calcext:value-type="float">
            <text:p>3.382353</text:p>
          </table:table-cell>
          <table:table-cell office:value-type="float" office:value="15838.33059" calcext:value-type="float">
            <text:p>15838.3305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85154" calcext:value-type="float">
            <text:p>3.785154</text:p>
          </table:table-cell>
          <table:table-cell table:number-columns-repeated="25"/>
        </table:table-row>
        <table:table-row table:style-name="ro1">
          <table:table-cell office:value-type="float" office:value="15406.16188" calcext:value-type="float">
            <text:p>15406.16188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01907" calcext:value-type="float">
            <text:p>3.501907</text:p>
          </table:table-cell>
          <table:table-cell office:value-type="float" office:value="15423.307" calcext:value-type="float">
            <text:p>15423.307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3.430112" calcext:value-type="float">
            <text:p>3.430112</text:p>
          </table:table-cell>
          <table:table-cell office:value-type="float" office:value="16021.77149" calcext:value-type="float">
            <text:p>16021.77149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162841" calcext:value-type="float">
            <text:p>3.162841</text:p>
          </table:table-cell>
          <table:table-cell office:value-type="float" office:value="15952.40224" calcext:value-type="float">
            <text:p>15952.40224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697302" calcext:value-type="float">
            <text:p>3.697302</text:p>
          </table:table-cell>
          <table:table-cell office:value-type="float" office:value="15644.33168" calcext:value-type="float">
            <text:p>15644.33168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2.838276" calcext:value-type="float">
            <text:p>2.838276</text:p>
          </table:table-cell>
          <table:table-cell table:number-columns-repeated="25"/>
        </table:table-row>
        <table:table-row table:style-name="ro1">
          <table:table-cell office:value-type="float" office:value="15821.0827" calcext:value-type="float">
            <text:p>15821.082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17167" calcext:value-type="float">
            <text:p>3.17167</text:p>
          </table:table-cell>
          <table:table-cell office:value-type="float" office:value="15638.6594" calcext:value-type="float">
            <text:p>15638.6594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738623" calcext:value-type="float">
            <text:p>2.738623</text:p>
          </table:table-cell>
          <table:table-cell office:value-type="float" office:value="15474.83748" calcext:value-type="float">
            <text:p>15474.83748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727272" calcext:value-type="float">
            <text:p>2.727272</text:p>
          </table:table-cell>
          <table:table-cell office:value-type="float" office:value="15890.29796" calcext:value-type="float">
            <text:p>15890.29796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102861" calcext:value-type="float">
            <text:p>3.102861</text:p>
          </table:table-cell>
          <table:table-cell office:value-type="float" office:value="16147.87445" calcext:value-type="float">
            <text:p>16147.87445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640023" calcext:value-type="float">
            <text:p>2.640023</text:p>
          </table:table-cell>
          <table:table-cell table:number-columns-repeated="25"/>
        </table:table-row>
        <table:table-row table:style-name="ro1">
          <table:table-cell office:value-type="float" office:value="15994.61354" calcext:value-type="float">
            <text:p>15994.61354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319679" calcext:value-type="float">
            <text:p>3.319679</text:p>
          </table:table-cell>
          <table:table-cell office:value-type="float" office:value="15725.628" calcext:value-type="float">
            <text:p>15725.628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005455" calcext:value-type="float">
            <text:p>3.005455</text:p>
          </table:table-cell>
          <table:table-cell office:value-type="float" office:value="16199.98037" calcext:value-type="float">
            <text:p>16199.98037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212594" calcext:value-type="float">
            <text:p>3.212594</text:p>
          </table:table-cell>
          <table:table-cell office:value-type="float" office:value="15445.54766" calcext:value-type="float">
            <text:p>15445.54766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040939" calcext:value-type="float">
            <text:p>3.040939</text:p>
          </table:table-cell>
          <table:table-cell office:value-type="float" office:value="16310.56984" calcext:value-type="float">
            <text:p>16310.56984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976252" calcext:value-type="float">
            <text:p>2.976252</text:p>
          </table:table-cell>
          <table:table-cell table:number-columns-repeated="25"/>
        </table:table-row>
        <table:table-row table:style-name="ro1">
          <table:table-cell office:value-type="float" office:value="15998.31829" calcext:value-type="float">
            <text:p>15998.31829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451535" calcext:value-type="float">
            <text:p>3.451535</text:p>
          </table:table-cell>
          <table:table-cell office:value-type="float" office:value="15341.72112" calcext:value-type="float">
            <text:p>15341.72112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861388" calcext:value-type="float">
            <text:p>2.861388</text:p>
          </table:table-cell>
          <table:table-cell office:value-type="float" office:value="15213.71524" calcext:value-type="float">
            <text:p>15213.71524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014603" calcext:value-type="float">
            <text:p>3.014603</text:p>
          </table:table-cell>
          <table:table-cell office:value-type="float" office:value="15729.53768" calcext:value-type="float">
            <text:p>15729.53768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21706" calcext:value-type="float">
            <text:p>2.821706</text:p>
          </table:table-cell>
          <table:table-cell office:value-type="float" office:value="16749.1382" calcext:value-type="float">
            <text:p>16749.1382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389512" calcext:value-type="float">
            <text:p>3.389512</text:p>
          </table:table-cell>
          <table:table-cell table:number-columns-repeated="25"/>
        </table:table-row>
        <table:table-row table:style-name="ro1">
          <table:table-cell office:value-type="float" office:value="15844.43163" calcext:value-type="float">
            <text:p>15844.43163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221594" calcext:value-type="float">
            <text:p>3.221594</text:p>
          </table:table-cell>
          <table:table-cell office:value-type="float" office:value="15936.48667" calcext:value-type="float">
            <text:p>15936.48667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940527" calcext:value-type="float">
            <text:p>2.940527</text:p>
          </table:table-cell>
          <table:table-cell office:value-type="float" office:value="15582.82733" calcext:value-type="float">
            <text:p>15582.82733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083842" calcext:value-type="float">
            <text:p>3.083842</text:p>
          </table:table-cell>
          <table:table-cell office:value-type="float" office:value="15921.38266" calcext:value-type="float">
            <text:p>15921.38266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696393" calcext:value-type="float">
            <text:p>2.696393</text:p>
          </table:table-cell>
          <table:table-cell office:value-type="float" office:value="15518.78566" calcext:value-type="float">
            <text:p>15518.78566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056716" calcext:value-type="float">
            <text:p>3.056716</text:p>
          </table:table-cell>
          <table:table-cell table:number-columns-repeated="25"/>
        </table:table-row>
        <table:table-row table:style-name="ro1">
          <table:table-cell office:value-type="float" office:value="15538.14429" calcext:value-type="float">
            <text:p>15538.14429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409361" calcext:value-type="float">
            <text:p>3.409361</text:p>
          </table:table-cell>
          <table:table-cell office:value-type="float" office:value="15680.72584" calcext:value-type="float">
            <text:p>15680.72584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124336" calcext:value-type="float">
            <text:p>3.124336</text:p>
          </table:table-cell>
          <table:table-cell office:value-type="float" office:value="15205.66326" calcext:value-type="float">
            <text:p>15205.66326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929027" calcext:value-type="float">
            <text:p>2.929027</text:p>
          </table:table-cell>
          <table:table-cell office:value-type="float" office:value="16095.173" calcext:value-type="float">
            <text:p>16095.173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740684" calcext:value-type="float">
            <text:p>2.740684</text:p>
          </table:table-cell>
          <table:table-cell office:value-type="float" office:value="16321.01953" calcext:value-type="float">
            <text:p>16321.01953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770818" calcext:value-type="float">
            <text:p>2.770818</text:p>
          </table:table-cell>
          <table:table-cell table:number-columns-repeated="25"/>
        </table:table-row>
        <table:table-row table:style-name="ro1">
          <table:table-cell office:value-type="float" office:value="15197.85595" calcext:value-type="float">
            <text:p>15197.85595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4.396739" calcext:value-type="float">
            <text:p>4.396739</text:p>
          </table:table-cell>
          <table:table-cell office:value-type="float" office:value="15669.76499" calcext:value-type="float">
            <text:p>15669.76499</text:p>
          </table:table-cell>
          <table:table-cell office:value-type="float" office:value="19700.8819700002" calcext:value-type="float">
            <text:p>19700.8819700002</text:p>
          </table:table-cell>
          <table:table-cell office:value-type="float" office:value="2.855285" calcext:value-type="float">
            <text:p>2.855285</text:p>
          </table:table-cell>
          <table:table-cell office:value-type="float" office:value="15896.27327" calcext:value-type="float">
            <text:p>15896.27327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283056" calcext:value-type="float">
            <text:p>3.283056</text:p>
          </table:table-cell>
          <table:table-cell office:value-type="float" office:value="15385.85795" calcext:value-type="float">
            <text:p>15385.85795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34717" calcext:value-type="float">
            <text:p>2.834717</text:p>
          </table:table-cell>
          <table:table-cell office:value-type="float" office:value="15959.58027" calcext:value-type="float">
            <text:p>15959.58027</text:p>
          </table:table-cell>
          <table:table-cell office:value-type="float" office:value="19602.6219900003" calcext:value-type="float">
            <text:p>19602.6219900003</text:p>
          </table:table-cell>
          <table:table-cell office:value-type="float" office:value="3.353848" calcext:value-type="float">
            <text:p>3.353848</text:p>
          </table:table-cell>
          <table:table-cell table:number-columns-repeated="25"/>
        </table:table-row>
        <table:table-row table:style-name="ro1">
          <table:table-cell office:value-type="float" office:value="15568.40167" calcext:value-type="float">
            <text:p>15568.40167</text:p>
          </table:table-cell>
          <table:table-cell office:value-type="float" office:value="19485.18697" calcext:value-type="float">
            <text:p>19485.18697</text:p>
          </table:table-cell>
          <table:table-cell office:value-type="float" office:value="3.349046" calcext:value-type="float">
            <text:p>3.349046</text:p>
          </table:table-cell>
          <table:table-cell office:value-type="float" office:value="15901.30579" calcext:value-type="float">
            <text:p>15901.30579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40664" calcext:value-type="float">
            <text:p>2.840664</text:p>
          </table:table-cell>
          <table:table-cell office:value-type="float" office:value="15441.6365" calcext:value-type="float">
            <text:p>15441.6365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685108" calcext:value-type="float">
            <text:p>3.685108</text:p>
          </table:table-cell>
          <table:table-cell office:value-type="float" office:value="15652.17072" calcext:value-type="float">
            <text:p>15652.17072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504656" calcext:value-type="float">
            <text:p>2.504656</text:p>
          </table:table-cell>
          <table:table-cell office:value-type="float" office:value="16042.3926" calcext:value-type="float">
            <text:p>16042.3926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3.092439" calcext:value-type="float">
            <text:p>3.0924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36.73331" calcext:value-type="float">
            <text:p>15736.73331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239748" calcext:value-type="float">
            <text:p>3.239748</text:p>
          </table:table-cell>
          <table:table-cell office:value-type="float" office:value="15429.7925" calcext:value-type="float">
            <text:p>15429.7925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340099" calcext:value-type="float">
            <text:p>3.340099</text:p>
          </table:table-cell>
          <table:table-cell office:value-type="float" office:value="14984.47159" calcext:value-type="float">
            <text:p>14984.47159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586289" calcext:value-type="float">
            <text:p>3.586289</text:p>
          </table:table-cell>
          <table:table-cell office:value-type="float" office:value="15890.6568" calcext:value-type="float">
            <text:p>15890.6568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2.635144" calcext:value-type="float">
            <text:p>2.635144</text:p>
          </table:table-cell>
          <table:table-cell office:value-type="float" office:value="16192.52507" calcext:value-type="float">
            <text:p>16192.5250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260076" calcext:value-type="float">
            <text:p>3.260076</text:p>
          </table:table-cell>
          <table:table-cell table:number-columns-repeated="25"/>
        </table:table-row>
        <table:table-row table:style-name="ro1">
          <table:table-cell office:value-type="float" office:value="15804.23525" calcext:value-type="float">
            <text:p>15804.2352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326019" calcext:value-type="float">
            <text:p>3.326019</text:p>
          </table:table-cell>
          <table:table-cell office:value-type="float" office:value="15428.76173" calcext:value-type="float">
            <text:p>15428.7617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2.921269" calcext:value-type="float">
            <text:p>2.921269</text:p>
          </table:table-cell>
          <table:table-cell office:value-type="float" office:value="15845.62825" calcext:value-type="float">
            <text:p>15845.62825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195097" calcext:value-type="float">
            <text:p>3.195097</text:p>
          </table:table-cell>
          <table:table-cell office:value-type="float" office:value="15669.39245" calcext:value-type="float">
            <text:p>15669.39245</text:p>
          </table:table-cell>
          <table:table-cell office:value-type="float" office:value="19221.6287800003" calcext:value-type="float">
            <text:p>19221.6287800003</text:p>
          </table:table-cell>
          <table:table-cell office:value-type="float" office:value="2.988638" calcext:value-type="float">
            <text:p>2.988638</text:p>
          </table:table-cell>
          <table:table-cell office:value-type="float" office:value="15503.06039" calcext:value-type="float">
            <text:p>15503.06039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345469" calcext:value-type="float">
            <text:p>3.345469</text:p>
          </table:table-cell>
          <table:table-cell table:number-columns-repeated="25"/>
        </table:table-row>
        <table:table-row table:style-name="ro1">
          <table:table-cell office:value-type="float" office:value="15554.14356" calcext:value-type="float">
            <text:p>15554.14356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584227" calcext:value-type="float">
            <text:p>3.584227</text:p>
          </table:table-cell>
          <table:table-cell office:value-type="float" office:value="15587.77571" calcext:value-type="float">
            <text:p>15587.77571</text:p>
          </table:table-cell>
          <table:table-cell office:value-type="float" office:value="19534.30358" calcext:value-type="float">
            <text:p>19534.30358</text:p>
          </table:table-cell>
          <table:table-cell office:value-type="float" office:value="3.099247" calcext:value-type="float">
            <text:p>3.099247</text:p>
          </table:table-cell>
          <table:table-cell office:value-type="float" office:value="15935.64903" calcext:value-type="float">
            <text:p>15935.64903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805135" calcext:value-type="float">
            <text:p>3.805135</text:p>
          </table:table-cell>
          <table:table-cell office:value-type="float" office:value="15683.70655" calcext:value-type="float">
            <text:p>15683.7065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3847" calcext:value-type="float">
            <text:p>3.13847</text:p>
          </table:table-cell>
          <table:table-cell office:value-type="float" office:value="16330.2002" calcext:value-type="float">
            <text:p>16330.2002</text:p>
          </table:table-cell>
          <table:table-cell office:value-type="float" office:value="19703.33991" calcext:value-type="float">
            <text:p>19703.33991</text:p>
          </table:table-cell>
          <table:table-cell office:value-type="float" office:value="3.000361" calcext:value-type="float">
            <text:p>3.000361</text:p>
          </table:table-cell>
          <table:table-cell table:number-columns-repeated="25"/>
        </table:table-row>
        <table:table-row table:style-name="ro1">
          <table:table-cell office:value-type="float" office:value="16194.88553" calcext:value-type="float">
            <text:p>16194.88553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071214" calcext:value-type="float">
            <text:p>3.071214</text:p>
          </table:table-cell>
          <table:table-cell office:value-type="float" office:value="15679.50137" calcext:value-type="float">
            <text:p>15679.50137</text:p>
          </table:table-cell>
          <table:table-cell office:value-type="float" office:value="19534.3035800003" calcext:value-type="float">
            <text:p>19534.3035800003</text:p>
          </table:table-cell>
          <table:table-cell office:value-type="float" office:value="2.995198" calcext:value-type="float">
            <text:p>2.995198</text:p>
          </table:table-cell>
          <table:table-cell office:value-type="float" office:value="16162.72633" calcext:value-type="float">
            <text:p>16162.72633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635139" calcext:value-type="float">
            <text:p>3.635139</text:p>
          </table:table-cell>
          <table:table-cell office:value-type="float" office:value="15637.28638" calcext:value-type="float">
            <text:p>15637.28638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092632" calcext:value-type="float">
            <text:p>3.092632</text:p>
          </table:table-cell>
          <table:table-cell office:value-type="float" office:value="15953.06741" calcext:value-type="float">
            <text:p>15953.0674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65672" calcext:value-type="float">
            <text:p>2.965672</text:p>
          </table:table-cell>
          <table:table-cell table:number-columns-repeated="25"/>
        </table:table-row>
        <table:table-row table:style-name="ro1">
          <table:table-cell office:value-type="float" office:value="15723.8508" calcext:value-type="float">
            <text:p>15723.8508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768658" calcext:value-type="float">
            <text:p>2.768658</text:p>
          </table:table-cell>
          <table:table-cell office:value-type="float" office:value="15735.38053" calcext:value-type="float">
            <text:p>15735.3805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3.527221" calcext:value-type="float">
            <text:p>3.527221</text:p>
          </table:table-cell>
          <table:table-cell office:value-type="float" office:value="15268.72279" calcext:value-type="float">
            <text:p>15268.72279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34152" calcext:value-type="float">
            <text:p>3.34152</text:p>
          </table:table-cell>
          <table:table-cell office:value-type="float" office:value="15206.30975" calcext:value-type="float">
            <text:p>15206.3097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532581" calcext:value-type="float">
            <text:p>3.532581</text:p>
          </table:table-cell>
          <table:table-cell office:value-type="float" office:value="15661.20706" calcext:value-type="float">
            <text:p>15661.20706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56205" calcext:value-type="float">
            <text:p>2.56205</text:p>
          </table:table-cell>
          <table:table-cell table:number-columns-repeated="25"/>
        </table:table-row>
        <table:table-row table:style-name="ro1">
          <table:table-cell office:value-type="float" office:value="15993.70157" calcext:value-type="float">
            <text:p>15993.70157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687369" calcext:value-type="float">
            <text:p>3.687369</text:p>
          </table:table-cell>
          <table:table-cell office:value-type="float" office:value="16246.43319" calcext:value-type="float">
            <text:p>16246.43319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328752" calcext:value-type="float">
            <text:p>3.328752</text:p>
          </table:table-cell>
          <table:table-cell office:value-type="float" office:value="15855.97407" calcext:value-type="float">
            <text:p>15855.97407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2.813777" calcext:value-type="float">
            <text:p>2.813777</text:p>
          </table:table-cell>
          <table:table-cell office:value-type="float" office:value="15104.16677" calcext:value-type="float">
            <text:p>15104.16677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508484" calcext:value-type="float">
            <text:p>3.508484</text:p>
          </table:table-cell>
          <table:table-cell office:value-type="float" office:value="15729.99562" calcext:value-type="float">
            <text:p>15729.99562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018206" calcext:value-type="float">
            <text:p>3.018206</text:p>
          </table:table-cell>
          <table:table-cell table:number-columns-repeated="25"/>
        </table:table-row>
        <table:table-row table:style-name="ro1">
          <table:table-cell office:value-type="float" office:value="15839.77371" calcext:value-type="float">
            <text:p>15839.77371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17961" calcext:value-type="float">
            <text:p>3.17961</text:p>
          </table:table-cell>
          <table:table-cell office:value-type="float" office:value="16248.8335" calcext:value-type="float">
            <text:p>16248.8335</text:p>
          </table:table-cell>
          <table:table-cell office:value-type="float" office:value="19532.7706900002" calcext:value-type="float">
            <text:p>19532.7706900002</text:p>
          </table:table-cell>
          <table:table-cell office:value-type="float" office:value="2.824955" calcext:value-type="float">
            <text:p>2.824955</text:p>
          </table:table-cell>
          <table:table-cell office:value-type="float" office:value="15750.75199" calcext:value-type="float">
            <text:p>15750.75199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2.846199" calcext:value-type="float">
            <text:p>2.846199</text:p>
          </table:table-cell>
          <table:table-cell office:value-type="float" office:value="15531.06722" calcext:value-type="float">
            <text:p>15531.06722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8722" calcext:value-type="float">
            <text:p>3.18722</text:p>
          </table:table-cell>
          <table:table-cell office:value-type="float" office:value="15714.97191" calcext:value-type="float">
            <text:p>15714.9719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92909" calcext:value-type="float">
            <text:p>2.992909</text:p>
          </table:table-cell>
          <table:table-cell table:number-columns-repeated="25"/>
        </table:table-row>
        <table:table-row table:style-name="ro1">
          <table:table-cell office:value-type="float" office:value="15597.88699" calcext:value-type="float">
            <text:p>15597.88699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872309" calcext:value-type="float">
            <text:p>2.872309</text:p>
          </table:table-cell>
          <table:table-cell office:value-type="float" office:value="15612.63023" calcext:value-type="float">
            <text:p>15612.6302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3.189314" calcext:value-type="float">
            <text:p>3.189314</text:p>
          </table:table-cell>
          <table:table-cell office:value-type="float" office:value="16296.93465" calcext:value-type="float">
            <text:p>16296.93465</text:p>
          </table:table-cell>
          <table:table-cell office:value-type="float" office:value="19486.67755" calcext:value-type="float">
            <text:p>19486.67755</text:p>
          </table:table-cell>
          <table:table-cell office:value-type="float" office:value="3.077563" calcext:value-type="float">
            <text:p>3.077563</text:p>
          </table:table-cell>
          <table:table-cell office:value-type="float" office:value="15855.25272" calcext:value-type="float">
            <text:p>15855.25272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2.616848" calcext:value-type="float">
            <text:p>2.616848</text:p>
          </table:table-cell>
          <table:table-cell office:value-type="float" office:value="15485.4277" calcext:value-type="float">
            <text:p>15485.427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15942" calcext:value-type="float">
            <text:p>2.915942</text:p>
          </table:table-cell>
          <table:table-cell table:number-columns-repeated="25"/>
        </table:table-row>
        <table:table-row table:style-name="ro1">
          <table:table-cell office:value-type="float" office:value="15916.84012" calcext:value-type="float">
            <text:p>15916.84012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489212" calcext:value-type="float">
            <text:p>3.489212</text:p>
          </table:table-cell>
          <table:table-cell office:value-type="float" office:value="15414.70817" calcext:value-type="float">
            <text:p>15414.70817</text:p>
          </table:table-cell>
          <table:table-cell office:value-type="float" office:value="19534.30358" calcext:value-type="float">
            <text:p>19534.30358</text:p>
          </table:table-cell>
          <table:table-cell office:value-type="float" office:value="3.199619" calcext:value-type="float">
            <text:p>3.199619</text:p>
          </table:table-cell>
          <table:table-cell office:value-type="float" office:value="15612.17633" calcext:value-type="float">
            <text:p>15612.17633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02857" calcext:value-type="float">
            <text:p>3.02857</text:p>
          </table:table-cell>
          <table:table-cell office:value-type="float" office:value="15112.64458" calcext:value-type="float">
            <text:p>15112.64458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3.416163" calcext:value-type="float">
            <text:p>3.416163</text:p>
          </table:table-cell>
          <table:table-cell office:value-type="float" office:value="15692.94577" calcext:value-type="float">
            <text:p>15692.94577</text:p>
          </table:table-cell>
          <table:table-cell office:value-type="float" office:value="19703.33991" calcext:value-type="float">
            <text:p>19703.33991</text:p>
          </table:table-cell>
          <table:table-cell office:value-type="float" office:value="3.430876" calcext:value-type="float">
            <text:p>3.430876</text:p>
          </table:table-cell>
          <table:table-cell table:number-columns-repeated="25"/>
        </table:table-row>
        <table:table-row table:style-name="ro1">
          <table:table-cell office:value-type="float" office:value="15954.66968" calcext:value-type="float">
            <text:p>15954.66968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552997" calcext:value-type="float">
            <text:p>3.552997</text:p>
          </table:table-cell>
          <table:table-cell office:value-type="float" office:value="15364.4594" calcext:value-type="float">
            <text:p>15364.4594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2.833533" calcext:value-type="float">
            <text:p>2.833533</text:p>
          </table:table-cell>
          <table:table-cell office:value-type="float" office:value="16190.97444" calcext:value-type="float">
            <text:p>16190.97444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106211" calcext:value-type="float">
            <text:p>3.106211</text:p>
          </table:table-cell>
          <table:table-cell office:value-type="float" office:value="15038.06433" calcext:value-type="float">
            <text:p>15038.06433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078948" calcext:value-type="float">
            <text:p>3.078948</text:p>
          </table:table-cell>
          <table:table-cell office:value-type="float" office:value="15679.88765" calcext:value-type="float">
            <text:p>15679.88765</text:p>
          </table:table-cell>
          <table:table-cell office:value-type="float" office:value="19703.3399100003" calcext:value-type="float">
            <text:p>19703.3399100003</text:p>
          </table:table-cell>
          <table:table-cell office:value-type="float" office:value="2.928266" calcext:value-type="float">
            <text:p>2.928266</text:p>
          </table:table-cell>
          <table:table-cell table:number-columns-repeated="25"/>
        </table:table-row>
        <table:table-row table:style-name="ro1">
          <table:table-cell office:value-type="float" office:value="15288.23365" calcext:value-type="float">
            <text:p>15288.2336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843442" calcext:value-type="float">
            <text:p>2.843442</text:p>
          </table:table-cell>
          <table:table-cell office:value-type="float" office:value="15491.44156" calcext:value-type="float">
            <text:p>15491.44156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2.78008" calcext:value-type="float">
            <text:p>2.78008</text:p>
          </table:table-cell>
          <table:table-cell office:value-type="float" office:value="15843.46591" calcext:value-type="float">
            <text:p>15843.46591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3.160283" calcext:value-type="float">
            <text:p>3.160283</text:p>
          </table:table-cell>
          <table:table-cell office:value-type="float" office:value="15312.54274" calcext:value-type="float">
            <text:p>15312.54274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2.667223" calcext:value-type="float">
            <text:p>2.667223</text:p>
          </table:table-cell>
          <table:table-cell office:value-type="float" office:value="15826.16871" calcext:value-type="float">
            <text:p>15826.1687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168871" calcext:value-type="float">
            <text:p>3.168871</text:p>
          </table:table-cell>
          <table:table-cell table:number-columns-repeated="25"/>
        </table:table-row>
        <table:table-row table:style-name="ro1">
          <table:table-cell office:value-type="float" office:value="15949.33206" calcext:value-type="float">
            <text:p>15949.33206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426543" calcext:value-type="float">
            <text:p>3.426543</text:p>
          </table:table-cell>
          <table:table-cell office:value-type="float" office:value="15727.9658" calcext:value-type="float">
            <text:p>15727.9658</text:p>
          </table:table-cell>
          <table:table-cell office:value-type="float" office:value="19532.7706900001" calcext:value-type="float">
            <text:p>19532.7706900001</text:p>
          </table:table-cell>
          <table:table-cell office:value-type="float" office:value="3.700312" calcext:value-type="float">
            <text:p>3.700312</text:p>
          </table:table-cell>
          <table:table-cell office:value-type="float" office:value="15964.40601" calcext:value-type="float">
            <text:p>15964.40601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416192" calcext:value-type="float">
            <text:p>3.416192</text:p>
          </table:table-cell>
          <table:table-cell office:value-type="float" office:value="15862.40692" calcext:value-type="float">
            <text:p>15862.40692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2.877167" calcext:value-type="float">
            <text:p>2.877167</text:p>
          </table:table-cell>
          <table:table-cell office:value-type="float" office:value="15958.80624" calcext:value-type="float">
            <text:p>15958.80624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377827" calcext:value-type="float">
            <text:p>3.377827</text:p>
          </table:table-cell>
          <table:table-cell table:number-columns-repeated="25"/>
        </table:table-row>
        <table:table-row table:style-name="ro1">
          <table:table-cell office:value-type="float" office:value="15639.87146" calcext:value-type="float">
            <text:p>15639.87146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743321" calcext:value-type="float">
            <text:p>2.743321</text:p>
          </table:table-cell>
          <table:table-cell office:value-type="float" office:value="15599.0756" calcext:value-type="float">
            <text:p>15599.0756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294226" calcext:value-type="float">
            <text:p>3.294226</text:p>
          </table:table-cell>
          <table:table-cell office:value-type="float" office:value="15672.12531" calcext:value-type="float">
            <text:p>15672.12531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3.228019" calcext:value-type="float">
            <text:p>3.228019</text:p>
          </table:table-cell>
          <table:table-cell office:value-type="float" office:value="15822.91785" calcext:value-type="float">
            <text:p>15822.9178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71999" calcext:value-type="float">
            <text:p>3.171999</text:p>
          </table:table-cell>
          <table:table-cell office:value-type="float" office:value="16281.53606" calcext:value-type="float">
            <text:p>16281.53606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330181" calcext:value-type="float">
            <text:p>3.330181</text:p>
          </table:table-cell>
          <table:table-cell table:number-columns-repeated="25"/>
        </table:table-row>
        <table:table-row table:style-name="ro1">
          <table:table-cell office:value-type="float" office:value="15927.78065" calcext:value-type="float">
            <text:p>15927.78065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198285" calcext:value-type="float">
            <text:p>3.198285</text:p>
          </table:table-cell>
          <table:table-cell office:value-type="float" office:value="15940.43363" calcext:value-type="float">
            <text:p>15940.43363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180373" calcext:value-type="float">
            <text:p>3.180373</text:p>
          </table:table-cell>
          <table:table-cell office:value-type="float" office:value="15432.62183" calcext:value-type="float">
            <text:p>15432.62183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219324" calcext:value-type="float">
            <text:p>3.219324</text:p>
          </table:table-cell>
          <table:table-cell office:value-type="float" office:value="15864.6174" calcext:value-type="float">
            <text:p>15864.6174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3.119126" calcext:value-type="float">
            <text:p>3.119126</text:p>
          </table:table-cell>
          <table:table-cell office:value-type="float" office:value="15471.22586" calcext:value-type="float">
            <text:p>15471.22586</text:p>
          </table:table-cell>
          <table:table-cell office:value-type="float" office:value="19702.0112300002" calcext:value-type="float">
            <text:p>19702.0112300002</text:p>
          </table:table-cell>
          <table:table-cell office:value-type="float" office:value="2.771143" calcext:value-type="float">
            <text:p>2.771143</text:p>
          </table:table-cell>
          <table:table-cell table:number-columns-repeated="25"/>
        </table:table-row>
        <table:table-row table:style-name="ro1">
          <table:table-cell office:value-type="float" office:value="15689.34409" calcext:value-type="float">
            <text:p>15689.34409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163984" calcext:value-type="float">
            <text:p>3.163984</text:p>
          </table:table-cell>
          <table:table-cell office:value-type="float" office:value="15955.8786" calcext:value-type="float">
            <text:p>15955.8786</text:p>
          </table:table-cell>
          <table:table-cell office:value-type="float" office:value="19532.7706900002" calcext:value-type="float">
            <text:p>19532.7706900002</text:p>
          </table:table-cell>
          <table:table-cell office:value-type="float" office:value="3.713385" calcext:value-type="float">
            <text:p>3.713385</text:p>
          </table:table-cell>
          <table:table-cell office:value-type="float" office:value="15534.28908" calcext:value-type="float">
            <text:p>15534.28908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573423" calcext:value-type="float">
            <text:p>3.573423</text:p>
          </table:table-cell>
          <table:table-cell office:value-type="float" office:value="15799.15219" calcext:value-type="float">
            <text:p>15799.15219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80995" calcext:value-type="float">
            <text:p>3.180995</text:p>
          </table:table-cell>
          <table:table-cell office:value-type="float" office:value="15375.51172" calcext:value-type="float">
            <text:p>15375.51172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2.837857" calcext:value-type="float">
            <text:p>2.8378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54.81466" calcext:value-type="float">
            <text:p>15754.81466</text:p>
          </table:table-cell>
          <table:table-cell office:value-type="float" office:value="19587.1201800004" calcext:value-type="float">
            <text:p>19587.1201800004</text:p>
          </table:table-cell>
          <table:table-cell office:value-type="float" office:value="3.244032" calcext:value-type="float">
            <text:p>3.244032</text:p>
          </table:table-cell>
          <table:table-cell office:value-type="float" office:value="15406.99524" calcext:value-type="float">
            <text:p>15406.99524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081913" calcext:value-type="float">
            <text:p>3.081913</text:p>
          </table:table-cell>
          <table:table-cell office:value-type="float" office:value="15231.92565" calcext:value-type="float">
            <text:p>15231.92565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325155" calcext:value-type="float">
            <text:p>3.325155</text:p>
          </table:table-cell>
          <table:table-cell office:value-type="float" office:value="15699.41871" calcext:value-type="float">
            <text:p>15699.41871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2.671541" calcext:value-type="float">
            <text:p>2.671541</text:p>
          </table:table-cell>
          <table:table-cell office:value-type="float" office:value="15504.87785" calcext:value-type="float">
            <text:p>15504.8778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2.74656" calcext:value-type="float">
            <text:p>2.74656</text:p>
          </table:table-cell>
          <table:table-cell table:number-columns-repeated="25"/>
        </table:table-row>
        <table:table-row table:style-name="ro1">
          <table:table-cell office:value-type="float" office:value="16155.55407" calcext:value-type="float">
            <text:p>16155.55407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520947" calcext:value-type="float">
            <text:p>3.520947</text:p>
          </table:table-cell>
          <table:table-cell office:value-type="float" office:value="15296.29982" calcext:value-type="float">
            <text:p>15296.29982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758378" calcext:value-type="float">
            <text:p>2.758378</text:p>
          </table:table-cell>
          <table:table-cell office:value-type="float" office:value="15631.86511" calcext:value-type="float">
            <text:p>15631.86511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2.988469" calcext:value-type="float">
            <text:p>2.988469</text:p>
          </table:table-cell>
          <table:table-cell office:value-type="float" office:value="15930.55091" calcext:value-type="float">
            <text:p>15930.55091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3.077907" calcext:value-type="float">
            <text:p>3.077907</text:p>
          </table:table-cell>
          <table:table-cell office:value-type="float" office:value="15131.94323" calcext:value-type="float">
            <text:p>15131.94323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2.963569" calcext:value-type="float">
            <text:p>2.963569</text:p>
          </table:table-cell>
          <table:table-cell table:number-columns-repeated="25"/>
        </table:table-row>
        <table:table-row table:style-name="ro1">
          <table:table-cell office:value-type="float" office:value="15602.52121" calcext:value-type="float">
            <text:p>15602.5212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602396" calcext:value-type="float">
            <text:p>3.602396</text:p>
          </table:table-cell>
          <table:table-cell office:value-type="float" office:value="16047.23101" calcext:value-type="float">
            <text:p>16047.2310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793696" calcext:value-type="float">
            <text:p>2.793696</text:p>
          </table:table-cell>
          <table:table-cell office:value-type="float" office:value="15771.9096" calcext:value-type="float">
            <text:p>15771.9096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429818" calcext:value-type="float">
            <text:p>3.429818</text:p>
          </table:table-cell>
          <table:table-cell office:value-type="float" office:value="15591.6828" calcext:value-type="float">
            <text:p>15591.6828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817413" calcext:value-type="float">
            <text:p>3.817413</text:p>
          </table:table-cell>
          <table:table-cell office:value-type="float" office:value="15262.42155" calcext:value-type="float">
            <text:p>15262.42155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14711" calcext:value-type="float">
            <text:p>3.514711</text:p>
          </table:table-cell>
          <table:table-cell table:number-columns-repeated="25"/>
        </table:table-row>
        <table:table-row table:style-name="ro1">
          <table:table-cell office:value-type="float" office:value="15456.75261" calcext:value-type="float">
            <text:p>15456.7526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59097" calcext:value-type="float">
            <text:p>3.259097</text:p>
          </table:table-cell>
          <table:table-cell office:value-type="float" office:value="15507.14151" calcext:value-type="float">
            <text:p>15507.1415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519726" calcext:value-type="float">
            <text:p>2.519726</text:p>
          </table:table-cell>
          <table:table-cell office:value-type="float" office:value="15190.34812" calcext:value-type="float">
            <text:p>15190.34812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985284" calcext:value-type="float">
            <text:p>2.985284</text:p>
          </table:table-cell>
          <table:table-cell office:value-type="float" office:value="15305.57386" calcext:value-type="float">
            <text:p>15305.57386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480946" calcext:value-type="float">
            <text:p>3.480946</text:p>
          </table:table-cell>
          <table:table-cell office:value-type="float" office:value="15297.78706" calcext:value-type="float">
            <text:p>15297.78706</text:p>
          </table:table-cell>
          <table:table-cell office:value-type="float" office:value="19421.4105000001" calcext:value-type="float">
            <text:p>19421.4105000001</text:p>
          </table:table-cell>
          <table:table-cell office:value-type="float" office:value="3.060134" calcext:value-type="float">
            <text:p>3.060134</text:p>
          </table:table-cell>
          <table:table-cell table:number-columns-repeated="25"/>
        </table:table-row>
        <table:table-row table:style-name="ro1">
          <table:table-cell office:value-type="float" office:value="15517.39982" calcext:value-type="float">
            <text:p>15517.39982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70267" calcext:value-type="float">
            <text:p>3.270267</text:p>
          </table:table-cell>
          <table:table-cell office:value-type="float" office:value="15533.52595" calcext:value-type="float">
            <text:p>15533.52595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3.065302" calcext:value-type="float">
            <text:p>3.065302</text:p>
          </table:table-cell>
          <table:table-cell office:value-type="float" office:value="15347.98036" calcext:value-type="float">
            <text:p>15347.98036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402375" calcext:value-type="float">
            <text:p>3.402375</text:p>
          </table:table-cell>
          <table:table-cell office:value-type="float" office:value="16032.56698" calcext:value-type="float">
            <text:p>16032.56698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154172" calcext:value-type="float">
            <text:p>3.154172</text:p>
          </table:table-cell>
          <table:table-cell office:value-type="float" office:value="15715.44419" calcext:value-type="float">
            <text:p>15715.44419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433309" calcext:value-type="float">
            <text:p>3.433309</text:p>
          </table:table-cell>
          <table:table-cell table:number-columns-repeated="25"/>
        </table:table-row>
        <table:table-row table:style-name="ro1">
          <table:table-cell office:value-type="float" office:value="15751.73689" calcext:value-type="float">
            <text:p>15751.73689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369878" calcext:value-type="float">
            <text:p>3.369878</text:p>
          </table:table-cell>
          <table:table-cell office:value-type="float" office:value="15624.36512" calcext:value-type="float">
            <text:p>15624.36512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166413" calcext:value-type="float">
            <text:p>3.166413</text:p>
          </table:table-cell>
          <table:table-cell office:value-type="float" office:value="15672.97655" calcext:value-type="float">
            <text:p>15672.97655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82237" calcext:value-type="float">
            <text:p>2.82237</text:p>
          </table:table-cell>
          <table:table-cell office:value-type="float" office:value="15696.35807" calcext:value-type="float">
            <text:p>15696.35807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2.89055" calcext:value-type="float">
            <text:p>2.89055</text:p>
          </table:table-cell>
          <table:table-cell office:value-type="float" office:value="15774.33205" calcext:value-type="float">
            <text:p>15774.3320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884991" calcext:value-type="float">
            <text:p>3.884991</text:p>
          </table:table-cell>
          <table:table-cell table:number-columns-repeated="25"/>
        </table:table-row>
        <table:table-row table:style-name="ro1">
          <table:table-cell office:value-type="float" office:value="16289.63256" calcext:value-type="float">
            <text:p>16289.63256</text:p>
          </table:table-cell>
          <table:table-cell office:value-type="float" office:value="19587.1201800001" calcext:value-type="float">
            <text:p>19587.1201800001</text:p>
          </table:table-cell>
          <table:table-cell office:value-type="float" office:value="3.358343" calcext:value-type="float">
            <text:p>3.358343</text:p>
          </table:table-cell>
          <table:table-cell office:value-type="float" office:value="15261.58189" calcext:value-type="float">
            <text:p>15261.58189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3.134771" calcext:value-type="float">
            <text:p>3.134771</text:p>
          </table:table-cell>
          <table:table-cell office:value-type="float" office:value="15463.93025" calcext:value-type="float">
            <text:p>15463.93025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539958" calcext:value-type="float">
            <text:p>2.539958</text:p>
          </table:table-cell>
          <table:table-cell office:value-type="float" office:value="15604.95096" calcext:value-type="float">
            <text:p>15604.9509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893972" calcext:value-type="float">
            <text:p>2.893972</text:p>
          </table:table-cell>
          <table:table-cell office:value-type="float" office:value="16048.72879" calcext:value-type="float">
            <text:p>16048.72879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3498" calcext:value-type="float">
            <text:p>3.53498</text:p>
          </table:table-cell>
          <table:table-cell table:number-columns-repeated="25"/>
        </table:table-row>
        <table:table-row table:style-name="ro1">
          <table:table-cell office:value-type="float" office:value="15889.79228" calcext:value-type="float">
            <text:p>15889.79228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2.875831" calcext:value-type="float">
            <text:p>2.875831</text:p>
          </table:table-cell>
          <table:table-cell office:value-type="float" office:value="15451.95561" calcext:value-type="float">
            <text:p>15451.95561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2.967184" calcext:value-type="float">
            <text:p>2.967184</text:p>
          </table:table-cell>
          <table:table-cell office:value-type="float" office:value="14802.94156" calcext:value-type="float">
            <text:p>14802.94156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127899" calcext:value-type="float">
            <text:p>3.127899</text:p>
          </table:table-cell>
          <table:table-cell office:value-type="float" office:value="15449.53604" calcext:value-type="float">
            <text:p>15449.53604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971554" calcext:value-type="float">
            <text:p>2.971554</text:p>
          </table:table-cell>
          <table:table-cell office:value-type="float" office:value="15044.52164" calcext:value-type="float">
            <text:p>15044.5216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470665" calcext:value-type="float">
            <text:p>3.470665</text:p>
          </table:table-cell>
          <table:table-cell table:number-columns-repeated="25"/>
        </table:table-row>
        <table:table-row table:style-name="ro1">
          <table:table-cell office:value-type="float" office:value="15997.60324" calcext:value-type="float">
            <text:p>15997.60324</text:p>
          </table:table-cell>
          <table:table-cell office:value-type="float" office:value="19586.1916700002" calcext:value-type="float">
            <text:p>19586.1916700002</text:p>
          </table:table-cell>
          <table:table-cell office:value-type="float" office:value="3.696229" calcext:value-type="float">
            <text:p>3.696229</text:p>
          </table:table-cell>
          <table:table-cell office:value-type="float" office:value="15557.17739" calcext:value-type="float">
            <text:p>15557.17739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024332" calcext:value-type="float">
            <text:p>3.024332</text:p>
          </table:table-cell>
          <table:table-cell office:value-type="float" office:value="15747.5516" calcext:value-type="float">
            <text:p>15747.5516</text:p>
          </table:table-cell>
          <table:table-cell office:value-type="float" office:value="19366.14942" calcext:value-type="float">
            <text:p>19366.14942</text:p>
          </table:table-cell>
          <table:table-cell office:value-type="float" office:value="2.76773" calcext:value-type="float">
            <text:p>2.76773</text:p>
          </table:table-cell>
          <table:table-cell office:value-type="float" office:value="15730.33064" calcext:value-type="float">
            <text:p>15730.33064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915861" calcext:value-type="float">
            <text:p>2.915861</text:p>
          </table:table-cell>
          <table:table-cell office:value-type="float" office:value="15411.39675" calcext:value-type="float">
            <text:p>15411.3967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464403" calcext:value-type="float">
            <text:p>3.464403</text:p>
          </table:table-cell>
          <table:table-cell table:number-columns-repeated="25"/>
        </table:table-row>
        <table:table-row table:style-name="ro1">
          <table:table-cell office:value-type="float" office:value="15805.4538" calcext:value-type="float">
            <text:p>15805.4538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3.32902" calcext:value-type="float">
            <text:p>3.32902</text:p>
          </table:table-cell>
          <table:table-cell office:value-type="float" office:value="15014.17189" calcext:value-type="float">
            <text:p>15014.17189</text:p>
          </table:table-cell>
          <table:table-cell office:value-type="float" office:value="19360.0573600001" calcext:value-type="float">
            <text:p>19360.0573600001</text:p>
          </table:table-cell>
          <table:table-cell office:value-type="float" office:value="3.076834" calcext:value-type="float">
            <text:p>3.076834</text:p>
          </table:table-cell>
          <table:table-cell office:value-type="float" office:value="14866.34752" calcext:value-type="float">
            <text:p>14866.34752</text:p>
          </table:table-cell>
          <table:table-cell office:value-type="float" office:value="19366.6985200002" calcext:value-type="float">
            <text:p>19366.6985200002</text:p>
          </table:table-cell>
          <table:table-cell office:value-type="float" office:value="2.913682" calcext:value-type="float">
            <text:p>2.913682</text:p>
          </table:table-cell>
          <table:table-cell office:value-type="float" office:value="16240.95172" calcext:value-type="float">
            <text:p>16240.95172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646282" calcext:value-type="float">
            <text:p>3.646282</text:p>
          </table:table-cell>
          <table:table-cell office:value-type="float" office:value="15358.44196" calcext:value-type="float">
            <text:p>15358.44196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303986" calcext:value-type="float">
            <text:p>3.303986</text:p>
          </table:table-cell>
          <table:table-cell table:number-columns-repeated="25"/>
        </table:table-row>
        <table:table-row table:style-name="ro1">
          <table:table-cell office:value-type="float" office:value="15997.42817" calcext:value-type="float">
            <text:p>15997.42817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2.973254" calcext:value-type="float">
            <text:p>2.973254</text:p>
          </table:table-cell>
          <table:table-cell office:value-type="float" office:value="15604.54678" calcext:value-type="float">
            <text:p>15604.54678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2.794671" calcext:value-type="float">
            <text:p>2.794671</text:p>
          </table:table-cell>
          <table:table-cell office:value-type="float" office:value="15073.66297" calcext:value-type="float">
            <text:p>15073.66297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312303" calcext:value-type="float">
            <text:p>3.312303</text:p>
          </table:table-cell>
          <table:table-cell office:value-type="float" office:value="15161.51264" calcext:value-type="float">
            <text:p>15161.51264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32383" calcext:value-type="float">
            <text:p>3.32383</text:p>
          </table:table-cell>
          <table:table-cell office:value-type="float" office:value="15986.80891" calcext:value-type="float">
            <text:p>15986.80891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386389" calcext:value-type="float">
            <text:p>3.386389</text:p>
          </table:table-cell>
          <table:table-cell table:number-columns-repeated="25"/>
        </table:table-row>
        <table:table-row table:style-name="ro1">
          <table:table-cell office:value-type="float" office:value="15860.30753" calcext:value-type="float">
            <text:p>15860.30753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3.385597" calcext:value-type="float">
            <text:p>3.385597</text:p>
          </table:table-cell>
          <table:table-cell office:value-type="float" office:value="15705.50965" calcext:value-type="float">
            <text:p>15705.50965</text:p>
          </table:table-cell>
          <table:table-cell office:value-type="float" office:value="19360.2239300003" calcext:value-type="float">
            <text:p>19360.2239300003</text:p>
          </table:table-cell>
          <table:table-cell office:value-type="float" office:value="2.827356" calcext:value-type="float">
            <text:p>2.827356</text:p>
          </table:table-cell>
          <table:table-cell office:value-type="float" office:value="15232.21371" calcext:value-type="float">
            <text:p>15232.21371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16997" calcext:value-type="float">
            <text:p>3.16997</text:p>
          </table:table-cell>
          <table:table-cell office:value-type="float" office:value="15647.66746" calcext:value-type="float">
            <text:p>15647.6674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296828" calcext:value-type="float">
            <text:p>3.296828</text:p>
          </table:table-cell>
          <table:table-cell office:value-type="float" office:value="16199.50756" calcext:value-type="float">
            <text:p>16199.50756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11389" calcext:value-type="float">
            <text:p>3.11389</text:p>
          </table:table-cell>
          <table:table-cell table:number-columns-repeated="25"/>
        </table:table-row>
        <table:table-row table:style-name="ro1">
          <table:table-cell office:value-type="float" office:value="15655.54541" calcext:value-type="float">
            <text:p>15655.5454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726446" calcext:value-type="float">
            <text:p>3.726446</text:p>
          </table:table-cell>
          <table:table-cell office:value-type="float" office:value="15758.40194" calcext:value-type="float">
            <text:p>15758.40194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855168" calcext:value-type="float">
            <text:p>2.855168</text:p>
          </table:table-cell>
          <table:table-cell office:value-type="float" office:value="15488.17733" calcext:value-type="float">
            <text:p>15488.17733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115163" calcext:value-type="float">
            <text:p>3.115163</text:p>
          </table:table-cell>
          <table:table-cell office:value-type="float" office:value="15304.59766" calcext:value-type="float">
            <text:p>15304.5976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768987" calcext:value-type="float">
            <text:p>3.768987</text:p>
          </table:table-cell>
          <table:table-cell office:value-type="float" office:value="15795.60144" calcext:value-type="float">
            <text:p>15795.6014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48924" calcext:value-type="float">
            <text:p>3.548924</text:p>
          </table:table-cell>
          <table:table-cell table:number-columns-repeated="25"/>
        </table:table-row>
        <table:table-row table:style-name="ro1">
          <table:table-cell office:value-type="float" office:value="15464.26858" calcext:value-type="float">
            <text:p>15464.26858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94299" calcext:value-type="float">
            <text:p>3.294299</text:p>
          </table:table-cell>
          <table:table-cell office:value-type="float" office:value="15853.58363" calcext:value-type="float">
            <text:p>15853.58363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2.966949" calcext:value-type="float">
            <text:p>2.966949</text:p>
          </table:table-cell>
          <table:table-cell office:value-type="float" office:value="15995.09007" calcext:value-type="float">
            <text:p>15995.09007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040086" calcext:value-type="float">
            <text:p>3.040086</text:p>
          </table:table-cell>
          <table:table-cell office:value-type="float" office:value="15743.67988" calcext:value-type="float">
            <text:p>15743.67988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250909" calcext:value-type="float">
            <text:p>3.250909</text:p>
          </table:table-cell>
          <table:table-cell office:value-type="float" office:value="14955.93284" calcext:value-type="float">
            <text:p>14955.9328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642523" calcext:value-type="float">
            <text:p>3.642523</text:p>
          </table:table-cell>
          <table:table-cell table:number-columns-repeated="25"/>
        </table:table-row>
        <table:table-row table:style-name="ro1">
          <table:table-cell office:value-type="float" office:value="15780.11225" calcext:value-type="float">
            <text:p>15780.11225</text:p>
          </table:table-cell>
          <table:table-cell office:value-type="float" office:value="19586.1916700003" calcext:value-type="float">
            <text:p>19586.1916700003</text:p>
          </table:table-cell>
          <table:table-cell office:value-type="float" office:value="3.148626" calcext:value-type="float">
            <text:p>3.148626</text:p>
          </table:table-cell>
          <table:table-cell office:value-type="float" office:value="15348.78224" calcext:value-type="float">
            <text:p>15348.78224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3.027529" calcext:value-type="float">
            <text:p>3.027529</text:p>
          </table:table-cell>
          <table:table-cell office:value-type="float" office:value="15567.39238" calcext:value-type="float">
            <text:p>15567.39238</text:p>
          </table:table-cell>
          <table:table-cell office:value-type="float" office:value="19366.6985200002" calcext:value-type="float">
            <text:p>19366.6985200002</text:p>
          </table:table-cell>
          <table:table-cell office:value-type="float" office:value="2.84867" calcext:value-type="float">
            <text:p>2.84867</text:p>
          </table:table-cell>
          <table:table-cell office:value-type="float" office:value="15729.54979" calcext:value-type="float">
            <text:p>15729.54979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536495" calcext:value-type="float">
            <text:p>3.536495</text:p>
          </table:table-cell>
          <table:table-cell office:value-type="float" office:value="15471.69874" calcext:value-type="float">
            <text:p>15471.6987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1798" calcext:value-type="float">
            <text:p>3.179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6280.17731" calcext:value-type="float">
            <text:p>16280.17731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375753" calcext:value-type="float">
            <text:p>3.375753</text:p>
          </table:table-cell>
          <table:table-cell office:value-type="float" office:value="15872.34243" calcext:value-type="float">
            <text:p>15872.34243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14358" calcext:value-type="float">
            <text:p>2.914358</text:p>
          </table:table-cell>
          <table:table-cell office:value-type="float" office:value="15449.31844" calcext:value-type="float">
            <text:p>15449.31844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443484" calcext:value-type="float">
            <text:p>3.443484</text:p>
          </table:table-cell>
          <table:table-cell office:value-type="float" office:value="15412.81748" calcext:value-type="float">
            <text:p>15412.81748</text:p>
          </table:table-cell>
          <table:table-cell office:value-type="float" office:value="19477.32577" calcext:value-type="float">
            <text:p>19477.32577</text:p>
          </table:table-cell>
          <table:table-cell office:value-type="float" office:value="3.257118" calcext:value-type="float">
            <text:p>3.257118</text:p>
          </table:table-cell>
          <table:table-cell office:value-type="float" office:value="15329.70033" calcext:value-type="float">
            <text:p>15329.70033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565052" calcext:value-type="float">
            <text:p>2.565052</text:p>
          </table:table-cell>
          <table:table-cell table:number-columns-repeated="25"/>
        </table:table-row>
        <table:table-row table:style-name="ro1">
          <table:table-cell office:value-type="float" office:value="16051.10037" calcext:value-type="float">
            <text:p>16051.10037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396" calcext:value-type="float">
            <text:p>3.2396</text:p>
          </table:table-cell>
          <table:table-cell office:value-type="float" office:value="15843.75957" calcext:value-type="float">
            <text:p>15843.75957</text:p>
          </table:table-cell>
          <table:table-cell office:value-type="float" office:value="19331.3884100001" calcext:value-type="float">
            <text:p>19331.3884100001</text:p>
          </table:table-cell>
          <table:table-cell office:value-type="float" office:value="3.012092" calcext:value-type="float">
            <text:p>3.012092</text:p>
          </table:table-cell>
          <table:table-cell office:value-type="float" office:value="15154.31822" calcext:value-type="float">
            <text:p>15154.31822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5353.40191" calcext:value-type="float">
            <text:p>15353.40191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823344" calcext:value-type="float">
            <text:p>3.823344</text:p>
          </table:table-cell>
          <table:table-cell office:value-type="float" office:value="15524.07786" calcext:value-type="float">
            <text:p>15524.07786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3.157338" calcext:value-type="float">
            <text:p>3.157338</text:p>
          </table:table-cell>
          <table:table-cell table:number-columns-repeated="25"/>
        </table:table-row>
        <table:table-row table:style-name="ro1">
          <table:table-cell office:value-type="float" office:value="16081.30148" calcext:value-type="float">
            <text:p>16081.30148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67321" calcext:value-type="float">
            <text:p>3.267321</text:p>
          </table:table-cell>
          <table:table-cell office:value-type="float" office:value="15136.06946" calcext:value-type="float">
            <text:p>15136.06946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846162" calcext:value-type="float">
            <text:p>2.846162</text:p>
          </table:table-cell>
          <table:table-cell office:value-type="float" office:value="15731.86829" calcext:value-type="float">
            <text:p>15731.8682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73486" calcext:value-type="float">
            <text:p>2.73486</text:p>
          </table:table-cell>
          <table:table-cell office:value-type="float" office:value="15487.13907" calcext:value-type="float">
            <text:p>15487.13907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49929" calcext:value-type="float">
            <text:p>3.49929</text:p>
          </table:table-cell>
          <table:table-cell office:value-type="float" office:value="15923.9283" calcext:value-type="float">
            <text:p>15923.9283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651236" calcext:value-type="float">
            <text:p>2.651236</text:p>
          </table:table-cell>
          <table:table-cell table:number-columns-repeated="25"/>
        </table:table-row>
        <table:table-row table:style-name="ro1">
          <table:table-cell office:value-type="float" office:value="15571.99435" calcext:value-type="float">
            <text:p>15571.99435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674281" calcext:value-type="float">
            <text:p>3.674281</text:p>
          </table:table-cell>
          <table:table-cell office:value-type="float" office:value="15789.87108" calcext:value-type="float">
            <text:p>15789.87108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710112" calcext:value-type="float">
            <text:p>2.710112</text:p>
          </table:table-cell>
          <table:table-cell office:value-type="float" office:value="15977.28409" calcext:value-type="float">
            <text:p>15977.2840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014325" calcext:value-type="float">
            <text:p>3.014325</text:p>
          </table:table-cell>
          <table:table-cell office:value-type="float" office:value="15736.56096" calcext:value-type="float">
            <text:p>15736.56096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2.836013" calcext:value-type="float">
            <text:p>2.836013</text:p>
          </table:table-cell>
          <table:table-cell office:value-type="float" office:value="15042.95544" calcext:value-type="float">
            <text:p>15042.9554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67874" calcext:value-type="float">
            <text:p>2.67874</text:p>
          </table:table-cell>
          <table:table-cell table:number-columns-repeated="25"/>
        </table:table-row>
        <table:table-row table:style-name="ro1">
          <table:table-cell office:value-type="float" office:value="15868.6733" calcext:value-type="float">
            <text:p>15868.6733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789306" calcext:value-type="float">
            <text:p>3.789306</text:p>
          </table:table-cell>
          <table:table-cell office:value-type="float" office:value="15848.69787" calcext:value-type="float">
            <text:p>15848.69787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01544" calcext:value-type="float">
            <text:p>2.901544</text:p>
          </table:table-cell>
          <table:table-cell office:value-type="float" office:value="15457.72499" calcext:value-type="float">
            <text:p>15457.72499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058964" calcext:value-type="float">
            <text:p>3.058964</text:p>
          </table:table-cell>
          <table:table-cell office:value-type="float" office:value="15476.16645" calcext:value-type="float">
            <text:p>15476.16645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129481" calcext:value-type="float">
            <text:p>3.129481</text:p>
          </table:table-cell>
          <table:table-cell office:value-type="float" office:value="14987.33786" calcext:value-type="float">
            <text:p>14987.33786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614137" calcext:value-type="float">
            <text:p>2.614137</text:p>
          </table:table-cell>
          <table:table-cell table:number-columns-repeated="25"/>
        </table:table-row>
        <table:table-row table:style-name="ro1">
          <table:table-cell office:value-type="float" office:value="15150.37583" calcext:value-type="float">
            <text:p>15150.37583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590913" calcext:value-type="float">
            <text:p>3.590913</text:p>
          </table:table-cell>
          <table:table-cell office:value-type="float" office:value="15329.24893" calcext:value-type="float">
            <text:p>15329.24893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91575" calcext:value-type="float">
            <text:p>2.991575</text:p>
          </table:table-cell>
          <table:table-cell office:value-type="float" office:value="15314.01811" calcext:value-type="float">
            <text:p>15314.01811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5797" calcext:value-type="float">
            <text:p>2.5797</text:p>
          </table:table-cell>
          <table:table-cell office:value-type="float" office:value="15374.66437" calcext:value-type="float">
            <text:p>15374.66437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978126" calcext:value-type="float">
            <text:p>3.978126</text:p>
          </table:table-cell>
          <table:table-cell office:value-type="float" office:value="15435.95164" calcext:value-type="float">
            <text:p>15435.9516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63594" calcext:value-type="float">
            <text:p>2.463594</text:p>
          </table:table-cell>
          <table:table-cell table:number-columns-repeated="25"/>
        </table:table-row>
        <table:table-row table:style-name="ro1">
          <table:table-cell office:value-type="float" office:value="15673.53538" calcext:value-type="float">
            <text:p>15673.53538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135375" calcext:value-type="float">
            <text:p>3.135375</text:p>
          </table:table-cell>
          <table:table-cell office:value-type="float" office:value="15499.2003" calcext:value-type="float">
            <text:p>15499.2003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575131" calcext:value-type="float">
            <text:p>2.575131</text:p>
          </table:table-cell>
          <table:table-cell office:value-type="float" office:value="15368.89804" calcext:value-type="float">
            <text:p>15368.89804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183084" calcext:value-type="float">
            <text:p>3.183084</text:p>
          </table:table-cell>
          <table:table-cell office:value-type="float" office:value="15849.26234" calcext:value-type="float">
            <text:p>15849.26234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704531" calcext:value-type="float">
            <text:p>3.704531</text:p>
          </table:table-cell>
          <table:table-cell office:value-type="float" office:value="14747.74846" calcext:value-type="float">
            <text:p>14747.74846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3.25067" calcext:value-type="float">
            <text:p>3.25067</text:p>
          </table:table-cell>
          <table:table-cell table:number-columns-repeated="25"/>
        </table:table-row>
        <table:table-row table:style-name="ro1">
          <table:table-cell office:value-type="float" office:value="15969.75339" calcext:value-type="float">
            <text:p>15969.75339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249606" calcext:value-type="float">
            <text:p>3.249606</text:p>
          </table:table-cell>
          <table:table-cell office:value-type="float" office:value="15503.11713" calcext:value-type="float">
            <text:p>15503.11713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944379" calcext:value-type="float">
            <text:p>2.944379</text:p>
          </table:table-cell>
          <table:table-cell office:value-type="float" office:value="15343.10856" calcext:value-type="float">
            <text:p>15343.10856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401801" calcext:value-type="float">
            <text:p>3.401801</text:p>
          </table:table-cell>
          <table:table-cell office:value-type="float" office:value="15345.04634" calcext:value-type="float">
            <text:p>15345.04634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4.124678" calcext:value-type="float">
            <text:p>4.124678</text:p>
          </table:table-cell>
          <table:table-cell office:value-type="float" office:value="15602.96024" calcext:value-type="float">
            <text:p>15602.9602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924822" calcext:value-type="float">
            <text:p>2.924822</text:p>
          </table:table-cell>
          <table:table-cell table:number-columns-repeated="25"/>
        </table:table-row>
        <table:table-row table:style-name="ro1">
          <table:table-cell office:value-type="float" office:value="16362.64438" calcext:value-type="float">
            <text:p>16362.64438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2.956301" calcext:value-type="float">
            <text:p>2.956301</text:p>
          </table:table-cell>
          <table:table-cell office:value-type="float" office:value="15896.71489" calcext:value-type="float">
            <text:p>15896.71489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740865" calcext:value-type="float">
            <text:p>2.740865</text:p>
          </table:table-cell>
          <table:table-cell office:value-type="float" office:value="15514.73146" calcext:value-type="float">
            <text:p>15514.73146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551292" calcext:value-type="float">
            <text:p>2.551292</text:p>
          </table:table-cell>
          <table:table-cell office:value-type="float" office:value="15789.41223" calcext:value-type="float">
            <text:p>15789.41223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2.909028" calcext:value-type="float">
            <text:p>2.909028</text:p>
          </table:table-cell>
          <table:table-cell office:value-type="float" office:value="15961.99557" calcext:value-type="float">
            <text:p>15961.99557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834967" calcext:value-type="float">
            <text:p>2.834967</text:p>
          </table:table-cell>
          <table:table-cell table:number-columns-repeated="25"/>
        </table:table-row>
        <table:table-row table:style-name="ro1">
          <table:table-cell office:value-type="float" office:value="15630.48483" calcext:value-type="float">
            <text:p>15630.48483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2.926541" calcext:value-type="float">
            <text:p>2.926541</text:p>
          </table:table-cell>
          <table:table-cell office:value-type="float" office:value="15855.27744" calcext:value-type="float">
            <text:p>15855.27744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3.24086" calcext:value-type="float">
            <text:p>3.24086</text:p>
          </table:table-cell>
          <table:table-cell office:value-type="float" office:value="15563.59224" calcext:value-type="float">
            <text:p>15563.59224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733854" calcext:value-type="float">
            <text:p>2.733854</text:p>
          </table:table-cell>
          <table:table-cell office:value-type="float" office:value="16097.57776" calcext:value-type="float">
            <text:p>16097.57776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474576" calcext:value-type="float">
            <text:p>3.474576</text:p>
          </table:table-cell>
          <table:table-cell office:value-type="float" office:value="15558.54667" calcext:value-type="float">
            <text:p>15558.54667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63566" calcext:value-type="float">
            <text:p>2.463566</text:p>
          </table:table-cell>
          <table:table-cell table:number-columns-repeated="25"/>
        </table:table-row>
        <table:table-row table:style-name="ro1">
          <table:table-cell office:value-type="float" office:value="16167.25658" calcext:value-type="float">
            <text:p>16167.25658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50083" calcext:value-type="float">
            <text:p>3.250083</text:p>
          </table:table-cell>
          <table:table-cell office:value-type="float" office:value="15730.07437" calcext:value-type="float">
            <text:p>15730.07437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538335" calcext:value-type="float">
            <text:p>2.538335</text:p>
          </table:table-cell>
          <table:table-cell office:value-type="float" office:value="15867.06661" calcext:value-type="float">
            <text:p>15867.06661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004316" calcext:value-type="float">
            <text:p>3.004316</text:p>
          </table:table-cell>
          <table:table-cell office:value-type="float" office:value="15880.24958" calcext:value-type="float">
            <text:p>15880.24958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197585" calcext:value-type="float">
            <text:p>3.197585</text:p>
          </table:table-cell>
          <table:table-cell office:value-type="float" office:value="15022.91113" calcext:value-type="float">
            <text:p>15022.91113</text:p>
          </table:table-cell>
          <table:table-cell office:value-type="float" office:value="19604.8435600003" calcext:value-type="float">
            <text:p>19604.8435600003</text:p>
          </table:table-cell>
          <table:table-cell office:value-type="float" office:value="2.928313" calcext:value-type="float">
            <text:p>2.928313</text:p>
          </table:table-cell>
          <table:table-cell table:number-columns-repeated="25"/>
        </table:table-row>
        <table:table-row table:style-name="ro1">
          <table:table-cell office:value-type="float" office:value="16377.13282" calcext:value-type="float">
            <text:p>16377.13282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115169" calcext:value-type="float">
            <text:p>3.115169</text:p>
          </table:table-cell>
          <table:table-cell office:value-type="float" office:value="15861.24782" calcext:value-type="float">
            <text:p>15861.24782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3.168072" calcext:value-type="float">
            <text:p>3.168072</text:p>
          </table:table-cell>
          <table:table-cell office:value-type="float" office:value="15453.57283" calcext:value-type="float">
            <text:p>15453.57283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914266" calcext:value-type="float">
            <text:p>2.914266</text:p>
          </table:table-cell>
          <table:table-cell office:value-type="float" office:value="15549.19723" calcext:value-type="float">
            <text:p>15549.19723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259443" calcext:value-type="float">
            <text:p>3.259443</text:p>
          </table:table-cell>
          <table:table-cell office:value-type="float" office:value="15879.24626" calcext:value-type="float">
            <text:p>15879.24626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753555" calcext:value-type="float">
            <text:p>2.753555</text:p>
          </table:table-cell>
          <table:table-cell table:number-columns-repeated="25"/>
        </table:table-row>
        <table:table-row table:style-name="ro1">
          <table:table-cell office:value-type="float" office:value="15515.94083" calcext:value-type="float">
            <text:p>15515.94083</text:p>
          </table:table-cell>
          <table:table-cell office:value-type="float" office:value="19679.4582500001" calcext:value-type="float">
            <text:p>19679.4582500001</text:p>
          </table:table-cell>
          <table:table-cell office:value-type="float" office:value="3.114289" calcext:value-type="float">
            <text:p>3.114289</text:p>
          </table:table-cell>
          <table:table-cell office:value-type="float" office:value="16364.65624" calcext:value-type="float">
            <text:p>16364.65624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97895" calcext:value-type="float">
            <text:p>2.997895</text:p>
          </table:table-cell>
          <table:table-cell office:value-type="float" office:value="15187.03039" calcext:value-type="float">
            <text:p>15187.0303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922994" calcext:value-type="float">
            <text:p>2.922994</text:p>
          </table:table-cell>
          <table:table-cell office:value-type="float" office:value="15430.42779" calcext:value-type="float">
            <text:p>15430.42779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450611" calcext:value-type="float">
            <text:p>3.450611</text:p>
          </table:table-cell>
          <table:table-cell office:value-type="float" office:value="14738.27237" calcext:value-type="float">
            <text:p>14738.27237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718506" calcext:value-type="float">
            <text:p>2.718506</text:p>
          </table:table-cell>
          <table:table-cell table:number-columns-repeated="25"/>
        </table:table-row>
        <table:table-row table:style-name="ro1">
          <table:table-cell office:value-type="float" office:value="15923.55205" calcext:value-type="float">
            <text:p>15923.55205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27843" calcext:value-type="float">
            <text:p>3.27843</text:p>
          </table:table-cell>
          <table:table-cell office:value-type="float" office:value="15501.22204" calcext:value-type="float">
            <text:p>15501.22204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51682" calcext:value-type="float">
            <text:p>2.51682</text:p>
          </table:table-cell>
          <table:table-cell office:value-type="float" office:value="15771.36842" calcext:value-type="float">
            <text:p>15771.36842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646869" calcext:value-type="float">
            <text:p>2.646869</text:p>
          </table:table-cell>
          <table:table-cell office:value-type="float" office:value="15777.2568" calcext:value-type="float">
            <text:p>15777.2568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276577" calcext:value-type="float">
            <text:p>3.276577</text:p>
          </table:table-cell>
          <table:table-cell office:value-type="float" office:value="15052.11012" calcext:value-type="float">
            <text:p>15052.11012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96537" calcext:value-type="float">
            <text:p>2.496537</text:p>
          </table:table-cell>
          <table:table-cell table:number-columns-repeated="25"/>
        </table:table-row>
        <table:table-row table:style-name="ro1">
          <table:table-cell office:value-type="float" office:value="16439.72984" calcext:value-type="float">
            <text:p>16439.72984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480833" calcext:value-type="float">
            <text:p>3.480833</text:p>
          </table:table-cell>
          <table:table-cell office:value-type="float" office:value="15786.59021" calcext:value-type="float">
            <text:p>15786.59021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3.521287" calcext:value-type="float">
            <text:p>3.521287</text:p>
          </table:table-cell>
          <table:table-cell office:value-type="float" office:value="14988.03735" calcext:value-type="float">
            <text:p>14988.03735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189756" calcext:value-type="float">
            <text:p>3.189756</text:p>
          </table:table-cell>
          <table:table-cell office:value-type="float" office:value="15915.71974" calcext:value-type="float">
            <text:p>15915.71974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241799" calcext:value-type="float">
            <text:p>3.241799</text:p>
          </table:table-cell>
          <table:table-cell office:value-type="float" office:value="15011.20104" calcext:value-type="float">
            <text:p>15011.2010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593284" calcext:value-type="float">
            <text:p>2.593284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87.1201800004" calcext:value-type="float">
            <text:p>19587.1201800004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77.32577" calcext:value-type="float">
            <text:p>19477.32577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3" calcext:value-type="float">
            <text:p>19221.6287800003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1" calcext:value-type="float">
            <text:p>19458.5646600001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1" calcext:value-type="float">
            <text:p>19331.3884100001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" calcext:value-type="float">
            <text:p>19485.18697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" calcext:value-type="float">
            <text:p>19534.30358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" calcext:value-type="float">
            <text:p>19703.3399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3" calcext:value-type="float">
            <text:p>19602.6219900003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3" calcext:value-type="float">
            <text:p>19534.3035800003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1.4105000001" calcext:value-type="float">
            <text:p>19421.4105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1" calcext:value-type="float">
            <text:p>19458.5646600001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2.7706900002" calcext:value-type="float">
            <text:p>19532.7706900002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1" calcext:value-type="float">
            <text:p>19587.1201800001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6.67755" calcext:value-type="float">
            <text:p>19486.67755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" calcext:value-type="float">
            <text:p>19534.30358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" calcext:value-type="float">
            <text:p>19703.33991</text:p>
          </table:table-cell>
          <table:table-cell/>
          <table:table-cell office:value-type="float" office:value="19586.1916700002" calcext:value-type="float">
            <text:p>19586.19167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14942" calcext:value-type="float">
            <text:p>19366.1494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3" calcext:value-type="float">
            <text:p>19703.3399100003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0573600001" calcext:value-type="float">
            <text:p>19360.0573600001</text:p>
          </table:table-cell>
          <table:table-cell/>
          <table:table-cell office:value-type="float" office:value="19366.6985200002" calcext:value-type="float">
            <text:p>19366.698520000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3" calcext:value-type="float">
            <text:p>19604.8435600003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2.7706900001" calcext:value-type="float">
            <text:p>19532.7706900001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00003" calcext:value-type="float">
            <text:p>19360.2239300003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79.4582500001" calcext:value-type="float">
            <text:p>19679.45825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0.8819700002" calcext:value-type="float">
            <text:p>19700.8819700002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3" calcext:value-type="float">
            <text:p>19602.6219900003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2.0112300002" calcext:value-type="float">
            <text:p>19702.01123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" calcext:value-type="float">
            <text:p>19485.18697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2.7706900002" calcext:value-type="float">
            <text:p>19532.77069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6.1916700003" calcext:value-type="float">
            <text:p>19586.1916700003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2" calcext:value-type="float">
            <text:p>19366.698520000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</table:table>
      <table:table table:name="Scatter-Large" table:style-name="ta1"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8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9967974.51167436" calcext:value-type="float">
            <text:p>9967974.51167436</text:p>
          </table:table-cell>
          <table:table-cell office:value-type="float" office:value="11208295.8038526" calcext:value-type="float">
            <text:p>11208295.8038526</text:p>
          </table:table-cell>
          <table:table-cell office:value-type="float" office:value="224.296716" calcext:value-type="float">
            <text:p>224.296716</text:p>
          </table:table-cell>
          <table:table-cell table:number-columns-repeated="6"/>
          <table:table-cell office:value-type="float" office:value="62255294" calcext:value-type="float">
            <text:p>62255294</text:p>
          </table:table-cell>
          <table:table-cell office:value-type="float" office:value="66812471" calcext:value-type="float">
            <text:p>66812471</text:p>
          </table:table-cell>
          <table:table-cell office:value-type="float" office:value="2659.334311" calcext:value-type="float">
            <text:p>2659.334311</text:p>
          </table:table-cell>
          <table:table-cell office:value-type="float" office:value="89964851" calcext:value-type="float">
            <text:p>89964851</text:p>
          </table:table-cell>
          <table:table-cell office:value-type="float" office:value="95460292" calcext:value-type="float">
            <text:p>95460292</text:p>
          </table:table-cell>
          <table:table-cell office:value-type="float" office:value="4259.471152" calcext:value-type="float">
            <text:p>4259.471152</text:p>
          </table:table-cell>
        </table:table-row>
        <table:table-row table:style-name="ro1">
          <table:table-cell office:value-type="float" office:value="9890542.61487928" calcext:value-type="float">
            <text:p>9890542.61487928</text:p>
          </table:table-cell>
          <table:table-cell office:value-type="float" office:value="11217233.2365044" calcext:value-type="float">
            <text:p>11217233.2365044</text:p>
          </table:table-cell>
          <table:table-cell office:value-type="float" office:value="135.091035" calcext:value-type="float">
            <text:p>135.091035</text:p>
          </table:table-cell>
          <table:table-cell table:number-columns-repeated="6"/>
          <table:table-cell office:value-type="float" office:value="62470624" calcext:value-type="float">
            <text:p>62470624</text:p>
          </table:table-cell>
          <table:table-cell office:value-type="float" office:value="66876706" calcext:value-type="float">
            <text:p>66876706</text:p>
          </table:table-cell>
          <table:table-cell office:value-type="float" office:value="2448.52286" calcext:value-type="float">
            <text:p>2448.52286</text:p>
          </table:table-cell>
          <table:table-cell office:value-type="float" office:value="89956790" calcext:value-type="float">
            <text:p>89956790</text:p>
          </table:table-cell>
          <table:table-cell office:value-type="float" office:value="95423999" calcext:value-type="float">
            <text:p>95423999</text:p>
          </table:table-cell>
          <table:table-cell office:value-type="float" office:value="3029.759206" calcext:value-type="float">
            <text:p>3029.759206</text:p>
          </table:table-cell>
        </table:table-row>
        <table:table-row table:style-name="ro1">
          <table:table-cell office:value-type="float" office:value="9935458.35849253" calcext:value-type="float">
            <text:p>9935458.35849253</text:p>
          </table:table-cell>
          <table:table-cell office:value-type="float" office:value="11222401.8053883" calcext:value-type="float">
            <text:p>11222401.8053883</text:p>
          </table:table-cell>
          <table:table-cell office:value-type="float" office:value="184.338921" calcext:value-type="float">
            <text:p>184.338921</text:p>
          </table:table-cell>
          <table:table-cell table:number-columns-repeated="6"/>
          <table:table-cell office:value-type="float" office:value="62368879" calcext:value-type="float">
            <text:p>62368879</text:p>
          </table:table-cell>
          <table:table-cell office:value-type="float" office:value="66870153" calcext:value-type="float">
            <text:p>66870153</text:p>
          </table:table-cell>
          <table:table-cell office:value-type="float" office:value="3060.67536" calcext:value-type="float">
            <text:p>3060.67536</text:p>
          </table:table-cell>
          <table:table-cell office:value-type="float" office:value="89729157" calcext:value-type="float">
            <text:p>89729157</text:p>
          </table:table-cell>
          <table:table-cell office:value-type="float" office:value="95422104" calcext:value-type="float">
            <text:p>95422104</text:p>
          </table:table-cell>
          <table:table-cell office:value-type="float" office:value="3915.331122" calcext:value-type="float">
            <text:p>3915.331122</text:p>
          </table:table-cell>
        </table:table-row>
        <table:table-row table:style-name="ro1">
          <table:table-cell office:value-type="float" office:value="10041050.4459185" calcext:value-type="float">
            <text:p>10041050.4459185</text:p>
          </table:table-cell>
          <table:table-cell office:value-type="float" office:value="11232242.6180117" calcext:value-type="float">
            <text:p>11232242.6180117</text:p>
          </table:table-cell>
          <table:table-cell office:value-type="float" office:value="196.881892" calcext:value-type="float">
            <text:p>196.881892</text:p>
          </table:table-cell>
          <table:table-cell table:number-columns-repeated="6"/>
          <table:table-cell office:value-type="float" office:value="62259617" calcext:value-type="float">
            <text:p>62259617</text:p>
          </table:table-cell>
          <table:table-cell office:value-type="float" office:value="66821713" calcext:value-type="float">
            <text:p>66821713</text:p>
          </table:table-cell>
          <table:table-cell office:value-type="float" office:value="2243.35077" calcext:value-type="float">
            <text:p>2243.35077</text:p>
          </table:table-cell>
          <table:table-cell office:value-type="float" office:value="89862544" calcext:value-type="float">
            <text:p>89862544</text:p>
          </table:table-cell>
          <table:table-cell office:value-type="float" office:value="95498298" calcext:value-type="float">
            <text:p>95498298</text:p>
          </table:table-cell>
          <table:table-cell office:value-type="float" office:value="4387.562705" calcext:value-type="float">
            <text:p>4387.562705</text:p>
          </table:table-cell>
        </table:table-row>
        <table:table-row table:style-name="ro1">
          <table:table-cell office:value-type="float" office:value="9868818.90982844" calcext:value-type="float">
            <text:p>9868818.90982844</text:p>
          </table:table-cell>
          <table:table-cell office:value-type="float" office:value="11221472.6217431" calcext:value-type="float">
            <text:p>11221472.6217431</text:p>
          </table:table-cell>
          <table:table-cell office:value-type="float" office:value="135.828832" calcext:value-type="float">
            <text:p>135.828832</text:p>
          </table:table-cell>
          <table:table-cell table:number-columns-repeated="6"/>
          <table:table-cell office:value-type="float" office:value="62312074" calcext:value-type="float">
            <text:p>62312074</text:p>
          </table:table-cell>
          <table:table-cell office:value-type="float" office:value="66827543" calcext:value-type="float">
            <text:p>66827543</text:p>
          </table:table-cell>
          <table:table-cell office:value-type="float" office:value="2622.589952" calcext:value-type="float">
            <text:p>2622.589952</text:p>
          </table:table-cell>
          <table:table-cell office:value-type="float" office:value="90060531" calcext:value-type="float">
            <text:p>90060531</text:p>
          </table:table-cell>
          <table:table-cell office:value-type="float" office:value="95419170" calcext:value-type="float">
            <text:p>95419170</text:p>
          </table:table-cell>
          <table:table-cell office:value-type="float" office:value="3666.178269" calcext:value-type="float">
            <text:p>3666.178269</text:p>
          </table:table-cell>
        </table:table-row>
        <table:table-row table:style-name="ro1">
          <table:table-cell office:value-type="float" office:value="9928279.65865692" calcext:value-type="float">
            <text:p>9928279.65865692</text:p>
          </table:table-cell>
          <table:table-cell office:value-type="float" office:value="11205142.3089271" calcext:value-type="float">
            <text:p>11205142.3089271</text:p>
          </table:table-cell>
          <table:table-cell office:value-type="float" office:value="124.184183" calcext:value-type="float">
            <text:p>124.184183</text:p>
          </table:table-cell>
          <table:table-cell table:number-columns-repeated="6"/>
          <table:table-cell office:value-type="float" office:value="62311278" calcext:value-type="float">
            <text:p>62311278</text:p>
          </table:table-cell>
          <table:table-cell office:value-type="float" office:value="66853596" calcext:value-type="float">
            <text:p>66853596</text:p>
          </table:table-cell>
          <table:table-cell office:value-type="float" office:value="2819.357822" calcext:value-type="float">
            <text:p>2819.357822</text:p>
          </table:table-cell>
          <table:table-cell office:value-type="float" office:value="89953788" calcext:value-type="float">
            <text:p>89953788</text:p>
          </table:table-cell>
          <table:table-cell office:value-type="float" office:value="95427118" calcext:value-type="float">
            <text:p>95427118</text:p>
          </table:table-cell>
          <table:table-cell office:value-type="float" office:value="2777.380675" calcext:value-type="float">
            <text:p>2777.380675</text:p>
          </table:table-cell>
        </table:table-row>
        <table:table-row table:style-name="ro1">
          <table:table-cell office:value-type="float" office:value="10061195.5237607" calcext:value-type="float">
            <text:p>10061195.5237607</text:p>
          </table:table-cell>
          <table:table-cell office:value-type="float" office:value="11242206.5492107" calcext:value-type="float">
            <text:p>11242206.5492107</text:p>
          </table:table-cell>
          <table:table-cell office:value-type="float" office:value="168.62188" calcext:value-type="float">
            <text:p>168.62188</text:p>
          </table:table-cell>
          <table:table-cell table:number-columns-repeated="6"/>
          <table:table-cell office:value-type="float" office:value="62357614" calcext:value-type="float">
            <text:p>62357614</text:p>
          </table:table-cell>
          <table:table-cell office:value-type="float" office:value="66882916" calcext:value-type="float">
            <text:p>66882916</text:p>
          </table:table-cell>
          <table:table-cell office:value-type="float" office:value="2885.556613" calcext:value-type="float">
            <text:p>2885.556613</text:p>
          </table:table-cell>
          <table:table-cell office:value-type="float" office:value="89812182" calcext:value-type="float">
            <text:p>89812182</text:p>
          </table:table-cell>
          <table:table-cell office:value-type="float" office:value="95476064" calcext:value-type="float">
            <text:p>95476064</text:p>
          </table:table-cell>
          <table:table-cell office:value-type="float" office:value="3549.758305" calcext:value-type="float">
            <text:p>3549.758305</text:p>
          </table:table-cell>
        </table:table-row>
        <table:table-row table:style-name="ro1">
          <table:table-cell office:value-type="float" office:value="9943768.57871987" calcext:value-type="float">
            <text:p>9943768.57871987</text:p>
          </table:table-cell>
          <table:table-cell office:value-type="float" office:value="11217045.6291955" calcext:value-type="float">
            <text:p>11217045.6291955</text:p>
          </table:table-cell>
          <table:table-cell office:value-type="float" office:value="156.002095" calcext:value-type="float">
            <text:p>156.002095</text:p>
          </table:table-cell>
          <table:table-cell table:number-columns-repeated="12"/>
        </table:table-row>
        <table:table-row table:style-name="ro1">
          <table:table-cell office:value-type="float" office:value="9957233.90768044" calcext:value-type="float">
            <text:p>9957233.90768044</text:p>
          </table:table-cell>
          <table:table-cell office:value-type="float" office:value="11233954.3077112" calcext:value-type="float">
            <text:p>11233954.3077112</text:p>
          </table:table-cell>
          <table:table-cell office:value-type="float" office:value="168.834068" calcext:value-type="float">
            <text:p>168.834068</text:p>
          </table:table-cell>
          <table:table-cell table:number-columns-repeated="12"/>
        </table:table-row>
        <table:table-row table:style-name="ro1">
          <table:table-cell office:value-type="float" office:value="10010099.925093" calcext:value-type="float">
            <text:p>10010099.925093</text:p>
          </table:table-cell>
          <table:table-cell office:value-type="float" office:value="11226648.8265378" calcext:value-type="float">
            <text:p>11226648.8265378</text:p>
          </table:table-cell>
          <table:table-cell office:value-type="float" office:value="167.683673" calcext:value-type="float">
            <text:p>167.683673</text:p>
          </table:table-cell>
          <table:table-cell table:number-columns-repeated="12"/>
        </table:table-row>
        <table:table-row table:style-name="ro1">
          <table:table-cell office:value-type="float" office:value="9927423.02288104" calcext:value-type="float">
            <text:p>9927423.02288104</text:p>
          </table:table-cell>
          <table:table-cell office:value-type="float" office:value="11234075.9758101" calcext:value-type="float">
            <text:p>11234075.9758101</text:p>
          </table:table-cell>
          <table:table-cell office:value-type="float" office:value="164.176686" calcext:value-type="float">
            <text:p>164.176686</text:p>
          </table:table-cell>
          <table:table-cell table:number-columns-repeated="12"/>
        </table:table-row>
        <table:table-row table:style-name="ro1">
          <table:table-cell office:value-type="float" office:value="9906504.550101" calcext:value-type="float">
            <text:p>9906504.550101</text:p>
          </table:table-cell>
          <table:table-cell office:value-type="float" office:value="11201523.0181415" calcext:value-type="float">
            <text:p>11201523.0181415</text:p>
          </table:table-cell>
          <table:table-cell office:value-type="float" office:value="165.412462" calcext:value-type="float">
            <text:p>165.412462</text:p>
          </table:table-cell>
          <table:table-cell table:number-columns-repeated="12"/>
        </table:table-row>
        <table:table-row table:style-name="ro1">
          <table:table-cell office:value-type="float" office:value="10026128.8255625" calcext:value-type="float">
            <text:p>10026128.8255625</text:p>
          </table:table-cell>
          <table:table-cell office:value-type="float" office:value="11241930.9292126" calcext:value-type="float">
            <text:p>11241930.9292126</text:p>
          </table:table-cell>
          <table:table-cell office:value-type="float" office:value="193.466302" calcext:value-type="float">
            <text:p>193.466302</text:p>
          </table:table-cell>
          <table:table-cell table:number-columns-repeated="12"/>
        </table:table-row>
        <table:table-row table:style-name="ro1">
          <table:table-cell office:value-type="float" office:value="9896132.89388968" calcext:value-type="float">
            <text:p>9896132.89388968</text:p>
          </table:table-cell>
          <table:table-cell office:value-type="float" office:value="11231410.9775575" calcext:value-type="float">
            <text:p>11231410.9775575</text:p>
          </table:table-cell>
          <table:table-cell office:value-type="float" office:value="191.710497" calcext:value-type="float">
            <text:p>191.710497</text:p>
          </table:table-cell>
          <table:table-cell table:number-columns-repeated="12"/>
        </table:table-row>
        <table:table-row table:style-name="ro1">
          <table:table-cell office:value-type="float" office:value="9974893.79203574" calcext:value-type="float">
            <text:p>9974893.79203574</text:p>
          </table:table-cell>
          <table:table-cell office:value-type="float" office:value="11229040.3090971" calcext:value-type="float">
            <text:p>11229040.3090971</text:p>
          </table:table-cell>
          <table:table-cell office:value-type="float" office:value="190.728436" calcext:value-type="float">
            <text:p>190.72843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9"/>
        </table:table-row>
        <table:table-row table:style-name="ro1">
          <table:table-cell office:value-type="float" office:value="11208295.8038526" calcext:value-type="float">
            <text:p>11208295.8038526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66812471" calcext:value-type="float">
            <text:p>66812471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5460292" calcext:value-type="float">
            <text:p>95460292</text:p>
          </table:table-cell>
          <table:table-cell office:value-type="float" office:value="95556435" calcext:value-type="float">
            <text:p>95556435</text:p>
          </table:table-cell>
          <table:table-cell table:number-columns-repeated="9"/>
        </table:table-row>
        <table:table-row table:style-name="ro1">
          <table:table-cell office:value-type="float" office:value="11217233.2365044" calcext:value-type="float">
            <text:p>11217233.2365044</text:p>
          </table:table-cell>
          <table:table-cell/>
          <table:table-cell office:value-type="float" office:value="66876706" calcext:value-type="float">
            <text:p>66876706</text:p>
          </table:table-cell>
          <table:table-cell/>
          <table:table-cell office:value-type="float" office:value="95423999" calcext:value-type="float">
            <text:p>95423999</text:p>
          </table:table-cell>
          <table:table-cell table:number-columns-repeated="10"/>
        </table:table-row>
        <table:table-row table:style-name="ro1">
          <table:table-cell office:value-type="float" office:value="11222401.8053883" calcext:value-type="float">
            <text:p>11222401.8053883</text:p>
          </table:table-cell>
          <table:table-cell/>
          <table:table-cell office:value-type="float" office:value="66870153" calcext:value-type="float">
            <text:p>66870153</text:p>
          </table:table-cell>
          <table:table-cell/>
          <table:table-cell office:value-type="float" office:value="95422104" calcext:value-type="float">
            <text:p>95422104</text:p>
          </table:table-cell>
          <table:table-cell table:number-columns-repeated="10"/>
        </table:table-row>
        <table:table-row table:style-name="ro1">
          <table:table-cell office:value-type="float" office:value="11232242.6180117" calcext:value-type="float">
            <text:p>11232242.6180117</text:p>
          </table:table-cell>
          <table:table-cell/>
          <table:table-cell office:value-type="float" office:value="66821713" calcext:value-type="float">
            <text:p>66821713</text:p>
          </table:table-cell>
          <table:table-cell/>
          <table:table-cell office:value-type="float" office:value="95498298" calcext:value-type="float">
            <text:p>95498298</text:p>
          </table:table-cell>
          <table:table-cell table:number-columns-repeated="10"/>
        </table:table-row>
        <table:table-row table:style-name="ro1">
          <table:table-cell office:value-type="float" office:value="11221472.6217431" calcext:value-type="float">
            <text:p>11221472.6217431</text:p>
          </table:table-cell>
          <table:table-cell/>
          <table:table-cell office:value-type="float" office:value="66827543" calcext:value-type="float">
            <text:p>66827543</text:p>
          </table:table-cell>
          <table:table-cell/>
          <table:table-cell office:value-type="float" office:value="95419170" calcext:value-type="float">
            <text:p>95419170</text:p>
          </table:table-cell>
          <table:table-cell table:number-columns-repeated="10"/>
        </table:table-row>
        <table:table-row table:style-name="ro1">
          <table:table-cell office:value-type="float" office:value="11205142.3089271" calcext:value-type="float">
            <text:p>11205142.3089271</text:p>
          </table:table-cell>
          <table:table-cell/>
          <table:table-cell office:value-type="float" office:value="66853596" calcext:value-type="float">
            <text:p>66853596</text:p>
          </table:table-cell>
          <table:table-cell/>
          <table:table-cell office:value-type="float" office:value="95427118" calcext:value-type="float">
            <text:p>95427118</text:p>
          </table:table-cell>
          <table:table-cell table:number-columns-repeated="10"/>
        </table:table-row>
        <table:table-row table:style-name="ro1">
          <table:table-cell office:value-type="float" office:value="11242206.5492107" calcext:value-type="float">
            <text:p>11242206.5492107</text:p>
          </table:table-cell>
          <table:table-cell/>
          <table:table-cell office:value-type="float" office:value="66882916" calcext:value-type="float">
            <text:p>66882916</text:p>
          </table:table-cell>
          <table:table-cell/>
          <table:table-cell office:value-type="float" office:value="95476064" calcext:value-type="float">
            <text:p>95476064</text:p>
          </table:table-cell>
          <table:table-cell table:number-columns-repeated="10"/>
        </table:table-row>
        <table:table-row table:style-name="ro1">
          <table:table-cell office:value-type="float" office:value="11217045.6291955" calcext:value-type="float">
            <text:p>11217045.6291955</text:p>
          </table:table-cell>
          <table:table-cell table:number-columns-repeated="14"/>
        </table:table-row>
        <table:table-row table:style-name="ro1">
          <table:table-cell office:value-type="float" office:value="11233954.3077112" calcext:value-type="float">
            <text:p>11233954.3077112</text:p>
          </table:table-cell>
          <table:table-cell table:number-columns-repeated="14"/>
        </table:table-row>
        <table:table-row table:style-name="ro1">
          <table:table-cell office:value-type="float" office:value="11226648.8265378" calcext:value-type="float">
            <text:p>11226648.8265378</text:p>
          </table:table-cell>
          <table:table-cell table:number-columns-repeated="14"/>
        </table:table-row>
        <table:table-row table:style-name="ro1">
          <table:table-cell office:value-type="float" office:value="11234075.9758101" calcext:value-type="float">
            <text:p>11234075.9758101</text:p>
          </table:table-cell>
          <table:table-cell table:number-columns-repeated="14"/>
        </table:table-row>
        <table:table-row table:style-name="ro1">
          <table:table-cell office:value-type="float" office:value="11201523.0181415" calcext:value-type="float">
            <text:p>11201523.0181415</text:p>
          </table:table-cell>
          <table:table-cell table:number-columns-repeated="14"/>
        </table:table-row>
        <table:table-row table:style-name="ro1">
          <table:table-cell office:value-type="float" office:value="11241930.9292126" calcext:value-type="float">
            <text:p>11241930.9292126</text:p>
          </table:table-cell>
          <table:table-cell table:number-columns-repeated="14"/>
        </table:table-row>
        <table:table-row table:style-name="ro1">
          <table:table-cell office:value-type="float" office:value="11231410.9775575" calcext:value-type="float">
            <text:p>11231410.9775575</text:p>
          </table:table-cell>
          <table:table-cell table:number-columns-repeated="14"/>
        </table:table-row>
        <table:table-row table:style-name="ro1">
          <table:table-cell office:value-type="float" office:value="11229040.3090971" calcext:value-type="float">
            <text:p>11229040.309097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6:44:26.469909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0:26:46.366920862</dc:date>
    <meta:editing-duration>PT12H56M25S</meta:editing-duration>
    <meta:editing-cycles>31</meta:editing-cycles>
    <meta:generator>LibreOffice/4.4.2.2$Linux_X86_64 LibreOffice_project/40m0$Build-2</meta:generator>
    <meta:document-statistic meta:table-count="12" meta:cell-count="9031" meta:object-count="0"/>
  </office:meta>
</office:document-meta>
</file>